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JMeter 3.1" table:style-name="ta1">
        <table:shapes>
          <draw:frame draw:z-index="0" draw:style-name="gr1" draw:text-style-name="P1" svg:width="9in" svg:height="4in" svg:x="3.0157in" svg:y="0in">
            <draw:object draw:notify-on-update-of-ranges="'JMeter 3.1'.A1:'JMeter 3.1'.A1 'JMeter 3.1'.B1:'JMeter 3.1'.B1 'JMeter 3.1'.A2:'JMeter 3.1'.A2 'JMeter 3.1'.B2:'JMeter 3.1'.B2 'JMeter 3.1'.A3:'JMeter 3.1'.A3 'JMeter 3.1'.B3:'JMeter 3.1'.B3 'JMeter 3.1'.A4:'JMeter 3.1'.A4 'JMeter 3.1'.B4:'JMeter 3.1'.B4 'JMeter 3.1'.A5:'JMeter 3.1'.A5 'JMeter 3.1'.B5:'JMeter 3.1'.B5 'JMeter 3.1'.A6:'JMeter 3.1'.A6 'JMeter 3.1'.B6:'JMeter 3.1'.B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0930840" calcext:value-type="float">
            <text:p>10930840</text:p>
          </table:table-cell>
          <table:table-cell table:formula="of:=[.B1]/300" office:value-type="float" office:value="36436.1333333333" calcext:value-type="float">
            <text:p>36436.13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432411" calcext:value-type="float">
            <text:p>11432411</text:p>
          </table:table-cell>
          <table:table-cell table:formula="of:=[.B2]/300" office:value-type="float" office:value="38108.0366666667" calcext:value-type="float">
            <text:p>38108.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602715" calcext:value-type="float">
            <text:p>11602715</text:p>
          </table:table-cell>
          <table:table-cell table:formula="of:=[.B3]/300" office:value-type="float" office:value="38675.7166666667" calcext:value-type="float">
            <text:p>38675.7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039125" calcext:value-type="float">
            <text:p>11039125</text:p>
          </table:table-cell>
          <table:table-cell table:formula="of:=[.B4]/300" office:value-type="float" office:value="36797.0833333333" calcext:value-type="float">
            <text:p>36797.08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279402" calcext:value-type="float">
            <text:p>11279402</text:p>
          </table:table-cell>
          <table:table-cell table:formula="of:=[.B5]/300" office:value-type="float" office:value="37598.0066666667" calcext:value-type="float">
            <text:p>37598.0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256898.6" calcext:value-type="float">
            <text:p>11256898.6</text:p>
          </table:table-cell>
          <table:table-cell table:formula="of:=[.B6]/300" office:value-type="float" office:value="37522.9953333333" calcext:value-type="float">
            <text:p>37522.9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71875" calcext:value-type="float">
            <text:p>671875</text:p>
          </table:table-cell>
          <table:table-cell table:style-name="Default"/>
        </table:table-row>
      </table:table>
      <table:table table:name="JMeter 3.2" table:style-name="ta1">
        <table:shapes>
          <draw:frame draw:z-index="0" draw:style-name="gr1" draw:text-style-name="P1" svg:width="9in" svg:height="4in" svg:x="2.7736in" svg:y="0in">
            <draw:object draw:notify-on-update-of-ranges="'JMeter 3.2'.A1:'JMeter 3.2'.A1 'JMeter 3.2'.B1:'JMeter 3.2'.B1 'JMeter 3.2'.A2:'JMeter 3.2'.A2 'JMeter 3.2'.B2:'JMeter 3.2'.B2 'JMeter 3.2'.A3:'JMeter 3.2'.A3 'JMeter 3.2'.B3:'JMeter 3.2'.B3 'JMeter 3.2'.A4:'JMeter 3.2'.A4 'JMeter 3.2'.B4:'JMeter 3.2'.B4 'JMeter 3.2'.A5:'JMeter 3.2'.A5 'JMeter 3.2'.B5:'JMeter 3.2'.B5 'JMeter 3.2'.A6:'JMeter 3.2'.A6 'JMeter 3.2'.B6:'JMeter 3.2'.B6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5654" calcext:value-type="float">
            <text:p>335654</text:p>
          </table:table-cell>
          <table:table-cell table:formula="of:=[.B1]/300" office:value-type="float" office:value="1118.84666666667" calcext:value-type="float">
            <text:p>1118.8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6515" calcext:value-type="float">
            <text:p>336515</text:p>
          </table:table-cell>
          <table:table-cell table:formula="of:=[.B2]/300" office:value-type="float" office:value="1121.71666666667" calcext:value-type="float">
            <text:p>1121.7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85819" calcext:value-type="float">
            <text:p>485819</text:p>
          </table:table-cell>
          <table:table-cell table:formula="of:=[.B3]/300" office:value-type="float" office:value="1619.39666666667" calcext:value-type="float">
            <text:p>1619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5579" calcext:value-type="float">
            <text:p>335579</text:p>
          </table:table-cell>
          <table:table-cell table:formula="of:=[.B4]/300" office:value-type="float" office:value="1118.59666666667" calcext:value-type="float">
            <text:p>1118.5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568" calcext:value-type="float">
            <text:p>336568</text:p>
          </table:table-cell>
          <table:table-cell table:formula="of:=[.B5]/300" office:value-type="float" office:value="1121.89333333333" calcext:value-type="float">
            <text:p>1121.89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66027" calcext:value-type="float">
            <text:p>366027</text:p>
          </table:table-cell>
          <table:table-cell table:formula="of:=[.B6]/300" office:value-type="float" office:value="1220.09" calcext:value-type="float">
            <text:p>1220.09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50240" calcext:value-type="float">
            <text:p>150240</text:p>
          </table:table-cell>
          <table:table-cell table:style-name="Default"/>
        </table:table-row>
      </table:table>
      <table:table table:name="JMeter 3.3" table:style-name="ta1">
        <table:shapes>
          <draw:frame draw:z-index="0" draw:style-name="gr1" draw:text-style-name="P1" svg:width="9in" svg:height="4in" svg:x="3.1913in" svg:y="0in">
            <draw:object draw:notify-on-update-of-ranges="'JMeter 3.3'.A1:'JMeter 3.3'.A1 'JMeter 3.3'.B1:'JMeter 3.3'.B1 'JMeter 3.3'.A2:'JMeter 3.3'.A2 'JMeter 3.3'.B2:'JMeter 3.3'.B2 'JMeter 3.3'.A3:'JMeter 3.3'.A3 'JMeter 3.3'.B3:'JMeter 3.3'.B3 'JMeter 3.3'.A4:'JMeter 3.3'.A4 'JMeter 3.3'.B4:'JMeter 3.3'.B4 'JMeter 3.3'.A5:'JMeter 3.3'.A5 'JMeter 3.3'.B5:'JMeter 3.3'.B5 'JMeter 3.3'.A6:'JMeter 3.3'.A6 'JMeter 3.3'.B6:'JMeter 3.3'.B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304" calcext:value-type="float">
            <text:p>67304</text:p>
          </table:table-cell>
          <table:table-cell table:formula="of:=[.B1]/300" office:value-type="float" office:value="224.346666666667" calcext:value-type="float">
            <text:p>224.3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570" calcext:value-type="float">
            <text:p>67570</text:p>
          </table:table-cell>
          <table:table-cell table:formula="of:=[.B2]/300" office:value-type="float" office:value="225.233333333333" calcext:value-type="float">
            <text:p>225.2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036" calcext:value-type="float">
            <text:p>68036</text:p>
          </table:table-cell>
          <table:table-cell table:formula="of:=[.B3]/300" office:value-type="float" office:value="226.786666666667" calcext:value-type="float">
            <text:p>226.78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756" calcext:value-type="float">
            <text:p>67756</text:p>
          </table:table-cell>
          <table:table-cell table:formula="of:=[.B4]/300" office:value-type="float" office:value="225.853333333333" calcext:value-type="float">
            <text:p>225.85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915" calcext:value-type="float">
            <text:p>67915</text:p>
          </table:table-cell>
          <table:table-cell table:formula="of:=[.B5]/300" office:value-type="float" office:value="226.383333333333" calcext:value-type="float">
            <text:p>226.38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7716.2" calcext:value-type="float">
            <text:p>67716.2</text:p>
          </table:table-cell>
          <table:table-cell table:formula="of:=[.B6]/300" office:value-type="float" office:value="225.720666666667" calcext:value-type="float">
            <text:p>225.72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32" calcext:value-type="float">
            <text:p>732</text:p>
          </table:table-cell>
          <table:table-cell table:style-name="Default"/>
        </table:table-row>
      </table:table>
      <table:table table:name="JMeter 3.4" table:style-name="ta1">
        <table:shapes>
          <draw:frame draw:z-index="0" draw:style-name="gr1" draw:text-style-name="P1" svg:width="9in" svg:height="4in" svg:x="2.9217in" svg:y="0in">
            <draw:object draw:notify-on-update-of-ranges="'JMeter 3.4'.A1:'JMeter 3.4'.A1 'JMeter 3.4'.B1:'JMeter 3.4'.B1 'JMeter 3.4'.A2:'JMeter 3.4'.A2 'JMeter 3.4'.B2:'JMeter 3.4'.B2 'JMeter 3.4'.A3:'JMeter 3.4'.A3 'JMeter 3.4'.B3:'JMeter 3.4'.B3 'JMeter 3.4'.A4:'JMeter 3.4'.A4 'JMeter 3.4'.B4:'JMeter 3.4'.B4 'JMeter 3.4'.A5:'JMeter 3.4'.A5 'JMeter 3.4'.B5:'JMeter 3.4'.B5 'JMeter 3.4'.A6:'JMeter 3.4'.A6 'JMeter 3.4'.B6:'JMeter 3.4'.B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5" calcext:value-type="float">
            <text:p>6805</text:p>
          </table:table-cell>
          <table:table-cell table:formula="of:=[.B1]/300" office:value-type="float" office:value="22.6833333333333" calcext:value-type="float">
            <text:p>22.6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5" calcext:value-type="float">
            <text:p>6855</text:p>
          </table:table-cell>
          <table:table-cell table:formula="of:=[.B2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3" calcext:value-type="float">
            <text:p>6813</text:p>
          </table:table-cell>
          <table:table-cell table:formula="of:=[.B3]/300" office:value-type="float" office:value="22.71" calcext:value-type="float">
            <text:p>22.7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68" calcext:value-type="float">
            <text:p>6768</text:p>
          </table:table-cell>
          <table:table-cell table:formula="of:=[.B4]/300" office:value-type="float" office:value="22.56" calcext:value-type="float">
            <text:p>22.56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28" calcext:value-type="float">
            <text:p>6828</text:p>
          </table:table-cell>
          <table:table-cell table:formula="of:=[.B5]/300" office:value-type="float" office:value="22.76" calcext:value-type="float">
            <text:p>22.76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13.8" calcext:value-type="float">
            <text:p>6813.8</text:p>
          </table:table-cell>
          <table:table-cell table:formula="of:=[.B6]/300" office:value-type="float" office:value="22.7126666666667" calcext:value-type="float">
            <text:p>22.71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7" calcext:value-type="float">
            <text:p>87</text:p>
          </table:table-cell>
          <table:table-cell table:style-name="Default"/>
        </table:table-row>
      </table:table>
      <table:table table:name="JMeter 3.5" table:style-name="ta1">
        <table:shapes>
          <draw:frame draw:z-index="0" draw:style-name="gr1" draw:text-style-name="P1" svg:width="9in" svg:height="4in" svg:x="3.0295in" svg:y="0in">
            <draw:object draw:notify-on-update-of-ranges="'JMeter 3.5'.A1:'JMeter 3.5'.A1 'JMeter 3.5'.B1:'JMeter 3.5'.B1 'JMeter 3.5'.A2:'JMeter 3.5'.A2 'JMeter 3.5'.B2:'JMeter 3.5'.B2 'JMeter 3.5'.A3:'JMeter 3.5'.A3 'JMeter 3.5'.B3:'JMeter 3.5'.B3 'JMeter 3.5'.A4:'JMeter 3.5'.A4 'JMeter 3.5'.B4:'JMeter 3.5'.B4 'JMeter 3.5'.A5:'JMeter 3.5'.A5 'JMeter 3.5'.B5:'JMeter 3.5'.B5 'JMeter 3.5'.A6:'JMeter 3.5'.A6 'JMeter 3.5'.B6:'JMeter 3.5'.B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1" calcext:value-type="float">
            <text:p>691</text:p>
          </table:table-cell>
          <table:table-cell table:formula="of:=[.B1]/300" office:value-type="float" office:value="2.30333333333333" calcext:value-type="float">
            <text:p>2.30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93" calcext:value-type="float">
            <text:p>693</text:p>
          </table:table-cell>
          <table:table-cell table:formula="of:=[.B3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04" calcext:value-type="float">
            <text:p>704</text:p>
          </table:table-cell>
          <table:table-cell table:formula="of:=[.B5]/300" office:value-type="float" office:value="2.34666666666667" calcext:value-type="float">
            <text:p>2.34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4.6" calcext:value-type="float">
            <text:p>694.6</text:p>
          </table:table-cell>
          <table:table-cell table:formula="of:=[.B6]/300" office:value-type="float" office:value="2.31533333333333" calcext:value-type="float">
            <text:p>2.31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3" calcext:value-type="float">
            <text:p>13</text:p>
          </table:table-cell>
          <table:table-cell table:style-name="Default"/>
        </table:table-row>
      </table:table>
      <table:table table:name="Faban 3.1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7453" calcext:value-type="float">
            <text:p>680745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02899" calcext:value-type="float">
            <text:p>680289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7271" calcext:value-type="float">
            <text:p>685727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31598" calcext:value-type="float">
            <text:p>683159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37934" calcext:value-type="float">
            <text:p>68379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7431" calcext:value-type="float">
            <text:p>68274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4372" calcext:value-type="float">
            <text:p>54372</text:p>
          </table:table-cell>
        </table:table-row>
      </table:table>
      <table:table table:name="Faban 3.1 distr" table:style-name="ta1">
        <table:shapes>
          <draw:frame draw:z-index="0" draw:style-name="gr1" draw:text-style-name="P1" svg:width="9in" svg:height="4in" svg:x="2.8677in" svg:y="3.0209in">
            <draw:object draw:notify-on-update-of-ranges="'Faban 3.1 distr'.A1:'Faban 3.1 distr'.A31 'Faban 3.1 distr'.H1:'Faban 3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4.6" calcext:value-type="float">
            <text:p>18974.6</text:p>
          </table:table-cell>
          <table:table-cell office:value-type="float" office:value="17212.7" calcext:value-type="float">
            <text:p>17212.7</text:p>
          </table:table-cell>
          <table:table-cell office:value-type="float" office:value="20832.7" calcext:value-type="float">
            <text:p>20832.7</text:p>
          </table:table-cell>
          <table:table-cell office:value-type="float" office:value="20881.7" calcext:value-type="float">
            <text:p>20881.7</text:p>
          </table:table-cell>
          <table:table-cell office:value-type="float" office:value="19697.4" calcext:value-type="float">
            <text:p>19697.4</text:p>
          </table:table-cell>
          <table:table-cell/>
          <table:table-cell table:formula="of:=AVERAGE([.B1:.F1])" office:value-type="float" office:value="19519.82" calcext:value-type="float">
            <text:p>19519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74" calcext:value-type="float">
            <text:p>22674</text:p>
          </table:table-cell>
          <table:table-cell office:value-type="float" office:value="22663.6" calcext:value-type="float">
            <text:p>22663.6</text:p>
          </table:table-cell>
          <table:table-cell office:value-type="float" office:value="22741.3" calcext:value-type="float">
            <text:p>22741.3</text:p>
          </table:table-cell>
          <table:table-cell office:value-type="float" office:value="22495.4" calcext:value-type="float">
            <text:p>22495.4</text:p>
          </table:table-cell>
          <table:table-cell office:value-type="float" office:value="22776.8" calcext:value-type="float">
            <text:p>22776.8</text:p>
          </table:table-cell>
          <table:table-cell/>
          <table:table-cell table:formula="of:=AVERAGE([.B2:.F2])" office:value-type="float" office:value="22670.22" calcext:value-type="float">
            <text:p>2267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2.6" calcext:value-type="float">
            <text:p>22822.6</text:p>
          </table:table-cell>
          <table:table-cell office:value-type="float" office:value="22923.9" calcext:value-type="float">
            <text:p>22923.9</text:p>
          </table:table-cell>
          <table:table-cell office:value-type="float" office:value="23127.5" calcext:value-type="float">
            <text:p>23127.5</text:p>
          </table:table-cell>
          <table:table-cell office:value-type="float" office:value="22881.1" calcext:value-type="float">
            <text:p>22881.1</text:p>
          </table:table-cell>
          <table:table-cell office:value-type="float" office:value="22809" calcext:value-type="float">
            <text:p>22809</text:p>
          </table:table-cell>
          <table:table-cell/>
          <table:table-cell table:formula="of:=AVERAGE([.B3:.F3])" office:value-type="float" office:value="22912.82" calcext:value-type="float">
            <text:p>22912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93.4" calcext:value-type="float">
            <text:p>22493.4</text:p>
          </table:table-cell>
          <table:table-cell office:value-type="float" office:value="22633.7" calcext:value-type="float">
            <text:p>22633.7</text:p>
          </table:table-cell>
          <table:table-cell office:value-type="float" office:value="22964" calcext:value-type="float">
            <text:p>22964</text:p>
          </table:table-cell>
          <table:table-cell office:value-type="float" office:value="22817.2" calcext:value-type="float">
            <text:p>22817.2</text:p>
          </table:table-cell>
          <table:table-cell office:value-type="float" office:value="22854.3" calcext:value-type="float">
            <text:p>22854.3</text:p>
          </table:table-cell>
          <table:table-cell/>
          <table:table-cell table:formula="of:=AVERAGE([.B4:.F4])" office:value-type="float" office:value="22752.52" calcext:value-type="float">
            <text:p>22752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710.2" calcext:value-type="float">
            <text:p>22710.2</text:p>
          </table:table-cell>
          <table:table-cell office:value-type="float" office:value="22471.5" calcext:value-type="float">
            <text:p>22471.5</text:p>
          </table:table-cell>
          <table:table-cell office:value-type="float" office:value="22841.8" calcext:value-type="float">
            <text:p>22841.8</text:p>
          </table:table-cell>
          <table:table-cell office:value-type="float" office:value="22479.8" calcext:value-type="float">
            <text:p>22479.8</text:p>
          </table:table-cell>
          <table:table-cell office:value-type="float" office:value="22972.7" calcext:value-type="float">
            <text:p>22972.7</text:p>
          </table:table-cell>
          <table:table-cell/>
          <table:table-cell table:formula="of:=AVERAGE([.B5:.F5])" office:value-type="float" office:value="22695.2" calcext:value-type="float">
            <text:p>2269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841.6" calcext:value-type="float">
            <text:p>22841.6</text:p>
          </table:table-cell>
          <table:table-cell office:value-type="float" office:value="22894.2" calcext:value-type="float">
            <text:p>22894.2</text:p>
          </table:table-cell>
          <table:table-cell office:value-type="float" office:value="23009.4" calcext:value-type="float">
            <text:p>23009.4</text:p>
          </table:table-cell>
          <table:table-cell office:value-type="float" office:value="22990.2" calcext:value-type="float">
            <text:p>22990.2</text:p>
          </table:table-cell>
          <table:table-cell office:value-type="float" office:value="22827.5" calcext:value-type="float">
            <text:p>22827.5</text:p>
          </table:table-cell>
          <table:table-cell/>
          <table:table-cell table:formula="of:=AVERAGE([.B6:.F6])" office:value-type="float" office:value="22912.58" calcext:value-type="float">
            <text:p>22912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5.6" calcext:value-type="float">
            <text:p>22945.6</text:p>
          </table:table-cell>
          <table:table-cell office:value-type="float" office:value="23031.6" calcext:value-type="float">
            <text:p>23031.6</text:p>
          </table:table-cell>
          <table:table-cell office:value-type="float" office:value="22891.9" calcext:value-type="float">
            <text:p>22891.9</text:p>
          </table:table-cell>
          <table:table-cell office:value-type="float" office:value="22790.6" calcext:value-type="float">
            <text:p>22790.6</text:p>
          </table:table-cell>
          <table:table-cell office:value-type="float" office:value="22853.3" calcext:value-type="float">
            <text:p>22853.3</text:p>
          </table:table-cell>
          <table:table-cell/>
          <table:table-cell table:formula="of:=AVERAGE([.B7:.F7])" office:value-type="float" office:value="22902.6" calcext:value-type="float">
            <text:p>22902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782.6" calcext:value-type="float">
            <text:p>22782.6</text:p>
          </table:table-cell>
          <table:table-cell office:value-type="float" office:value="22784.8" calcext:value-type="float">
            <text:p>22784.8</text:p>
          </table:table-cell>
          <table:table-cell office:value-type="float" office:value="22604" calcext:value-type="float">
            <text:p>22604</text:p>
          </table:table-cell>
          <table:table-cell office:value-type="float" office:value="22833.8" calcext:value-type="float">
            <text:p>22833.8</text:p>
          </table:table-cell>
          <table:table-cell office:value-type="float" office:value="22844.7" calcext:value-type="float">
            <text:p>22844.7</text:p>
          </table:table-cell>
          <table:table-cell/>
          <table:table-cell table:formula="of:=AVERAGE([.B8:.F8])" office:value-type="float" office:value="22769.98" calcext:value-type="float">
            <text:p>22769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32.3" calcext:value-type="float">
            <text:p>22932.3</text:p>
          </table:table-cell>
          <table:table-cell office:value-type="float" office:value="22818.7" calcext:value-type="float">
            <text:p>22818.7</text:p>
          </table:table-cell>
          <table:table-cell office:value-type="float" office:value="23023.6" calcext:value-type="float">
            <text:p>23023.6</text:p>
          </table:table-cell>
          <table:table-cell office:value-type="float" office:value="23005.8" calcext:value-type="float">
            <text:p>23005.8</text:p>
          </table:table-cell>
          <table:table-cell office:value-type="float" office:value="22723.1" calcext:value-type="float">
            <text:p>22723.1</text:p>
          </table:table-cell>
          <table:table-cell/>
          <table:table-cell table:formula="of:=AVERAGE([.B9:.F9])" office:value-type="float" office:value="22900.7" calcext:value-type="float">
            <text:p>2290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14" calcext:value-type="float">
            <text:p>22814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62.2" calcext:value-type="float">
            <text:p>23062.2</text:p>
          </table:table-cell>
          <table:table-cell office:value-type="float" office:value="22760.9" calcext:value-type="float">
            <text:p>22760.9</text:p>
          </table:table-cell>
          <table:table-cell office:value-type="float" office:value="22875" calcext:value-type="float">
            <text:p>22875</text:p>
          </table:table-cell>
          <table:table-cell/>
          <table:table-cell table:formula="of:=AVERAGE([.B10:.F10])" office:value-type="float" office:value="22886.68" calcext:value-type="float">
            <text:p>22886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26.8" calcext:value-type="float">
            <text:p>22726.8</text:p>
          </table:table-cell>
          <table:table-cell office:value-type="float" office:value="22737.9" calcext:value-type="float">
            <text:p>22737.9</text:p>
          </table:table-cell>
          <table:table-cell office:value-type="float" office:value="22719.2" calcext:value-type="float">
            <text:p>22719.2</text:p>
          </table:table-cell>
          <table:table-cell office:value-type="float" office:value="23039.7" calcext:value-type="float">
            <text:p>23039.7</text:p>
          </table:table-cell>
          <table:table-cell office:value-type="float" office:value="23079.5" calcext:value-type="float">
            <text:p>23079.5</text:p>
          </table:table-cell>
          <table:table-cell/>
          <table:table-cell table:formula="of:=AVERAGE([.B11:.F11])" office:value-type="float" office:value="22860.62" calcext:value-type="float">
            <text:p>22860.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177.5" calcext:value-type="float">
            <text:p>23177.5</text:p>
          </table:table-cell>
          <table:table-cell office:value-type="float" office:value="22900.7" calcext:value-type="float">
            <text:p>22900.7</text:p>
          </table:table-cell>
          <table:table-cell office:value-type="float" office:value="22867.8" calcext:value-type="float">
            <text:p>22867.8</text:p>
          </table:table-cell>
          <table:table-cell office:value-type="float" office:value="22817.3" calcext:value-type="float">
            <text:p>22817.3</text:p>
          </table:table-cell>
          <table:table-cell office:value-type="float" office:value="22884.6" calcext:value-type="float">
            <text:p>22884.6</text:p>
          </table:table-cell>
          <table:table-cell/>
          <table:table-cell table:formula="of:=AVERAGE([.B12:.F12])" office:value-type="float" office:value="22929.58" calcext:value-type="float">
            <text:p>22929.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077.5" calcext:value-type="float">
            <text:p>23077.5</text:p>
          </table:table-cell>
          <table:table-cell office:value-type="float" office:value="23079.6" calcext:value-type="float">
            <text:p>23079.6</text:p>
          </table:table-cell>
          <table:table-cell office:value-type="float" office:value="22965.9" calcext:value-type="float">
            <text:p>22965.9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23101.3" calcext:value-type="float">
            <text:p>23101.3</text:p>
          </table:table-cell>
          <table:table-cell/>
          <table:table-cell table:formula="of:=AVERAGE([.B13:.F13])" office:value-type="float" office:value="23066.16" calcext:value-type="float">
            <text:p>23066.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24" calcext:value-type="float">
            <text:p>22524</text:p>
          </table:table-cell>
          <table:table-cell office:value-type="float" office:value="22808.3" calcext:value-type="float">
            <text:p>22808.3</text:p>
          </table:table-cell>
          <table:table-cell office:value-type="float" office:value="22894.4" calcext:value-type="float">
            <text:p>22894.4</text:p>
          </table:table-cell>
          <table:table-cell office:value-type="float" office:value="22594" calcext:value-type="float">
            <text:p>22594</text:p>
          </table:table-cell>
          <table:table-cell office:value-type="float" office:value="22936.4" calcext:value-type="float">
            <text:p>22936.4</text:p>
          </table:table-cell>
          <table:table-cell/>
          <table:table-cell table:formula="of:=AVERAGE([.B14:.F14])" office:value-type="float" office:value="22751.42" calcext:value-type="float">
            <text:p>22751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73" calcext:value-type="float">
            <text:p>22973</text:p>
          </table:table-cell>
          <table:table-cell office:value-type="float" office:value="22801" calcext:value-type="float">
            <text:p>22801</text:p>
          </table:table-cell>
          <table:table-cell office:value-type="float" office:value="22913.2" calcext:value-type="float">
            <text:p>22913.2</text:p>
          </table:table-cell>
          <table:table-cell office:value-type="float" office:value="22815.2" calcext:value-type="float">
            <text:p>22815.2</text:p>
          </table:table-cell>
          <table:table-cell office:value-type="float" office:value="22790.2" calcext:value-type="float">
            <text:p>22790.2</text:p>
          </table:table-cell>
          <table:table-cell/>
          <table:table-cell table:formula="of:=AVERAGE([.B15:.F15])" office:value-type="float" office:value="22858.52" calcext:value-type="float">
            <text:p>22858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77.1" calcext:value-type="float">
            <text:p>22777.1</text:p>
          </table:table-cell>
          <table:table-cell office:value-type="float" office:value="22938.2" calcext:value-type="float">
            <text:p>22938.2</text:p>
          </table:table-cell>
          <table:table-cell office:value-type="float" office:value="23055.7" calcext:value-type="float">
            <text:p>2305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23003.4" calcext:value-type="float">
            <text:p>23003.4</text:p>
          </table:table-cell>
          <table:table-cell/>
          <table:table-cell table:formula="of:=AVERAGE([.B16:.F16])" office:value-type="float" office:value="22933.46" calcext:value-type="float">
            <text:p>22933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56.8" calcext:value-type="float">
            <text:p>22656.8</text:p>
          </table:table-cell>
          <table:table-cell office:value-type="float" office:value="22610.2" calcext:value-type="float">
            <text:p>22610.2</text:p>
          </table:table-cell>
          <table:table-cell office:value-type="float" office:value="22940.7" calcext:value-type="float">
            <text:p>22940.7</text:p>
          </table:table-cell>
          <table:table-cell office:value-type="float" office:value="22643.3" calcext:value-type="float">
            <text:p>22643.3</text:p>
          </table:table-cell>
          <table:table-cell office:value-type="float" office:value="22997.8" calcext:value-type="float">
            <text:p>22997.8</text:p>
          </table:table-cell>
          <table:table-cell/>
          <table:table-cell table:formula="of:=AVERAGE([.B17:.F17])" office:value-type="float" office:value="22769.76" calcext:value-type="float">
            <text:p>22769.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749.4" calcext:value-type="float">
            <text:p>22749.4</text:p>
          </table:table-cell>
          <table:table-cell office:value-type="float" office:value="22813.9" calcext:value-type="float">
            <text:p>22813.9</text:p>
          </table:table-cell>
          <table:table-cell office:value-type="float" office:value="23038.3" calcext:value-type="float">
            <text:p>23038.3</text:p>
          </table:table-cell>
          <table:table-cell office:value-type="float" office:value="22928.5" calcext:value-type="float">
            <text:p>22928.5</text:p>
          </table:table-cell>
          <table:table-cell office:value-type="float" office:value="22675.3" calcext:value-type="float">
            <text:p>22675.3</text:p>
          </table:table-cell>
          <table:table-cell/>
          <table:table-cell table:formula="of:=AVERAGE([.B18:.F18])" office:value-type="float" office:value="22841.08" calcext:value-type="float">
            <text:p>22841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45" calcext:value-type="float">
            <text:p>23045</text:p>
          </table:table-cell>
          <table:table-cell office:value-type="float" office:value="23005" calcext:value-type="float">
            <text:p>23005</text:p>
          </table:table-cell>
          <table:table-cell office:value-type="float" office:value="22756.4" calcext:value-type="float">
            <text:p>22756.4</text:p>
          </table:table-cell>
          <table:table-cell office:value-type="float" office:value="22822.2" calcext:value-type="float">
            <text:p>22822.2</text:p>
          </table:table-cell>
          <table:table-cell office:value-type="float" office:value="22895.3" calcext:value-type="float">
            <text:p>22895.3</text:p>
          </table:table-cell>
          <table:table-cell/>
          <table:table-cell table:formula="of:=AVERAGE([.B19:.F19])" office:value-type="float" office:value="22904.78" calcext:value-type="float">
            <text:p>22904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715.9" calcext:value-type="float">
            <text:p>22715.9</text:p>
          </table:table-cell>
          <table:table-cell office:value-type="float" office:value="23115.7" calcext:value-type="float">
            <text:p>23115.7</text:p>
          </table:table-cell>
          <table:table-cell office:value-type="float" office:value="22765.9" calcext:value-type="float">
            <text:p>22765.9</text:p>
          </table:table-cell>
          <table:table-cell office:value-type="float" office:value="22696.6" calcext:value-type="float">
            <text:p>22696.6</text:p>
          </table:table-cell>
          <table:table-cell office:value-type="float" office:value="23074.5" calcext:value-type="float">
            <text:p>23074.5</text:p>
          </table:table-cell>
          <table:table-cell/>
          <table:table-cell table:formula="of:=AVERAGE([.B20:.F20])" office:value-type="float" office:value="22873.72" calcext:value-type="float">
            <text:p>22873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826.8" calcext:value-type="float">
            <text:p>22826.8</text:p>
          </table:table-cell>
          <table:table-cell office:value-type="float" office:value="23020.1" calcext:value-type="float">
            <text:p>23020.1</text:p>
          </table:table-cell>
          <table:table-cell office:value-type="float" office:value="22838" calcext:value-type="float">
            <text:p>22838</text:p>
          </table:table-cell>
          <table:table-cell office:value-type="float" office:value="22822.3" calcext:value-type="float">
            <text:p>22822.3</text:p>
          </table:table-cell>
          <table:table-cell office:value-type="float" office:value="22724.7" calcext:value-type="float">
            <text:p>22724.7</text:p>
          </table:table-cell>
          <table:table-cell/>
          <table:table-cell table:formula="of:=AVERAGE([.B21:.F21])" office:value-type="float" office:value="22846.38" calcext:value-type="float">
            <text:p>22846.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774" calcext:value-type="float">
            <text:p>22774</text:p>
          </table:table-cell>
          <table:table-cell office:value-type="float" office:value="22907.1" calcext:value-type="float">
            <text:p>22907.1</text:p>
          </table:table-cell>
          <table:table-cell office:value-type="float" office:value="22967" calcext:value-type="float">
            <text:p>22967</text:p>
          </table:table-cell>
          <table:table-cell office:value-type="float" office:value="22964.6" calcext:value-type="float">
            <text:p>22964.6</text:p>
          </table:table-cell>
          <table:table-cell office:value-type="float" office:value="23001.2" calcext:value-type="float">
            <text:p>23001.2</text:p>
          </table:table-cell>
          <table:table-cell/>
          <table:table-cell table:formula="of:=AVERAGE([.B22:.F22])" office:value-type="float" office:value="22922.78" calcext:value-type="float">
            <text:p>22922.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99.6" calcext:value-type="float">
            <text:p>22699.6</text:p>
          </table:table-cell>
          <table:table-cell office:value-type="float" office:value="22977.7" calcext:value-type="float">
            <text:p>22977.7</text:p>
          </table:table-cell>
          <table:table-cell office:value-type="float" office:value="22773.8" calcext:value-type="float">
            <text:p>22773.8</text:p>
          </table:table-cell>
          <table:table-cell office:value-type="float" office:value="23026.2" calcext:value-type="float">
            <text:p>23026.2</text:p>
          </table:table-cell>
          <table:table-cell office:value-type="float" office:value="23282.3" calcext:value-type="float">
            <text:p>23282.3</text:p>
          </table:table-cell>
          <table:table-cell/>
          <table:table-cell table:formula="of:=AVERAGE([.B23:.F23])" office:value-type="float" office:value="22951.92" calcext:value-type="float">
            <text:p>22951.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3.2" calcext:value-type="float">
            <text:p>22793.2</text:p>
          </table:table-cell>
          <table:table-cell office:value-type="float" office:value="22764.3" calcext:value-type="float">
            <text:p>22764.3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2830.1" calcext:value-type="float">
            <text:p>22830.1</text:p>
          </table:table-cell>
          <table:table-cell office:value-type="float" office:value="22716.2" calcext:value-type="float">
            <text:p>22716.2</text:p>
          </table:table-cell>
          <table:table-cell/>
          <table:table-cell table:formula="of:=AVERAGE([.B24:.F24])" office:value-type="float" office:value="22830.7" calcext:value-type="float">
            <text:p>228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49.7" calcext:value-type="float">
            <text:p>22849.7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12.5" calcext:value-type="float">
            <text:p>23012.5</text:p>
          </table:table-cell>
          <table:table-cell office:value-type="float" office:value="23067.5" calcext:value-type="float">
            <text:p>23067.5</text:p>
          </table:table-cell>
          <table:table-cell office:value-type="float" office:value="22962.2" calcext:value-type="float">
            <text:p>22962.2</text:p>
          </table:table-cell>
          <table:table-cell/>
          <table:table-cell table:formula="of:=AVERAGE([.B25:.F25])" office:value-type="float" office:value="22962.64" calcext:value-type="float">
            <text:p>22962.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001" calcext:value-type="float">
            <text:p>23001</text:p>
          </table:table-cell>
          <table:table-cell office:value-type="float" office:value="22939.1" calcext:value-type="float">
            <text:p>22939.1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22814.9" calcext:value-type="float">
            <text:p>22814.9</text:p>
          </table:table-cell>
          <table:table-cell office:value-type="float" office:value="22913.4" calcext:value-type="float">
            <text:p>22913.4</text:p>
          </table:table-cell>
          <table:table-cell/>
          <table:table-cell table:formula="of:=AVERAGE([.B26:.F26])" office:value-type="float" office:value="22943.7" calcext:value-type="float">
            <text:p>2294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980.9" calcext:value-type="float">
            <text:p>22980.9</text:p>
          </table:table-cell>
          <table:table-cell office:value-type="float" office:value="23164.1" calcext:value-type="float">
            <text:p>23164.1</text:p>
          </table:table-cell>
          <table:table-cell office:value-type="float" office:value="22907.7" calcext:value-type="float">
            <text:p>22907.7</text:p>
          </table:table-cell>
          <table:table-cell office:value-type="float" office:value="22829.1" calcext:value-type="float">
            <text:p>22829.1</text:p>
          </table:table-cell>
          <table:table-cell office:value-type="float" office:value="22901.6" calcext:value-type="float">
            <text:p>22901.6</text:p>
          </table:table-cell>
          <table:table-cell/>
          <table:table-cell table:formula="of:=AVERAGE([.B27:.F27])" office:value-type="float" office:value="22956.68" calcext:value-type="float">
            <text:p>2295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968.7" calcext:value-type="float">
            <text:p>22968.7</text:p>
          </table:table-cell>
          <table:table-cell office:value-type="float" office:value="22877.5" calcext:value-type="float">
            <text:p>22877.5</text:p>
          </table:table-cell>
          <table:table-cell office:value-type="float" office:value="23053.3" calcext:value-type="float">
            <text:p>23053.3</text:p>
          </table:table-cell>
          <table:table-cell office:value-type="float" office:value="22876.6" calcext:value-type="float">
            <text:p>22876.6</text:p>
          </table:table-cell>
          <table:table-cell office:value-type="float" office:value="22830.4" calcext:value-type="float">
            <text:p>22830.4</text:p>
          </table:table-cell>
          <table:table-cell/>
          <table:table-cell table:formula="of:=AVERAGE([.B28:.F28])" office:value-type="float" office:value="22921.3" calcext:value-type="float">
            <text:p>22921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653.2" calcext:value-type="float">
            <text:p>22653.2</text:p>
          </table:table-cell>
          <table:table-cell office:value-type="float" office:value="22686" calcext:value-type="float">
            <text:p>22686</text:p>
          </table:table-cell>
          <table:table-cell office:value-type="float" office:value="23011.9" calcext:value-type="float">
            <text:p>23011.9</text:p>
          </table:table-cell>
          <table:table-cell office:value-type="float" office:value="22588.8" calcext:value-type="float">
            <text:p>22588.8</text:p>
          </table:table-cell>
          <table:table-cell office:value-type="float" office:value="23162.2" calcext:value-type="float">
            <text:p>23162.2</text:p>
          </table:table-cell>
          <table:table-cell/>
          <table:table-cell table:formula="of:=AVERAGE([.B29:.F29])" office:value-type="float" office:value="22820.42" calcext:value-type="float">
            <text:p>22820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787.2" calcext:value-type="float">
            <text:p>22787.2</text:p>
          </table:table-cell>
          <table:table-cell office:value-type="float" office:value="22869.8" calcext:value-type="float">
            <text:p>22869.8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3049.9" calcext:value-type="float">
            <text:p>23049.9</text:p>
          </table:table-cell>
          <table:table-cell office:value-type="float" office:value="22630.4" calcext:value-type="float">
            <text:p>22630.4</text:p>
          </table:table-cell>
          <table:table-cell/>
          <table:table-cell table:formula="of:=AVERAGE([.B30:.F30])" office:value-type="float" office:value="22877.4" calcext:value-type="float">
            <text:p>22877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3.2" table:style-name="ta1">
        <table:shapes>
          <draw:frame draw:z-index="0" draw:style-name="gr1" draw:text-style-name="P1" svg:width="9in" svg:height="4in" svg:x="1.778in" svg:y="0in">
            <draw:object draw:notify-on-update-of-ranges="'Faban 3.2'.A1:'Faban 3.2'.A1 'Faban 3.2'.B1:'Faban 3.2'.B1 'Faban 3.2'.A2:'Faban 3.2'.A2 'Faban 3.2'.B2:'Faban 3.2'.B2 'Faban 3.2'.A3:'Faban 3.2'.A3 'Faban 3.2'.B3:'Faban 3.2'.B3 'Faban 3.2'.A4:'Faban 3.2'.A4 'Faban 3.2'.B4:'Faban 3.2'.B4 'Faban 3.2'.A5:'Faban 3.2'.A5 'Faban 3.2'.B5:'Faban 3.2'.B5 'Faban 3.2'.A6:'Faban 3.2'.A6 'Faban 3.2'.B6:'Faban 3.2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9326" calcext:value-type="float">
            <text:p>33932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9615" calcext:value-type="float">
            <text:p>33961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776" calcext:value-type="float">
            <text:p>336776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8572.333333333" calcext:value-type="float">
            <text:p>338572.33333333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39" calcext:value-type="float">
            <text:p>2839</text:p>
          </table:table-cell>
        </table:table-row>
      </table:table>
      <table:table table:name="Faban 3.2 distr" table:style-name="ta1">
        <table:shapes>
          <draw:frame draw:z-index="0" draw:style-name="gr1" draw:text-style-name="P1" svg:width="9in" svg:height="4in" svg:x="1.8291in" svg:y="1.0705in">
            <draw:object draw:notify-on-update-of-ranges="'Faban 3.2 distr'.A1:'Faban 3.2 distr'.A31 'Faban 3.2 distr'.F1:'Faban 3.2 distr'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.9" calcext:value-type="float">
            <text:p>1127.9</text:p>
          </table:table-cell>
          <table:table-cell office:value-type="float" office:value="1120.4" calcext:value-type="float">
            <text:p>1120.4</text:p>
          </table:table-cell>
          <table:table-cell office:value-type="float" office:value="1097.8" calcext:value-type="float">
            <text:p>1097.8</text:p>
          </table:table-cell>
          <table:table-cell/>
          <table:table-cell table:formula="of:=AVERAGE([.B1:.D1])" office:value-type="float" office:value="1115.36666666667" calcext:value-type="float">
            <text:p>111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1.7" calcext:value-type="float">
            <text:p>1191.7</text:p>
          </table:table-cell>
          <table:table-cell office:value-type="float" office:value="1164.2" calcext:value-type="float">
            <text:p>1164.2</text:p>
          </table:table-cell>
          <table:table-cell office:value-type="float" office:value="1101.8" calcext:value-type="float">
            <text:p>1101.8</text:p>
          </table:table-cell>
          <table:table-cell/>
          <table:table-cell table:formula="of:=AVERAGE([.B2:.D2])" office:value-type="float" office:value="1152.56666666667" calcext:value-type="float">
            <text:p>115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4.8" calcext:value-type="float">
            <text:p>1154.8</text:p>
          </table:table-cell>
          <table:table-cell office:value-type="float" office:value="1126.7" calcext:value-type="float">
            <text:p>1126.7</text:p>
          </table:table-cell>
          <table:table-cell office:value-type="float" office:value="1101.7" calcext:value-type="float">
            <text:p>1101.7</text:p>
          </table:table-cell>
          <table:table-cell/>
          <table:table-cell table:formula="of:=AVERAGE([.B3:.D3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1.4" calcext:value-type="float">
            <text:p>1121.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115.9" calcext:value-type="float">
            <text:p>1115.9</text:p>
          </table:table-cell>
          <table:table-cell/>
          <table:table-cell table:formula="of:=AVERAGE([.B4:.D4])" office:value-type="float" office:value="1119.4" calcext:value-type="float">
            <text:p>1119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40.3" calcext:value-type="float">
            <text:p>1140.3</text:p>
          </table:table-cell>
          <table:table-cell office:value-type="float" office:value="1116.8" calcext:value-type="float">
            <text:p>1116.8</text:p>
          </table:table-cell>
          <table:table-cell/>
          <table:table-cell table:formula="of:=AVERAGE([.B5:.D5])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4.5" calcext:value-type="float">
            <text:p>1124.5</text:p>
          </table:table-cell>
          <table:table-cell office:value-type="float" office:value="1125.1" calcext:value-type="float">
            <text:p>1125.1</text:p>
          </table:table-cell>
          <table:table-cell office:value-type="float" office:value="1121.9" calcext:value-type="float">
            <text:p>1121.9</text:p>
          </table:table-cell>
          <table:table-cell/>
          <table:table-cell table:formula="of:=AVERAGE([.B6:.D6])" office:value-type="float" office:value="1123.83333333333" calcext:value-type="float">
            <text:p>112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9.3" calcext:value-type="float">
            <text:p>1129.3</text:p>
          </table:table-cell>
          <table:table-cell office:value-type="float" office:value="1125.9" calcext:value-type="float">
            <text:p>1125.9</text:p>
          </table:table-cell>
          <table:table-cell office:value-type="float" office:value="1109.5" calcext:value-type="float">
            <text:p>1109.5</text:p>
          </table:table-cell>
          <table:table-cell/>
          <table:table-cell table:formula="of:=AVERAGE([.B7:.D7])" office:value-type="float" office:value="1121.56666666667" calcext:value-type="float">
            <text:p>112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2.6" calcext:value-type="float">
            <text:p>1132.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128.3" calcext:value-type="float">
            <text:p>1128.3</text:p>
          </table:table-cell>
          <table:table-cell/>
          <table:table-cell table:formula="of:=AVERAGE([.B8:.D8])" office:value-type="float" office:value="1133.26666666667" calcext:value-type="float">
            <text:p>1133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6.1" calcext:value-type="float">
            <text:p>1116.1</text:p>
          </table:table-cell>
          <table:table-cell office:value-type="float" office:value="1139" calcext:value-type="float">
            <text:p>1139</text:p>
          </table:table-cell>
          <table:table-cell office:value-type="float" office:value="1129.1" calcext:value-type="float">
            <text:p>1129.1</text:p>
          </table:table-cell>
          <table:table-cell/>
          <table:table-cell table:formula="of:=AVERAGE([.B9:.D9])" office:value-type="float" office:value="1128.06666666667" calcext:value-type="float">
            <text:p>1128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26.9" calcext:value-type="float">
            <text:p>1126.9</text:p>
          </table:table-cell>
          <table:table-cell office:value-type="float" office:value="1118.6" calcext:value-type="float">
            <text:p>1118.6</text:p>
          </table:table-cell>
          <table:table-cell/>
          <table:table-cell table:formula="of:=AVERAGE([.B10:.D10])" office:value-type="float" office:value="1124.76666666667" calcext:value-type="float">
            <text:p>1124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7.4" calcext:value-type="float">
            <text:p>1127.4</text:p>
          </table:table-cell>
          <table:table-cell office:value-type="float" office:value="1131.3" calcext:value-type="float">
            <text:p>1131.3</text:p>
          </table:table-cell>
          <table:table-cell office:value-type="float" office:value="1110.5" calcext:value-type="float">
            <text:p>1110.5</text:p>
          </table:table-cell>
          <table:table-cell/>
          <table:table-cell table:formula="of:=AVERAGE([.B11:.D11])" office:value-type="float" office:value="1123.06666666667" calcext:value-type="float">
            <text:p>1123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8" calcext:value-type="float">
            <text:p>1128</text:p>
          </table:table-cell>
          <table:table-cell office:value-type="float" office:value="1133.6" calcext:value-type="float">
            <text:p>1133.6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12:.D12])" office:value-type="float" office:value="1130.5" calcext:value-type="float">
            <text:p>113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0.6" calcext:value-type="float">
            <text:p>1130.6</text:p>
          </table:table-cell>
          <table:table-cell office:value-type="float" office:value="1126.1" calcext:value-type="float">
            <text:p>1126.1</text:p>
          </table:table-cell>
          <table:table-cell office:value-type="float" office:value="1117.1" calcext:value-type="float">
            <text:p>1117.1</text:p>
          </table:table-cell>
          <table:table-cell/>
          <table:table-cell table:formula="of:=AVERAGE([.B13:.D13])" office:value-type="float" office:value="1124.6" calcext:value-type="float">
            <text:p>1124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3.1" calcext:value-type="float">
            <text:p>1133.1</text:p>
          </table:table-cell>
          <table:table-cell office:value-type="float" office:value="1126.2" calcext:value-type="float">
            <text:p>1126.2</text:p>
          </table:table-cell>
          <table:table-cell office:value-type="float" office:value="1116.7" calcext:value-type="float">
            <text:p>1116.7</text:p>
          </table:table-cell>
          <table:table-cell/>
          <table:table-cell table:formula="of:=AVERAGE([.B14:.D14])" office:value-type="float" office:value="1125.33333333333" calcext:value-type="float">
            <text:p>1125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27.6" calcext:value-type="float">
            <text:p>1127.6</text:p>
          </table:table-cell>
          <table:table-cell office:value-type="float" office:value="1122.7" calcext:value-type="float">
            <text:p>1122.7</text:p>
          </table:table-cell>
          <table:table-cell/>
          <table:table-cell table:formula="of:=AVERAGE([.B15:.D15])"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38.2" calcext:value-type="float">
            <text:p>1138.2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AVERAGE([.B16:.D16])" office:value-type="float" office:value="1132.66666666667" calcext:value-type="float">
            <text:p>1132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.2" calcext:value-type="float">
            <text:p>1120.2</text:p>
          </table:table-cell>
          <table:table-cell office:value-type="float" office:value="1136.3" calcext:value-type="float">
            <text:p>1136.3</text:p>
          </table:table-cell>
          <table:table-cell office:value-type="float" office:value="1133.3" calcext:value-type="float">
            <text:p>1133.3</text:p>
          </table:table-cell>
          <table:table-cell/>
          <table:table-cell table:formula="of:=AVERAGE([.B17:.D17])" office:value-type="float" office:value="1129.93333333333" calcext:value-type="float">
            <text:p>1129.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office:value-type="float" office:value="1133.5" calcext:value-type="float">
            <text:p>1133.5</text:p>
          </table:table-cell>
          <table:table-cell office:value-type="float" office:value="1116.9" calcext:value-type="float">
            <text:p>1116.9</text:p>
          </table:table-cell>
          <table:table-cell/>
          <table:table-cell table:formula="of:=AVERAGE([.B18:.D18])" office:value-type="float" office:value="1125.46666666667" calcext:value-type="float">
            <text:p>1125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7.3" calcext:value-type="float">
            <text:p>1127.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AVERAGE([.B19:.D19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2.9" calcext:value-type="float">
            <text:p>1132.9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AVERAGE([.B20:.D20])" office:value-type="float" office:value="1131.53333333333" calcext:value-type="float">
            <text:p>113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5.4" calcext:value-type="float">
            <text:p>1125.4</text:p>
          </table:table-cell>
          <table:table-cell office:value-type="float" office:value="1140.1" calcext:value-type="float">
            <text:p>1140.1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AVERAGE([.B21:.D21])"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1.1" calcext:value-type="float">
            <text:p>1121.1</text:p>
          </table:table-cell>
          <table:table-cell office:value-type="float" office:value="1123.4" calcext:value-type="float">
            <text:p>1123.4</text:p>
          </table:table-cell>
          <table:table-cell office:value-type="float" office:value="1127.4" calcext:value-type="float">
            <text:p>1127.4</text:p>
          </table:table-cell>
          <table:table-cell/>
          <table:table-cell table:formula="of:=AVERAGE([.B22:.D22])" office:value-type="float" office:value="1123.96666666667" calcext:value-type="float">
            <text:p>1124.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6.6" calcext:value-type="float">
            <text:p>1126.6</text:p>
          </table:table-cell>
          <table:table-cell office:value-type="float" office:value="1119.9" calcext:value-type="float">
            <text:p>1119.9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AVERAGE([.B23:.D23])" office:value-type="float" office:value="1127.16666666667" calcext:value-type="float">
            <text:p>1127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22" calcext:value-type="float">
            <text:p>1122</text:p>
          </table:table-cell>
          <table:table-cell office:value-type="float" office:value="1129.7" calcext:value-type="float">
            <text:p>1129.7</text:p>
          </table:table-cell>
          <table:table-cell/>
          <table:table-cell table:formula="of:=AVERAGE([.B24:.D24])" office:value-type="float" office:value="1125.16666666667" calcext:value-type="float">
            <text:p>1125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4.1" calcext:value-type="float">
            <text:p>1134.1</text:p>
          </table:table-cell>
          <table:table-cell office:value-type="float" office:value="1127" calcext:value-type="float">
            <text:p>1127</text:p>
          </table:table-cell>
          <table:table-cell office:value-type="float" office:value="1133.1" calcext:value-type="float">
            <text:p>1133.1</text:p>
          </table:table-cell>
          <table:table-cell/>
          <table:table-cell table:formula="of:=AVERAGE([.B25:.D25])" office:value-type="float" office:value="1131.4" calcext:value-type="float">
            <text:p>1131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.7" calcext:value-type="float">
            <text:p>1131.7</text:p>
          </table:table-cell>
          <table:table-cell office:value-type="float" office:value="1136.4" calcext:value-type="float">
            <text:p>1136.4</text:p>
          </table:table-cell>
          <table:table-cell office:value-type="float" office:value="1132.9" calcext:value-type="float">
            <text:p>1132.9</text:p>
          </table:table-cell>
          <table:table-cell/>
          <table:table-cell table:formula="of:=AVERAGE([.B26:.D26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0.7" calcext:value-type="float">
            <text:p>1130.7</text:p>
          </table:table-cell>
          <table:table-cell office:value-type="float" office:value="1138.7" calcext:value-type="float">
            <text:p>1138.7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27:.D27])" office:value-type="float" office:value="1133.1" calcext:value-type="float">
            <text:p>1133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.5" calcext:value-type="float">
            <text:p>1130.5</text:p>
          </table:table-cell>
          <table:table-cell office:value-type="float" office:value="1134" calcext:value-type="float">
            <text:p>1134</text:p>
          </table:table-cell>
          <table:table-cell office:value-type="float" office:value="1131.4" calcext:value-type="float">
            <text:p>1131.4</text:p>
          </table:table-cell>
          <table:table-cell/>
          <table:table-cell table:formula="of:=AVERAGE([.B28:.D28])" office:value-type="float" office:value="1131.96666666667" calcext:value-type="float">
            <text:p>1132.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27.2" calcext:value-type="float">
            <text:p>1127.2</text:p>
          </table:table-cell>
          <table:table-cell/>
          <table:table-cell table:formula="of:=AVERAGE([.B29:.D29])" office:value-type="float" office:value="1133.86666666667" calcext:value-type="float">
            <text:p>1133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3" calcext:value-type="float">
            <text:p>1133</text:p>
          </table:table-cell>
          <table:table-cell office:value-type="float" office:value="1138" calcext:value-type="float">
            <text:p>1138</text:p>
          </table:table-cell>
          <table:table-cell office:value-type="float" office:value="1133.5" calcext:value-type="float">
            <text:p>1133.5</text:p>
          </table:table-cell>
          <table:table-cell/>
          <table:table-cell table:formula="of:=AVERAGE([.B30:.D30])" office:value-type="float" office:value="1134.83333333333" calcext:value-type="float">
            <text:p>1134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3" table:style-name="ta1">
        <table:shapes>
          <draw:frame draw:z-index="0" draw:style-name="gr1" draw:text-style-name="P1" svg:width="9in" svg:height="4in" svg:x="1.778in" svg:y="0in">
            <draw:object draw:notify-on-update-of-ranges="'Faban 3.3'.A1:'Faban 3.3'.A1 'Faban 3.3'.B1:'Faban 3.3'.B1 'Faban 3.3'.A2:'Faban 3.3'.A2 'Faban 3.3'.B2:'Faban 3.3'.B2 'Faban 3.3'.A3:'Faban 3.3'.A3 'Faban 3.3'.B3:'Faban 3.3'.B3 'Faban 3.3'.A4:'Faban 3.3'.A4 'Faban 3.3'.B4:'Faban 3.3'.B4 'Faban 3.3'.A5:'Faban 3.3'.A5 'Faban 3.3'.B5:'Faban 3.3'.B5 'Faban 3.3'.A6:'Faban 3.3'.A6 'Faban 3.3'.B6:'Faban 3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625" calcext:value-type="float">
            <text:p>6862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748" calcext:value-type="float">
            <text:p>6874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32" calcext:value-type="float">
            <text:p>6893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8768.3333333333" calcext:value-type="float">
            <text:p>68768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07" calcext:value-type="float">
            <text:p>307</text:p>
          </table:table-cell>
        </table:table-row>
      </table:table>
      <table:table table:name="Faban 3.3 distr" table:style-name="ta1">
        <table:shapes>
          <draw:frame draw:z-index="0" draw:style-name="gr1" draw:text-style-name="P1" svg:width="9in" svg:height="4in" svg:x="0.8685in" svg:y="1.4736in">
            <draw:object draw:notify-on-update-of-ranges="'Faban 3.3 distr'.A1:'Faban 3.3 distr'.A31 'Faban 3.3 distr'.F1:'Faban 3.3 distr'.F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.3" calcext:value-type="float">
            <text:p>226.3</text:p>
          </table:table-cell>
          <table:table-cell office:value-type="float" office:value="230.6" calcext:value-type="float">
            <text:p>230.6</text:p>
          </table:table-cell>
          <table:table-cell office:value-type="float" office:value="231.5" calcext:value-type="float">
            <text:p>231.5</text:p>
          </table:table-cell>
          <table:table-cell/>
          <table:table-cell table:formula="of:=AVERAGE([.B1:.D1])" office:value-type="float" office:value="229.466666666667" calcext:value-type="float">
            <text:p>22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5" calcext:value-type="float">
            <text:p>227.5</text:p>
          </table:table-cell>
          <table:table-cell office:value-type="float" office:value="222.8" calcext:value-type="float">
            <text:p>222.8</text:p>
          </table:table-cell>
          <table:table-cell office:value-type="float" office:value="227.2" calcext:value-type="float">
            <text:p>227.2</text:p>
          </table:table-cell>
          <table:table-cell/>
          <table:table-cell table:formula="of:=AVERAGE([.B2:.D2])" office:value-type="float" office:value="225.833333333333" calcext:value-type="float">
            <text:p>22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.5" calcext:value-type="float">
            <text:p>226.5</text:p>
          </table:table-cell>
          <table:table-cell office:value-type="float" office:value="223.7" calcext:value-type="float">
            <text:p>223.7</text:p>
          </table:table-cell>
          <table:table-cell office:value-type="float" office:value="236.3" calcext:value-type="float">
            <text:p>236.3</text:p>
          </table:table-cell>
          <table:table-cell/>
          <table:table-cell table:formula="of:=AVERAGE([.B3:.D3])" office:value-type="float" office:value="228.833333333333" calcext:value-type="float">
            <text:p>228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.3" calcext:value-type="float">
            <text:p>220.3</text:p>
          </table:table-cell>
          <table:table-cell office:value-type="float" office:value="230" calcext:value-type="float">
            <text:p>230</text:p>
          </table:table-cell>
          <table:table-cell office:value-type="float" office:value="232.1" calcext:value-type="float">
            <text:p>232.1</text:p>
          </table:table-cell>
          <table:table-cell/>
          <table:table-cell table:formula="of:=AVERAGE([.B4:.D4])" office:value-type="float" office:value="227.466666666667" calcext:value-type="float">
            <text:p>22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1.4" calcext:value-type="float">
            <text:p>231.4</text:p>
          </table:table-cell>
          <table:table-cell office:value-type="float" office:value="238" calcext:value-type="float">
            <text:p>238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5:.D5])" office:value-type="float" office:value="233.1" calcext:value-type="float">
            <text:p>23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.8" calcext:value-type="float">
            <text:p>229.8</text:p>
          </table:table-cell>
          <table:table-cell office:value-type="float" office:value="230.9" calcext:value-type="float">
            <text:p>230.9</text:p>
          </table:table-cell>
          <table:table-cell office:value-type="float" office:value="229.5" calcext:value-type="float">
            <text:p>229.5</text:p>
          </table:table-cell>
          <table:table-cell/>
          <table:table-cell table:formula="of:=AVERAGE([.B6:.D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27.7" calcext:value-type="float">
            <text:p>227.7</text:p>
          </table:table-cell>
          <table:table-cell/>
          <table:table-cell table:formula="of:=AVERAGE([.B7:.D7])" office:value-type="float" office:value="227.566666666667" calcext:value-type="float">
            <text:p>22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.4" calcext:value-type="float">
            <text:p>231.4</text:p>
          </table:table-cell>
          <table:table-cell office:value-type="float" office:value="227.7" calcext:value-type="float">
            <text:p>227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8:.D8])" office:value-type="float" office:value="229.566666666667" calcext:value-type="float">
            <text:p>22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.5" calcext:value-type="float">
            <text:p>231.5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7" calcext:value-type="float">
            <text:p>225.7</text:p>
          </table:table-cell>
          <table:table-cell/>
          <table:table-cell table:formula="of:=AVERAGE([.B9:.D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.1" calcext:value-type="float">
            <text:p>229.1</text:p>
          </table:table-cell>
          <table:table-cell office:value-type="float" office:value="228.7" calcext:value-type="float">
            <text:p>228.7</text:p>
          </table:table-cell>
          <table:table-cell office:value-type="float" office:value="227.3" calcext:value-type="float">
            <text:p>227.3</text:p>
          </table:table-cell>
          <table:table-cell/>
          <table:table-cell table:formula="of:=AVERAGE([.B10:.D10])" office:value-type="float" office:value="228.366666666667" calcext:value-type="float">
            <text:p>22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.7" calcext:value-type="float">
            <text:p>224.7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7" calcext:value-type="float">
            <text:p>226.7</text:p>
          </table:table-cell>
          <table:table-cell/>
          <table:table-cell table:formula="of:=AVERAGE([.B11:.D11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7.9" calcext:value-type="float">
            <text:p>227.9</text:p>
          </table:table-cell>
          <table:table-cell office:value-type="float" office:value="228.3" calcext:value-type="float">
            <text:p>228.3</text:p>
          </table:table-cell>
          <table:table-cell office:value-type="float" office:value="226.8" calcext:value-type="float">
            <text:p>226.8</text:p>
          </table:table-cell>
          <table:table-cell/>
          <table:table-cell table:formula="of:=AVERAGE([.B12:.D12])" office:value-type="float" office:value="227.666666666667" calcext:value-type="float">
            <text:p>227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.4" calcext:value-type="float">
            <text:p>22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13:.D13])" office:value-type="float" office:value="229.7" calcext:value-type="float">
            <text:p>229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1.4" calcext:value-type="float">
            <text:p>231.4</text:p>
          </table:table-cell>
          <table:table-cell office:value-type="float" office:value="228.8" calcext:value-type="float">
            <text:p>228.8</text:p>
          </table:table-cell>
          <table:table-cell office:value-type="float" office:value="228.6" calcext:value-type="float">
            <text:p>228.6</text:p>
          </table:table-cell>
          <table:table-cell/>
          <table:table-cell table:formula="of:=AVERAGE([.B14:.D14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AVERAGE([.B15:.D15])" office:value-type="float" office:value="230.033333333333" calcext:value-type="float">
            <text:p>230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2.6" calcext:value-type="float">
            <text:p>232.6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16:.D1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.9" calcext:value-type="float">
            <text:p>230.9</text:p>
          </table:table-cell>
          <table:table-cell office:value-type="float" office:value="228.3" calcext:value-type="float">
            <text:p>228.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D17])" office:value-type="float" office:value="229.733333333333" calcext:value-type="float">
            <text:p>229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1.2" calcext:value-type="float">
            <text:p>231.2</text:p>
          </table:table-cell>
          <table:table-cell office:value-type="float" office:value="227.3" calcext:value-type="float">
            <text:p>227.3</text:p>
          </table:table-cell>
          <table:table-cell office:value-type="float" office:value="231.3" calcext:value-type="float">
            <text:p>231.3</text:p>
          </table:table-cell>
          <table:table-cell/>
          <table:table-cell table:formula="of:=AVERAGE([.B18:.D18])" office:value-type="float" office:value="229.933333333333" calcext:value-type="float">
            <text:p>229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.2" calcext:value-type="float">
            <text:p>229.2</text:p>
          </table:table-cell>
          <table:table-cell office:value-type="float" office:value="227.8" calcext:value-type="float">
            <text:p>227.8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AVERAGE([.B19:.D19])" office:value-type="float" office:value="228.666666666667" calcext:value-type="float">
            <text:p>228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31.4" calcext:value-type="float">
            <text:p>231.4</text:p>
          </table:table-cell>
          <table:table-cell/>
          <table:table-cell table:formula="of:=AVERAGE([.B20:.D20])" office:value-type="float" office:value="229.033333333333" calcext:value-type="float">
            <text:p>229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.6" calcext:value-type="float">
            <text:p>231.6</text:p>
          </table:table-cell>
          <table:table-cell office:value-type="float" office:value="232.6" calcext:value-type="float">
            <text:p>232.6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1:.D21])" office:value-type="float" office:value="231.966666666667" calcext:value-type="float">
            <text:p>232.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.5" calcext:value-type="float">
            <text:p>230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6.1" calcext:value-type="float">
            <text:p>226.1</text:p>
          </table:table-cell>
          <table:table-cell/>
          <table:table-cell table:formula="of:=AVERAGE([.B22:.D22])" office:value-type="float" office:value="228.233333333333" calcext:value-type="float">
            <text:p>228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" calcext:value-type="float">
            <text:p>230.7</text:p>
          </table:table-cell>
          <table:table-cell office:value-type="float" office:value="232.5" calcext:value-type="float">
            <text:p>232.5</text:p>
          </table:table-cell>
          <table:table-cell/>
          <table:table-cell table:formula="of:=AVERAGE([.B23:.D23])" office:value-type="float" office:value="231.433333333333" calcext:value-type="float">
            <text:p>23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.7" calcext:value-type="float">
            <text:p>228.7</text:p>
          </table:table-cell>
          <table:table-cell office:value-type="float" office:value="232.2" calcext:value-type="float">
            <text:p>232.2</text:p>
          </table:table-cell>
          <table:table-cell office:value-type="float" office:value="231.1" calcext:value-type="float">
            <text:p>231.1</text:p>
          </table:table-cell>
          <table:table-cell/>
          <table:table-cell table:formula="of:=AVERAGE([.B24:.D24])" office:value-type="float" office:value="230.666666666667" calcext:value-type="float">
            <text:p>2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30.8" calcext:value-type="float">
            <text:p>230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25:.D25])" office:value-type="float" office:value="229.333333333333" calcext:value-type="float">
            <text:p>229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6:.D26])"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2.9" calcext:value-type="float">
            <text:p>232.9</text:p>
          </table:table-cell>
          <table:table-cell office:value-type="float" office:value="232.2" calcext:value-type="float">
            <text:p>232.2</text:p>
          </table:table-cell>
          <table:table-cell office:value-type="float" office:value="232.7" calcext:value-type="float">
            <text:p>232.7</text:p>
          </table:table-cell>
          <table:table-cell/>
          <table:table-cell table:formula="of:=AVERAGE([.B27:.D27])"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9" calcext:value-type="float">
            <text:p>229</text:p>
          </table:table-cell>
          <table:table-cell office:value-type="float" office:value="229.7" calcext:value-type="float">
            <text:p>229.7</text:p>
          </table:table-cell>
          <table:table-cell/>
          <table:table-cell table:formula="of:=AVERAGE([.B28:.D28])" office:value-type="float" office:value="228.766666666667" calcext:value-type="float">
            <text:p>228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.6" calcext:value-type="float">
            <text:p>225.6</text:p>
          </table:table-cell>
          <table:table-cell office:value-type="float" office:value="229.5" calcext:value-type="float">
            <text:p>229.5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29:.D2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1" calcext:value-type="float">
            <text:p>226.1</text:p>
          </table:table-cell>
          <table:table-cell office:value-type="float" office:value="227.6" calcext:value-type="float">
            <text:p>227.6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30:.D30])" office:value-type="float" office:value="227.766666666667" calcext:value-type="float">
            <text:p>227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4" table:style-name="ta1">
        <table:shapes>
          <draw:frame draw:z-index="0" draw:style-name="gr1" draw:text-style-name="P1" svg:width="9in" svg:height="4in" svg:x="1.778in" svg:y="0in">
            <draw:object draw:notify-on-update-of-ranges="'Faban 3.4'.A1:'Faban 3.4'.A1 'Faban 3.4'.B1:'Faban 3.4'.B1 'Faban 3.4'.A2:'Faban 3.4'.A2 'Faban 3.4'.B2:'Faban 3.4'.B2 'Faban 3.4'.A3:'Faban 3.4'.A3 'Faban 3.4'.B3:'Faban 3.4'.B3 'Faban 3.4'.A4:'Faban 3.4'.A4 'Faban 3.4'.B4:'Faban 3.4'.B4 'Faban 3.4'.A5:'Faban 3.4'.A5 'Faban 3.4'.B5:'Faban 3.4'.B5 'Faban 3.4'.A6:'Faban 3.4'.A6 'Faban 3.4'.B6:'Faban 3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765.25" calcext:value-type="float">
            <text:p>6765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" calcext:value-type="float">
            <text:p>51</text:p>
          </table:table-cell>
        </table:table-row>
      </table:table>
      <table:table table:name="Faban 3.4 distr" table:style-name="ta1">
        <table:shapes>
          <draw:frame draw:z-index="0" draw:style-name="gr1" draw:text-style-name="P1" svg:width="9in" svg:height="4in" svg:x="3.3425in" svg:y="1.3429in">
            <draw:object draw:notify-on-update-of-ranges="'Faban 3.4 distr'.A1:'Faban 3.4 distr'.A31 'Faban 3.4 distr'.G1:'Faban 3.4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22.3" calcext:value-type="float">
            <text:p>22.3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:.E1])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22.2" calcext:value-type="float">
            <text:p>22.2</text:p>
          </table:table-cell>
          <table:table-cell/>
          <table:table-cell table:formula="of:=AVERAGE([.B2:.E2]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3:.E3])" office:value-type="float" office:value="22.85" calcext:value-type="float">
            <text:p>22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4:.E4])"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5:.E5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6:.E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7:.E7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" calcext:value-type="float">
            <text:p>23.2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8:.E8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6" calcext:value-type="float">
            <text:p>22.6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9:.E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10:.E10])" office:value-type="float" office:value="22.225" calcext:value-type="float">
            <text:p>22.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22.7" calcext:value-type="float">
            <text:p>22.7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11:.E11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AVERAGE([.B12:.E12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8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office:value-type="float" office:value="22.1" calcext:value-type="float">
            <text:p>22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3:.E13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AVERAGE([.B14:.E14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15:.E15])" office:value-type="float" office:value="22.625" calcext:value-type="float">
            <text:p>22.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5" calcext:value-type="float">
            <text:p>22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16:.E1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7:.E17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18:.E18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9:.E19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.6" calcext:value-type="float">
            <text:p>22.6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0:.E20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5" calcext:value-type="float">
            <text:p>23.5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22.7" calcext:value-type="float">
            <text:p>22.7</text:p>
          </table:table-cell>
          <table:table-cell/>
          <table:table-cell table:formula="of:=AVERAGE([.B21:.E21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22:.E22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3" calcext:value-type="float">
            <text:p>22.3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22.9" calcext:value-type="float">
            <text:p>22.9</text:p>
          </table:table-cell>
          <table:table-cell/>
          <table:table-cell table:formula="of:=AVERAGE([.B23:.E23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6" calcext:value-type="float">
            <text:p>23.6</text:p>
          </table:table-cell>
          <table:table-cell office:value-type="float" office:value="22.4" calcext:value-type="float">
            <text:p>22.4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24:.E24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9" calcext:value-type="float">
            <text:p>22.9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25:.E25])"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26:.E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7:.E27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28:.E28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AVERAGE([.B29:.E29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6" calcext:value-type="float">
            <text:p>23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30:.E30])"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Faban 3.5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5'.B1:'Faban 3.5'.B1 'Faban 3.1'.A2:'Faban 3.1'.A2 'Faban 3.5'.B2:'Faban 3.5'.B2 'Faban 3.1'.A3:'Faban 3.1'.A3 'Faban 3.5'.B3:'Faban 3.5'.B3 'Faban 3.1'.A4:'Faban 3.1'.A4 'Faban 3.5'.B4:'Faban 3.5'.B4 'Faban 3.1'.A5:'Faban 3.1'.A5 'Faban 3.5'.B5:'Faban 3.5'.B5 'Faban 3.1'.A6:'Faban 3.1'.A6 'Faban 3.5'.B6:'Faban 3.5'.B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12.5" calcext:value-type="float">
            <text:p>612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" calcext:value-type="float">
            <text:p>5</text:p>
          </table:table-cell>
        </table:table-row>
      </table:table>
      <table:table table:name="Faban 3.5 distr" table:style-name="ta1">
        <table:shapes>
          <draw:frame draw:z-index="0" draw:style-name="gr1" draw:text-style-name="P1" svg:width="9in" svg:height="4in" svg:x="6.2618in" svg:y="0.0394in">
            <draw:object draw:notify-on-update-of-ranges="'Faban 3.5 distr'.A1:'Faban 3.5 distr'.A31 'Faban 3.5 distr'.G1:'Faban 3.5 distr'.G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AVERAGE([.B1:.E1]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2:.E2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3:.E3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4:.E4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AVERAGE([.B5:.E5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AVERAGE([.B6:.E6])"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7:.E7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8:.E8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B9:.E9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VERAGE([.B10:.E10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/>
          <table:table-cell table:formula="of:=AVERAGE([.B11:.E11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2:.E12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3:.E13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14:.E14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15:.E15]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6:.E16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7:.E17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8:.E18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19:.E19])"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0:.E20])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1:.E21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2:.E22])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3:.E23])"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.B24:.E24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25:.E25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6:.E26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7:.E27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28:.E28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/>
          <table:table-cell table:formula="of:=AVERAGE([.B29:.E2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30:.E30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Gatling 3.1" table:style-name="ta1">
        <table:shapes>
          <draw:frame draw:z-index="0" draw:style-name="gr1" draw:text-style-name="P1" svg:width="9in" svg:height="4in" svg:x="2.6665in" svg:y="0in">
            <draw:object draw:notify-on-update-of-ranges="'Gatling 3.1'.A1:'Gatling 3.1'.A1 'Gatling 3.1'.B1:'Gatling 3.1'.B1 'Gatling 3.1'.A2:'Gatling 3.1'.A2 'Gatling 3.1'.B2:'Gatling 3.1'.B2 'Gatling 3.1'.A3:'Gatling 3.1'.A3 'Gatling 3.1'.B3:'Gatling 3.1'.B3 'Gatling 3.1'.A4:'Gatling 3.1'.A4 'Gatling 3.1'.B4:'Gatling 3.1'.B4 'Gatling 3.1'.A5:'Gatling 3.1'.A5 'Gatling 3.1'.B5:'Gatling 3.1'.B5 'Gatling 3.1'.A6:'Gatling 3.1'.A6 'Gatling 3.1'.B6:'Gatling 3.1'.B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78507" calcext:value-type="float">
            <text:p>2578507</text:p>
          </table:table-cell>
          <table:table-cell table:formula="of:=[.B1]/300" office:value-type="float" office:value="8595.02333333333" calcext:value-type="float">
            <text:p>8595.0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606448" calcext:value-type="float">
            <text:p>2606448</text:p>
          </table:table-cell>
          <table:table-cell table:formula="of:=[.B2]/300" office:value-type="float" office:value="8688.16" calcext:value-type="float">
            <text:p>8688.16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09597" calcext:value-type="float">
            <text:p>2609597</text:p>
          </table:table-cell>
          <table:table-cell table:formula="of:=[.B3]/300" office:value-type="float" office:value="8698.65666666667" calcext:value-type="float">
            <text:p>8698.65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16099" calcext:value-type="float">
            <text:p>2516099</text:p>
          </table:table-cell>
          <table:table-cell table:formula="of:=[.B4]/300" office:value-type="float" office:value="8386.99666666667" calcext:value-type="float">
            <text:p>8386.9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86725" calcext:value-type="float">
            <text:p>2586725</text:p>
          </table:table-cell>
          <table:table-cell table:formula="of:=[.B5]/300" office:value-type="float" office:value="8622.41666666667" calcext:value-type="float">
            <text:p>8622.4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579475.2" calcext:value-type="float">
            <text:p>2579475.2</text:p>
          </table:table-cell>
          <table:table-cell table:formula="of:=[.B6]/300" office:value-type="float" office:value="8598.25066666667" calcext:value-type="float">
            <text:p>8598.25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93498" calcext:value-type="float">
            <text:p>93498</text:p>
          </table:table-cell>
          <table:table-cell table:style-name="Default"/>
        </table:table-row>
      </table:table>
      <table:table table:name="Gatling 3.1 distr" table:style-name="ta1">
        <table:shapes>
          <draw:frame draw:z-index="0" draw:style-name="gr1" draw:text-style-name="P1" svg:width="9in" svg:height="4in" svg:x="3.2236in" svg:y="2.8154in">
            <draw:object draw:notify-on-update-of-ranges="'Gatling 3.1 distr'.A2:'Gatling 3.1 distr'.A32 'Gatling 3.1 distr'.Q2:'Gatling 3.1 distr'.Q3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9" calcext:value-type="float">
            <text:p>18479</text:p>
          </table:table-cell>
          <table:table-cell table:formula="of:=[.B3]-[.B2]" office:value-type="float" office:value="18479" calcext:value-type="float">
            <text:p>18479</text:p>
          </table:table-cell>
          <table:table-cell/>
          <table:table-cell office:value-type="float" office:value="16254" calcext:value-type="float">
            <text:p>16254</text:p>
          </table:table-cell>
          <table:table-cell table:formula="of:=[.E3]-[.E2]" office:value-type="float" office:value="16254" calcext:value-type="float">
            <text:p>16254</text:p>
          </table:table-cell>
          <table:table-cell/>
          <table:table-cell office:value-type="float" office:value="18363" calcext:value-type="float">
            <text:p>18363</text:p>
          </table:table-cell>
          <table:table-cell table:formula="of:=[.H3]-[.H2]" office:value-type="float" office:value="18363" calcext:value-type="float">
            <text:p>18363</text:p>
          </table:table-cell>
          <table:table-cell/>
          <table:table-cell office:value-type="float" office:value="17499" calcext:value-type="float">
            <text:p>17499</text:p>
          </table:table-cell>
          <table:table-cell table:formula="of:=[.K3]-[.K2]" office:value-type="float" office:value="17499" calcext:value-type="float">
            <text:p>17499</text:p>
          </table:table-cell>
          <table:table-cell/>
          <table:table-cell office:value-type="float" office:value="17779" calcext:value-type="float">
            <text:p>17779</text:p>
          </table:table-cell>
          <table:table-cell table:formula="of:=[.N3]-[.N2]" office:value-type="float" office:value="17779" calcext:value-type="float">
            <text:p>17779</text:p>
          </table:table-cell>
          <table:table-cell/>
          <table:table-cell table:formula="of:=AVERAGE([.C3];[.F3];[.I3];[.L3];[.O3])" office:value-type="float" office:value="17674.8" calcext:value-type="float">
            <text:p>1767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053" calcext:value-type="float">
            <text:p>108053</text:p>
          </table:table-cell>
          <table:table-cell table:formula="of:=[.B4]-[.B3]" office:value-type="float" office:value="89574" calcext:value-type="float">
            <text:p>89574</text:p>
          </table:table-cell>
          <table:table-cell/>
          <table:table-cell office:value-type="float" office:value="76856" calcext:value-type="float">
            <text:p>76856</text:p>
          </table:table-cell>
          <table:table-cell table:formula="of:=[.E4]-[.E3]" office:value-type="float" office:value="60602" calcext:value-type="float">
            <text:p>60602</text:p>
          </table:table-cell>
          <table:table-cell/>
          <table:table-cell office:value-type="float" office:value="102639" calcext:value-type="float">
            <text:p>102639</text:p>
          </table:table-cell>
          <table:table-cell table:formula="of:=[.H4]-[.H3]" office:value-type="float" office:value="84276" calcext:value-type="float">
            <text:p>84276</text:p>
          </table:table-cell>
          <table:table-cell/>
          <table:table-cell office:value-type="float" office:value="95544" calcext:value-type="float">
            <text:p>95544</text:p>
          </table:table-cell>
          <table:table-cell table:formula="of:=[.K4]-[.K3]" office:value-type="float" office:value="78045" calcext:value-type="float">
            <text:p>78045</text:p>
          </table:table-cell>
          <table:table-cell/>
          <table:table-cell office:value-type="float" office:value="102813" calcext:value-type="float">
            <text:p>102813</text:p>
          </table:table-cell>
          <table:table-cell table:formula="of:=[.N4]-[.N3]" office:value-type="float" office:value="85034" calcext:value-type="float">
            <text:p>85034</text:p>
          </table:table-cell>
          <table:table-cell/>
          <table:table-cell table:formula="of:=AVERAGE([.C4];[.F4];[.I4];[.L4];[.O4])" office:value-type="float" office:value="79506.2" calcext:value-type="float">
            <text:p>7950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23" calcext:value-type="float">
            <text:p>203923</text:p>
          </table:table-cell>
          <table:table-cell table:formula="of:=[.B5]-[.B4]" office:value-type="float" office:value="95870" calcext:value-type="float">
            <text:p>95870</text:p>
          </table:table-cell>
          <table:table-cell/>
          <table:table-cell office:value-type="float" office:value="173026" calcext:value-type="float">
            <text:p>173026</text:p>
          </table:table-cell>
          <table:table-cell table:formula="of:=[.E5]-[.E4]" office:value-type="float" office:value="96170" calcext:value-type="float">
            <text:p>96170</text:p>
          </table:table-cell>
          <table:table-cell/>
          <table:table-cell office:value-type="float" office:value="184743" calcext:value-type="float">
            <text:p>184743</text:p>
          </table:table-cell>
          <table:table-cell table:formula="of:=[.H5]-[.H4]" office:value-type="float" office:value="82104" calcext:value-type="float">
            <text:p>82104</text:p>
          </table:table-cell>
          <table:table-cell/>
          <table:table-cell office:value-type="float" office:value="194148" calcext:value-type="float">
            <text:p>194148</text:p>
          </table:table-cell>
          <table:table-cell table:formula="of:=[.K5]-[.K4]" office:value-type="float" office:value="98604" calcext:value-type="float">
            <text:p>98604</text:p>
          </table:table-cell>
          <table:table-cell/>
          <table:table-cell office:value-type="float" office:value="186931" calcext:value-type="float">
            <text:p>186931</text:p>
          </table:table-cell>
          <table:table-cell table:formula="of:=[.N5]-[.N4]" office:value-type="float" office:value="84118" calcext:value-type="float">
            <text:p>84118</text:p>
          </table:table-cell>
          <table:table-cell/>
          <table:table-cell table:formula="of:=AVERAGE([.C5];[.F5];[.I5];[.L5];[.O5])" office:value-type="float" office:value="91373.2" calcext:value-type="float">
            <text:p>9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014" calcext:value-type="float">
            <text:p>292014</text:p>
          </table:table-cell>
          <table:table-cell table:formula="of:=[.B6]-[.B5]" office:value-type="float" office:value="88091" calcext:value-type="float">
            <text:p>88091</text:p>
          </table:table-cell>
          <table:table-cell/>
          <table:table-cell office:value-type="float" office:value="260820" calcext:value-type="float">
            <text:p>260820</text:p>
          </table:table-cell>
          <table:table-cell table:formula="of:=[.E6]-[.E5]" office:value-type="float" office:value="87794" calcext:value-type="float">
            <text:p>87794</text:p>
          </table:table-cell>
          <table:table-cell/>
          <table:table-cell office:value-type="float" office:value="275722" calcext:value-type="float">
            <text:p>275722</text:p>
          </table:table-cell>
          <table:table-cell table:formula="of:=[.H6]-[.H5]" office:value-type="float" office:value="90979" calcext:value-type="float">
            <text:p>90979</text:p>
          </table:table-cell>
          <table:table-cell/>
          <table:table-cell office:value-type="float" office:value="285238" calcext:value-type="float">
            <text:p>285238</text:p>
          </table:table-cell>
          <table:table-cell table:formula="of:=[.K6]-[.K5]" office:value-type="float" office:value="91090" calcext:value-type="float">
            <text:p>91090</text:p>
          </table:table-cell>
          <table:table-cell/>
          <table:table-cell office:value-type="float" office:value="276398" calcext:value-type="float">
            <text:p>276398</text:p>
          </table:table-cell>
          <table:table-cell table:formula="of:=[.N6]-[.N5]" office:value-type="float" office:value="89467" calcext:value-type="float">
            <text:p>89467</text:p>
          </table:table-cell>
          <table:table-cell/>
          <table:table-cell table:formula="of:=AVERAGE([.C6];[.F6];[.I6];[.L6];[.O6])" office:value-type="float" office:value="89484.2" calcext:value-type="float">
            <text:p>8948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6983" calcext:value-type="float">
            <text:p>376983</text:p>
          </table:table-cell>
          <table:table-cell table:formula="of:=[.B7]-[.B6]" office:value-type="float" office:value="84969" calcext:value-type="float">
            <text:p>84969</text:p>
          </table:table-cell>
          <table:table-cell/>
          <table:table-cell office:value-type="float" office:value="349302" calcext:value-type="float">
            <text:p>349302</text:p>
          </table:table-cell>
          <table:table-cell table:formula="of:=[.E7]-[.E6]" office:value-type="float" office:value="88482" calcext:value-type="float">
            <text:p>88482</text:p>
          </table:table-cell>
          <table:table-cell/>
          <table:table-cell office:value-type="float" office:value="361333" calcext:value-type="float">
            <text:p>361333</text:p>
          </table:table-cell>
          <table:table-cell table:formula="of:=[.H7]-[.H6]" office:value-type="float" office:value="85611" calcext:value-type="float">
            <text:p>85611</text:p>
          </table:table-cell>
          <table:table-cell/>
          <table:table-cell office:value-type="float" office:value="369444" calcext:value-type="float">
            <text:p>369444</text:p>
          </table:table-cell>
          <table:table-cell table:formula="of:=[.K7]-[.K6]" office:value-type="float" office:value="84206" calcext:value-type="float">
            <text:p>84206</text:p>
          </table:table-cell>
          <table:table-cell/>
          <table:table-cell office:value-type="float" office:value="361764" calcext:value-type="float">
            <text:p>361764</text:p>
          </table:table-cell>
          <table:table-cell table:formula="of:=[.N7]-[.N6]" office:value-type="float" office:value="85366" calcext:value-type="float">
            <text:p>85366</text:p>
          </table:table-cell>
          <table:table-cell/>
          <table:table-cell table:formula="of:=AVERAGE([.C7];[.F7];[.I7];[.L7];[.O7])" office:value-type="float" office:value="85726.8" calcext:value-type="float">
            <text:p>85726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1859" calcext:value-type="float">
            <text:p>461859</text:p>
          </table:table-cell>
          <table:table-cell table:formula="of:=[.B8]-[.B7]" office:value-type="float" office:value="84876" calcext:value-type="float">
            <text:p>84876</text:p>
          </table:table-cell>
          <table:table-cell/>
          <table:table-cell office:value-type="float" office:value="439469" calcext:value-type="float">
            <text:p>439469</text:p>
          </table:table-cell>
          <table:table-cell table:formula="of:=[.E8]-[.E7]" office:value-type="float" office:value="90167" calcext:value-type="float">
            <text:p>90167</text:p>
          </table:table-cell>
          <table:table-cell/>
          <table:table-cell office:value-type="float" office:value="440066" calcext:value-type="float">
            <text:p>440066</text:p>
          </table:table-cell>
          <table:table-cell table:formula="of:=[.H8]-[.H7]" office:value-type="float" office:value="78733" calcext:value-type="float">
            <text:p>78733</text:p>
          </table:table-cell>
          <table:table-cell/>
          <table:table-cell office:value-type="float" office:value="463164" calcext:value-type="float">
            <text:p>463164</text:p>
          </table:table-cell>
          <table:table-cell table:formula="of:=[.K8]-[.K7]" office:value-type="float" office:value="93720" calcext:value-type="float">
            <text:p>93720</text:p>
          </table:table-cell>
          <table:table-cell/>
          <table:table-cell office:value-type="float" office:value="451606" calcext:value-type="float">
            <text:p>451606</text:p>
          </table:table-cell>
          <table:table-cell table:formula="of:=[.N8]-[.N7]" office:value-type="float" office:value="89842" calcext:value-type="float">
            <text:p>89842</text:p>
          </table:table-cell>
          <table:table-cell/>
          <table:table-cell table:formula="of:=AVERAGE([.C8];[.F8];[.I8];[.L8];[.O8])" office:value-type="float" office:value="87467.6" calcext:value-type="float">
            <text:p>8746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383" calcext:value-type="float">
            <text:p>544383</text:p>
          </table:table-cell>
          <table:table-cell table:formula="of:=[.B9]-[.B8]" office:value-type="float" office:value="82524" calcext:value-type="float">
            <text:p>82524</text:p>
          </table:table-cell>
          <table:table-cell/>
          <table:table-cell office:value-type="float" office:value="536578" calcext:value-type="float">
            <text:p>536578</text:p>
          </table:table-cell>
          <table:table-cell table:formula="of:=[.E9]-[.E8]" office:value-type="float" office:value="97109" calcext:value-type="float">
            <text:p>97109</text:p>
          </table:table-cell>
          <table:table-cell/>
          <table:table-cell office:value-type="float" office:value="522642" calcext:value-type="float">
            <text:p>522642</text:p>
          </table:table-cell>
          <table:table-cell table:formula="of:=[.H9]-[.H8]" office:value-type="float" office:value="82576" calcext:value-type="float">
            <text:p>82576</text:p>
          </table:table-cell>
          <table:table-cell/>
          <table:table-cell office:value-type="float" office:value="549274" calcext:value-type="float">
            <text:p>549274</text:p>
          </table:table-cell>
          <table:table-cell table:formula="of:=[.K9]-[.K8]" office:value-type="float" office:value="86110" calcext:value-type="float">
            <text:p>86110</text:p>
          </table:table-cell>
          <table:table-cell/>
          <table:table-cell office:value-type="float" office:value="537024" calcext:value-type="float">
            <text:p>537024</text:p>
          </table:table-cell>
          <table:table-cell table:formula="of:=[.N9]-[.N8]" office:value-type="float" office:value="85418" calcext:value-type="float">
            <text:p>85418</text:p>
          </table:table-cell>
          <table:table-cell/>
          <table:table-cell table:formula="of:=AVERAGE([.C9];[.F9];[.I9];[.L9];[.O9])" office:value-type="float" office:value="86747.4" calcext:value-type="float">
            <text:p>8674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7118" calcext:value-type="float">
            <text:p>637118</text:p>
          </table:table-cell>
          <table:table-cell table:formula="of:=[.B10]-[.B9]" office:value-type="float" office:value="92735" calcext:value-type="float">
            <text:p>92735</text:p>
          </table:table-cell>
          <table:table-cell/>
          <table:table-cell office:value-type="float" office:value="624863" calcext:value-type="float">
            <text:p>624863</text:p>
          </table:table-cell>
          <table:table-cell table:formula="of:=[.E10]-[.E9]" office:value-type="float" office:value="88285" calcext:value-type="float">
            <text:p>88285</text:p>
          </table:table-cell>
          <table:table-cell/>
          <table:table-cell office:value-type="float" office:value="614499" calcext:value-type="float">
            <text:p>614499</text:p>
          </table:table-cell>
          <table:table-cell table:formula="of:=[.H10]-[.H9]" office:value-type="float" office:value="91857" calcext:value-type="float">
            <text:p>91857</text:p>
          </table:table-cell>
          <table:table-cell/>
          <table:table-cell office:value-type="float" office:value="635057" calcext:value-type="float">
            <text:p>635057</text:p>
          </table:table-cell>
          <table:table-cell table:formula="of:=[.K10]-[.K9]" office:value-type="float" office:value="85783" calcext:value-type="float">
            <text:p>85783</text:p>
          </table:table-cell>
          <table:table-cell/>
          <table:table-cell office:value-type="float" office:value="620875" calcext:value-type="float">
            <text:p>620875</text:p>
          </table:table-cell>
          <table:table-cell table:formula="of:=[.N10]-[.N9]" office:value-type="float" office:value="83851" calcext:value-type="float">
            <text:p>83851</text:p>
          </table:table-cell>
          <table:table-cell/>
          <table:table-cell table:formula="of:=AVERAGE([.C10];[.F10];[.I10];[.L10];[.O10])" office:value-type="float" office:value="88502.2" calcext:value-type="float">
            <text:p>8850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7890" calcext:value-type="float">
            <text:p>727890</text:p>
          </table:table-cell>
          <table:table-cell table:formula="of:=[.B11]-[.B10]" office:value-type="float" office:value="90772" calcext:value-type="float">
            <text:p>90772</text:p>
          </table:table-cell>
          <table:table-cell/>
          <table:table-cell office:value-type="float" office:value="707834" calcext:value-type="float">
            <text:p>707834</text:p>
          </table:table-cell>
          <table:table-cell table:formula="of:=[.E11]-[.E10]" office:value-type="float" office:value="82971" calcext:value-type="float">
            <text:p>82971</text:p>
          </table:table-cell>
          <table:table-cell/>
          <table:table-cell office:value-type="float" office:value="704919" calcext:value-type="float">
            <text:p>704919</text:p>
          </table:table-cell>
          <table:table-cell table:formula="of:=[.H11]-[.H10]" office:value-type="float" office:value="90420" calcext:value-type="float">
            <text:p>90420</text:p>
          </table:table-cell>
          <table:table-cell/>
          <table:table-cell office:value-type="float" office:value="726677" calcext:value-type="float">
            <text:p>726677</text:p>
          </table:table-cell>
          <table:table-cell table:formula="of:=[.K11]-[.K10]" office:value-type="float" office:value="91620" calcext:value-type="float">
            <text:p>91620</text:p>
          </table:table-cell>
          <table:table-cell/>
          <table:table-cell office:value-type="float" office:value="710720" calcext:value-type="float">
            <text:p>710720</text:p>
          </table:table-cell>
          <table:table-cell table:formula="of:=[.N11]-[.N10]" office:value-type="float" office:value="89845" calcext:value-type="float">
            <text:p>89845</text:p>
          </table:table-cell>
          <table:table-cell/>
          <table:table-cell table:formula="of:=AVERAGE([.C11];[.F11];[.I11];[.L11];[.O11])" office:value-type="float" office:value="89125.6" calcext:value-type="float">
            <text:p>89125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5454" calcext:value-type="float">
            <text:p>815454</text:p>
          </table:table-cell>
          <table:table-cell table:formula="of:=[.B12]-[.B11]" office:value-type="float" office:value="87564" calcext:value-type="float">
            <text:p>87564</text:p>
          </table:table-cell>
          <table:table-cell/>
          <table:table-cell office:value-type="float" office:value="800119" calcext:value-type="float">
            <text:p>800119</text:p>
          </table:table-cell>
          <table:table-cell table:formula="of:=[.E12]-[.E11]" office:value-type="float" office:value="92285" calcext:value-type="float">
            <text:p>92285</text:p>
          </table:table-cell>
          <table:table-cell/>
          <table:table-cell office:value-type="float" office:value="793376" calcext:value-type="float">
            <text:p>793376</text:p>
          </table:table-cell>
          <table:table-cell table:formula="of:=[.H12]-[.H11]" office:value-type="float" office:value="88457" calcext:value-type="float">
            <text:p>88457</text:p>
          </table:table-cell>
          <table:table-cell/>
          <table:table-cell office:value-type="float" office:value="811705" calcext:value-type="float">
            <text:p>811705</text:p>
          </table:table-cell>
          <table:table-cell table:formula="of:=[.K12]-[.K11]" office:value-type="float" office:value="85028" calcext:value-type="float">
            <text:p>85028</text:p>
          </table:table-cell>
          <table:table-cell/>
          <table:table-cell office:value-type="float" office:value="804337" calcext:value-type="float">
            <text:p>804337</text:p>
          </table:table-cell>
          <table:table-cell table:formula="of:=[.N12]-[.N11]" office:value-type="float" office:value="93617" calcext:value-type="float">
            <text:p>93617</text:p>
          </table:table-cell>
          <table:table-cell/>
          <table:table-cell table:formula="of:=AVERAGE([.C12];[.F12];[.I12];[.L12];[.O12])" office:value-type="float" office:value="89390.2" calcext:value-type="float">
            <text:p>8939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5715" calcext:value-type="float">
            <text:p>905715</text:p>
          </table:table-cell>
          <table:table-cell table:formula="of:=[.B13]-[.B12]" office:value-type="float" office:value="90261" calcext:value-type="float">
            <text:p>90261</text:p>
          </table:table-cell>
          <table:table-cell/>
          <table:table-cell office:value-type="float" office:value="888608" calcext:value-type="float">
            <text:p>888608</text:p>
          </table:table-cell>
          <table:table-cell table:formula="of:=[.E13]-[.E12]" office:value-type="float" office:value="88489" calcext:value-type="float">
            <text:p>88489</text:p>
          </table:table-cell>
          <table:table-cell/>
          <table:table-cell office:value-type="float" office:value="879206" calcext:value-type="float">
            <text:p>879206</text:p>
          </table:table-cell>
          <table:table-cell table:formula="of:=[.H13]-[.H12]" office:value-type="float" office:value="85830" calcext:value-type="float">
            <text:p>85830</text:p>
          </table:table-cell>
          <table:table-cell/>
          <table:table-cell office:value-type="float" office:value="893449" calcext:value-type="float">
            <text:p>893449</text:p>
          </table:table-cell>
          <table:table-cell table:formula="of:=[.K13]-[.K12]" office:value-type="float" office:value="81744" calcext:value-type="float">
            <text:p>81744</text:p>
          </table:table-cell>
          <table:table-cell/>
          <table:table-cell office:value-type="float" office:value="894081" calcext:value-type="float">
            <text:p>894081</text:p>
          </table:table-cell>
          <table:table-cell table:formula="of:=[.N13]-[.N12]" office:value-type="float" office:value="89744" calcext:value-type="float">
            <text:p>89744</text:p>
          </table:table-cell>
          <table:table-cell/>
          <table:table-cell table:formula="of:=AVERAGE([.C13];[.F13];[.I13];[.L13];[.O13])" office:value-type="float" office:value="87213.6" calcext:value-type="float">
            <text:p>87213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6538" calcext:value-type="float">
            <text:p>996538</text:p>
          </table:table-cell>
          <table:table-cell table:formula="of:=[.B14]-[.B13]" office:value-type="float" office:value="90823" calcext:value-type="float">
            <text:p>90823</text:p>
          </table:table-cell>
          <table:table-cell/>
          <table:table-cell office:value-type="float" office:value="979333" calcext:value-type="float">
            <text:p>979333</text:p>
          </table:table-cell>
          <table:table-cell table:formula="of:=[.E14]-[.E13]" office:value-type="float" office:value="90725" calcext:value-type="float">
            <text:p>90725</text:p>
          </table:table-cell>
          <table:table-cell/>
          <table:table-cell office:value-type="float" office:value="972889" calcext:value-type="float">
            <text:p>972889</text:p>
          </table:table-cell>
          <table:table-cell table:formula="of:=[.H14]-[.H13]" office:value-type="float" office:value="93683" calcext:value-type="float">
            <text:p>93683</text:p>
          </table:table-cell>
          <table:table-cell/>
          <table:table-cell office:value-type="float" office:value="978569" calcext:value-type="float">
            <text:p>978569</text:p>
          </table:table-cell>
          <table:table-cell table:formula="of:=[.K14]-[.K13]" office:value-type="float" office:value="85120" calcext:value-type="float">
            <text:p>85120</text:p>
          </table:table-cell>
          <table:table-cell/>
          <table:table-cell office:value-type="float" office:value="983176" calcext:value-type="float">
            <text:p>983176</text:p>
          </table:table-cell>
          <table:table-cell table:formula="of:=[.N14]-[.N13]" office:value-type="float" office:value="89095" calcext:value-type="float">
            <text:p>89095</text:p>
          </table:table-cell>
          <table:table-cell/>
          <table:table-cell table:formula="of:=AVERAGE([.C14];[.F14];[.I14];[.L14];[.O14])" office:value-type="float" office:value="89889.2" calcext:value-type="float">
            <text:p>89889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5053" calcext:value-type="float">
            <text:p>1085053</text:p>
          </table:table-cell>
          <table:table-cell table:formula="of:=[.B15]-[.B14]" office:value-type="float" office:value="88515" calcext:value-type="float">
            <text:p>88515</text:p>
          </table:table-cell>
          <table:table-cell/>
          <table:table-cell office:value-type="float" office:value="1081412" calcext:value-type="float">
            <text:p>1081412</text:p>
          </table:table-cell>
          <table:table-cell table:formula="of:=[.E15]-[.E14]" office:value-type="float" office:value="102079" calcext:value-type="float">
            <text:p>102079</text:p>
          </table:table-cell>
          <table:table-cell/>
          <table:table-cell office:value-type="float" office:value="1066338" calcext:value-type="float">
            <text:p>1066338</text:p>
          </table:table-cell>
          <table:table-cell table:formula="of:=[.H15]-[.H14]" office:value-type="float" office:value="93449" calcext:value-type="float">
            <text:p>93449</text:p>
          </table:table-cell>
          <table:table-cell/>
          <table:table-cell office:value-type="float" office:value="1058714" calcext:value-type="float">
            <text:p>1058714</text:p>
          </table:table-cell>
          <table:table-cell table:formula="of:=[.K15]-[.K14]" office:value-type="float" office:value="80145" calcext:value-type="float">
            <text:p>80145</text:p>
          </table:table-cell>
          <table:table-cell/>
          <table:table-cell office:value-type="float" office:value="1072003" calcext:value-type="float">
            <text:p>1072003</text:p>
          </table:table-cell>
          <table:table-cell table:formula="of:=[.N15]-[.N14]" office:value-type="float" office:value="88827" calcext:value-type="float">
            <text:p>88827</text:p>
          </table:table-cell>
          <table:table-cell/>
          <table:table-cell table:formula="of:=AVERAGE([.C15];[.F15];[.I15];[.L15];[.O15])" office:value-type="float" office:value="90603" calcext:value-type="float">
            <text:p>906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3371" calcext:value-type="float">
            <text:p>1173371</text:p>
          </table:table-cell>
          <table:table-cell table:formula="of:=[.B16]-[.B15]" office:value-type="float" office:value="88318" calcext:value-type="float">
            <text:p>88318</text:p>
          </table:table-cell>
          <table:table-cell/>
          <table:table-cell office:value-type="float" office:value="1176170" calcext:value-type="float">
            <text:p>1176170</text:p>
          </table:table-cell>
          <table:table-cell table:formula="of:=[.E16]-[.E15]" office:value-type="float" office:value="94758" calcext:value-type="float">
            <text:p>94758</text:p>
          </table:table-cell>
          <table:table-cell/>
          <table:table-cell office:value-type="float" office:value="1162543" calcext:value-type="float">
            <text:p>1162543</text:p>
          </table:table-cell>
          <table:table-cell table:formula="of:=[.H16]-[.H15]" office:value-type="float" office:value="96205" calcext:value-type="float">
            <text:p>96205</text:p>
          </table:table-cell>
          <table:table-cell/>
          <table:table-cell office:value-type="float" office:value="1146938" calcext:value-type="float">
            <text:p>1146938</text:p>
          </table:table-cell>
          <table:table-cell table:formula="of:=[.K16]-[.K15]" office:value-type="float" office:value="88224" calcext:value-type="float">
            <text:p>88224</text:p>
          </table:table-cell>
          <table:table-cell/>
          <table:table-cell office:value-type="float" office:value="1155973" calcext:value-type="float">
            <text:p>1155973</text:p>
          </table:table-cell>
          <table:table-cell table:formula="of:=[.N16]-[.N15]" office:value-type="float" office:value="83970" calcext:value-type="float">
            <text:p>83970</text:p>
          </table:table-cell>
          <table:table-cell/>
          <table:table-cell table:formula="of:=AVERAGE([.C16];[.F16];[.I16];[.L16];[.O16])" office:value-type="float" office:value="90295" calcext:value-type="float">
            <text:p>90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0282" calcext:value-type="float">
            <text:p>1260282</text:p>
          </table:table-cell>
          <table:table-cell table:formula="of:=[.B17]-[.B16]" office:value-type="float" office:value="86911" calcext:value-type="float">
            <text:p>86911</text:p>
          </table:table-cell>
          <table:table-cell/>
          <table:table-cell office:value-type="float" office:value="1269519" calcext:value-type="float">
            <text:p>1269519</text:p>
          </table:table-cell>
          <table:table-cell table:formula="of:=[.E17]-[.E16]" office:value-type="float" office:value="93349" calcext:value-type="float">
            <text:p>93349</text:p>
          </table:table-cell>
          <table:table-cell/>
          <table:table-cell office:value-type="float" office:value="1260691" calcext:value-type="float">
            <text:p>1260691</text:p>
          </table:table-cell>
          <table:table-cell table:formula="of:=[.H17]-[.H16]" office:value-type="float" office:value="98148" calcext:value-type="float">
            <text:p>98148</text:p>
          </table:table-cell>
          <table:table-cell/>
          <table:table-cell office:value-type="float" office:value="1228542" calcext:value-type="float">
            <text:p>1228542</text:p>
          </table:table-cell>
          <table:table-cell table:formula="of:=[.K17]-[.K16]" office:value-type="float" office:value="81604" calcext:value-type="float">
            <text:p>81604</text:p>
          </table:table-cell>
          <table:table-cell/>
          <table:table-cell office:value-type="float" office:value="1246072" calcext:value-type="float">
            <text:p>1246072</text:p>
          </table:table-cell>
          <table:table-cell table:formula="of:=[.N17]-[.N16]" office:value-type="float" office:value="90099" calcext:value-type="float">
            <text:p>90099</text:p>
          </table:table-cell>
          <table:table-cell/>
          <table:table-cell table:formula="of:=AVERAGE([.C17];[.F17];[.I17];[.L17];[.O17])" office:value-type="float" office:value="90022.2" calcext:value-type="float">
            <text:p>9002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5636" calcext:value-type="float">
            <text:p>1355636</text:p>
          </table:table-cell>
          <table:table-cell table:formula="of:=[.B18]-[.B17]" office:value-type="float" office:value="95354" calcext:value-type="float">
            <text:p>95354</text:p>
          </table:table-cell>
          <table:table-cell/>
          <table:table-cell office:value-type="float" office:value="1352122" calcext:value-type="float">
            <text:p>1352122</text:p>
          </table:table-cell>
          <table:table-cell table:formula="of:=[.E18]-[.E17]" office:value-type="float" office:value="82603" calcext:value-type="float">
            <text:p>82603</text:p>
          </table:table-cell>
          <table:table-cell/>
          <table:table-cell office:value-type="float" office:value="1351766" calcext:value-type="float">
            <text:p>1351766</text:p>
          </table:table-cell>
          <table:table-cell table:formula="of:=[.H18]-[.H17]" office:value-type="float" office:value="91075" calcext:value-type="float">
            <text:p>91075</text:p>
          </table:table-cell>
          <table:table-cell/>
          <table:table-cell office:value-type="float" office:value="1320986" calcext:value-type="float">
            <text:p>1320986</text:p>
          </table:table-cell>
          <table:table-cell table:formula="of:=[.K18]-[.K17]" office:value-type="float" office:value="92444" calcext:value-type="float">
            <text:p>92444</text:p>
          </table:table-cell>
          <table:table-cell/>
          <table:table-cell office:value-type="float" office:value="1333975" calcext:value-type="float">
            <text:p>1333975</text:p>
          </table:table-cell>
          <table:table-cell table:formula="of:=[.N18]-[.N17]" office:value-type="float" office:value="87903" calcext:value-type="float">
            <text:p>87903</text:p>
          </table:table-cell>
          <table:table-cell/>
          <table:table-cell table:formula="of:=AVERAGE([.C18];[.F18];[.I18];[.L18];[.O18])" office:value-type="float" office:value="89875.8" calcext:value-type="float">
            <text:p>89875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5764" calcext:value-type="float">
            <text:p>1445764</text:p>
          </table:table-cell>
          <table:table-cell table:formula="of:=[.B19]-[.B18]" office:value-type="float" office:value="90128" calcext:value-type="float">
            <text:p>90128</text:p>
          </table:table-cell>
          <table:table-cell/>
          <table:table-cell office:value-type="float" office:value="1439329" calcext:value-type="float">
            <text:p>1439329</text:p>
          </table:table-cell>
          <table:table-cell table:formula="of:=[.E19]-[.E18]" office:value-type="float" office:value="87207" calcext:value-type="float">
            <text:p>87207</text:p>
          </table:table-cell>
          <table:table-cell/>
          <table:table-cell office:value-type="float" office:value="1447230" calcext:value-type="float">
            <text:p>1447230</text:p>
          </table:table-cell>
          <table:table-cell table:formula="of:=[.H19]-[.H18]" office:value-type="float" office:value="95464" calcext:value-type="float">
            <text:p>95464</text:p>
          </table:table-cell>
          <table:table-cell/>
          <table:table-cell office:value-type="float" office:value="1408638" calcext:value-type="float">
            <text:p>1408638</text:p>
          </table:table-cell>
          <table:table-cell table:formula="of:=[.K19]-[.K18]" office:value-type="float" office:value="87652" calcext:value-type="float">
            <text:p>87652</text:p>
          </table:table-cell>
          <table:table-cell/>
          <table:table-cell office:value-type="float" office:value="1419538" calcext:value-type="float">
            <text:p>1419538</text:p>
          </table:table-cell>
          <table:table-cell table:formula="of:=[.N19]-[.N18]" office:value-type="float" office:value="85563" calcext:value-type="float">
            <text:p>85563</text:p>
          </table:table-cell>
          <table:table-cell/>
          <table:table-cell table:formula="of:=AVERAGE([.C19];[.F19];[.I19];[.L19];[.O19])" office:value-type="float" office:value="89202.8" calcext:value-type="float">
            <text:p>89202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5811" calcext:value-type="float">
            <text:p>1525811</text:p>
          </table:table-cell>
          <table:table-cell table:formula="of:=[.B20]-[.B19]" office:value-type="float" office:value="80047" calcext:value-type="float">
            <text:p>80047</text:p>
          </table:table-cell>
          <table:table-cell/>
          <table:table-cell office:value-type="float" office:value="1520949" calcext:value-type="float">
            <text:p>1520949</text:p>
          </table:table-cell>
          <table:table-cell table:formula="of:=[.E20]-[.E19]" office:value-type="float" office:value="81620" calcext:value-type="float">
            <text:p>81620</text:p>
          </table:table-cell>
          <table:table-cell/>
          <table:table-cell office:value-type="float" office:value="1528702" calcext:value-type="float">
            <text:p>1528702</text:p>
          </table:table-cell>
          <table:table-cell table:formula="of:=[.H20]-[.H19]" office:value-type="float" office:value="81472" calcext:value-type="float">
            <text:p>81472</text:p>
          </table:table-cell>
          <table:table-cell/>
          <table:table-cell office:value-type="float" office:value="1496288" calcext:value-type="float">
            <text:p>1496288</text:p>
          </table:table-cell>
          <table:table-cell table:formula="of:=[.K20]-[.K19]" office:value-type="float" office:value="87650" calcext:value-type="float">
            <text:p>87650</text:p>
          </table:table-cell>
          <table:table-cell/>
          <table:table-cell office:value-type="float" office:value="1506136" calcext:value-type="float">
            <text:p>1506136</text:p>
          </table:table-cell>
          <table:table-cell table:formula="of:=[.N20]-[.N19]" office:value-type="float" office:value="86598" calcext:value-type="float">
            <text:p>86598</text:p>
          </table:table-cell>
          <table:table-cell/>
          <table:table-cell table:formula="of:=AVERAGE([.C20];[.F20];[.I20];[.L20];[.O20])" office:value-type="float" office:value="83477.4" calcext:value-type="float">
            <text:p>8347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3100" calcext:value-type="float">
            <text:p>1613100</text:p>
          </table:table-cell>
          <table:table-cell table:formula="of:=[.B21]-[.B20]" office:value-type="float" office:value="87289" calcext:value-type="float">
            <text:p>87289</text:p>
          </table:table-cell>
          <table:table-cell/>
          <table:table-cell office:value-type="float" office:value="1610499" calcext:value-type="float">
            <text:p>1610499</text:p>
          </table:table-cell>
          <table:table-cell table:formula="of:=[.E21]-[.E20]" office:value-type="float" office:value="89550" calcext:value-type="float">
            <text:p>89550</text:p>
          </table:table-cell>
          <table:table-cell/>
          <table:table-cell office:value-type="float" office:value="1611947" calcext:value-type="float">
            <text:p>1611947</text:p>
          </table:table-cell>
          <table:table-cell table:formula="of:=[.H21]-[.H20]" office:value-type="float" office:value="83245" calcext:value-type="float">
            <text:p>83245</text:p>
          </table:table-cell>
          <table:table-cell/>
          <table:table-cell office:value-type="float" office:value="1579968" calcext:value-type="float">
            <text:p>1579968</text:p>
          </table:table-cell>
          <table:table-cell table:formula="of:=[.K21]-[.K20]" office:value-type="float" office:value="83680" calcext:value-type="float">
            <text:p>83680</text:p>
          </table:table-cell>
          <table:table-cell/>
          <table:table-cell office:value-type="float" office:value="1593960" calcext:value-type="float">
            <text:p>1593960</text:p>
          </table:table-cell>
          <table:table-cell table:formula="of:=[.N21]-[.N20]" office:value-type="float" office:value="87824" calcext:value-type="float">
            <text:p>87824</text:p>
          </table:table-cell>
          <table:table-cell/>
          <table:table-cell table:formula="of:=AVERAGE([.C21];[.F21];[.I21];[.L21];[.O21])" office:value-type="float" office:value="86317.6" calcext:value-type="float">
            <text:p>8631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1275" calcext:value-type="float">
            <text:p>1701275</text:p>
          </table:table-cell>
          <table:table-cell table:formula="of:=[.B22]-[.B21]" office:value-type="float" office:value="88175" calcext:value-type="float">
            <text:p>88175</text:p>
          </table:table-cell>
          <table:table-cell/>
          <table:table-cell office:value-type="float" office:value="1701712" calcext:value-type="float">
            <text:p>1701712</text:p>
          </table:table-cell>
          <table:table-cell table:formula="of:=[.E22]-[.E21]" office:value-type="float" office:value="91213" calcext:value-type="float">
            <text:p>91213</text:p>
          </table:table-cell>
          <table:table-cell/>
          <table:table-cell office:value-type="float" office:value="1702858" calcext:value-type="float">
            <text:p>1702858</text:p>
          </table:table-cell>
          <table:table-cell table:formula="of:=[.H22]-[.H21]" office:value-type="float" office:value="90911" calcext:value-type="float">
            <text:p>90911</text:p>
          </table:table-cell>
          <table:table-cell/>
          <table:table-cell office:value-type="float" office:value="1666531" calcext:value-type="float">
            <text:p>1666531</text:p>
          </table:table-cell>
          <table:table-cell table:formula="of:=[.K22]-[.K21]" office:value-type="float" office:value="86563" calcext:value-type="float">
            <text:p>86563</text:p>
          </table:table-cell>
          <table:table-cell/>
          <table:table-cell office:value-type="float" office:value="1679918" calcext:value-type="float">
            <text:p>1679918</text:p>
          </table:table-cell>
          <table:table-cell table:formula="of:=[.N22]-[.N21]" office:value-type="float" office:value="85958" calcext:value-type="float">
            <text:p>85958</text:p>
          </table:table-cell>
          <table:table-cell/>
          <table:table-cell table:formula="of:=AVERAGE([.C22];[.F22];[.I22];[.L22];[.O22])" office:value-type="float" office:value="88564" calcext:value-type="float">
            <text:p>885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81869" calcext:value-type="float">
            <text:p>1781869</text:p>
          </table:table-cell>
          <table:table-cell table:formula="of:=[.B23]-[.B22]" office:value-type="float" office:value="80594" calcext:value-type="float">
            <text:p>80594</text:p>
          </table:table-cell>
          <table:table-cell/>
          <table:table-cell office:value-type="float" office:value="1789993" calcext:value-type="float">
            <text:p>1789993</text:p>
          </table:table-cell>
          <table:table-cell table:formula="of:=[.E23]-[.E22]" office:value-type="float" office:value="88281" calcext:value-type="float">
            <text:p>88281</text:p>
          </table:table-cell>
          <table:table-cell/>
          <table:table-cell office:value-type="float" office:value="1788649" calcext:value-type="float">
            <text:p>1788649</text:p>
          </table:table-cell>
          <table:table-cell table:formula="of:=[.H23]-[.H22]" office:value-type="float" office:value="85791" calcext:value-type="float">
            <text:p>85791</text:p>
          </table:table-cell>
          <table:table-cell/>
          <table:table-cell office:value-type="float" office:value="1758610" calcext:value-type="float">
            <text:p>1758610</text:p>
          </table:table-cell>
          <table:table-cell table:formula="of:=[.K23]-[.K22]" office:value-type="float" office:value="92079" calcext:value-type="float">
            <text:p>92079</text:p>
          </table:table-cell>
          <table:table-cell/>
          <table:table-cell office:value-type="float" office:value="1774553" calcext:value-type="float">
            <text:p>1774553</text:p>
          </table:table-cell>
          <table:table-cell table:formula="of:=[.N23]-[.N22]" office:value-type="float" office:value="94635" calcext:value-type="float">
            <text:p>94635</text:p>
          </table:table-cell>
          <table:table-cell/>
          <table:table-cell table:formula="of:=AVERAGE([.C23];[.F23];[.I23];[.L23];[.O23])" office:value-type="float" office:value="88276" calcext:value-type="float">
            <text:p>882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73755" calcext:value-type="float">
            <text:p>1873755</text:p>
          </table:table-cell>
          <table:table-cell table:formula="of:=[.B24]-[.B23]" office:value-type="float" office:value="91886" calcext:value-type="float">
            <text:p>91886</text:p>
          </table:table-cell>
          <table:table-cell/>
          <table:table-cell office:value-type="float" office:value="1880798" calcext:value-type="float">
            <text:p>1880798</text:p>
          </table:table-cell>
          <table:table-cell table:formula="of:=[.E24]-[.E23]" office:value-type="float" office:value="90805" calcext:value-type="float">
            <text:p>90805</text:p>
          </table:table-cell>
          <table:table-cell/>
          <table:table-cell office:value-type="float" office:value="1881742" calcext:value-type="float">
            <text:p>1881742</text:p>
          </table:table-cell>
          <table:table-cell table:formula="of:=[.H24]-[.H23]" office:value-type="float" office:value="93093" calcext:value-type="float">
            <text:p>93093</text:p>
          </table:table-cell>
          <table:table-cell/>
          <table:table-cell office:value-type="float" office:value="1834713" calcext:value-type="float">
            <text:p>1834713</text:p>
          </table:table-cell>
          <table:table-cell table:formula="of:=[.K24]-[.K23]" office:value-type="float" office:value="76103" calcext:value-type="float">
            <text:p>76103</text:p>
          </table:table-cell>
          <table:table-cell/>
          <table:table-cell office:value-type="float" office:value="1855368" calcext:value-type="float">
            <text:p>1855368</text:p>
          </table:table-cell>
          <table:table-cell table:formula="of:=[.N24]-[.N23]" office:value-type="float" office:value="80815" calcext:value-type="float">
            <text:p>80815</text:p>
          </table:table-cell>
          <table:table-cell/>
          <table:table-cell table:formula="of:=AVERAGE([.C24];[.F24];[.I24];[.L24];[.O24])" office:value-type="float" office:value="86540.4" calcext:value-type="float">
            <text:p>8654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8049" calcext:value-type="float">
            <text:p>1968049</text:p>
          </table:table-cell>
          <table:table-cell table:formula="of:=[.B25]-[.B24]" office:value-type="float" office:value="94294" calcext:value-type="float">
            <text:p>94294</text:p>
          </table:table-cell>
          <table:table-cell/>
          <table:table-cell office:value-type="float" office:value="1977657" calcext:value-type="float">
            <text:p>1977657</text:p>
          </table:table-cell>
          <table:table-cell table:formula="of:=[.E25]-[.E24]" office:value-type="float" office:value="96859" calcext:value-type="float">
            <text:p>96859</text:p>
          </table:table-cell>
          <table:table-cell/>
          <table:table-cell office:value-type="float" office:value="1974808" calcext:value-type="float">
            <text:p>1974808</text:p>
          </table:table-cell>
          <table:table-cell table:formula="of:=[.H25]-[.H24]" office:value-type="float" office:value="93066" calcext:value-type="float">
            <text:p>93066</text:p>
          </table:table-cell>
          <table:table-cell/>
          <table:table-cell office:value-type="float" office:value="1928893" calcext:value-type="float">
            <text:p>1928893</text:p>
          </table:table-cell>
          <table:table-cell table:formula="of:=[.K25]-[.K24]" office:value-type="float" office:value="94180" calcext:value-type="float">
            <text:p>94180</text:p>
          </table:table-cell>
          <table:table-cell/>
          <table:table-cell office:value-type="float" office:value="1948915" calcext:value-type="float">
            <text:p>1948915</text:p>
          </table:table-cell>
          <table:table-cell table:formula="of:=[.N25]-[.N24]" office:value-type="float" office:value="93547" calcext:value-type="float">
            <text:p>93547</text:p>
          </table:table-cell>
          <table:table-cell/>
          <table:table-cell table:formula="of:=AVERAGE([.C25];[.F25];[.I25];[.L25];[.O25])" office:value-type="float" office:value="94389.2" calcext:value-type="float">
            <text:p>94389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54636" calcext:value-type="float">
            <text:p>2054636</text:p>
          </table:table-cell>
          <table:table-cell table:formula="of:=[.B26]-[.B25]" office:value-type="float" office:value="86587" calcext:value-type="float">
            <text:p>86587</text:p>
          </table:table-cell>
          <table:table-cell/>
          <table:table-cell office:value-type="float" office:value="2064776" calcext:value-type="float">
            <text:p>2064776</text:p>
          </table:table-cell>
          <table:table-cell table:formula="of:=[.E26]-[.E25]" office:value-type="float" office:value="87119" calcext:value-type="float">
            <text:p>87119</text:p>
          </table:table-cell>
          <table:table-cell/>
          <table:table-cell office:value-type="float" office:value="2057546" calcext:value-type="float">
            <text:p>2057546</text:p>
          </table:table-cell>
          <table:table-cell table:formula="of:=[.H26]-[.H25]" office:value-type="float" office:value="82738" calcext:value-type="float">
            <text:p>82738</text:p>
          </table:table-cell>
          <table:table-cell/>
          <table:table-cell office:value-type="float" office:value="2016717" calcext:value-type="float">
            <text:p>2016717</text:p>
          </table:table-cell>
          <table:table-cell table:formula="of:=[.K26]-[.K25]" office:value-type="float" office:value="87824" calcext:value-type="float">
            <text:p>87824</text:p>
          </table:table-cell>
          <table:table-cell/>
          <table:table-cell office:value-type="float" office:value="2039568" calcext:value-type="float">
            <text:p>2039568</text:p>
          </table:table-cell>
          <table:table-cell table:formula="of:=[.N26]-[.N25]" office:value-type="float" office:value="90653" calcext:value-type="float">
            <text:p>90653</text:p>
          </table:table-cell>
          <table:table-cell/>
          <table:table-cell table:formula="of:=AVERAGE([.C26];[.F26];[.I26];[.L26];[.O26])" office:value-type="float" office:value="86984.2" calcext:value-type="float">
            <text:p>8698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44473" calcext:value-type="float">
            <text:p>2144473</text:p>
          </table:table-cell>
          <table:table-cell table:formula="of:=[.B27]-[.B26]" office:value-type="float" office:value="89837" calcext:value-type="float">
            <text:p>89837</text:p>
          </table:table-cell>
          <table:table-cell/>
          <table:table-cell office:value-type="float" office:value="2151049" calcext:value-type="float">
            <text:p>2151049</text:p>
          </table:table-cell>
          <table:table-cell table:formula="of:=[.E27]-[.E26]" office:value-type="float" office:value="86273" calcext:value-type="float">
            <text:p>86273</text:p>
          </table:table-cell>
          <table:table-cell/>
          <table:table-cell office:value-type="float" office:value="2147305" calcext:value-type="float">
            <text:p>2147305</text:p>
          </table:table-cell>
          <table:table-cell table:formula="of:=[.H27]-[.H26]" office:value-type="float" office:value="89759" calcext:value-type="float">
            <text:p>89759</text:p>
          </table:table-cell>
          <table:table-cell/>
          <table:table-cell office:value-type="float" office:value="2102092" calcext:value-type="float">
            <text:p>2102092</text:p>
          </table:table-cell>
          <table:table-cell table:formula="of:=[.K27]-[.K26]" office:value-type="float" office:value="85375" calcext:value-type="float">
            <text:p>85375</text:p>
          </table:table-cell>
          <table:table-cell/>
          <table:table-cell office:value-type="float" office:value="2126087" calcext:value-type="float">
            <text:p>2126087</text:p>
          </table:table-cell>
          <table:table-cell table:formula="of:=[.N27]-[.N26]" office:value-type="float" office:value="86519" calcext:value-type="float">
            <text:p>86519</text:p>
          </table:table-cell>
          <table:table-cell/>
          <table:table-cell table:formula="of:=AVERAGE([.C27];[.F27];[.I27];[.L27];[.O27])" office:value-type="float" office:value="87552.6" calcext:value-type="float">
            <text:p>8755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29188" calcext:value-type="float">
            <text:p>2229188</text:p>
          </table:table-cell>
          <table:table-cell table:formula="of:=[.B28]-[.B27]" office:value-type="float" office:value="84715" calcext:value-type="float">
            <text:p>84715</text:p>
          </table:table-cell>
          <table:table-cell/>
          <table:table-cell office:value-type="float" office:value="2248135" calcext:value-type="float">
            <text:p>2248135</text:p>
          </table:table-cell>
          <table:table-cell table:formula="of:=[.E28]-[.E27]" office:value-type="float" office:value="97086" calcext:value-type="float">
            <text:p>97086</text:p>
          </table:table-cell>
          <table:table-cell/>
          <table:table-cell office:value-type="float" office:value="2244872" calcext:value-type="float">
            <text:p>2244872</text:p>
          </table:table-cell>
          <table:table-cell table:formula="of:=[.H28]-[.H27]" office:value-type="float" office:value="97567" calcext:value-type="float">
            <text:p>97567</text:p>
          </table:table-cell>
          <table:table-cell/>
          <table:table-cell office:value-type="float" office:value="2187141" calcext:value-type="float">
            <text:p>2187141</text:p>
          </table:table-cell>
          <table:table-cell table:formula="of:=[.K28]-[.K27]" office:value-type="float" office:value="85049" calcext:value-type="float">
            <text:p>85049</text:p>
          </table:table-cell>
          <table:table-cell/>
          <table:table-cell office:value-type="float" office:value="2217997" calcext:value-type="float">
            <text:p>2217997</text:p>
          </table:table-cell>
          <table:table-cell table:formula="of:=[.N28]-[.N27]" office:value-type="float" office:value="91910" calcext:value-type="float">
            <text:p>91910</text:p>
          </table:table-cell>
          <table:table-cell/>
          <table:table-cell table:formula="of:=AVERAGE([.C28];[.F28];[.I28];[.L28];[.O28])" office:value-type="float" office:value="91265.4" calcext:value-type="float">
            <text:p>91265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18103" calcext:value-type="float">
            <text:p>2318103</text:p>
          </table:table-cell>
          <table:table-cell table:formula="of:=[.B29]-[.B28]" office:value-type="float" office:value="88915" calcext:value-type="float">
            <text:p>88915</text:p>
          </table:table-cell>
          <table:table-cell/>
          <table:table-cell office:value-type="float" office:value="2338276" calcext:value-type="float">
            <text:p>2338276</text:p>
          </table:table-cell>
          <table:table-cell table:formula="of:=[.E29]-[.E28]" office:value-type="float" office:value="90141" calcext:value-type="float">
            <text:p>90141</text:p>
          </table:table-cell>
          <table:table-cell/>
          <table:table-cell office:value-type="float" office:value="2335654" calcext:value-type="float">
            <text:p>2335654</text:p>
          </table:table-cell>
          <table:table-cell table:formula="of:=[.H29]-[.H28]" office:value-type="float" office:value="90782" calcext:value-type="float">
            <text:p>90782</text:p>
          </table:table-cell>
          <table:table-cell/>
          <table:table-cell office:value-type="float" office:value="2267002" calcext:value-type="float">
            <text:p>2267002</text:p>
          </table:table-cell>
          <table:table-cell table:formula="of:=[.K29]-[.K28]" office:value-type="float" office:value="79861" calcext:value-type="float">
            <text:p>79861</text:p>
          </table:table-cell>
          <table:table-cell/>
          <table:table-cell office:value-type="float" office:value="2309575" calcext:value-type="float">
            <text:p>2309575</text:p>
          </table:table-cell>
          <table:table-cell table:formula="of:=[.N29]-[.N28]" office:value-type="float" office:value="91578" calcext:value-type="float">
            <text:p>91578</text:p>
          </table:table-cell>
          <table:table-cell/>
          <table:table-cell table:formula="of:=AVERAGE([.C29];[.F29];[.I29];[.L29];[.O29])" office:value-type="float" office:value="88255.4" calcext:value-type="float">
            <text:p>88255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6268" calcext:value-type="float">
            <text:p>2406268</text:p>
          </table:table-cell>
          <table:table-cell table:formula="of:=[.B30]-[.B29]" office:value-type="float" office:value="88165" calcext:value-type="float">
            <text:p>88165</text:p>
          </table:table-cell>
          <table:table-cell/>
          <table:table-cell office:value-type="float" office:value="2432296" calcext:value-type="float">
            <text:p>2432296</text:p>
          </table:table-cell>
          <table:table-cell table:formula="of:=[.E30]-[.E29]" office:value-type="float" office:value="94020" calcext:value-type="float">
            <text:p>94020</text:p>
          </table:table-cell>
          <table:table-cell/>
          <table:table-cell office:value-type="float" office:value="2425587" calcext:value-type="float">
            <text:p>2425587</text:p>
          </table:table-cell>
          <table:table-cell table:formula="of:=[.H30]-[.H29]" office:value-type="float" office:value="89933" calcext:value-type="float">
            <text:p>89933</text:p>
          </table:table-cell>
          <table:table-cell/>
          <table:table-cell office:value-type="float" office:value="2353391" calcext:value-type="float">
            <text:p>2353391</text:p>
          </table:table-cell>
          <table:table-cell table:formula="of:=[.K30]-[.K29]" office:value-type="float" office:value="86389" calcext:value-type="float">
            <text:p>86389</text:p>
          </table:table-cell>
          <table:table-cell/>
          <table:table-cell office:value-type="float" office:value="2409171" calcext:value-type="float">
            <text:p>2409171</text:p>
          </table:table-cell>
          <table:table-cell table:formula="of:=[.N30]-[.N29]" office:value-type="float" office:value="99596" calcext:value-type="float">
            <text:p>99596</text:p>
          </table:table-cell>
          <table:table-cell/>
          <table:table-cell table:formula="of:=AVERAGE([.C30];[.F30];[.I30];[.L30];[.O30])" office:value-type="float" office:value="91620.6" calcext:value-type="float">
            <text:p>91620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90779" calcext:value-type="float">
            <text:p>2490779</text:p>
          </table:table-cell>
          <table:table-cell table:formula="of:=[.B31]-[.B30]" office:value-type="float" office:value="84511" calcext:value-type="float">
            <text:p>84511</text:p>
          </table:table-cell>
          <table:table-cell/>
          <table:table-cell office:value-type="float" office:value="2522283" calcext:value-type="float">
            <text:p>2522283</text:p>
          </table:table-cell>
          <table:table-cell table:formula="of:=[.E31]-[.E30]" office:value-type="float" office:value="89987" calcext:value-type="float">
            <text:p>89987</text:p>
          </table:table-cell>
          <table:table-cell/>
          <table:table-cell office:value-type="float" office:value="2517539" calcext:value-type="float">
            <text:p>2517539</text:p>
          </table:table-cell>
          <table:table-cell table:formula="of:=[.H31]-[.H30]" office:value-type="float" office:value="91952" calcext:value-type="float">
            <text:p>91952</text:p>
          </table:table-cell>
          <table:table-cell/>
          <table:table-cell office:value-type="float" office:value="2439201" calcext:value-type="float">
            <text:p>2439201</text:p>
          </table:table-cell>
          <table:table-cell table:formula="of:=[.K31]-[.K30]" office:value-type="float" office:value="85810" calcext:value-type="float">
            <text:p>85810</text:p>
          </table:table-cell>
          <table:table-cell/>
          <table:table-cell office:value-type="float" office:value="2496641" calcext:value-type="float">
            <text:p>2496641</text:p>
          </table:table-cell>
          <table:table-cell table:formula="of:=[.N31]-[.N30]" office:value-type="float" office:value="87470" calcext:value-type="float">
            <text:p>87470</text:p>
          </table:table-cell>
          <table:table-cell/>
          <table:table-cell table:formula="of:=AVERAGE([.C31];[.F31];[.I31];[.L31];[.O31])" office:value-type="float" office:value="87946" calcext:value-type="float">
            <text:p>87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78507" calcext:value-type="float">
            <text:p>2578507</text:p>
          </table:table-cell>
          <table:table-cell table:formula="of:=[.B32]-[.B31]" office:value-type="float" office:value="87728" calcext:value-type="float">
            <text:p>87728</text:p>
          </table:table-cell>
          <table:table-cell/>
          <table:table-cell office:value-type="float" office:value="2606448" calcext:value-type="float">
            <text:p>2606448</text:p>
          </table:table-cell>
          <table:table-cell table:formula="of:=[.E32]-[.E31]" office:value-type="float" office:value="84165" calcext:value-type="float">
            <text:p>84165</text:p>
          </table:table-cell>
          <table:table-cell/>
          <table:table-cell office:value-type="float" office:value="2609597" calcext:value-type="float">
            <text:p>2609597</text:p>
          </table:table-cell>
          <table:table-cell table:formula="of:=[.H32]-[.H31]" office:value-type="float" office:value="92058" calcext:value-type="float">
            <text:p>92058</text:p>
          </table:table-cell>
          <table:table-cell/>
          <table:table-cell office:value-type="float" office:value="2516099" calcext:value-type="float">
            <text:p>2516099</text:p>
          </table:table-cell>
          <table:table-cell table:formula="of:=[.K32]-[.K31]" office:value-type="float" office:value="76898" calcext:value-type="float">
            <text:p>76898</text:p>
          </table:table-cell>
          <table:table-cell/>
          <table:table-cell office:value-type="float" office:value="2586725" calcext:value-type="float">
            <text:p>2586725</text:p>
          </table:table-cell>
          <table:table-cell table:formula="of:=[.N32]-[.N31]" office:value-type="float" office:value="90084" calcext:value-type="float">
            <text:p>90084</text:p>
          </table:table-cell>
          <table:table-cell/>
          <table:table-cell table:formula="of:=AVERAGE([.C32];[.F32];[.I32];[.L32];[.O32])" office:value-type="float" office:value="86186.6" calcext:value-type="float">
            <text:p>86186.6</text:p>
          </table:table-cell>
        </table:table-row>
      </table:table>
      <table:table table:name="Gatling 3.2" table:style-name="ta1">
        <table:shapes>
          <draw:frame draw:z-index="0" draw:style-name="gr1" draw:text-style-name="P1" svg:width="9in" svg:height="4in" svg:x="2.6665in" svg:y="0in">
            <draw:object draw:notify-on-update-of-ranges="'Gatling 3.2'.A1:'Gatling 3.2'.A1 'Gatling 3.2'.B1:'Gatling 3.2'.B1 'Gatling 3.2'.A2:'Gatling 3.2'.A2 'Gatling 3.2'.B2:'Gatling 3.2'.B2 'Gatling 3.2'.A3:'Gatling 3.2'.A3 'Gatling 3.2'.B3:'Gatling 3.2'.B3 'Gatling 3.2'.A4:'Gatling 3.2'.A4 'Gatling 3.2'.B4:'Gatling 3.2'.B4 'Gatling 3.2'.A5:'Gatling 3.2'.A5 'Gatling 3.2'.B5:'Gatling 3.2'.B5 'Gatling 3.2'.A6:'Gatling 3.2'.A6 'Gatling 3.2'.B6:'Gatling 3.2'.B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4502" calcext:value-type="float">
            <text:p>334502</text:p>
          </table:table-cell>
          <table:table-cell table:formula="of:=[.B1]/300" office:value-type="float" office:value="1115.00666666667" calcext:value-type="float">
            <text:p>1115.0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7257" calcext:value-type="float">
            <text:p>337257</text:p>
          </table:table-cell>
          <table:table-cell table:formula="of:=[.B2]/300" office:value-type="float" office:value="1124.19" calcext:value-type="float">
            <text:p>1124.1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7315" calcext:value-type="float">
            <text:p>337315</text:p>
          </table:table-cell>
          <table:table-cell table:formula="of:=[.B3]/300" office:value-type="float" office:value="1124.38333333333" calcext:value-type="float">
            <text:p>1124.38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4833" calcext:value-type="float">
            <text:p>334833</text:p>
          </table:table-cell>
          <table:table-cell table:formula="of:=[.B4]/300" office:value-type="float" office:value="1116.11" calcext:value-type="float">
            <text:p>1116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393" calcext:value-type="float">
            <text:p>336393</text:p>
          </table:table-cell>
          <table:table-cell table:formula="of:=[.B5]/300" office:value-type="float" office:value="1121.31" calcext:value-type="float">
            <text:p>1121.3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6060" calcext:value-type="float">
            <text:p>336060</text:p>
          </table:table-cell>
          <table:table-cell table:formula="of:=[.B6]/300" office:value-type="float" office:value="1120.2" calcext:value-type="float">
            <text:p>1120.20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13" calcext:value-type="float">
            <text:p>2813</text:p>
          </table:table-cell>
          <table:table-cell table:style-name="Default"/>
        </table:table-row>
      </table:table>
      <table:table table:name="Gatling 3.2 distr" table:style-name="ta1">
        <table:shapes>
          <draw:frame draw:z-index="0" draw:style-name="gr1" draw:text-style-name="P1" svg:width="9in" svg:height="4in" svg:x="3.076in" svg:y="2.2681in">
            <draw:object draw:notify-on-update-of-ranges="'Gatling 3.2 distr'.A2:'Gatling 3.2 distr'.A32 'Gatling 3.2 distr'.Q2:'Gatling 3.2 distr'.Q3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77" calcext:value-type="float">
            <text:p>9977</text:p>
          </table:table-cell>
          <table:table-cell table:formula="of:=[.B3]-[.B2]" office:value-type="float" office:value="9977" calcext:value-type="float">
            <text:p>9977</text:p>
          </table:table-cell>
          <table:table-cell/>
          <table:table-cell office:value-type="float" office:value="9576" calcext:value-type="float">
            <text:p>9576</text:p>
          </table:table-cell>
          <table:table-cell table:formula="of:=[.E3]-[.E2]" office:value-type="float" office:value="9576" calcext:value-type="float">
            <text:p>9576</text:p>
          </table:table-cell>
          <table:table-cell/>
          <table:table-cell office:value-type="float" office:value="9815" calcext:value-type="float">
            <text:p>9815</text:p>
          </table:table-cell>
          <table:table-cell table:formula="of:=[.H3]-[.H2]" office:value-type="float" office:value="9815" calcext:value-type="float">
            <text:p>9815</text:p>
          </table:table-cell>
          <table:table-cell/>
          <table:table-cell office:value-type="float" office:value="10317" calcext:value-type="float">
            <text:p>10317</text:p>
          </table:table-cell>
          <table:table-cell table:formula="of:=[.K3]-[.K2]" office:value-type="float" office:value="10317" calcext:value-type="float">
            <text:p>10317</text:p>
          </table:table-cell>
          <table:table-cell/>
          <table:table-cell office:value-type="float" office:value="9856" calcext:value-type="float">
            <text:p>9856</text:p>
          </table:table-cell>
          <table:table-cell table:formula="of:=[.N3]-[.N2]" office:value-type="float" office:value="9856" calcext:value-type="float">
            <text:p>9856</text:p>
          </table:table-cell>
          <table:table-cell/>
          <table:table-cell table:formula="of:=AVERAGE([.C3];[.F3];[.I3];[.L3];[.O3])" office:value-type="float" office:value="9908.2" calcext:value-type="float">
            <text:p>9908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6" calcext:value-type="float">
            <text:p>20926</text:p>
          </table:table-cell>
          <table:table-cell table:formula="of:=[.B4]-[.B3]" office:value-type="float" office:value="10949" calcext:value-type="float">
            <text:p>10949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E4]-[.E3]" office:value-type="float" office:value="11089" calcext:value-type="float">
            <text:p>11089</text:p>
          </table:table-cell>
          <table:table-cell/>
          <table:table-cell office:value-type="float" office:value="20540" calcext:value-type="float">
            <text:p>20540</text:p>
          </table:table-cell>
          <table:table-cell table:formula="of:=[.H4]-[.H3]" office:value-type="float" office:value="10725" calcext:value-type="float">
            <text:p>10725</text:p>
          </table:table-cell>
          <table:table-cell/>
          <table:table-cell office:value-type="float" office:value="21016" calcext:value-type="float">
            <text:p>21016</text:p>
          </table:table-cell>
          <table:table-cell table:formula="of:=[.K4]-[.K3]" office:value-type="float" office:value="10699" calcext:value-type="float">
            <text:p>10699</text:p>
          </table:table-cell>
          <table:table-cell/>
          <table:table-cell office:value-type="float" office:value="20141" calcext:value-type="float">
            <text:p>20141</text:p>
          </table:table-cell>
          <table:table-cell table:formula="of:=[.N4]-[.N3]" office:value-type="float" office:value="10285" calcext:value-type="float">
            <text:p>10285</text:p>
          </table:table-cell>
          <table:table-cell/>
          <table:table-cell table:formula="of:=AVERAGE([.C4];[.F4];[.I4];[.L4];[.O4])" office:value-type="float" office:value="10749.4" calcext:value-type="float">
            <text:p>1074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77" calcext:value-type="float">
            <text:p>32377</text:p>
          </table:table-cell>
          <table:table-cell table:formula="of:=[.B5]-[.B4]" office:value-type="float" office:value="11451" calcext:value-type="float">
            <text:p>11451</text:p>
          </table:table-cell>
          <table:table-cell/>
          <table:table-cell office:value-type="float" office:value="32114" calcext:value-type="float">
            <text:p>32114</text:p>
          </table:table-cell>
          <table:table-cell table:formula="of:=[.E5]-[.E4]" office:value-type="float" office:value="11449" calcext:value-type="float">
            <text:p>11449</text:p>
          </table:table-cell>
          <table:table-cell/>
          <table:table-cell office:value-type="float" office:value="31804" calcext:value-type="float">
            <text:p>31804</text:p>
          </table:table-cell>
          <table:table-cell table:formula="of:=[.H5]-[.H4]" office:value-type="float" office:value="11264" calcext:value-type="float">
            <text:p>11264</text:p>
          </table:table-cell>
          <table:table-cell/>
          <table:table-cell office:value-type="float" office:value="32295" calcext:value-type="float">
            <text:p>32295</text:p>
          </table:table-cell>
          <table:table-cell table:formula="of:=[.K5]-[.K4]" office:value-type="float" office:value="11279" calcext:value-type="float">
            <text:p>11279</text:p>
          </table:table-cell>
          <table:table-cell/>
          <table:table-cell office:value-type="float" office:value="31564" calcext:value-type="float">
            <text:p>31564</text:p>
          </table:table-cell>
          <table:table-cell table:formula="of:=[.N5]-[.N4]" office:value-type="float" office:value="11423" calcext:value-type="float">
            <text:p>11423</text:p>
          </table:table-cell>
          <table:table-cell/>
          <table:table-cell table:formula="of:=AVERAGE([.C5];[.F5];[.I5];[.L5];[.O5])" office:value-type="float" office:value="11373.2" calcext:value-type="float">
            <text:p>1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78" calcext:value-type="float">
            <text:p>43378</text:p>
          </table:table-cell>
          <table:table-cell table:formula="of:=[.B6]-[.B5]" office:value-type="float" office:value="11001" calcext:value-type="float">
            <text:p>11001</text:p>
          </table:table-cell>
          <table:table-cell/>
          <table:table-cell office:value-type="float" office:value="43539" calcext:value-type="float">
            <text:p>43539</text:p>
          </table:table-cell>
          <table:table-cell table:formula="of:=[.E6]-[.E5]" office:value-type="float" office:value="11425" calcext:value-type="float">
            <text:p>11425</text:p>
          </table:table-cell>
          <table:table-cell/>
          <table:table-cell office:value-type="float" office:value="42993" calcext:value-type="float">
            <text:p>42993</text:p>
          </table:table-cell>
          <table:table-cell table:formula="of:=[.H6]-[.H5]" office:value-type="float" office:value="11189" calcext:value-type="float">
            <text:p>11189</text:p>
          </table:table-cell>
          <table:table-cell/>
          <table:table-cell office:value-type="float" office:value="43460" calcext:value-type="float">
            <text:p>43460</text:p>
          </table:table-cell>
          <table:table-cell table:formula="of:=[.K6]-[.K5]" office:value-type="float" office:value="11165" calcext:value-type="float">
            <text:p>11165</text:p>
          </table:table-cell>
          <table:table-cell/>
          <table:table-cell office:value-type="float" office:value="42656" calcext:value-type="float">
            <text:p>42656</text:p>
          </table:table-cell>
          <table:table-cell table:formula="of:=[.N6]-[.N5]" office:value-type="float" office:value="11092" calcext:value-type="float">
            <text:p>11092</text:p>
          </table:table-cell>
          <table:table-cell/>
          <table:table-cell table:formula="of:=AVERAGE([.C6];[.F6];[.I6];[.L6];[.O6])" office:value-type="float" office:value="11174.4" calcext:value-type="float">
            <text:p>1117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94" calcext:value-type="float">
            <text:p>54494</text:p>
          </table:table-cell>
          <table:table-cell table:formula="of:=[.B7]-[.B6]" office:value-type="float" office:value="11116" calcext:value-type="float">
            <text:p>11116</text:p>
          </table:table-cell>
          <table:table-cell/>
          <table:table-cell office:value-type="float" office:value="54814" calcext:value-type="float">
            <text:p>54814</text:p>
          </table:table-cell>
          <table:table-cell table:formula="of:=[.E7]-[.E6]" office:value-type="float" office:value="11275" calcext:value-type="float">
            <text:p>11275</text:p>
          </table:table-cell>
          <table:table-cell/>
          <table:table-cell office:value-type="float" office:value="54337" calcext:value-type="float">
            <text:p>54337</text:p>
          </table:table-cell>
          <table:table-cell table:formula="of:=[.H7]-[.H6]" office:value-type="float" office:value="11344" calcext:value-type="float">
            <text:p>11344</text:p>
          </table:table-cell>
          <table:table-cell/>
          <table:table-cell office:value-type="float" office:value="54435" calcext:value-type="float">
            <text:p>54435</text:p>
          </table:table-cell>
          <table:table-cell table:formula="of:=[.K7]-[.K6]" office:value-type="float" office:value="10975" calcext:value-type="float">
            <text:p>10975</text:p>
          </table:table-cell>
          <table:table-cell/>
          <table:table-cell office:value-type="float" office:value="53851" calcext:value-type="float">
            <text:p>53851</text:p>
          </table:table-cell>
          <table:table-cell table:formula="of:=[.N7]-[.N6]" office:value-type="float" office:value="11195" calcext:value-type="float">
            <text:p>11195</text:p>
          </table:table-cell>
          <table:table-cell/>
          <table:table-cell table:formula="of:=AVERAGE([.C7];[.F7];[.I7];[.L7];[.O7])" office:value-type="float" office:value="11181" calcext:value-type="float">
            <text:p>11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716" calcext:value-type="float">
            <text:p>65716</text:p>
          </table:table-cell>
          <table:table-cell table:formula="of:=[.B8]-[.B7]" office:value-type="float" office:value="11222" calcext:value-type="float">
            <text:p>11222</text:p>
          </table:table-cell>
          <table:table-cell/>
          <table:table-cell office:value-type="float" office:value="66092" calcext:value-type="float">
            <text:p>66092</text:p>
          </table:table-cell>
          <table:table-cell table:formula="of:=[.E8]-[.E7]" office:value-type="float" office:value="11278" calcext:value-type="float">
            <text:p>11278</text:p>
          </table:table-cell>
          <table:table-cell/>
          <table:table-cell office:value-type="float" office:value="65622" calcext:value-type="float">
            <text:p>65622</text:p>
          </table:table-cell>
          <table:table-cell table:formula="of:=[.H8]-[.H7]" office:value-type="float" office:value="11285" calcext:value-type="float">
            <text:p>11285</text:p>
          </table:table-cell>
          <table:table-cell/>
          <table:table-cell office:value-type="float" office:value="65514" calcext:value-type="float">
            <text:p>65514</text:p>
          </table:table-cell>
          <table:table-cell table:formula="of:=[.K8]-[.K7]" office:value-type="float" office:value="11079" calcext:value-type="float">
            <text:p>11079</text:p>
          </table:table-cell>
          <table:table-cell/>
          <table:table-cell office:value-type="float" office:value="65118" calcext:value-type="float">
            <text:p>65118</text:p>
          </table:table-cell>
          <table:table-cell table:formula="of:=[.N8]-[.N7]" office:value-type="float" office:value="11267" calcext:value-type="float">
            <text:p>11267</text:p>
          </table:table-cell>
          <table:table-cell/>
          <table:table-cell table:formula="of:=AVERAGE([.C8];[.F8];[.I8];[.L8];[.O8])" office:value-type="float" office:value="11226.2" calcext:value-type="float">
            <text:p>1122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89" calcext:value-type="float">
            <text:p>76889</text:p>
          </table:table-cell>
          <table:table-cell table:formula="of:=[.B9]-[.B8]" office:value-type="float" office:value="11173" calcext:value-type="float">
            <text:p>11173</text:p>
          </table:table-cell>
          <table:table-cell/>
          <table:table-cell office:value-type="float" office:value="77467" calcext:value-type="float">
            <text:p>77467</text:p>
          </table:table-cell>
          <table:table-cell table:formula="of:=[.E9]-[.E8]" office:value-type="float" office:value="11375" calcext:value-type="float">
            <text:p>11375</text:p>
          </table:table-cell>
          <table:table-cell/>
          <table:table-cell office:value-type="float" office:value="76876" calcext:value-type="float">
            <text:p>76876</text:p>
          </table:table-cell>
          <table:table-cell table:formula="of:=[.H9]-[.H8]" office:value-type="float" office:value="11254" calcext:value-type="float">
            <text:p>11254</text:p>
          </table:table-cell>
          <table:table-cell/>
          <table:table-cell office:value-type="float" office:value="76702" calcext:value-type="float">
            <text:p>76702</text:p>
          </table:table-cell>
          <table:table-cell table:formula="of:=[.K9]-[.K8]" office:value-type="float" office:value="11188" calcext:value-type="float">
            <text:p>11188</text:p>
          </table:table-cell>
          <table:table-cell/>
          <table:table-cell office:value-type="float" office:value="76465" calcext:value-type="float">
            <text:p>76465</text:p>
          </table:table-cell>
          <table:table-cell table:formula="of:=[.N9]-[.N8]" office:value-type="float" office:value="11347" calcext:value-type="float">
            <text:p>11347</text:p>
          </table:table-cell>
          <table:table-cell/>
          <table:table-cell table:formula="of:=AVERAGE([.C9];[.F9];[.I9];[.L9];[.O9])" office:value-type="float" office:value="11267.4" calcext:value-type="float">
            <text:p>1126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67" calcext:value-type="float">
            <text:p>88067</text:p>
          </table:table-cell>
          <table:table-cell table:formula="of:=[.B10]-[.B9]" office:value-type="float" office:value="11178" calcext:value-type="float">
            <text:p>11178</text:p>
          </table:table-cell>
          <table:table-cell/>
          <table:table-cell office:value-type="float" office:value="88668" calcext:value-type="float">
            <text:p>88668</text:p>
          </table:table-cell>
          <table:table-cell table:formula="of:=[.E10]-[.E9]" office:value-type="float" office:value="11201" calcext:value-type="float">
            <text:p>11201</text:p>
          </table:table-cell>
          <table:table-cell/>
          <table:table-cell office:value-type="float" office:value="88215" calcext:value-type="float">
            <text:p>88215</text:p>
          </table:table-cell>
          <table:table-cell table:formula="of:=[.H10]-[.H9]" office:value-type="float" office:value="11339" calcext:value-type="float">
            <text:p>11339</text:p>
          </table:table-cell>
          <table:table-cell/>
          <table:table-cell office:value-type="float" office:value="87852" calcext:value-type="float">
            <text:p>87852</text:p>
          </table:table-cell>
          <table:table-cell table:formula="of:=[.K10]-[.K9]" office:value-type="float" office:value="11150" calcext:value-type="float">
            <text:p>11150</text:p>
          </table:table-cell>
          <table:table-cell/>
          <table:table-cell office:value-type="float" office:value="87733" calcext:value-type="float">
            <text:p>87733</text:p>
          </table:table-cell>
          <table:table-cell table:formula="of:=[.N10]-[.N9]" office:value-type="float" office:value="11268" calcext:value-type="float">
            <text:p>11268</text:p>
          </table:table-cell>
          <table:table-cell/>
          <table:table-cell table:formula="of:=AVERAGE([.C10];[.F10];[.I10];[.L10];[.O10])" office:value-type="float" office:value="11227.2" calcext:value-type="float">
            <text:p>1122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318" calcext:value-type="float">
            <text:p>99318</text:p>
          </table:table-cell>
          <table:table-cell table:formula="of:=[.B11]-[.B10]" office:value-type="float" office:value="11251" calcext:value-type="float">
            <text:p>11251</text:p>
          </table:table-cell>
          <table:table-cell/>
          <table:table-cell office:value-type="float" office:value="99979" calcext:value-type="float">
            <text:p>99979</text:p>
          </table:table-cell>
          <table:table-cell table:formula="of:=[.E11]-[.E10]" office:value-type="float" office:value="11311" calcext:value-type="float">
            <text:p>11311</text:p>
          </table:table-cell>
          <table:table-cell/>
          <table:table-cell office:value-type="float" office:value="99464" calcext:value-type="float">
            <text:p>99464</text:p>
          </table:table-cell>
          <table:table-cell table:formula="of:=[.H11]-[.H10]" office:value-type="float" office:value="11249" calcext:value-type="float">
            <text:p>11249</text:p>
          </table:table-cell>
          <table:table-cell/>
          <table:table-cell office:value-type="float" office:value="99145" calcext:value-type="float">
            <text:p>99145</text:p>
          </table:table-cell>
          <table:table-cell table:formula="of:=[.K11]-[.K10]" office:value-type="float" office:value="11293" calcext:value-type="float">
            <text:p>11293</text:p>
          </table:table-cell>
          <table:table-cell/>
          <table:table-cell office:value-type="float" office:value="99025" calcext:value-type="float">
            <text:p>99025</text:p>
          </table:table-cell>
          <table:table-cell table:formula="of:=[.N11]-[.N10]" office:value-type="float" office:value="11292" calcext:value-type="float">
            <text:p>11292</text:p>
          </table:table-cell>
          <table:table-cell/>
          <table:table-cell table:formula="of:=AVERAGE([.C11];[.F11];[.I11];[.L11];[.O11])" office:value-type="float" office:value="11279.2" calcext:value-type="float">
            <text:p>11279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518" calcext:value-type="float">
            <text:p>110518</text:p>
          </table:table-cell>
          <table:table-cell table:formula="of:=[.B12]-[.B11]" office:value-type="float" office:value="11200" calcext:value-type="float">
            <text:p>11200</text:p>
          </table:table-cell>
          <table:table-cell/>
          <table:table-cell office:value-type="float" office:value="111332" calcext:value-type="float">
            <text:p>111332</text:p>
          </table:table-cell>
          <table:table-cell table:formula="of:=[.E12]-[.E11]" office:value-type="float" office:value="11353" calcext:value-type="float">
            <text:p>11353</text:p>
          </table:table-cell>
          <table:table-cell/>
          <table:table-cell office:value-type="float" office:value="110839" calcext:value-type="float">
            <text:p>110839</text:p>
          </table:table-cell>
          <table:table-cell table:formula="of:=[.H12]-[.H11]" office:value-type="float" office:value="11375" calcext:value-type="float">
            <text:p>11375</text:p>
          </table:table-cell>
          <table:table-cell/>
          <table:table-cell office:value-type="float" office:value="110302" calcext:value-type="float">
            <text:p>110302</text:p>
          </table:table-cell>
          <table:table-cell table:formula="of:=[.K12]-[.K11]" office:value-type="float" office:value="11157" calcext:value-type="float">
            <text:p>11157</text:p>
          </table:table-cell>
          <table:table-cell/>
          <table:table-cell office:value-type="float" office:value="110380" calcext:value-type="float">
            <text:p>110380</text:p>
          </table:table-cell>
          <table:table-cell table:formula="of:=[.N12]-[.N11]" office:value-type="float" office:value="11355" calcext:value-type="float">
            <text:p>11355</text:p>
          </table:table-cell>
          <table:table-cell/>
          <table:table-cell table:formula="of:=AVERAGE([.C12];[.F12];[.I12];[.L12];[.O12])" office:value-type="float" office:value="11288" calcext:value-type="float">
            <text:p>11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767" calcext:value-type="float">
            <text:p>121767</text:p>
          </table:table-cell>
          <table:table-cell table:formula="of:=[.B13]-[.B12]" office:value-type="float" office:value="11249" calcext:value-type="float">
            <text:p>11249</text:p>
          </table:table-cell>
          <table:table-cell/>
          <table:table-cell office:value-type="float" office:value="122576" calcext:value-type="float">
            <text:p>122576</text:p>
          </table:table-cell>
          <table:table-cell table:formula="of:=[.E13]-[.E12]" office:value-type="float" office:value="11244" calcext:value-type="float">
            <text:p>11244</text:p>
          </table:table-cell>
          <table:table-cell/>
          <table:table-cell office:value-type="float" office:value="122189" calcext:value-type="float">
            <text:p>122189</text:p>
          </table:table-cell>
          <table:table-cell table:formula="of:=[.H13]-[.H12]" office:value-type="float" office:value="11350" calcext:value-type="float">
            <text:p>11350</text:p>
          </table:table-cell>
          <table:table-cell/>
          <table:table-cell office:value-type="float" office:value="121547" calcext:value-type="float">
            <text:p>121547</text:p>
          </table:table-cell>
          <table:table-cell table:formula="of:=[.K13]-[.K12]" office:value-type="float" office:value="11245" calcext:value-type="float">
            <text:p>11245</text:p>
          </table:table-cell>
          <table:table-cell/>
          <table:table-cell office:value-type="float" office:value="121702" calcext:value-type="float">
            <text:p>121702</text:p>
          </table:table-cell>
          <table:table-cell table:formula="of:=[.N13]-[.N12]" office:value-type="float" office:value="11322" calcext:value-type="float">
            <text:p>11322</text:p>
          </table:table-cell>
          <table:table-cell/>
          <table:table-cell table:formula="of:=AVERAGE([.C13];[.F13];[.I13];[.L13];[.O13])"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900" calcext:value-type="float">
            <text:p>132900</text:p>
          </table:table-cell>
          <table:table-cell table:formula="of:=[.B14]-[.B13]" office:value-type="float" office:value="11133" calcext:value-type="float">
            <text:p>11133</text:p>
          </table:table-cell>
          <table:table-cell/>
          <table:table-cell office:value-type="float" office:value="133812" calcext:value-type="float">
            <text:p>133812</text:p>
          </table:table-cell>
          <table:table-cell table:formula="of:=[.E14]-[.E13]" office:value-type="float" office:value="11236" calcext:value-type="float">
            <text:p>11236</text:p>
          </table:table-cell>
          <table:table-cell/>
          <table:table-cell office:value-type="float" office:value="133482" calcext:value-type="float">
            <text:p>133482</text:p>
          </table:table-cell>
          <table:table-cell table:formula="of:=[.H14]-[.H13]" office:value-type="float" office:value="11293" calcext:value-type="float">
            <text:p>11293</text:p>
          </table:table-cell>
          <table:table-cell/>
          <table:table-cell office:value-type="float" office:value="132725" calcext:value-type="float">
            <text:p>132725</text:p>
          </table:table-cell>
          <table:table-cell table:formula="of:=[.K14]-[.K13]" office:value-type="float" office:value="11178" calcext:value-type="float">
            <text:p>11178</text:p>
          </table:table-cell>
          <table:table-cell/>
          <table:table-cell office:value-type="float" office:value="133036" calcext:value-type="float">
            <text:p>133036</text:p>
          </table:table-cell>
          <table:table-cell table:formula="of:=[.N14]-[.N13]" office:value-type="float" office:value="11334" calcext:value-type="float">
            <text:p>11334</text:p>
          </table:table-cell>
          <table:table-cell/>
          <table:table-cell table:formula="of:=AVERAGE([.C14];[.F14];[.I14];[.L14];[.O14])" office:value-type="float" office:value="11234.8" calcext:value-type="float">
            <text:p>1123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124" calcext:value-type="float">
            <text:p>144124</text:p>
          </table:table-cell>
          <table:table-cell table:formula="of:=[.B15]-[.B14]" office:value-type="float" office:value="11224" calcext:value-type="float">
            <text:p>11224</text:p>
          </table:table-cell>
          <table:table-cell/>
          <table:table-cell office:value-type="float" office:value="145105" calcext:value-type="float">
            <text:p>145105</text:p>
          </table:table-cell>
          <table:table-cell table:formula="of:=[.E15]-[.E14]" office:value-type="float" office:value="11293" calcext:value-type="float">
            <text:p>11293</text:p>
          </table:table-cell>
          <table:table-cell/>
          <table:table-cell office:value-type="float" office:value="144747" calcext:value-type="float">
            <text:p>144747</text:p>
          </table:table-cell>
          <table:table-cell table:formula="of:=[.H15]-[.H14]" office:value-type="float" office:value="11265" calcext:value-type="float">
            <text:p>11265</text:p>
          </table:table-cell>
          <table:table-cell/>
          <table:table-cell office:value-type="float" office:value="143813" calcext:value-type="float">
            <text:p>143813</text:p>
          </table:table-cell>
          <table:table-cell table:formula="of:=[.K15]-[.K14]" office:value-type="float" office:value="11088" calcext:value-type="float">
            <text:p>11088</text:p>
          </table:table-cell>
          <table:table-cell/>
          <table:table-cell office:value-type="float" office:value="144290" calcext:value-type="float">
            <text:p>144290</text:p>
          </table:table-cell>
          <table:table-cell table:formula="of:=[.N15]-[.N14]" office:value-type="float" office:value="11254" calcext:value-type="float">
            <text:p>11254</text:p>
          </table:table-cell>
          <table:table-cell/>
          <table:table-cell table:formula="of:=AVERAGE([.C15];[.F15];[.I15];[.L15];[.O15])" office:value-type="float" office:value="11224.8" calcext:value-type="float">
            <text:p>11224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278" calcext:value-type="float">
            <text:p>155278</text:p>
          </table:table-cell>
          <table:table-cell table:formula="of:=[.B16]-[.B15]" office:value-type="float" office:value="11154" calcext:value-type="float">
            <text:p>11154</text:p>
          </table:table-cell>
          <table:table-cell/>
          <table:table-cell office:value-type="float" office:value="156411" calcext:value-type="float">
            <text:p>156411</text:p>
          </table:table-cell>
          <table:table-cell table:formula="of:=[.E16]-[.E15]" office:value-type="float" office:value="11306" calcext:value-type="float">
            <text:p>11306</text:p>
          </table:table-cell>
          <table:table-cell/>
          <table:table-cell office:value-type="float" office:value="156035" calcext:value-type="float">
            <text:p>156035</text:p>
          </table:table-cell>
          <table:table-cell table:formula="of:=[.H16]-[.H15]" office:value-type="float" office:value="11288" calcext:value-type="float">
            <text:p>11288</text:p>
          </table:table-cell>
          <table:table-cell/>
          <table:table-cell office:value-type="float" office:value="154889" calcext:value-type="float">
            <text:p>154889</text:p>
          </table:table-cell>
          <table:table-cell table:formula="of:=[.K16]-[.K15]" office:value-type="float" office:value="11076" calcext:value-type="float">
            <text:p>11076</text:p>
          </table:table-cell>
          <table:table-cell/>
          <table:table-cell office:value-type="float" office:value="155541" calcext:value-type="float">
            <text:p>155541</text:p>
          </table:table-cell>
          <table:table-cell table:formula="of:=[.N16]-[.N15]" office:value-type="float" office:value="11251" calcext:value-type="float">
            <text:p>11251</text:p>
          </table:table-cell>
          <table:table-cell/>
          <table:table-cell table:formula="of:=AVERAGE([.C16];[.F16];[.I16];[.L16];[.O16])"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507" calcext:value-type="float">
            <text:p>166507</text:p>
          </table:table-cell>
          <table:table-cell table:formula="of:=[.B17]-[.B16]" office:value-type="float" office:value="11229" calcext:value-type="float">
            <text:p>11229</text:p>
          </table:table-cell>
          <table:table-cell/>
          <table:table-cell office:value-type="float" office:value="167690" calcext:value-type="float">
            <text:p>167690</text:p>
          </table:table-cell>
          <table:table-cell table:formula="of:=[.E17]-[.E16]" office:value-type="float" office:value="11279" calcext:value-type="float">
            <text:p>11279</text:p>
          </table:table-cell>
          <table:table-cell/>
          <table:table-cell office:value-type="float" office:value="167433" calcext:value-type="float">
            <text:p>167433</text:p>
          </table:table-cell>
          <table:table-cell table:formula="of:=[.H17]-[.H16]" office:value-type="float" office:value="11398" calcext:value-type="float">
            <text:p>11398</text:p>
          </table:table-cell>
          <table:table-cell/>
          <table:table-cell office:value-type="float" office:value="166096" calcext:value-type="float">
            <text:p>166096</text:p>
          </table:table-cell>
          <table:table-cell table:formula="of:=[.K17]-[.K16]" office:value-type="float" office:value="11207" calcext:value-type="float">
            <text:p>11207</text:p>
          </table:table-cell>
          <table:table-cell/>
          <table:table-cell office:value-type="float" office:value="166912" calcext:value-type="float">
            <text:p>166912</text:p>
          </table:table-cell>
          <table:table-cell table:formula="of:=[.N17]-[.N16]" office:value-type="float" office:value="11371" calcext:value-type="float">
            <text:p>11371</text:p>
          </table:table-cell>
          <table:table-cell/>
          <table:table-cell table:formula="of:=AVERAGE([.C17];[.F17];[.I17];[.L17];[.O17])" office:value-type="float" office:value="11296.8" calcext:value-type="float">
            <text:p>1129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7574" calcext:value-type="float">
            <text:p>177574</text:p>
          </table:table-cell>
          <table:table-cell table:formula="of:=[.B18]-[.B17]" office:value-type="float" office:value="11067" calcext:value-type="float">
            <text:p>11067</text:p>
          </table:table-cell>
          <table:table-cell/>
          <table:table-cell office:value-type="float" office:value="179026" calcext:value-type="float">
            <text:p>179026</text:p>
          </table:table-cell>
          <table:table-cell table:formula="of:=[.E18]-[.E17]" office:value-type="float" office:value="11336" calcext:value-type="float">
            <text:p>11336</text:p>
          </table:table-cell>
          <table:table-cell/>
          <table:table-cell office:value-type="float" office:value="178731" calcext:value-type="float">
            <text:p>178731</text:p>
          </table:table-cell>
          <table:table-cell table:formula="of:=[.H18]-[.H17]" office:value-type="float" office:value="11298" calcext:value-type="float">
            <text:p>11298</text:p>
          </table:table-cell>
          <table:table-cell/>
          <table:table-cell office:value-type="float" office:value="177304" calcext:value-type="float">
            <text:p>177304</text:p>
          </table:table-cell>
          <table:table-cell table:formula="of:=[.K18]-[.K17]" office:value-type="float" office:value="11208" calcext:value-type="float">
            <text:p>11208</text:p>
          </table:table-cell>
          <table:table-cell/>
          <table:table-cell office:value-type="float" office:value="178234" calcext:value-type="float">
            <text:p>178234</text:p>
          </table:table-cell>
          <table:table-cell table:formula="of:=[.N18]-[.N17]" office:value-type="float" office:value="11322" calcext:value-type="float">
            <text:p>11322</text:p>
          </table:table-cell>
          <table:table-cell/>
          <table:table-cell table:formula="of:=AVERAGE([.C18];[.F18];[.I18];[.L18];[.O18])" office:value-type="float" office:value="11246.2" calcext:value-type="float">
            <text:p>11246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8731" calcext:value-type="float">
            <text:p>188731</text:p>
          </table:table-cell>
          <table:table-cell table:formula="of:=[.B19]-[.B18]" office:value-type="float" office:value="11157" calcext:value-type="float">
            <text:p>11157</text:p>
          </table:table-cell>
          <table:table-cell/>
          <table:table-cell office:value-type="float" office:value="190243" calcext:value-type="float">
            <text:p>190243</text:p>
          </table:table-cell>
          <table:table-cell table:formula="of:=[.E19]-[.E18]" office:value-type="float" office:value="11217" calcext:value-type="float">
            <text:p>11217</text:p>
          </table:table-cell>
          <table:table-cell/>
          <table:table-cell office:value-type="float" office:value="190067" calcext:value-type="float">
            <text:p>190067</text:p>
          </table:table-cell>
          <table:table-cell table:formula="of:=[.H19]-[.H18]" office:value-type="float" office:value="11336" calcext:value-type="float">
            <text:p>11336</text:p>
          </table:table-cell>
          <table:table-cell/>
          <table:table-cell office:value-type="float" office:value="188559" calcext:value-type="float">
            <text:p>188559</text:p>
          </table:table-cell>
          <table:table-cell table:formula="of:=[.K19]-[.K18]" office:value-type="float" office:value="11255" calcext:value-type="float">
            <text:p>11255</text:p>
          </table:table-cell>
          <table:table-cell/>
          <table:table-cell office:value-type="float" office:value="189489" calcext:value-type="float">
            <text:p>189489</text:p>
          </table:table-cell>
          <table:table-cell table:formula="of:=[.N19]-[.N18]" office:value-type="float" office:value="11255" calcext:value-type="float">
            <text:p>11255</text:p>
          </table:table-cell>
          <table:table-cell/>
          <table:table-cell table:formula="of:=AVERAGE([.C19];[.F19];[.I19];[.L19];[.O19])"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891" calcext:value-type="float">
            <text:p>199891</text:p>
          </table:table-cell>
          <table:table-cell table:formula="of:=[.B20]-[.B19]" office:value-type="float" office:value="11160" calcext:value-type="float">
            <text:p>11160</text:p>
          </table:table-cell>
          <table:table-cell/>
          <table:table-cell office:value-type="float" office:value="201567" calcext:value-type="float">
            <text:p>201567</text:p>
          </table:table-cell>
          <table:table-cell table:formula="of:=[.E20]-[.E19]" office:value-type="float" office:value="11324" calcext:value-type="float">
            <text:p>11324</text:p>
          </table:table-cell>
          <table:table-cell/>
          <table:table-cell office:value-type="float" office:value="201329" calcext:value-type="float">
            <text:p>201329</text:p>
          </table:table-cell>
          <table:table-cell table:formula="of:=[.H20]-[.H19]" office:value-type="float" office:value="11262" calcext:value-type="float">
            <text:p>11262</text:p>
          </table:table-cell>
          <table:table-cell/>
          <table:table-cell office:value-type="float" office:value="199762" calcext:value-type="float">
            <text:p>199762</text:p>
          </table:table-cell>
          <table:table-cell table:formula="of:=[.K20]-[.K19]" office:value-type="float" office:value="11203" calcext:value-type="float">
            <text:p>11203</text:p>
          </table:table-cell>
          <table:table-cell/>
          <table:table-cell office:value-type="float" office:value="200774" calcext:value-type="float">
            <text:p>200774</text:p>
          </table:table-cell>
          <table:table-cell table:formula="of:=[.N20]-[.N19]" office:value-type="float" office:value="11285" calcext:value-type="float">
            <text:p>11285</text:p>
          </table:table-cell>
          <table:table-cell/>
          <table:table-cell table:formula="of:=AVERAGE([.C20];[.F20];[.I20];[.L20];[.O20])" office:value-type="float" office:value="11246.8" calcext:value-type="float">
            <text:p>1124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118" calcext:value-type="float">
            <text:p>211118</text:p>
          </table:table-cell>
          <table:table-cell table:formula="of:=[.B21]-[.B20]" office:value-type="float" office:value="11227" calcext:value-type="float">
            <text:p>11227</text:p>
          </table:table-cell>
          <table:table-cell/>
          <table:table-cell office:value-type="float" office:value="212831" calcext:value-type="float">
            <text:p>212831</text:p>
          </table:table-cell>
          <table:table-cell table:formula="of:=[.E21]-[.E20]" office:value-type="float" office:value="11264" calcext:value-type="float">
            <text:p>11264</text:p>
          </table:table-cell>
          <table:table-cell/>
          <table:table-cell office:value-type="float" office:value="212741" calcext:value-type="float">
            <text:p>212741</text:p>
          </table:table-cell>
          <table:table-cell table:formula="of:=[.H21]-[.H20]" office:value-type="float" office:value="11412" calcext:value-type="float">
            <text:p>11412</text:p>
          </table:table-cell>
          <table:table-cell/>
          <table:table-cell office:value-type="float" office:value="210926" calcext:value-type="float">
            <text:p>210926</text:p>
          </table:table-cell>
          <table:table-cell table:formula="of:=[.K21]-[.K20]" office:value-type="float" office:value="11164" calcext:value-type="float">
            <text:p>11164</text:p>
          </table:table-cell>
          <table:table-cell/>
          <table:table-cell office:value-type="float" office:value="211976" calcext:value-type="float">
            <text:p>211976</text:p>
          </table:table-cell>
          <table:table-cell table:formula="of:=[.N21]-[.N20]" office:value-type="float" office:value="11202" calcext:value-type="float">
            <text:p>11202</text:p>
          </table:table-cell>
          <table:table-cell/>
          <table:table-cell table:formula="of:=AVERAGE([.C21];[.F21];[.I21];[.L21];[.O21])" office:value-type="float" office:value="11253.8" calcext:value-type="float">
            <text:p>1125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328" calcext:value-type="float">
            <text:p>222328</text:p>
          </table:table-cell>
          <table:table-cell table:formula="of:=[.B22]-[.B21]" office:value-type="float" office:value="11210" calcext:value-type="float">
            <text:p>11210</text:p>
          </table:table-cell>
          <table:table-cell/>
          <table:table-cell office:value-type="float" office:value="224255" calcext:value-type="float">
            <text:p>224255</text:p>
          </table:table-cell>
          <table:table-cell table:formula="of:=[.E22]-[.E21]" office:value-type="float" office:value="11424" calcext:value-type="float">
            <text:p>11424</text:p>
          </table:table-cell>
          <table:table-cell/>
          <table:table-cell office:value-type="float" office:value="223963" calcext:value-type="float">
            <text:p>223963</text:p>
          </table:table-cell>
          <table:table-cell table:formula="of:=[.H22]-[.H21]" office:value-type="float" office:value="11222" calcext:value-type="float">
            <text:p>11222</text:p>
          </table:table-cell>
          <table:table-cell/>
          <table:table-cell office:value-type="float" office:value="222171" calcext:value-type="float">
            <text:p>222171</text:p>
          </table:table-cell>
          <table:table-cell table:formula="of:=[.K22]-[.K21]" office:value-type="float" office:value="11245" calcext:value-type="float">
            <text:p>11245</text:p>
          </table:table-cell>
          <table:table-cell/>
          <table:table-cell office:value-type="float" office:value="223284" calcext:value-type="float">
            <text:p>223284</text:p>
          </table:table-cell>
          <table:table-cell table:formula="of:=[.N22]-[.N21]" office:value-type="float" office:value="11308" calcext:value-type="float">
            <text:p>11308</text:p>
          </table:table-cell>
          <table:table-cell/>
          <table:table-cell table:formula="of:=AVERAGE([.C22];[.F22];[.I22];[.L22];[.O22])" office:value-type="float" office:value="11281.8" calcext:value-type="float">
            <text:p>1128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3404" calcext:value-type="float">
            <text:p>233404</text:p>
          </table:table-cell>
          <table:table-cell table:formula="of:=[.B23]-[.B22]" office:value-type="float" office:value="11076" calcext:value-type="float">
            <text:p>11076</text:p>
          </table:table-cell>
          <table:table-cell/>
          <table:table-cell office:value-type="float" office:value="235624" calcext:value-type="float">
            <text:p>235624</text:p>
          </table:table-cell>
          <table:table-cell table:formula="of:=[.E23]-[.E22]" office:value-type="float" office:value="11369" calcext:value-type="float">
            <text:p>11369</text:p>
          </table:table-cell>
          <table:table-cell/>
          <table:table-cell office:value-type="float" office:value="235228" calcext:value-type="float">
            <text:p>235228</text:p>
          </table:table-cell>
          <table:table-cell table:formula="of:=[.H23]-[.H22]" office:value-type="float" office:value="11265" calcext:value-type="float">
            <text:p>11265</text:p>
          </table:table-cell>
          <table:table-cell/>
          <table:table-cell office:value-type="float" office:value="233492" calcext:value-type="float">
            <text:p>233492</text:p>
          </table:table-cell>
          <table:table-cell table:formula="of:=[.K23]-[.K22]" office:value-type="float" office:value="11321" calcext:value-type="float">
            <text:p>11321</text:p>
          </table:table-cell>
          <table:table-cell/>
          <table:table-cell office:value-type="float" office:value="234476" calcext:value-type="float">
            <text:p>234476</text:p>
          </table:table-cell>
          <table:table-cell table:formula="of:=[.N23]-[.N22]" office:value-type="float" office:value="11192" calcext:value-type="float">
            <text:p>11192</text:p>
          </table:table-cell>
          <table:table-cell/>
          <table:table-cell table:formula="of:=AVERAGE([.C23];[.F23];[.I23];[.L23];[.O23])" office:value-type="float" office:value="11244.6" calcext:value-type="float">
            <text:p>1124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4609" calcext:value-type="float">
            <text:p>244609</text:p>
          </table:table-cell>
          <table:table-cell table:formula="of:=[.B24]-[.B23]" office:value-type="float" office:value="11205" calcext:value-type="float">
            <text:p>11205</text:p>
          </table:table-cell>
          <table:table-cell/>
          <table:table-cell office:value-type="float" office:value="246910" calcext:value-type="float">
            <text:p>246910</text:p>
          </table:table-cell>
          <table:table-cell table:formula="of:=[.E24]-[.E23]" office:value-type="float" office:value="11286" calcext:value-type="float">
            <text:p>11286</text:p>
          </table:table-cell>
          <table:table-cell/>
          <table:table-cell office:value-type="float" office:value="246550" calcext:value-type="float">
            <text:p>246550</text:p>
          </table:table-cell>
          <table:table-cell table:formula="of:=[.H24]-[.H23]" office:value-type="float" office:value="11322" calcext:value-type="float">
            <text:p>11322</text:p>
          </table:table-cell>
          <table:table-cell/>
          <table:table-cell office:value-type="float" office:value="244734" calcext:value-type="float">
            <text:p>244734</text:p>
          </table:table-cell>
          <table:table-cell table:formula="of:=[.K24]-[.K23]" office:value-type="float" office:value="11242" calcext:value-type="float">
            <text:p>11242</text:p>
          </table:table-cell>
          <table:table-cell/>
          <table:table-cell office:value-type="float" office:value="245813" calcext:value-type="float">
            <text:p>245813</text:p>
          </table:table-cell>
          <table:table-cell table:formula="of:=[.N24]-[.N23]" office:value-type="float" office:value="11337" calcext:value-type="float">
            <text:p>11337</text:p>
          </table:table-cell>
          <table:table-cell/>
          <table:table-cell table:formula="of:=AVERAGE([.C24];[.F24];[.I24];[.L24];[.O24])" office:value-type="float" office:value="11278.4" calcext:value-type="float">
            <text:p>1127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810" calcext:value-type="float">
            <text:p>255810</text:p>
          </table:table-cell>
          <table:table-cell table:formula="of:=[.B25]-[.B24]" office:value-type="float" office:value="11201" calcext:value-type="float">
            <text:p>11201</text:p>
          </table:table-cell>
          <table:table-cell/>
          <table:table-cell office:value-type="float" office:value="258298" calcext:value-type="float">
            <text:p>258298</text:p>
          </table:table-cell>
          <table:table-cell table:formula="of:=[.E25]-[.E24]" office:value-type="float" office:value="11388" calcext:value-type="float">
            <text:p>11388</text:p>
          </table:table-cell>
          <table:table-cell/>
          <table:table-cell office:value-type="float" office:value="257923" calcext:value-type="float">
            <text:p>257923</text:p>
          </table:table-cell>
          <table:table-cell table:formula="of:=[.H25]-[.H24]" office:value-type="float" office:value="11373" calcext:value-type="float">
            <text:p>11373</text:p>
          </table:table-cell>
          <table:table-cell/>
          <table:table-cell office:value-type="float" office:value="255976" calcext:value-type="float">
            <text:p>255976</text:p>
          </table:table-cell>
          <table:table-cell table:formula="of:=[.K25]-[.K24]" office:value-type="float" office:value="11242" calcext:value-type="float">
            <text:p>11242</text:p>
          </table:table-cell>
          <table:table-cell/>
          <table:table-cell office:value-type="float" office:value="257060" calcext:value-type="float">
            <text:p>257060</text:p>
          </table:table-cell>
          <table:table-cell table:formula="of:=[.N25]-[.N24]" office:value-type="float" office:value="11247" calcext:value-type="float">
            <text:p>11247</text:p>
          </table:table-cell>
          <table:table-cell/>
          <table:table-cell table:formula="of:=AVERAGE([.C25];[.F25];[.I25];[.L25];[.O25])" office:value-type="float" office:value="11290.2" calcext:value-type="float">
            <text:p>11290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051" calcext:value-type="float">
            <text:p>267051</text:p>
          </table:table-cell>
          <table:table-cell table:formula="of:=[.B26]-[.B25]" office:value-type="float" office:value="11241" calcext:value-type="float">
            <text:p>11241</text:p>
          </table:table-cell>
          <table:table-cell/>
          <table:table-cell office:value-type="float" office:value="269630" calcext:value-type="float">
            <text:p>269630</text:p>
          </table:table-cell>
          <table:table-cell table:formula="of:=[.E26]-[.E25]" office:value-type="float" office:value="11332" calcext:value-type="float">
            <text:p>11332</text:p>
          </table:table-cell>
          <table:table-cell/>
          <table:table-cell office:value-type="float" office:value="269188" calcext:value-type="float">
            <text:p>269188</text:p>
          </table:table-cell>
          <table:table-cell table:formula="of:=[.H26]-[.H25]" office:value-type="float" office:value="11265" calcext:value-type="float">
            <text:p>11265</text:p>
          </table:table-cell>
          <table:table-cell/>
          <table:table-cell office:value-type="float" office:value="267260" calcext:value-type="float">
            <text:p>267260</text:p>
          </table:table-cell>
          <table:table-cell table:formula="of:=[.K26]-[.K25]" office:value-type="float" office:value="11284" calcext:value-type="float">
            <text:p>11284</text:p>
          </table:table-cell>
          <table:table-cell/>
          <table:table-cell office:value-type="float" office:value="268388" calcext:value-type="float">
            <text:p>268388</text:p>
          </table:table-cell>
          <table:table-cell table:formula="of:=[.N26]-[.N25]" office:value-type="float" office:value="11328" calcext:value-type="float">
            <text:p>11328</text:p>
          </table:table-cell>
          <table:table-cell/>
          <table:table-cell table:formula="of:=AVERAGE([.C26];[.F26];[.I26];[.L26];[.O26])"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8249" calcext:value-type="float">
            <text:p>278249</text:p>
          </table:table-cell>
          <table:table-cell table:formula="of:=[.B27]-[.B26]" office:value-type="float" office:value="11198" calcext:value-type="float">
            <text:p>11198</text:p>
          </table:table-cell>
          <table:table-cell/>
          <table:table-cell office:value-type="float" office:value="280901" calcext:value-type="float">
            <text:p>280901</text:p>
          </table:table-cell>
          <table:table-cell table:formula="of:=[.E27]-[.E26]" office:value-type="float" office:value="11271" calcext:value-type="float">
            <text:p>11271</text:p>
          </table:table-cell>
          <table:table-cell/>
          <table:table-cell office:value-type="float" office:value="280371" calcext:value-type="float">
            <text:p>280371</text:p>
          </table:table-cell>
          <table:table-cell table:formula="of:=[.H27]-[.H26]" office:value-type="float" office:value="11183" calcext:value-type="float">
            <text:p>11183</text:p>
          </table:table-cell>
          <table:table-cell/>
          <table:table-cell office:value-type="float" office:value="278512" calcext:value-type="float">
            <text:p>278512</text:p>
          </table:table-cell>
          <table:table-cell table:formula="of:=[.K27]-[.K26]" office:value-type="float" office:value="11252" calcext:value-type="float">
            <text:p>11252</text:p>
          </table:table-cell>
          <table:table-cell/>
          <table:table-cell office:value-type="float" office:value="279596" calcext:value-type="float">
            <text:p>279596</text:p>
          </table:table-cell>
          <table:table-cell table:formula="of:=[.N27]-[.N26]" office:value-type="float" office:value="11208" calcext:value-type="float">
            <text:p>11208</text:p>
          </table:table-cell>
          <table:table-cell/>
          <table:table-cell table:formula="of:=AVERAGE([.C27];[.F27];[.I27];[.L27];[.O27])" office:value-type="float" office:value="11222.4" calcext:value-type="float">
            <text:p>11222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471" calcext:value-type="float">
            <text:p>289471</text:p>
          </table:table-cell>
          <table:table-cell table:formula="of:=[.B28]-[.B27]" office:value-type="float" office:value="11222" calcext:value-type="float">
            <text:p>11222</text:p>
          </table:table-cell>
          <table:table-cell/>
          <table:table-cell office:value-type="float" office:value="292276" calcext:value-type="float">
            <text:p>292276</text:p>
          </table:table-cell>
          <table:table-cell table:formula="of:=[.E28]-[.E27]" office:value-type="float" office:value="11375" calcext:value-type="float">
            <text:p>11375</text:p>
          </table:table-cell>
          <table:table-cell/>
          <table:table-cell office:value-type="float" office:value="291802" calcext:value-type="float">
            <text:p>291802</text:p>
          </table:table-cell>
          <table:table-cell table:formula="of:=[.H28]-[.H27]" office:value-type="float" office:value="11431" calcext:value-type="float">
            <text:p>11431</text:p>
          </table:table-cell>
          <table:table-cell/>
          <table:table-cell office:value-type="float" office:value="289671" calcext:value-type="float">
            <text:p>289671</text:p>
          </table:table-cell>
          <table:table-cell table:formula="of:=[.K28]-[.K27]" office:value-type="float" office:value="11159" calcext:value-type="float">
            <text:p>11159</text:p>
          </table:table-cell>
          <table:table-cell/>
          <table:table-cell office:value-type="float" office:value="290961" calcext:value-type="float">
            <text:p>290961</text:p>
          </table:table-cell>
          <table:table-cell table:formula="of:=[.N28]-[.N27]" office:value-type="float" office:value="11365" calcext:value-type="float">
            <text:p>11365</text:p>
          </table:table-cell>
          <table:table-cell/>
          <table:table-cell table:formula="of:=AVERAGE([.C28];[.F28];[.I28];[.L28];[.O28])" office:value-type="float" office:value="11310.4" calcext:value-type="float">
            <text:p>1131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708" calcext:value-type="float">
            <text:p>300708</text:p>
          </table:table-cell>
          <table:table-cell table:formula="of:=[.B29]-[.B28]" office:value-type="float" office:value="11237" calcext:value-type="float">
            <text:p>11237</text:p>
          </table:table-cell>
          <table:table-cell/>
          <table:table-cell office:value-type="float" office:value="303644" calcext:value-type="float">
            <text:p>303644</text:p>
          </table:table-cell>
          <table:table-cell table:formula="of:=[.E29]-[.E28]" office:value-type="float" office:value="11368" calcext:value-type="float">
            <text:p>11368</text:p>
          </table:table-cell>
          <table:table-cell/>
          <table:table-cell office:value-type="float" office:value="303151" calcext:value-type="float">
            <text:p>303151</text:p>
          </table:table-cell>
          <table:table-cell table:formula="of:=[.H29]-[.H28]" office:value-type="float" office:value="11349" calcext:value-type="float">
            <text:p>11349</text:p>
          </table:table-cell>
          <table:table-cell/>
          <table:table-cell office:value-type="float" office:value="300981" calcext:value-type="float">
            <text:p>300981</text:p>
          </table:table-cell>
          <table:table-cell table:formula="of:=[.K29]-[.K28]" office:value-type="float" office:value="11310" calcext:value-type="float">
            <text:p>11310</text:p>
          </table:table-cell>
          <table:table-cell/>
          <table:table-cell office:value-type="float" office:value="302297" calcext:value-type="float">
            <text:p>302297</text:p>
          </table:table-cell>
          <table:table-cell table:formula="of:=[.N29]-[.N28]" office:value-type="float" office:value="11336" calcext:value-type="float">
            <text:p>11336</text:p>
          </table:table-cell>
          <table:table-cell/>
          <table:table-cell table:formula="of:=AVERAGE([.C29];[.F29];[.I29];[.L29];[.O29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936" calcext:value-type="float">
            <text:p>311936</text:p>
          </table:table-cell>
          <table:table-cell table:formula="of:=[.B30]-[.B29]" office:value-type="float" office:value="11228" calcext:value-type="float">
            <text:p>11228</text:p>
          </table:table-cell>
          <table:table-cell/>
          <table:table-cell office:value-type="float" office:value="314806" calcext:value-type="float">
            <text:p>314806</text:p>
          </table:table-cell>
          <table:table-cell table:formula="of:=[.E30]-[.E29]" office:value-type="float" office:value="11162" calcext:value-type="float">
            <text:p>11162</text:p>
          </table:table-cell>
          <table:table-cell/>
          <table:table-cell office:value-type="float" office:value="314505" calcext:value-type="float">
            <text:p>314505</text:p>
          </table:table-cell>
          <table:table-cell table:formula="of:=[.H30]-[.H29]" office:value-type="float" office:value="11354" calcext:value-type="float">
            <text:p>11354</text:p>
          </table:table-cell>
          <table:table-cell/>
          <table:table-cell office:value-type="float" office:value="312241" calcext:value-type="float">
            <text:p>312241</text:p>
          </table:table-cell>
          <table:table-cell table:formula="of:=[.K30]-[.K29]" office:value-type="float" office:value="11260" calcext:value-type="float">
            <text:p>11260</text:p>
          </table:table-cell>
          <table:table-cell/>
          <table:table-cell office:value-type="float" office:value="313574" calcext:value-type="float">
            <text:p>313574</text:p>
          </table:table-cell>
          <table:table-cell table:formula="of:=[.N30]-[.N29]" office:value-type="float" office:value="11277" calcext:value-type="float">
            <text:p>11277</text:p>
          </table:table-cell>
          <table:table-cell/>
          <table:table-cell table:formula="of:=AVERAGE([.C30];[.F30];[.I30];[.L30];[.O30])" office:value-type="float" office:value="11256.2" calcext:value-type="float">
            <text:p>11256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3149" calcext:value-type="float">
            <text:p>323149</text:p>
          </table:table-cell>
          <table:table-cell table:formula="of:=[.B31]-[.B30]" office:value-type="float" office:value="11213" calcext:value-type="float">
            <text:p>11213</text:p>
          </table:table-cell>
          <table:table-cell/>
          <table:table-cell office:value-type="float" office:value="326059" calcext:value-type="float">
            <text:p>326059</text:p>
          </table:table-cell>
          <table:table-cell table:formula="of:=[.E31]-[.E30]" office:value-type="float" office:value="11253" calcext:value-type="float">
            <text:p>11253</text:p>
          </table:table-cell>
          <table:table-cell/>
          <table:table-cell office:value-type="float" office:value="325834" calcext:value-type="float">
            <text:p>325834</text:p>
          </table:table-cell>
          <table:table-cell table:formula="of:=[.H31]-[.H30]" office:value-type="float" office:value="11329" calcext:value-type="float">
            <text:p>11329</text:p>
          </table:table-cell>
          <table:table-cell/>
          <table:table-cell office:value-type="float" office:value="323499" calcext:value-type="float">
            <text:p>323499</text:p>
          </table:table-cell>
          <table:table-cell table:formula="of:=[.K31]-[.K30]" office:value-type="float" office:value="11258" calcext:value-type="float">
            <text:p>11258</text:p>
          </table:table-cell>
          <table:table-cell/>
          <table:table-cell office:value-type="float" office:value="324916" calcext:value-type="float">
            <text:p>324916</text:p>
          </table:table-cell>
          <table:table-cell table:formula="of:=[.N31]-[.N30]" office:value-type="float" office:value="11342" calcext:value-type="float">
            <text:p>11342</text:p>
          </table:table-cell>
          <table:table-cell/>
          <table:table-cell table:formula="of:=AVERAGE([.C31];[.F31];[.I31];[.L31];[.O31])"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4502" calcext:value-type="float">
            <text:p>334502</text:p>
          </table:table-cell>
          <table:table-cell table:formula="of:=[.B32]-[.B31]" office:value-type="float" office:value="11353" calcext:value-type="float">
            <text:p>11353</text:p>
          </table:table-cell>
          <table:table-cell/>
          <table:table-cell office:value-type="float" office:value="337257" calcext:value-type="float">
            <text:p>337257</text:p>
          </table:table-cell>
          <table:table-cell table:formula="of:=[.E32]-[.E31]" office:value-type="float" office:value="11198" calcext:value-type="float">
            <text:p>11198</text:p>
          </table:table-cell>
          <table:table-cell/>
          <table:table-cell office:value-type="float" office:value="337315" calcext:value-type="float">
            <text:p>337315</text:p>
          </table:table-cell>
          <table:table-cell table:formula="of:=[.H32]-[.H31]" office:value-type="float" office:value="11481" calcext:value-type="float">
            <text:p>11481</text:p>
          </table:table-cell>
          <table:table-cell/>
          <table:table-cell office:value-type="float" office:value="334833" calcext:value-type="float">
            <text:p>334833</text:p>
          </table:table-cell>
          <table:table-cell table:formula="of:=[.K32]-[.K31]" office:value-type="float" office:value="11334" calcext:value-type="float">
            <text:p>11334</text:p>
          </table:table-cell>
          <table:table-cell/>
          <table:table-cell office:value-type="float" office:value="336393" calcext:value-type="float">
            <text:p>336393</text:p>
          </table:table-cell>
          <table:table-cell table:formula="of:=[.N32]-[.N31]" office:value-type="float" office:value="11477" calcext:value-type="float">
            <text:p>11477</text:p>
          </table:table-cell>
          <table:table-cell/>
          <table:table-cell table:formula="of:=AVERAGE([.C32];[.F32];[.I32];[.L32];[.O32])" office:value-type="float" office:value="11368.6" calcext:value-type="float">
            <text:p>11368.6</text:p>
          </table:table-cell>
        </table:table-row>
      </table:table>
      <table:table table:name="Gatling 3.3" table:style-name="ta1">
        <table:shapes>
          <draw:frame draw:z-index="0" draw:style-name="gr1" draw:text-style-name="P1" svg:width="9in" svg:height="4in" svg:x="2.6665in" svg:y="0in">
            <draw:object draw:notify-on-update-of-ranges="'Gatling 3.3'.A1:'Gatling 3.3'.A1 'Gatling 3.3'.B1:'Gatling 3.3'.B1 'Gatling 3.3'.A2:'Gatling 3.3'.A2 'Gatling 3.3'.B2:'Gatling 3.3'.B2 'Gatling 3.3'.A3:'Gatling 3.3'.A3 'Gatling 3.3'.B3:'Gatling 3.3'.B3 'Gatling 3.3'.A4:'Gatling 3.3'.A4 'Gatling 3.3'.B4:'Gatling 3.3'.B4 'Gatling 3.3'.A5:'Gatling 3.3'.A5 'Gatling 3.3'.B5:'Gatling 3.3'.B5 'Gatling 3.3'.A6:'Gatling 3.3'.A6 'Gatling 3.3'.B6:'Gatling 3.3'.B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448" calcext:value-type="float">
            <text:p>68448</text:p>
          </table:table-cell>
          <table:table-cell table:formula="of:=[.B1]/300" office:value-type="float" office:value="228.16" calcext:value-type="float">
            <text:p>228.1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762" calcext:value-type="float">
            <text:p>68762</text:p>
          </table:table-cell>
          <table:table-cell table:formula="of:=[.B2]/300" office:value-type="float" office:value="229.206666666667" calcext:value-type="float">
            <text:p>229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19" calcext:value-type="float">
            <text:p>68519</text:p>
          </table:table-cell>
          <table:table-cell table:formula="of:=[.B3]/300" office:value-type="float" office:value="228.396666666667" calcext:value-type="float">
            <text:p>228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45" calcext:value-type="float">
            <text:p>68745</text:p>
          </table:table-cell>
          <table:table-cell table:formula="of:=[.B4]/300" office:value-type="float" office:value="229.15" calcext:value-type="float">
            <text:p>229.15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79" calcext:value-type="float">
            <text:p>68579</text:p>
          </table:table-cell>
          <table:table-cell table:formula="of:=[.B5]/300" office:value-type="float" office:value="228.596666666667" calcext:value-type="float">
            <text:p>228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610.6" calcext:value-type="float">
            <text:p>68610.6</text:p>
          </table:table-cell>
          <table:table-cell table:formula="of:=[.B6]/300" office:value-type="float" office:value="228.702" calcext:value-type="float">
            <text:p>228.70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" calcext:value-type="float">
            <text:p>314</text:p>
          </table:table-cell>
          <table:table-cell table:style-name="Default"/>
        </table:table-row>
      </table:table>
      <table:table table:name="Gatling 3.3 distr" table:style-name="ta1">
        <table:shapes>
          <draw:frame draw:z-index="0" draw:style-name="gr1" draw:text-style-name="P1" svg:width="9in" svg:height="4in" svg:x="3.8571in" svg:y="3.3075in">
            <draw:object draw:notify-on-update-of-ranges="'Gatling 3.3 distr'.A2:'Gatling 3.3 distr'.A32 'Gatling 3.3 distr'.Q2:'Gatling 3.3 distr'.Q3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1" calcext:value-type="float">
            <text:p>2201</text:p>
          </table:table-cell>
          <table:table-cell table:formula="of:=[.B3]-[.B2]" office:value-type="float" office:value="2201" calcext:value-type="float">
            <text:p>2201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E3]-[.E2]" office:value-type="float" office:value="2135" calcext:value-type="float">
            <text:p>2135</text:p>
          </table:table-cell>
          <table:table-cell/>
          <table:table-cell office:value-type="float" office:value="2165" calcext:value-type="float">
            <text:p>2165</text:p>
          </table:table-cell>
          <table:table-cell table:formula="of:=[.H3]-[.H2]" office:value-type="float" office:value="2165" calcext:value-type="float">
            <text:p>2165</text:p>
          </table:table-cell>
          <table:table-cell/>
          <table:table-cell office:value-type="float" office:value="2161" calcext:value-type="float">
            <text:p>2161</text:p>
          </table:table-cell>
          <table:table-cell table:formula="of:=[.K3]-[.K2]" office:value-type="float" office:value="2161" calcext:value-type="float">
            <text:p>2161</text:p>
          </table:table-cell>
          <table:table-cell/>
          <table:table-cell office:value-type="float" office:value="2173" calcext:value-type="float">
            <text:p>2173</text:p>
          </table:table-cell>
          <table:table-cell table:formula="of:=[.N3]-[.N2]" office:value-type="float" office:value="2173" calcext:value-type="float">
            <text:p>2173</text:p>
          </table:table-cell>
          <table:table-cell/>
          <table:table-cell table:formula="of:=AVERAGE([.C3];[.F3];[.I3];[.L3];[.O3])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3" calcext:value-type="float">
            <text:p>4483</text:p>
          </table:table-cell>
          <table:table-cell table:formula="of:=[.B4]-[.B3]" office:value-type="float" office:value="2282" calcext:value-type="float">
            <text:p>2282</text:p>
          </table:table-cell>
          <table:table-cell/>
          <table:table-cell office:value-type="float" office:value="4375" calcext:value-type="float">
            <text:p>4375</text:p>
          </table:table-cell>
          <table:table-cell table:formula="of:=[.E4]-[.E3]" office:value-type="float" office:value="2240" calcext:value-type="float">
            <text:p>2240</text:p>
          </table:table-cell>
          <table:table-cell/>
          <table:table-cell office:value-type="float" office:value="4448" calcext:value-type="float">
            <text:p>4448</text:p>
          </table:table-cell>
          <table:table-cell table:formula="of:=[.H4]-[.H3]" office:value-type="float" office:value="2283" calcext:value-type="float">
            <text:p>2283</text:p>
          </table:table-cell>
          <table:table-cell/>
          <table:table-cell office:value-type="float" office:value="4463" calcext:value-type="float">
            <text:p>4463</text:p>
          </table:table-cell>
          <table:table-cell table:formula="of:=[.K4]-[.K3]" office:value-type="float" office:value="2302" calcext:value-type="float">
            <text:p>2302</text:p>
          </table:table-cell>
          <table:table-cell/>
          <table:table-cell office:value-type="float" office:value="4416" calcext:value-type="float">
            <text:p>4416</text:p>
          </table:table-cell>
          <table:table-cell table:formula="of:=[.N4]-[.N3]" office:value-type="float" office:value="2243" calcext:value-type="float">
            <text:p>2243</text:p>
          </table:table-cell>
          <table:table-cell/>
          <table:table-cell table:formula="of:=AVERAGE([.C4];[.F4];[.I4];[.L4];[.O4])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7" calcext:value-type="float">
            <text:p>6727</text:p>
          </table:table-cell>
          <table:table-cell table:formula="of:=[.B5]-[.B4]" office:value-type="float" office:value="2244" calcext:value-type="float">
            <text:p>2244</text:p>
          </table:table-cell>
          <table:table-cell/>
          <table:table-cell office:value-type="float" office:value="6737" calcext:value-type="float">
            <text:p>6737</text:p>
          </table:table-cell>
          <table:table-cell table:formula="of:=[.E5]-[.E4]" office:value-type="float" office:value="2362" calcext:value-type="float">
            <text:p>2362</text:p>
          </table:table-cell>
          <table:table-cell/>
          <table:table-cell office:value-type="float" office:value="6717" calcext:value-type="float">
            <text:p>6717</text:p>
          </table:table-cell>
          <table:table-cell table:formula="of:=[.H5]-[.H4]" office:value-type="float" office:value="2269" calcext:value-type="float">
            <text:p>2269</text:p>
          </table:table-cell>
          <table:table-cell/>
          <table:table-cell office:value-type="float" office:value="6746" calcext:value-type="float">
            <text:p>6746</text:p>
          </table:table-cell>
          <table:table-cell table:formula="of:=[.K5]-[.K4]" office:value-type="float" office:value="2283" calcext:value-type="float">
            <text:p>2283</text:p>
          </table:table-cell>
          <table:table-cell/>
          <table:table-cell office:value-type="float" office:value="6777" calcext:value-type="float">
            <text:p>6777</text:p>
          </table:table-cell>
          <table:table-cell table:formula="of:=[.N5]-[.N4]" office:value-type="float" office:value="2361" calcext:value-type="float">
            <text:p>2361</text:p>
          </table:table-cell>
          <table:table-cell/>
          <table:table-cell table:formula="of:=AVERAGE([.C5];[.F5];[.I5];[.L5];[.O5])" office:value-type="float" office:value="2303.8" calcext:value-type="float">
            <text:p>230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38" calcext:value-type="float">
            <text:p>9038</text:p>
          </table:table-cell>
          <table:table-cell table:formula="of:=[.B6]-[.B5]" office:value-type="float" office:value="2311" calcext:value-type="float">
            <text:p>2311</text:p>
          </table:table-cell>
          <table:table-cell/>
          <table:table-cell office:value-type="float" office:value="9050" calcext:value-type="float">
            <text:p>9050</text:p>
          </table:table-cell>
          <table:table-cell table:formula="of:=[.E6]-[.E5]" office:value-type="float" office:value="2313" calcext:value-type="float">
            <text:p>2313</text:p>
          </table:table-cell>
          <table:table-cell/>
          <table:table-cell office:value-type="float" office:value="9009" calcext:value-type="float">
            <text:p>9009</text:p>
          </table:table-cell>
          <table:table-cell table:formula="of:=[.H6]-[.H5]" office:value-type="float" office:value="2292" calcext:value-type="float">
            <text:p>2292</text:p>
          </table:table-cell>
          <table:table-cell/>
          <table:table-cell office:value-type="float" office:value="8956" calcext:value-type="float">
            <text:p>8956</text:p>
          </table:table-cell>
          <table:table-cell table:formula="of:=[.K6]-[.K5]" office:value-type="float" office:value="2210" calcext:value-type="float">
            <text:p>2210</text:p>
          </table:table-cell>
          <table:table-cell/>
          <table:table-cell office:value-type="float" office:value="9108" calcext:value-type="float">
            <text:p>9108</text:p>
          </table:table-cell>
          <table:table-cell table:formula="of:=[.N6]-[.N5]" office:value-type="float" office:value="2331" calcext:value-type="float">
            <text:p>2331</text:p>
          </table:table-cell>
          <table:table-cell/>
          <table:table-cell table:formula="of:=AVERAGE([.C6];[.F6];[.I6];[.L6];[.O6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19" calcext:value-type="float">
            <text:p>11419</text:p>
          </table:table-cell>
          <table:table-cell table:formula="of:=[.B7]-[.B6]" office:value-type="float" office:value="2381" calcext:value-type="float">
            <text:p>2381</text:p>
          </table:table-cell>
          <table:table-cell/>
          <table:table-cell office:value-type="float" office:value="11315" calcext:value-type="float">
            <text:p>11315</text:p>
          </table:table-cell>
          <table:table-cell table:formula="of:=[.E7]-[.E6]" office:value-type="float" office:value="2265" calcext:value-type="float">
            <text:p>2265</text:p>
          </table:table-cell>
          <table:table-cell/>
          <table:table-cell office:value-type="float" office:value="11250" calcext:value-type="float">
            <text:p>11250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388" calcext:value-type="float">
            <text:p>11388</text:p>
          </table:table-cell>
          <table:table-cell table:formula="of:=[.K7]-[.K6]" office:value-type="float" office:value="2432" calcext:value-type="float">
            <text:p>2432</text:p>
          </table:table-cell>
          <table:table-cell/>
          <table:table-cell office:value-type="float" office:value="11458" calcext:value-type="float">
            <text:p>11458</text:p>
          </table:table-cell>
          <table:table-cell table:formula="of:=[.N7]-[.N6]" office:value-type="float" office:value="2350" calcext:value-type="float">
            <text:p>2350</text:p>
          </table:table-cell>
          <table:table-cell/>
          <table:table-cell table:formula="of:=AVERAGE([.C7];[.F7];[.I7];[.L7];[.O7])" office:value-type="float" office:value="2333.8" calcext:value-type="float">
            <text:p>233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44" calcext:value-type="float">
            <text:p>13844</text:p>
          </table:table-cell>
          <table:table-cell table:formula="of:=[.B8]-[.B7]" office:value-type="float" office:value="2425" calcext:value-type="float">
            <text:p>2425</text:p>
          </table:table-cell>
          <table:table-cell/>
          <table:table-cell office:value-type="float" office:value="13599" calcext:value-type="float">
            <text:p>13599</text:p>
          </table:table-cell>
          <table:table-cell table:formula="of:=[.E8]-[.E7]" office:value-type="float" office:value="2284" calcext:value-type="float">
            <text:p>2284</text:p>
          </table:table-cell>
          <table:table-cell/>
          <table:table-cell office:value-type="float" office:value="13692" calcext:value-type="float">
            <text:p>13692</text:p>
          </table:table-cell>
          <table:table-cell table:formula="of:=[.H8]-[.H7]" office:value-type="float" office:value="2442" calcext:value-type="float">
            <text:p>2442</text:p>
          </table:table-cell>
          <table:table-cell/>
          <table:table-cell office:value-type="float" office:value="13648" calcext:value-type="float">
            <text:p>13648</text:p>
          </table:table-cell>
          <table:table-cell table:formula="of:=[.K8]-[.K7]" office:value-type="float" office:value="2260" calcext:value-type="float">
            <text:p>2260</text:p>
          </table:table-cell>
          <table:table-cell/>
          <table:table-cell office:value-type="float" office:value="13803" calcext:value-type="float">
            <text:p>13803</text:p>
          </table:table-cell>
          <table:table-cell table:formula="of:=[.N8]-[.N7]" office:value-type="float" office:value="2345" calcext:value-type="float">
            <text:p>2345</text:p>
          </table:table-cell>
          <table:table-cell/>
          <table:table-cell table:formula="of:=AVERAGE([.C8];[.F8];[.I8];[.L8];[.O8])" office:value-type="float" office:value="2351.2" calcext:value-type="float">
            <text:p>235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70" calcext:value-type="float">
            <text:p>16070</text:p>
          </table:table-cell>
          <table:table-cell table:formula="of:=[.B9]-[.B8]" office:value-type="float" office:value="2226" calcext:value-type="float">
            <text:p>2226</text:p>
          </table:table-cell>
          <table:table-cell/>
          <table:table-cell office:value-type="float" office:value="15916" calcext:value-type="float">
            <text:p>15916</text:p>
          </table:table-cell>
          <table:table-cell table:formula="of:=[.E9]-[.E8]" office:value-type="float" office:value="2317" calcext:value-type="float">
            <text:p>2317</text:p>
          </table:table-cell>
          <table:table-cell/>
          <table:table-cell office:value-type="float" office:value="15963" calcext:value-type="float">
            <text:p>15963</text:p>
          </table:table-cell>
          <table:table-cell table:formula="of:=[.H9]-[.H8]" office:value-type="float" office:value="2271" calcext:value-type="float">
            <text:p>2271</text:p>
          </table:table-cell>
          <table:table-cell/>
          <table:table-cell office:value-type="float" office:value="15952" calcext:value-type="float">
            <text:p>15952</text:p>
          </table:table-cell>
          <table:table-cell table:formula="of:=[.K9]-[.K8]" office:value-type="float" office:value="2304" calcext:value-type="float">
            <text:p>2304</text:p>
          </table:table-cell>
          <table:table-cell/>
          <table:table-cell office:value-type="float" office:value="16101" calcext:value-type="float">
            <text:p>16101</text:p>
          </table:table-cell>
          <table:table-cell table:formula="of:=[.N9]-[.N8]" office:value-type="float" office:value="2298" calcext:value-type="float">
            <text:p>2298</text:p>
          </table:table-cell>
          <table:table-cell/>
          <table:table-cell table:formula="of:=AVERAGE([.C9];[.F9];[.I9];[.L9];[.O9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39" calcext:value-type="float">
            <text:p>18339</text:p>
          </table:table-cell>
          <table:table-cell table:formula="of:=[.B10]-[.B9]" office:value-type="float" office:value="2269" calcext:value-type="float">
            <text:p>2269</text:p>
          </table:table-cell>
          <table:table-cell/>
          <table:table-cell office:value-type="float" office:value="18192" calcext:value-type="float">
            <text:p>18192</text:p>
          </table:table-cell>
          <table:table-cell table:formula="of:=[.E10]-[.E9]" office:value-type="float" office:value="2276" calcext:value-type="float">
            <text:p>2276</text:p>
          </table:table-cell>
          <table:table-cell/>
          <table:table-cell office:value-type="float" office:value="18247" calcext:value-type="float">
            <text:p>18247</text:p>
          </table:table-cell>
          <table:table-cell table:formula="of:=[.H10]-[.H9]" office:value-type="float" office:value="2284" calcext:value-type="float">
            <text:p>2284</text:p>
          </table:table-cell>
          <table:table-cell/>
          <table:table-cell office:value-type="float" office:value="18235" calcext:value-type="float">
            <text:p>18235</text:p>
          </table:table-cell>
          <table:table-cell table:formula="of:=[.K10]-[.K9]" office:value-type="float" office:value="2283" calcext:value-type="float">
            <text:p>2283</text:p>
          </table:table-cell>
          <table:table-cell/>
          <table:table-cell office:value-type="float" office:value="18345" calcext:value-type="float">
            <text:p>18345</text:p>
          </table:table-cell>
          <table:table-cell table:formula="of:=[.N10]-[.N9]" office:value-type="float" office:value="2244" calcext:value-type="float">
            <text:p>2244</text:p>
          </table:table-cell>
          <table:table-cell/>
          <table:table-cell table:formula="of:=AVERAGE([.C10];[.F10];[.I10];[.L10];[.O10])" office:value-type="float" office:value="2271.2" calcext:value-type="float">
            <text:p>227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14" calcext:value-type="float">
            <text:p>20614</text:p>
          </table:table-cell>
          <table:table-cell table:formula="of:=[.B11]-[.B10]" office:value-type="float" office:value="2275" calcext:value-type="float">
            <text:p>2275</text:p>
          </table:table-cell>
          <table:table-cell/>
          <table:table-cell office:value-type="float" office:value="20517" calcext:value-type="float">
            <text:p>20517</text:p>
          </table:table-cell>
          <table:table-cell table:formula="of:=[.E11]-[.E10]" office:value-type="float" office:value="2325" calcext:value-type="float">
            <text:p>2325</text:p>
          </table:table-cell>
          <table:table-cell/>
          <table:table-cell office:value-type="float" office:value="20493" calcext:value-type="float">
            <text:p>20493</text:p>
          </table:table-cell>
          <table:table-cell table:formula="of:=[.H11]-[.H10]" office:value-type="float" office:value="2246" calcext:value-type="float">
            <text:p>2246</text:p>
          </table:table-cell>
          <table:table-cell/>
          <table:table-cell office:value-type="float" office:value="20553" calcext:value-type="float">
            <text:p>20553</text:p>
          </table:table-cell>
          <table:table-cell table:formula="of:=[.K11]-[.K10]" office:value-type="float" office:value="2318" calcext:value-type="float">
            <text:p>2318</text:p>
          </table:table-cell>
          <table:table-cell/>
          <table:table-cell office:value-type="float" office:value="20616" calcext:value-type="float">
            <text:p>20616</text:p>
          </table:table-cell>
          <table:table-cell table:formula="of:=[.N11]-[.N10]" office:value-type="float" office:value="2271" calcext:value-type="float">
            <text:p>2271</text:p>
          </table:table-cell>
          <table:table-cell/>
          <table:table-cell table:formula="of:=AVERAGE([.C11];[.F11];[.I11];[.L11];[.O11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2" calcext:value-type="float">
            <text:p>22902</text:p>
          </table:table-cell>
          <table:table-cell table:formula="of:=[.B12]-[.B11]" office:value-type="float" office:value="2288" calcext:value-type="float">
            <text:p>2288</text:p>
          </table:table-cell>
          <table:table-cell/>
          <table:table-cell office:value-type="float" office:value="22804" calcext:value-type="float">
            <text:p>22804</text:p>
          </table:table-cell>
          <table:table-cell table:formula="of:=[.E12]-[.E11]" office:value-type="float" office:value="2287" calcext:value-type="float">
            <text:p>2287</text:p>
          </table:table-cell>
          <table:table-cell/>
          <table:table-cell office:value-type="float" office:value="22787" calcext:value-type="float">
            <text:p>22787</text:p>
          </table:table-cell>
          <table:table-cell table:formula="of:=[.H12]-[.H11]" office:value-type="float" office:value="2294" calcext:value-type="float">
            <text:p>2294</text:p>
          </table:table-cell>
          <table:table-cell/>
          <table:table-cell office:value-type="float" office:value="22855" calcext:value-type="float">
            <text:p>22855</text:p>
          </table:table-cell>
          <table:table-cell table:formula="of:=[.K12]-[.K11]" office:value-type="float" office:value="2302" calcext:value-type="float">
            <text:p>2302</text:p>
          </table:table-cell>
          <table:table-cell/>
          <table:table-cell office:value-type="float" office:value="22898" calcext:value-type="float">
            <text:p>22898</text:p>
          </table:table-cell>
          <table:table-cell table:formula="of:=[.N12]-[.N11]" office:value-type="float" office:value="2282" calcext:value-type="float">
            <text:p>2282</text:p>
          </table:table-cell>
          <table:table-cell/>
          <table:table-cell table:formula="of:=AVERAGE([.C12];[.F12];[.I12];[.L12];[.O12])" office:value-type="float" office:value="2290.6" calcext:value-type="float">
            <text:p>2290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91" calcext:value-type="float">
            <text:p>25191</text:p>
          </table:table-cell>
          <table:table-cell table:formula="of:=[.B13]-[.B12]" office:value-type="float" office:value="2289" calcext:value-type="float">
            <text:p>2289</text:p>
          </table:table-cell>
          <table:table-cell/>
          <table:table-cell office:value-type="float" office:value="25080" calcext:value-type="float">
            <text:p>25080</text:p>
          </table:table-cell>
          <table:table-cell table:formula="of:=[.E13]-[.E12]" office:value-type="float" office:value="2276" calcext:value-type="float">
            <text:p>2276</text:p>
          </table:table-cell>
          <table:table-cell/>
          <table:table-cell office:value-type="float" office:value="25069" calcext:value-type="float">
            <text:p>25069</text:p>
          </table:table-cell>
          <table:table-cell table:formula="of:=[.H13]-[.H12]" office:value-type="float" office:value="2282" calcext:value-type="float">
            <text:p>2282</text:p>
          </table:table-cell>
          <table:table-cell/>
          <table:table-cell office:value-type="float" office:value="25155" calcext:value-type="float">
            <text:p>25155</text:p>
          </table:table-cell>
          <table:table-cell table:formula="of:=[.K13]-[.K12]" office:value-type="float" office:value="2300" calcext:value-type="float">
            <text:p>2300</text:p>
          </table:table-cell>
          <table:table-cell/>
          <table:table-cell office:value-type="float" office:value="25137" calcext:value-type="float">
            <text:p>25137</text:p>
          </table:table-cell>
          <table:table-cell table:formula="of:=[.N13]-[.N12]" office:value-type="float" office:value="2239" calcext:value-type="float">
            <text:p>2239</text:p>
          </table:table-cell>
          <table:table-cell/>
          <table:table-cell table:formula="of:=AVERAGE([.C13];[.F13];[.I13];[.L13];[.O13])" office:value-type="float" office:value="2277.2" calcext:value-type="float">
            <text:p>227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70" calcext:value-type="float">
            <text:p>27470</text:p>
          </table:table-cell>
          <table:table-cell table:formula="of:=[.B14]-[.B13]" office:value-type="float" office:value="2279" calcext:value-type="float">
            <text:p>2279</text:p>
          </table:table-cell>
          <table:table-cell/>
          <table:table-cell office:value-type="float" office:value="27352" calcext:value-type="float">
            <text:p>27352</text:p>
          </table:table-cell>
          <table:table-cell table:formula="of:=[.E14]-[.E13]" office:value-type="float" office:value="2272" calcext:value-type="float">
            <text:p>2272</text:p>
          </table:table-cell>
          <table:table-cell/>
          <table:table-cell office:value-type="float" office:value="27326" calcext:value-type="float">
            <text:p>27326</text:p>
          </table:table-cell>
          <table:table-cell table:formula="of:=[.H14]-[.H13]" office:value-type="float" office:value="2257" calcext:value-type="float">
            <text:p>2257</text:p>
          </table:table-cell>
          <table:table-cell/>
          <table:table-cell office:value-type="float" office:value="27422" calcext:value-type="float">
            <text:p>27422</text:p>
          </table:table-cell>
          <table:table-cell table:formula="of:=[.K14]-[.K13]" office:value-type="float" office:value="2267" calcext:value-type="float">
            <text:p>2267</text:p>
          </table:table-cell>
          <table:table-cell/>
          <table:table-cell office:value-type="float" office:value="27444" calcext:value-type="float">
            <text:p>27444</text:p>
          </table:table-cell>
          <table:table-cell table:formula="of:=[.N14]-[.N13]" office:value-type="float" office:value="2307" calcext:value-type="float">
            <text:p>2307</text:p>
          </table:table-cell>
          <table:table-cell/>
          <table:table-cell table:formula="of:=AVERAGE([.C14];[.F14];[.I14];[.L14];[.O14])"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759" calcext:value-type="float">
            <text:p>29759</text:p>
          </table:table-cell>
          <table:table-cell table:formula="of:=[.B15]-[.B14]" office:value-type="float" office:value="2289" calcext:value-type="float">
            <text:p>2289</text:p>
          </table:table-cell>
          <table:table-cell/>
          <table:table-cell office:value-type="float" office:value="29671" calcext:value-type="float">
            <text:p>29671</text:p>
          </table:table-cell>
          <table:table-cell table:formula="of:=[.E15]-[.E14]" office:value-type="float" office:value="2319" calcext:value-type="float">
            <text:p>2319</text:p>
          </table:table-cell>
          <table:table-cell/>
          <table:table-cell office:value-type="float" office:value="29598" calcext:value-type="float">
            <text:p>29598</text:p>
          </table:table-cell>
          <table:table-cell table:formula="of:=[.H15]-[.H14]" office:value-type="float" office:value="2272" calcext:value-type="float">
            <text:p>2272</text:p>
          </table:table-cell>
          <table:table-cell/>
          <table:table-cell office:value-type="float" office:value="29711" calcext:value-type="float">
            <text:p>29711</text:p>
          </table:table-cell>
          <table:table-cell table:formula="of:=[.K15]-[.K14]" office:value-type="float" office:value="2289" calcext:value-type="float">
            <text:p>2289</text:p>
          </table:table-cell>
          <table:table-cell/>
          <table:table-cell office:value-type="float" office:value="29710" calcext:value-type="float">
            <text:p>29710</text:p>
          </table:table-cell>
          <table:table-cell table:formula="of:=[.N15]-[.N14]" office:value-type="float" office:value="2266" calcext:value-type="float">
            <text:p>2266</text:p>
          </table:table-cell>
          <table:table-cell/>
          <table:table-cell table:formula="of:=AVERAGE([.C15];[.F15];[.I15];[.L15];[.O15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48" calcext:value-type="float">
            <text:p>32048</text:p>
          </table:table-cell>
          <table:table-cell table:formula="of:=[.B16]-[.B15]" office:value-type="float" office:value="2289" calcext:value-type="float">
            <text:p>2289</text:p>
          </table:table-cell>
          <table:table-cell/>
          <table:table-cell office:value-type="float" office:value="31957" calcext:value-type="float">
            <text:p>31957</text:p>
          </table:table-cell>
          <table:table-cell table:formula="of:=[.E16]-[.E15]" office:value-type="float" office:value="2286" calcext:value-type="float">
            <text:p>2286</text:p>
          </table:table-cell>
          <table:table-cell/>
          <table:table-cell office:value-type="float" office:value="31905" calcext:value-type="float">
            <text:p>31905</text:p>
          </table:table-cell>
          <table:table-cell table:formula="of:=[.H16]-[.H15]" office:value-type="float" office:value="2307" calcext:value-type="float">
            <text:p>2307</text:p>
          </table:table-cell>
          <table:table-cell/>
          <table:table-cell office:value-type="float" office:value="32016" calcext:value-type="float">
            <text:p>32016</text:p>
          </table:table-cell>
          <table:table-cell table:formula="of:=[.K16]-[.K15]" office:value-type="float" office:value="2305" calcext:value-type="float">
            <text:p>2305</text:p>
          </table:table-cell>
          <table:table-cell/>
          <table:table-cell office:value-type="float" office:value="31999" calcext:value-type="float">
            <text:p>31999</text:p>
          </table:table-cell>
          <table:table-cell table:formula="of:=[.N16]-[.N15]" office:value-type="float" office:value="2289" calcext:value-type="float">
            <text:p>2289</text:p>
          </table:table-cell>
          <table:table-cell/>
          <table:table-cell table:formula="of:=AVERAGE([.C16];[.F16];[.I16];[.L16];[.O16])" office:value-type="float" office:value="2295.2" calcext:value-type="float">
            <text:p>229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94" calcext:value-type="float">
            <text:p>34294</text:p>
          </table:table-cell>
          <table:table-cell table:formula="of:=[.B17]-[.B16]" office:value-type="float" office:value="2246" calcext:value-type="float">
            <text:p>2246</text:p>
          </table:table-cell>
          <table:table-cell/>
          <table:table-cell office:value-type="float" office:value="34255" calcext:value-type="float">
            <text:p>34255</text:p>
          </table:table-cell>
          <table:table-cell table:formula="of:=[.E17]-[.E16]" office:value-type="float" office:value="2298" calcext:value-type="float">
            <text:p>2298</text:p>
          </table:table-cell>
          <table:table-cell/>
          <table:table-cell office:value-type="float" office:value="34189" calcext:value-type="float">
            <text:p>34189</text:p>
          </table:table-cell>
          <table:table-cell table:formula="of:=[.H17]-[.H16]" office:value-type="float" office:value="2284" calcext:value-type="float">
            <text:p>2284</text:p>
          </table:table-cell>
          <table:table-cell/>
          <table:table-cell office:value-type="float" office:value="34278" calcext:value-type="float">
            <text:p>34278</text:p>
          </table:table-cell>
          <table:table-cell table:formula="of:=[.K17]-[.K16]" office:value-type="float" office:value="2262" calcext:value-type="float">
            <text:p>2262</text:p>
          </table:table-cell>
          <table:table-cell/>
          <table:table-cell office:value-type="float" office:value="34241" calcext:value-type="float">
            <text:p>34241</text:p>
          </table:table-cell>
          <table:table-cell table:formula="of:=[.N17]-[.N16]" office:value-type="float" office:value="2242" calcext:value-type="float">
            <text:p>2242</text:p>
          </table:table-cell>
          <table:table-cell/>
          <table:table-cell table:formula="of:=AVERAGE([.C17];[.F17];[.I17];[.L17];[.O17])"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31" calcext:value-type="float">
            <text:p>36531</text:p>
          </table:table-cell>
          <table:table-cell table:formula="of:=[.B18]-[.B17]" office:value-type="float" office:value="2237" calcext:value-type="float">
            <text:p>2237</text:p>
          </table:table-cell>
          <table:table-cell/>
          <table:table-cell office:value-type="float" office:value="36536" calcext:value-type="float">
            <text:p>36536</text:p>
          </table:table-cell>
          <table:table-cell table:formula="of:=[.E18]-[.E17]" office:value-type="float" office:value="2281" calcext:value-type="float">
            <text:p>2281</text:p>
          </table:table-cell>
          <table:table-cell/>
          <table:table-cell office:value-type="float" office:value="36476" calcext:value-type="float">
            <text:p>36476</text:p>
          </table:table-cell>
          <table:table-cell table:formula="of:=[.H18]-[.H17]" office:value-type="float" office:value="2287" calcext:value-type="float">
            <text:p>2287</text:p>
          </table:table-cell>
          <table:table-cell/>
          <table:table-cell office:value-type="float" office:value="36568" calcext:value-type="float">
            <text:p>36568</text:p>
          </table:table-cell>
          <table:table-cell table:formula="of:=[.K18]-[.K17]" office:value-type="float" office:value="2290" calcext:value-type="float">
            <text:p>2290</text:p>
          </table:table-cell>
          <table:table-cell/>
          <table:table-cell office:value-type="float" office:value="36537" calcext:value-type="float">
            <text:p>36537</text:p>
          </table:table-cell>
          <table:table-cell table:formula="of:=[.N18]-[.N17]" office:value-type="float" office:value="2296" calcext:value-type="float">
            <text:p>2296</text:p>
          </table:table-cell>
          <table:table-cell/>
          <table:table-cell table:formula="of:=AVERAGE([.C18];[.F18];[.I18];[.L18];[.O18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26" calcext:value-type="float">
            <text:p>38826</text:p>
          </table:table-cell>
          <table:table-cell table:formula="of:=[.B19]-[.B18]" office:value-type="float" office:value="2295" calcext:value-type="float">
            <text:p>2295</text:p>
          </table:table-cell>
          <table:table-cell/>
          <table:table-cell office:value-type="float" office:value="38824" calcext:value-type="float">
            <text:p>38824</text:p>
          </table:table-cell>
          <table:table-cell table:formula="of:=[.E19]-[.E18]" office:value-type="float" office:value="2288" calcext:value-type="float">
            <text:p>2288</text:p>
          </table:table-cell>
          <table:table-cell/>
          <table:table-cell office:value-type="float" office:value="38776" calcext:value-type="float">
            <text:p>38776</text:p>
          </table:table-cell>
          <table:table-cell table:formula="of:=[.H19]-[.H18]" office:value-type="float" office:value="2300" calcext:value-type="float">
            <text:p>2300</text:p>
          </table:table-cell>
          <table:table-cell/>
          <table:table-cell office:value-type="float" office:value="38881" calcext:value-type="float">
            <text:p>38881</text:p>
          </table:table-cell>
          <table:table-cell table:formula="of:=[.K19]-[.K18]" office:value-type="float" office:value="2313" calcext:value-type="float">
            <text:p>2313</text:p>
          </table:table-cell>
          <table:table-cell/>
          <table:table-cell office:value-type="float" office:value="38833" calcext:value-type="float">
            <text:p>38833</text:p>
          </table:table-cell>
          <table:table-cell table:formula="of:=[.N19]-[.N18]" office:value-type="float" office:value="2296" calcext:value-type="float">
            <text:p>2296</text:p>
          </table:table-cell>
          <table:table-cell/>
          <table:table-cell table:formula="of:=AVERAGE([.C19];[.F19];[.I19];[.L19];[.O19])" office:value-type="float" office:value="2298.4" calcext:value-type="float">
            <text:p>2298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091" calcext:value-type="float">
            <text:p>41091</text:p>
          </table:table-cell>
          <table:table-cell table:formula="of:=[.B20]-[.B19]" office:value-type="float" office:value="2265" calcext:value-type="float">
            <text:p>2265</text:p>
          </table:table-cell>
          <table:table-cell/>
          <table:table-cell office:value-type="float" office:value="41084" calcext:value-type="float">
            <text:p>41084</text:p>
          </table:table-cell>
          <table:table-cell table:formula="of:=[.E20]-[.E19]" office:value-type="float" office:value="2260" calcext:value-type="float">
            <text:p>2260</text:p>
          </table:table-cell>
          <table:table-cell/>
          <table:table-cell office:value-type="float" office:value="41071" calcext:value-type="float">
            <text:p>41071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1182" calcext:value-type="float">
            <text:p>41182</text:p>
          </table:table-cell>
          <table:table-cell table:formula="of:=[.K20]-[.K19]" office:value-type="float" office:value="2301" calcext:value-type="float">
            <text:p>2301</text:p>
          </table:table-cell>
          <table:table-cell/>
          <table:table-cell office:value-type="float" office:value="41133" calcext:value-type="float">
            <text:p>41133</text:p>
          </table:table-cell>
          <table:table-cell table:formula="of:=[.N20]-[.N19]" office:value-type="float" office:value="2300" calcext:value-type="float">
            <text:p>2300</text:p>
          </table:table-cell>
          <table:table-cell/>
          <table:table-cell table:formula="of:=AVERAGE([.C20];[.F20];[.I20];[.L20];[.O20])" office:value-type="float" office:value="2284.2" calcext:value-type="float">
            <text:p>2284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368" calcext:value-type="float">
            <text:p>43368</text:p>
          </table:table-cell>
          <table:table-cell table:formula="of:=[.B21]-[.B20]" office:value-type="float" office:value="2277" calcext:value-type="float">
            <text:p>2277</text:p>
          </table:table-cell>
          <table:table-cell/>
          <table:table-cell office:value-type="float" office:value="43367" calcext:value-type="float">
            <text:p>43367</text:p>
          </table:table-cell>
          <table:table-cell table:formula="of:=[.E21]-[.E20]" office:value-type="float" office:value="2283" calcext:value-type="float">
            <text:p>2283</text:p>
          </table:table-cell>
          <table:table-cell/>
          <table:table-cell office:value-type="float" office:value="43344" calcext:value-type="float">
            <text:p>43344</text:p>
          </table:table-cell>
          <table:table-cell table:formula="of:=[.H21]-[.H20]" office:value-type="float" office:value="2273" calcext:value-type="float">
            <text:p>2273</text:p>
          </table:table-cell>
          <table:table-cell/>
          <table:table-cell office:value-type="float" office:value="43497" calcext:value-type="float">
            <text:p>43497</text:p>
          </table:table-cell>
          <table:table-cell table:formula="of:=[.K21]-[.K20]" office:value-type="float" office:value="2315" calcext:value-type="float">
            <text:p>2315</text:p>
          </table:table-cell>
          <table:table-cell/>
          <table:table-cell office:value-type="float" office:value="43416" calcext:value-type="float">
            <text:p>43416</text:p>
          </table:table-cell>
          <table:table-cell table:formula="of:=[.N21]-[.N20]" office:value-type="float" office:value="2283" calcext:value-type="float">
            <text:p>2283</text:p>
          </table:table-cell>
          <table:table-cell/>
          <table:table-cell table:formula="of:=AVERAGE([.C21];[.F21];[.I21];[.L21];[.O21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650" calcext:value-type="float">
            <text:p>45650</text:p>
          </table:table-cell>
          <table:table-cell table:formula="of:=[.B22]-[.B21]" office:value-type="float" office:value="2282" calcext:value-type="float">
            <text:p>2282</text:p>
          </table:table-cell>
          <table:table-cell/>
          <table:table-cell office:value-type="float" office:value="45692" calcext:value-type="float">
            <text:p>45692</text:p>
          </table:table-cell>
          <table:table-cell table:formula="of:=[.E22]-[.E21]" office:value-type="float" office:value="2325" calcext:value-type="float">
            <text:p>2325</text:p>
          </table:table-cell>
          <table:table-cell/>
          <table:table-cell office:value-type="float" office:value="45612" calcext:value-type="float">
            <text:p>45612</text:p>
          </table:table-cell>
          <table:table-cell table:formula="of:=[.H22]-[.H21]" office:value-type="float" office:value="2268" calcext:value-type="float">
            <text:p>2268</text:p>
          </table:table-cell>
          <table:table-cell/>
          <table:table-cell office:value-type="float" office:value="45761" calcext:value-type="float">
            <text:p>45761</text:p>
          </table:table-cell>
          <table:table-cell table:formula="of:=[.K22]-[.K21]" office:value-type="float" office:value="2264" calcext:value-type="float">
            <text:p>2264</text:p>
          </table:table-cell>
          <table:table-cell/>
          <table:table-cell office:value-type="float" office:value="45688" calcext:value-type="float">
            <text:p>45688</text:p>
          </table:table-cell>
          <table:table-cell table:formula="of:=[.N22]-[.N21]" office:value-type="float" office:value="2272" calcext:value-type="float">
            <text:p>2272</text:p>
          </table:table-cell>
          <table:table-cell/>
          <table:table-cell table:formula="of:=AVERAGE([.C22];[.F22];[.I22];[.L22];[.O22])" office:value-type="float" office:value="2282.2" calcext:value-type="float">
            <text:p>2282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909" calcext:value-type="float">
            <text:p>47909</text:p>
          </table:table-cell>
          <table:table-cell table:formula="of:=[.B23]-[.B22]" office:value-type="float" office:value="2259" calcext:value-type="float">
            <text:p>2259</text:p>
          </table:table-cell>
          <table:table-cell/>
          <table:table-cell office:value-type="float" office:value="48000" calcext:value-type="float">
            <text:p>4800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858" calcext:value-type="float">
            <text:p>47858</text:p>
          </table:table-cell>
          <table:table-cell table:formula="of:=[.H23]-[.H22]" office:value-type="float" office:value="2246" calcext:value-type="float">
            <text:p>2246</text:p>
          </table:table-cell>
          <table:table-cell/>
          <table:table-cell office:value-type="float" office:value="48067" calcext:value-type="float">
            <text:p>48067</text:p>
          </table:table-cell>
          <table:table-cell table:formula="of:=[.K23]-[.K22]" office:value-type="float" office:value="2306" calcext:value-type="float">
            <text:p>2306</text:p>
          </table:table-cell>
          <table:table-cell/>
          <table:table-cell office:value-type="float" office:value="47994" calcext:value-type="float">
            <text:p>47994</text:p>
          </table:table-cell>
          <table:table-cell table:formula="of:=[.N23]-[.N22]" office:value-type="float" office:value="2306" calcext:value-type="float">
            <text:p>2306</text:p>
          </table:table-cell>
          <table:table-cell/>
          <table:table-cell table:formula="of:=AVERAGE([.C23];[.F23];[.I23];[.L23];[.O23])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198" calcext:value-type="float">
            <text:p>50198</text:p>
          </table:table-cell>
          <table:table-cell table:formula="of:=[.B24]-[.B23]" office:value-type="float" office:value="2289" calcext:value-type="float">
            <text:p>2289</text:p>
          </table:table-cell>
          <table:table-cell/>
          <table:table-cell office:value-type="float" office:value="50299" calcext:value-type="float">
            <text:p>50299</text:p>
          </table:table-cell>
          <table:table-cell table:formula="of:=[.E24]-[.E23]" office:value-type="float" office:value="2299" calcext:value-type="float">
            <text:p>2299</text:p>
          </table:table-cell>
          <table:table-cell/>
          <table:table-cell office:value-type="float" office:value="50133" calcext:value-type="float">
            <text:p>50133</text:p>
          </table:table-cell>
          <table:table-cell table:formula="of:=[.H24]-[.H23]" office:value-type="float" office:value="2275" calcext:value-type="float">
            <text:p>2275</text:p>
          </table:table-cell>
          <table:table-cell/>
          <table:table-cell office:value-type="float" office:value="50379" calcext:value-type="float">
            <text:p>50379</text:p>
          </table:table-cell>
          <table:table-cell table:formula="of:=[.K24]-[.K23]" office:value-type="float" office:value="2312" calcext:value-type="float">
            <text:p>2312</text:p>
          </table:table-cell>
          <table:table-cell/>
          <table:table-cell office:value-type="float" office:value="50276" calcext:value-type="float">
            <text:p>50276</text:p>
          </table:table-cell>
          <table:table-cell table:formula="of:=[.N24]-[.N23]" office:value-type="float" office:value="2282" calcext:value-type="float">
            <text:p>2282</text:p>
          </table:table-cell>
          <table:table-cell/>
          <table:table-cell table:formula="of:=AVERAGE([.C24];[.F24];[.I24];[.L24];[.O24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479" calcext:value-type="float">
            <text:p>52479</text:p>
          </table:table-cell>
          <table:table-cell table:formula="of:=[.B25]-[.B24]" office:value-type="float" office:value="2281" calcext:value-type="float">
            <text:p>2281</text:p>
          </table:table-cell>
          <table:table-cell/>
          <table:table-cell office:value-type="float" office:value="52579" calcext:value-type="float">
            <text:p>52579</text:p>
          </table:table-cell>
          <table:table-cell table:formula="of:=[.E25]-[.E24]" office:value-type="float" office:value="2280" calcext:value-type="float">
            <text:p>2280</text:p>
          </table:table-cell>
          <table:table-cell/>
          <table:table-cell office:value-type="float" office:value="52402" calcext:value-type="float">
            <text:p>52402</text:p>
          </table:table-cell>
          <table:table-cell table:formula="of:=[.H25]-[.H24]" office:value-type="float" office:value="2269" calcext:value-type="float">
            <text:p>2269</text:p>
          </table:table-cell>
          <table:table-cell/>
          <table:table-cell office:value-type="float" office:value="52694" calcext:value-type="float">
            <text:p>52694</text:p>
          </table:table-cell>
          <table:table-cell table:formula="of:=[.K25]-[.K24]" office:value-type="float" office:value="2315" calcext:value-type="float">
            <text:p>2315</text:p>
          </table:table-cell>
          <table:table-cell/>
          <table:table-cell office:value-type="float" office:value="52575" calcext:value-type="float">
            <text:p>52575</text:p>
          </table:table-cell>
          <table:table-cell table:formula="of:=[.N25]-[.N24]" office:value-type="float" office:value="2299" calcext:value-type="float">
            <text:p>2299</text:p>
          </table:table-cell>
          <table:table-cell/>
          <table:table-cell table:formula="of:=AVERAGE([.C25];[.F25];[.I25];[.L25];[.O25])" office:value-type="float" office:value="2288.8" calcext:value-type="float">
            <text:p>2288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764" calcext:value-type="float">
            <text:p>54764</text:p>
          </table:table-cell>
          <table:table-cell table:formula="of:=[.B26]-[.B25]" office:value-type="float" office:value="2285" calcext:value-type="float">
            <text:p>2285</text:p>
          </table:table-cell>
          <table:table-cell/>
          <table:table-cell office:value-type="float" office:value="54885" calcext:value-type="float">
            <text:p>54885</text:p>
          </table:table-cell>
          <table:table-cell table:formula="of:=[.E26]-[.E25]" office:value-type="float" office:value="2306" calcext:value-type="float">
            <text:p>2306</text:p>
          </table:table-cell>
          <table:table-cell/>
          <table:table-cell office:value-type="float" office:value="54694" calcext:value-type="float">
            <text:p>54694</text:p>
          </table:table-cell>
          <table:table-cell table:formula="of:=[.H26]-[.H25]" office:value-type="float" office:value="2292" calcext:value-type="float">
            <text:p>2292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K26]-[.K25]" office:value-type="float" office:value="2282" calcext:value-type="float">
            <text:p>2282</text:p>
          </table:table-cell>
          <table:table-cell/>
          <table:table-cell office:value-type="float" office:value="54853" calcext:value-type="float">
            <text:p>54853</text:p>
          </table:table-cell>
          <table:table-cell table:formula="of:=[.N26]-[.N25]" office:value-type="float" office:value="2278" calcext:value-type="float">
            <text:p>2278</text:p>
          </table:table-cell>
          <table:table-cell/>
          <table:table-cell table:formula="of:=AVERAGE([.C26];[.F26];[.I26];[.L26];[.O26])" office:value-type="float" office:value="2288.6" calcext:value-type="float">
            <text:p>2288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038" calcext:value-type="float">
            <text:p>57038</text:p>
          </table:table-cell>
          <table:table-cell table:formula="of:=[.B27]-[.B26]" office:value-type="float" office:value="2274" calcext:value-type="float">
            <text:p>2274</text:p>
          </table:table-cell>
          <table:table-cell/>
          <table:table-cell office:value-type="float" office:value="57192" calcext:value-type="float">
            <text:p>57192</text:p>
          </table:table-cell>
          <table:table-cell table:formula="of:=[.E27]-[.E26]" office:value-type="float" office:value="2307" calcext:value-type="float">
            <text:p>2307</text:p>
          </table:table-cell>
          <table:table-cell/>
          <table:table-cell office:value-type="float" office:value="57006" calcext:value-type="float">
            <text:p>57006</text:p>
          </table:table-cell>
          <table:table-cell table:formula="of:=[.H27]-[.H26]" office:value-type="float" office:value="2312" calcext:value-type="float">
            <text:p>2312</text:p>
          </table:table-cell>
          <table:table-cell/>
          <table:table-cell office:value-type="float" office:value="57287" calcext:value-type="float">
            <text:p>57287</text:p>
          </table:table-cell>
          <table:table-cell table:formula="of:=[.K27]-[.K26]" office:value-type="float" office:value="2311" calcext:value-type="float">
            <text:p>2311</text:p>
          </table:table-cell>
          <table:table-cell/>
          <table:table-cell office:value-type="float" office:value="57128" calcext:value-type="float">
            <text:p>57128</text:p>
          </table:table-cell>
          <table:table-cell table:formula="of:=[.N27]-[.N26]" office:value-type="float" office:value="2275" calcext:value-type="float">
            <text:p>2275</text:p>
          </table:table-cell>
          <table:table-cell/>
          <table:table-cell table:formula="of:=AVERAGE([.C27];[.F27];[.I27];[.L27];[.O27])"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315" calcext:value-type="float">
            <text:p>59315</text:p>
          </table:table-cell>
          <table:table-cell table:formula="of:=[.B28]-[.B27]" office:value-type="float" office:value="2277" calcext:value-type="float">
            <text:p>2277</text:p>
          </table:table-cell>
          <table:table-cell/>
          <table:table-cell office:value-type="float" office:value="59472" calcext:value-type="float">
            <text:p>59472</text:p>
          </table:table-cell>
          <table:table-cell table:formula="of:=[.E28]-[.E27]" office:value-type="float" office:value="2280" calcext:value-type="float">
            <text:p>2280</text:p>
          </table:table-cell>
          <table:table-cell/>
          <table:table-cell office:value-type="float" office:value="59299" calcext:value-type="float">
            <text:p>59299</text:p>
          </table:table-cell>
          <table:table-cell table:formula="of:=[.H28]-[.H27]" office:value-type="float" office:value="2293" calcext:value-type="float">
            <text:p>2293</text:p>
          </table:table-cell>
          <table:table-cell/>
          <table:table-cell office:value-type="float" office:value="59570" calcext:value-type="float">
            <text:p>59570</text:p>
          </table:table-cell>
          <table:table-cell table:formula="of:=[.K28]-[.K27]" office:value-type="float" office:value="2283" calcext:value-type="float">
            <text:p>2283</text:p>
          </table:table-cell>
          <table:table-cell/>
          <table:table-cell office:value-type="float" office:value="59418" calcext:value-type="float">
            <text:p>59418</text:p>
          </table:table-cell>
          <table:table-cell table:formula="of:=[.N28]-[.N27]" office:value-type="float" office:value="2290" calcext:value-type="float">
            <text:p>2290</text:p>
          </table:table-cell>
          <table:table-cell/>
          <table:table-cell table:formula="of:=AVERAGE([.C28];[.F28];[.I28];[.L28];[.O28])" office:value-type="float" office:value="2284.6" calcext:value-type="float">
            <text:p>2284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615" calcext:value-type="float">
            <text:p>61615</text:p>
          </table:table-cell>
          <table:table-cell table:formula="of:=[.B29]-[.B28]" office:value-type="float" office:value="2300" calcext:value-type="float">
            <text:p>2300</text:p>
          </table:table-cell>
          <table:table-cell/>
          <table:table-cell office:value-type="float" office:value="61788" calcext:value-type="float">
            <text:p>61788</text:p>
          </table:table-cell>
          <table:table-cell table:formula="of:=[.E29]-[.E28]" office:value-type="float" office:value="2316" calcext:value-type="float">
            <text:p>2316</text:p>
          </table:table-cell>
          <table:table-cell/>
          <table:table-cell office:value-type="float" office:value="61599" calcext:value-type="float">
            <text:p>61599</text:p>
          </table:table-cell>
          <table:table-cell table:formula="of:=[.H29]-[.H28]" office:value-type="float" office:value="2300" calcext:value-type="float">
            <text:p>2300</text:p>
          </table:table-cell>
          <table:table-cell/>
          <table:table-cell office:value-type="float" office:value="61851" calcext:value-type="float">
            <text:p>61851</text:p>
          </table:table-cell>
          <table:table-cell table:formula="of:=[.K29]-[.K28]" office:value-type="float" office:value="2281" calcext:value-type="float">
            <text:p>2281</text:p>
          </table:table-cell>
          <table:table-cell/>
          <table:table-cell office:value-type="float" office:value="61716" calcext:value-type="float">
            <text:p>61716</text:p>
          </table:table-cell>
          <table:table-cell table:formula="of:=[.N29]-[.N28]" office:value-type="float" office:value="2298" calcext:value-type="float">
            <text:p>2298</text:p>
          </table:table-cell>
          <table:table-cell/>
          <table:table-cell table:formula="of:=AVERAGE([.C29];[.F29];[.I29];[.L29];[.O29])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897" calcext:value-type="float">
            <text:p>63897</text:p>
          </table:table-cell>
          <table:table-cell table:formula="of:=[.B30]-[.B29]" office:value-type="float" office:value="2282" calcext:value-type="float">
            <text:p>2282</text:p>
          </table:table-cell>
          <table:table-cell/>
          <table:table-cell office:value-type="float" office:value="64057" calcext:value-type="float">
            <text:p>64057</text:p>
          </table:table-cell>
          <table:table-cell table:formula="of:=[.E30]-[.E29]" office:value-type="float" office:value="2269" calcext:value-type="float">
            <text:p>2269</text:p>
          </table:table-cell>
          <table:table-cell/>
          <table:table-cell office:value-type="float" office:value="63877" calcext:value-type="float">
            <text:p>63877</text:p>
          </table:table-cell>
          <table:table-cell table:formula="of:=[.H30]-[.H29]" office:value-type="float" office:value="2278" calcext:value-type="float">
            <text:p>2278</text:p>
          </table:table-cell>
          <table:table-cell/>
          <table:table-cell office:value-type="float" office:value="64095" calcext:value-type="float">
            <text:p>64095</text:p>
          </table:table-cell>
          <table:table-cell table:formula="of:=[.K30]-[.K29]" office:value-type="float" office:value="2244" calcext:value-type="float">
            <text:p>2244</text:p>
          </table:table-cell>
          <table:table-cell/>
          <table:table-cell office:value-type="float" office:value="64008" calcext:value-type="float">
            <text:p>64008</text:p>
          </table:table-cell>
          <table:table-cell table:formula="of:=[.N30]-[.N29]" office:value-type="float" office:value="2292" calcext:value-type="float">
            <text:p>2292</text:p>
          </table:table-cell>
          <table:table-cell/>
          <table:table-cell table:formula="of:=AVERAGE([.C30];[.F30];[.I30];[.L30];[.O30])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43" calcext:value-type="float">
            <text:p>66143</text:p>
          </table:table-cell>
          <table:table-cell table:formula="of:=[.B31]-[.B30]" office:value-type="float" office:value="2246" calcext:value-type="float">
            <text:p>2246</text:p>
          </table:table-cell>
          <table:table-cell/>
          <table:table-cell office:value-type="float" office:value="66372" calcext:value-type="float">
            <text:p>66372</text:p>
          </table:table-cell>
          <table:table-cell table:formula="of:=[.E31]-[.E30]" office:value-type="float" office:value="2315" calcext:value-type="float">
            <text:p>2315</text:p>
          </table:table-cell>
          <table:table-cell/>
          <table:table-cell office:value-type="float" office:value="66167" calcext:value-type="float">
            <text:p>66167</text:p>
          </table:table-cell>
          <table:table-cell table:formula="of:=[.H31]-[.H30]" office:value-type="float" office:value="2290" calcext:value-type="float">
            <text:p>2290</text:p>
          </table:table-cell>
          <table:table-cell/>
          <table:table-cell office:value-type="float" office:value="66379" calcext:value-type="float">
            <text:p>66379</text:p>
          </table:table-cell>
          <table:table-cell table:formula="of:=[.K31]-[.K30]" office:value-type="float" office:value="2284" calcext:value-type="float">
            <text:p>2284</text:p>
          </table:table-cell>
          <table:table-cell/>
          <table:table-cell office:value-type="float" office:value="66257" calcext:value-type="float">
            <text:p>66257</text:p>
          </table:table-cell>
          <table:table-cell table:formula="of:=[.N31]-[.N30]" office:value-type="float" office:value="2249" calcext:value-type="float">
            <text:p>2249</text:p>
          </table:table-cell>
          <table:table-cell/>
          <table:table-cell table:formula="of:=AVERAGE([.C31];[.F31];[.I31];[.L31];[.O31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448" calcext:value-type="float">
            <text:p>68448</text:p>
          </table:table-cell>
          <table:table-cell table:formula="of:=[.B32]-[.B31]" office:value-type="float" office:value="2305" calcext:value-type="float">
            <text:p>2305</text:p>
          </table:table-cell>
          <table:table-cell/>
          <table:table-cell office:value-type="float" office:value="68762" calcext:value-type="float">
            <text:p>68762</text:p>
          </table:table-cell>
          <table:table-cell table:formula="of:=[.E32]-[.E31]" office:value-type="float" office:value="2390" calcext:value-type="float">
            <text:p>2390</text:p>
          </table:table-cell>
          <table:table-cell/>
          <table:table-cell office:value-type="float" office:value="68519" calcext:value-type="float">
            <text:p>68519</text:p>
          </table:table-cell>
          <table:table-cell table:formula="of:=[.H32]-[.H31]" office:value-type="float" office:value="2352" calcext:value-type="float">
            <text:p>2352</text:p>
          </table:table-cell>
          <table:table-cell/>
          <table:table-cell office:value-type="float" office:value="68745" calcext:value-type="float">
            <text:p>68745</text:p>
          </table:table-cell>
          <table:table-cell table:formula="of:=[.K32]-[.K31]" office:value-type="float" office:value="2366" calcext:value-type="float">
            <text:p>2366</text:p>
          </table:table-cell>
          <table:table-cell/>
          <table:table-cell office:value-type="float" office:value="68579" calcext:value-type="float">
            <text:p>68579</text:p>
          </table:table-cell>
          <table:table-cell table:formula="of:=[.N32]-[.N31]" office:value-type="float" office:value="2322" calcext:value-type="float">
            <text:p>2322</text:p>
          </table:table-cell>
          <table:table-cell/>
          <table:table-cell table:formula="of:=AVERAGE([.C32];[.F32];[.I32];[.L32];[.O32])" office:value-type="float" office:value="2347" calcext:value-type="float">
            <text:p>2347</text:p>
          </table:table-cell>
        </table:table-row>
      </table:table>
      <table:table table:name="Gatling 3.4" table:style-name="ta1">
        <table:shapes>
          <draw:frame draw:z-index="0" draw:style-name="gr1" draw:text-style-name="P1" svg:width="9in" svg:height="4in" svg:x="2.6665in" svg:y="0in">
            <draw:object draw:notify-on-update-of-ranges="'Gatling 3.4'.A1:'Gatling 3.4'.A1 'Gatling 3.4'.B1:'Gatling 3.4'.B1 'Gatling 3.4'.A2:'Gatling 3.4'.A2 'Gatling 3.4'.B2:'Gatling 3.4'.B2 'Gatling 3.4'.A3:'Gatling 3.4'.A3 'Gatling 3.4'.B3:'Gatling 3.4'.B3 'Gatling 3.4'.A4:'Gatling 3.4'.A4 'Gatling 3.4'.B4:'Gatling 3.4'.B4 'Gatling 3.4'.A5:'Gatling 3.4'.A5 'Gatling 3.4'.B5:'Gatling 3.4'.B5 'Gatling 3.4'.A6:'Gatling 3.4'.A6 'Gatling 3.4'.B6:'Gatling 3.4'.B6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9" calcext:value-type="float">
            <text:p>6829</text:p>
          </table:table-cell>
          <table:table-cell table:formula="of:=[.B1]/300" office:value-type="float" office:value="22.7633333333333" calcext:value-type="float">
            <text:p>22.7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32" calcext:value-type="float">
            <text:p>6832</text:p>
          </table:table-cell>
          <table:table-cell table:formula="of:=[.B2]/300" office:value-type="float" office:value="22.7733333333333" calcext:value-type="float">
            <text:p>22.7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8" calcext:value-type="float">
            <text:p>6818</text:p>
          </table:table-cell>
          <table:table-cell table:formula="of:=[.B3]/300" office:value-type="float" office:value="22.7266666666667" calcext:value-type="float">
            <text:p>22.7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06" calcext:value-type="float">
            <text:p>6806</text:p>
          </table:table-cell>
          <table:table-cell table:formula="of:=[.B4]/300" office:value-type="float" office:value="22.6866666666667" calcext:value-type="float">
            <text:p>22.68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5" calcext:value-type="float">
            <text:p>6855</text:p>
          </table:table-cell>
          <table:table-cell table:formula="of:=[.B5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8" calcext:value-type="float">
            <text:p>6828</text:p>
          </table:table-cell>
          <table:table-cell table:formula="of:=[.B6]/300" office:value-type="float" office:value="22.76" calcext:value-type="float">
            <text:p>22.76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9" calcext:value-type="float">
            <text:p>49</text:p>
          </table:table-cell>
          <table:table-cell table:style-name="Default"/>
        </table:table-row>
      </table:table>
      <table:table table:name="Gatling 3.4 distr" table:style-name="ta1">
        <table:shapes>
          <draw:frame draw:z-index="0" draw:style-name="gr1" draw:text-style-name="P1" svg:width="9in" svg:height="4in" svg:x="2.9547in" svg:y="1.6665in">
            <draw:object draw:notify-on-update-of-ranges="'Gatling 3.4 distr'.A2:'Gatling 3.4 distr'.A32 'Gatling 3.4 distr'.Q2:'Gatling 3.4 distr'.Q3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[.B3]-[.B2]" office:value-type="float" office:value="191" calcext:value-type="float">
            <text:p>191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3]-[.E2]" office:value-type="float" office:value="189" calcext:value-type="float">
            <text:p>18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3]-[.H2]" office:value-type="float" office:value="198" calcext:value-type="float">
            <text:p>19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K3]-[.K2]" office:value-type="float" office:value="192" calcext:value-type="float">
            <text:p>192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N3]-[.N2]" office:value-type="float" office:value="193" calcext:value-type="float">
            <text:p>193</text:p>
          </table:table-cell>
          <table:table-cell/>
          <table:table-cell table:formula="of:=AVERAGE([.C3];[.F3];[.I3];[.L3];[.O3])"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table:formula="of:=[.B4]-[.B3]" office:value-type="float" office:value="223" calcext:value-type="float">
            <text:p>223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E4]-[.E3]" office:value-type="float" office:value="222" calcext:value-type="float">
            <text:p>222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[.H4]-[.H3]" office:value-type="float" office:value="224" calcext:value-type="float">
            <text:p>224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K4]-[.K3]" office:value-type="float" office:value="226" calcext:value-type="float">
            <text:p>226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N4]-[.N3]" office:value-type="float" office:value="222" calcext:value-type="float">
            <text:p>222</text:p>
          </table:table-cell>
          <table:table-cell/>
          <table:table-cell table:formula="of:=AVERAGE([.C4];[.F4];[.I4];[.L4];[.O4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formula="of:=[.B5]-[.B4]" office:value-type="float" office:value="226" calcext:value-type="float">
            <text:p>22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E5]-[.E4]" office:value-type="float" office:value="227" calcext:value-type="float">
            <text:p>22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H5]-[.H4]" office:value-type="float" office:value="225" calcext:value-type="float">
            <text:p>225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K5]-[.K4]" office:value-type="float" office:value="224" calcext:value-type="float">
            <text:p>224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N5]-[.N4]" office:value-type="float" office:value="216" calcext:value-type="float">
            <text:p>216</text:p>
          </table:table-cell>
          <table:table-cell/>
          <table:table-cell table:formula="of:=AVERAGE([.C5];[.F5];[.I5];[.L5];[.O5])" office:value-type="float" office:value="223.6" calcext:value-type="float">
            <text:p>22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7" calcext:value-type="float">
            <text:p>867</text:p>
          </table:table-cell>
          <table:table-cell table:formula="of:=[.B6]-[.B5]" office:value-type="float" office:value="227" calcext:value-type="float">
            <text:p>227</text:p>
          </table:table-cell>
          <table:table-cell/>
          <table:table-cell office:value-type="float" office:value="857" calcext:value-type="float">
            <text:p>857</text:p>
          </table:table-cell>
          <table:table-cell table:formula="of:=[.E6]-[.E5]" office:value-type="float" office:value="219" calcext:value-type="float">
            <text:p>219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[.H6]-[.H5]" office:value-type="float" office:value="230" calcext:value-type="float">
            <text:p>230</text:p>
          </table:table-cell>
          <table:table-cell/>
          <table:table-cell office:value-type="float" office:value="868" calcext:value-type="float">
            <text:p>868</text:p>
          </table:table-cell>
          <table:table-cell table:formula="of:=[.K6]-[.K5]" office:value-type="float" office:value="226" calcext:value-type="float">
            <text:p>226</text:p>
          </table:table-cell>
          <table:table-cell/>
          <table:table-cell office:value-type="float" office:value="856" calcext:value-type="float">
            <text:p>856</text:p>
          </table:table-cell>
          <table:table-cell table:formula="of:=[.N6]-[.N5]" office:value-type="float" office:value="225" calcext:value-type="float">
            <text:p>225</text:p>
          </table:table-cell>
          <table:table-cell/>
          <table:table-cell table:formula="of:=AVERAGE([.C6];[.F6];[.I6];[.L6];[.O6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9" calcext:value-type="float">
            <text:p>1099</text:p>
          </table:table-cell>
          <table:table-cell table:formula="of:=[.B7]-[.B6]" office:value-type="float" office:value="232" calcext:value-type="float">
            <text:p>232</text:p>
          </table:table-cell>
          <table:table-cell/>
          <table:table-cell office:value-type="float" office:value="1089" calcext:value-type="float">
            <text:p>1089</text:p>
          </table:table-cell>
          <table:table-cell table:formula="of:=[.E7]-[.E6]" office:value-type="float" office:value="232" calcext:value-type="float">
            <text:p>232</text:p>
          </table:table-cell>
          <table:table-cell/>
          <table:table-cell office:value-type="float" office:value="1095" calcext:value-type="float">
            <text:p>1095</text:p>
          </table:table-cell>
          <table:table-cell table:formula="of:=[.H7]-[.H6]" office:value-type="float" office:value="218" calcext:value-type="float">
            <text:p>218</text:p>
          </table:table-cell>
          <table:table-cell/>
          <table:table-cell office:value-type="float" office:value="1094" calcext:value-type="float">
            <text:p>1094</text:p>
          </table:table-cell>
          <table:table-cell table:formula="of:=[.K7]-[.K6]" office:value-type="float" office:value="226" calcext:value-type="float">
            <text:p>226</text:p>
          </table:table-cell>
          <table:table-cell/>
          <table:table-cell office:value-type="float" office:value="1079" calcext:value-type="float">
            <text:p>1079</text:p>
          </table:table-cell>
          <table:table-cell table:formula="of:=[.N7]-[.N6]" office:value-type="float" office:value="223" calcext:value-type="float">
            <text:p>223</text:p>
          </table:table-cell>
          <table:table-cell/>
          <table:table-cell table:formula="of:=AVERAGE([.C7];[.F7];[.I7];[.L7];[.O7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5" calcext:value-type="float">
            <text:p>1315</text:p>
          </table:table-cell>
          <table:table-cell table:formula="of:=[.B8]-[.B7]" office:value-type="float" office:value="216" calcext:value-type="float">
            <text:p>216</text:p>
          </table:table-cell>
          <table:table-cell/>
          <table:table-cell office:value-type="float" office:value="1315" calcext:value-type="float">
            <text:p>1315</text:p>
          </table:table-cell>
          <table:table-cell table:formula="of:=[.E8]-[.E7]" office:value-type="float" office:value="226" calcext:value-type="float">
            <text:p>226</text:p>
          </table:table-cell>
          <table:table-cell/>
          <table:table-cell office:value-type="float" office:value="1324" calcext:value-type="float">
            <text:p>1324</text:p>
          </table:table-cell>
          <table:table-cell table:formula="of:=[.H8]-[.H7]" office:value-type="float" office:value="229" calcext:value-type="float">
            <text:p>229</text:p>
          </table:table-cell>
          <table:table-cell/>
          <table:table-cell office:value-type="float" office:value="1318" calcext:value-type="float">
            <text:p>1318</text:p>
          </table:table-cell>
          <table:table-cell table:formula="of:=[.K8]-[.K7]" office:value-type="float" office:value="224" calcext:value-type="float">
            <text:p>224</text:p>
          </table:table-cell>
          <table:table-cell/>
          <table:table-cell office:value-type="float" office:value="1306" calcext:value-type="float">
            <text:p>1306</text:p>
          </table:table-cell>
          <table:table-cell table:formula="of:=[.N8]-[.N7]" office:value-type="float" office:value="227" calcext:value-type="float">
            <text:p>227</text:p>
          </table:table-cell>
          <table:table-cell/>
          <table:table-cell table:formula="of:=AVERAGE([.C8];[.F8];[.I8];[.L8];[.O8])"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3" calcext:value-type="float">
            <text:p>1543</text:p>
          </table:table-cell>
          <table:table-cell table:formula="of:=[.B9]-[.B8]" office:value-type="float" office:value="228" calcext:value-type="float">
            <text:p>228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[.E9]-[.E8]" office:value-type="float" office:value="225" calcext:value-type="float">
            <text:p>225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H9]-[.H8]" office:value-type="float" office:value="226" calcext:value-type="float">
            <text:p>226</text:p>
          </table:table-cell>
          <table:table-cell/>
          <table:table-cell office:value-type="float" office:value="1542" calcext:value-type="float">
            <text:p>1542</text:p>
          </table:table-cell>
          <table:table-cell table:formula="of:=[.K9]-[.K8]" office:value-type="float" office:value="224" calcext:value-type="float">
            <text:p>224</text:p>
          </table:table-cell>
          <table:table-cell/>
          <table:table-cell office:value-type="float" office:value="1534" calcext:value-type="float">
            <text:p>1534</text:p>
          </table:table-cell>
          <table:table-cell table:formula="of:=[.N9]-[.N8]" office:value-type="float" office:value="228" calcext:value-type="float">
            <text:p>228</text:p>
          </table:table-cell>
          <table:table-cell/>
          <table:table-cell table:formula="of:=AVERAGE([.C9];[.F9];[.I9];[.L9];[.O9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3" calcext:value-type="float">
            <text:p>1773</text:p>
          </table:table-cell>
          <table:table-cell table:formula="of:=[.B10]-[.B9]" office:value-type="float" office:value="230" calcext:value-type="float">
            <text:p>230</text:p>
          </table:table-cell>
          <table:table-cell/>
          <table:table-cell office:value-type="float" office:value="1765" calcext:value-type="float">
            <text:p>1765</text:p>
          </table:table-cell>
          <table:table-cell table:formula="of:=[.E10]-[.E9]" office:value-type="float" office:value="225" calcext:value-type="float">
            <text:p>225</text:p>
          </table:table-cell>
          <table:table-cell/>
          <table:table-cell office:value-type="float" office:value="1775" calcext:value-type="float">
            <text:p>1775</text:p>
          </table:table-cell>
          <table:table-cell table:formula="of:=[.H10]-[.H9]" office:value-type="float" office:value="225" calcext:value-type="float">
            <text:p>225</text:p>
          </table:table-cell>
          <table:table-cell/>
          <table:table-cell office:value-type="float" office:value="1767" calcext:value-type="float">
            <text:p>1767</text:p>
          </table:table-cell>
          <table:table-cell table:formula="of:=[.K10]-[.K9]" office:value-type="float" office:value="225" calcext:value-type="float">
            <text:p>225</text:p>
          </table:table-cell>
          <table:table-cell/>
          <table:table-cell office:value-type="float" office:value="1761" calcext:value-type="float">
            <text:p>1761</text:p>
          </table:table-cell>
          <table:table-cell table:formula="of:=[.N10]-[.N9]" office:value-type="float" office:value="227" calcext:value-type="float">
            <text:p>227</text:p>
          </table:table-cell>
          <table:table-cell/>
          <table:table-cell table:formula="of:=AVERAGE([.C10];[.F10];[.I10];[.L10];[.O10])"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2" calcext:value-type="float">
            <text:p>2002</text:p>
          </table:table-cell>
          <table:table-cell table:formula="of:=[.B11]-[.B10]" office:value-type="float" office:value="229" calcext:value-type="float">
            <text:p>229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E11]-[.E10]" office:value-type="float" office:value="227" calcext:value-type="float">
            <text:p>227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H11]-[.H10]" office:value-type="float" office:value="226" calcext:value-type="float">
            <text:p>22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K11]-[.K10]" office:value-type="float" office:value="226" calcext:value-type="float">
            <text:p>226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N11]-[.N10]" office:value-type="float" office:value="228" calcext:value-type="float">
            <text:p>228</text:p>
          </table:table-cell>
          <table:table-cell/>
          <table:table-cell table:formula="of:=AVERAGE([.C11];[.F11];[.I11];[.L11];[.O11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table:formula="of:=[.B12]-[.B11]" office:value-type="float" office:value="226" calcext:value-type="float">
            <text:p>226</text:p>
          </table:table-cell>
          <table:table-cell/>
          <table:table-cell office:value-type="float" office:value="2225" calcext:value-type="float">
            <text:p>2225</text:p>
          </table:table-cell>
          <table:table-cell table:formula="of:=[.E12]-[.E11]" office:value-type="float" office:value="233" calcext:value-type="float">
            <text:p>233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[.H12]-[.H11]" office:value-type="float" office:value="228" calcext:value-type="float">
            <text:p>228</text:p>
          </table:table-cell>
          <table:table-cell/>
          <table:table-cell office:value-type="float" office:value="2227" calcext:value-type="float">
            <text:p>2227</text:p>
          </table:table-cell>
          <table:table-cell table:formula="of:=[.K12]-[.K11]" office:value-type="float" office:value="234" calcext:value-type="float">
            <text:p>234</text:p>
          </table:table-cell>
          <table:table-cell/>
          <table:table-cell office:value-type="float" office:value="2215" calcext:value-type="float">
            <text:p>2215</text:p>
          </table:table-cell>
          <table:table-cell table:formula="of:=[.N12]-[.N11]" office:value-type="float" office:value="226" calcext:value-type="float">
            <text:p>226</text:p>
          </table:table-cell>
          <table:table-cell/>
          <table:table-cell table:formula="of:=AVERAGE([.C12];[.F12];[.I12];[.L12];[.O12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7" calcext:value-type="float">
            <text:p>2457</text:p>
          </table:table-cell>
          <table:table-cell table:formula="of:=[.B13]-[.B12]" office:value-type="float" office:value="229" calcext:value-type="float">
            <text:p>229</text:p>
          </table:table-cell>
          <table:table-cell/>
          <table:table-cell office:value-type="float" office:value="2458" calcext:value-type="float">
            <text:p>2458</text:p>
          </table:table-cell>
          <table:table-cell table:formula="of:=[.E13]-[.E12]" office:value-type="float" office:value="233" calcext:value-type="float">
            <text:p>233</text:p>
          </table:table-cell>
          <table:table-cell/>
          <table:table-cell office:value-type="float" office:value="2455" calcext:value-type="float">
            <text:p>2455</text:p>
          </table:table-cell>
          <table:table-cell table:formula="of:=[.H13]-[.H12]" office:value-type="float" office:value="226" calcext:value-type="float">
            <text:p>226</text:p>
          </table:table-cell>
          <table:table-cell/>
          <table:table-cell office:value-type="float" office:value="2450" calcext:value-type="float">
            <text:p>2450</text:p>
          </table:table-cell>
          <table:table-cell table:formula="of:=[.K13]-[.K12]" office:value-type="float" office:value="223" calcext:value-type="float">
            <text:p>223</text:p>
          </table:table-cell>
          <table:table-cell/>
          <table:table-cell office:value-type="float" office:value="2446" calcext:value-type="float">
            <text:p>2446</text:p>
          </table:table-cell>
          <table:table-cell table:formula="of:=[.N13]-[.N12]" office:value-type="float" office:value="231" calcext:value-type="float">
            <text:p>231</text:p>
          </table:table-cell>
          <table:table-cell/>
          <table:table-cell table:formula="of:=AVERAGE([.C13];[.F13];[.I13];[.L13];[.O13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80" calcext:value-type="float">
            <text:p>2680</text:p>
          </table:table-cell>
          <table:table-cell table:formula="of:=[.B14]-[.B13]" office:value-type="float" office:value="223" calcext:value-type="float">
            <text:p>223</text:p>
          </table:table-cell>
          <table:table-cell/>
          <table:table-cell office:value-type="float" office:value="2683" calcext:value-type="float">
            <text:p>2683</text:p>
          </table:table-cell>
          <table:table-cell table:formula="of:=[.E14]-[.E13]" office:value-type="float" office:value="225" calcext:value-type="float">
            <text:p>225</text:p>
          </table:table-cell>
          <table:table-cell/>
          <table:table-cell office:value-type="float" office:value="2681" calcext:value-type="float">
            <text:p>2681</text:p>
          </table:table-cell>
          <table:table-cell table:formula="of:=[.H14]-[.H13]" office:value-type="float" office:value="226" calcext:value-type="float">
            <text:p>226</text:p>
          </table:table-cell>
          <table:table-cell/>
          <table:table-cell office:value-type="float" office:value="2670" calcext:value-type="float">
            <text:p>2670</text:p>
          </table:table-cell>
          <table:table-cell table:formula="of:=[.K14]-[.K13]" office:value-type="float" office:value="220" calcext:value-type="float">
            <text:p>220</text:p>
          </table:table-cell>
          <table:table-cell/>
          <table:table-cell office:value-type="float" office:value="2679" calcext:value-type="float">
            <text:p>2679</text:p>
          </table:table-cell>
          <table:table-cell table:formula="of:=[.N14]-[.N13]" office:value-type="float" office:value="233" calcext:value-type="float">
            <text:p>233</text:p>
          </table:table-cell>
          <table:table-cell/>
          <table:table-cell table:formula="of:=AVERAGE([.C14];[.F14];[.I14];[.L14];[.O14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10" calcext:value-type="float">
            <text:p>2910</text:p>
          </table:table-cell>
          <table:table-cell table:formula="of:=[.B15]-[.B14]" office:value-type="float" office:value="230" calcext:value-type="float">
            <text:p>230</text:p>
          </table:table-cell>
          <table:table-cell/>
          <table:table-cell office:value-type="float" office:value="2907" calcext:value-type="float">
            <text:p>2907</text:p>
          </table:table-cell>
          <table:table-cell table:formula="of:=[.E15]-[.E14]" office:value-type="float" office:value="224" calcext:value-type="float">
            <text:p>224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H15]-[.H14]" office:value-type="float" office:value="224" calcext:value-type="float">
            <text:p>224</text:p>
          </table:table-cell>
          <table:table-cell/>
          <table:table-cell office:value-type="float" office:value="2903" calcext:value-type="float">
            <text:p>2903</text:p>
          </table:table-cell>
          <table:table-cell table:formula="of:=[.K15]-[.K14]" office:value-type="float" office:value="233" calcext:value-type="float">
            <text:p>233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N15]-[.N14]" office:value-type="float" office:value="226" calcext:value-type="float">
            <text:p>226</text:p>
          </table:table-cell>
          <table:table-cell/>
          <table:table-cell table:formula="of:=AVERAGE([.C15];[.F15];[.I15];[.L15];[.O15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33" calcext:value-type="float">
            <text:p>3133</text:p>
          </table:table-cell>
          <table:table-cell table:formula="of:=[.B16]-[.B15]" office:value-type="float" office:value="223" calcext:value-type="float">
            <text:p>223</text:p>
          </table:table-cell>
          <table:table-cell/>
          <table:table-cell office:value-type="float" office:value="3135" calcext:value-type="float">
            <text:p>3135</text:p>
          </table:table-cell>
          <table:table-cell table:formula="of:=[.E16]-[.E15]" office:value-type="float" office:value="228" calcext:value-type="float">
            <text:p>228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H16]-[.H15]" office:value-type="float" office:value="225" calcext:value-type="float">
            <text:p>225</text:p>
          </table:table-cell>
          <table:table-cell/>
          <table:table-cell office:value-type="float" office:value="3126" calcext:value-type="float">
            <text:p>3126</text:p>
          </table:table-cell>
          <table:table-cell table:formula="of:=[.K16]-[.K15]" office:value-type="float" office:value="223" calcext:value-type="float">
            <text:p>223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N16]-[.N15]" office:value-type="float" office:value="225" calcext:value-type="float">
            <text:p>225</text:p>
          </table:table-cell>
          <table:table-cell/>
          <table:table-cell table:formula="of:=AVERAGE([.C16];[.F16];[.I16];[.L16];[.O16])"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57" calcext:value-type="float">
            <text:p>3357</text:p>
          </table:table-cell>
          <table:table-cell table:formula="of:=[.B17]-[.B16]" office:value-type="float" office:value="224" calcext:value-type="float">
            <text:p>224</text:p>
          </table:table-cell>
          <table:table-cell/>
          <table:table-cell office:value-type="float" office:value="3364" calcext:value-type="float">
            <text:p>3364</text:p>
          </table:table-cell>
          <table:table-cell table:formula="of:=[.E17]-[.E16]" office:value-type="float" office:value="229" calcext:value-type="float">
            <text:p>229</text:p>
          </table:table-cell>
          <table:table-cell/>
          <table:table-cell office:value-type="float" office:value="3356" calcext:value-type="float">
            <text:p>3356</text:p>
          </table:table-cell>
          <table:table-cell table:formula="of:=[.H17]-[.H16]" office:value-type="float" office:value="226" calcext:value-type="float">
            <text:p>226</text:p>
          </table:table-cell>
          <table:table-cell/>
          <table:table-cell office:value-type="float" office:value="3351" calcext:value-type="float">
            <text:p>3351</text:p>
          </table:table-cell>
          <table:table-cell table:formula="of:=[.K17]-[.K16]" office:value-type="float" office:value="225" calcext:value-type="float">
            <text:p>225</text:p>
          </table:table-cell>
          <table:table-cell/>
          <table:table-cell office:value-type="float" office:value="3360" calcext:value-type="float">
            <text:p>3360</text:p>
          </table:table-cell>
          <table:table-cell table:formula="of:=[.N17]-[.N16]" office:value-type="float" office:value="230" calcext:value-type="float">
            <text:p>230</text:p>
          </table:table-cell>
          <table:table-cell/>
          <table:table-cell table:formula="of:=AVERAGE([.C17];[.F17];[.I17];[.L17];[.O17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83" calcext:value-type="float">
            <text:p>3583</text:p>
          </table:table-cell>
          <table:table-cell table:formula="of:=[.B18]-[.B17]" office:value-type="float" office:value="226" calcext:value-type="float">
            <text:p>226</text:p>
          </table:table-cell>
          <table:table-cell/>
          <table:table-cell office:value-type="float" office:value="3596" calcext:value-type="float">
            <text:p>3596</text:p>
          </table:table-cell>
          <table:table-cell table:formula="of:=[.E18]-[.E17]" office:value-type="float" office:value="232" calcext:value-type="float">
            <text:p>232</text:p>
          </table:table-cell>
          <table:table-cell/>
          <table:table-cell office:value-type="float" office:value="3586" calcext:value-type="float">
            <text:p>3586</text:p>
          </table:table-cell>
          <table:table-cell table:formula="of:=[.H18]-[.H17]" office:value-type="float" office:value="230" calcext:value-type="float">
            <text:p>230</text:p>
          </table:table-cell>
          <table:table-cell/>
          <table:table-cell office:value-type="float" office:value="3576" calcext:value-type="float">
            <text:p>3576</text:p>
          </table:table-cell>
          <table:table-cell table:formula="of:=[.K18]-[.K17]" office:value-type="float" office:value="225" calcext:value-type="float">
            <text:p>225</text:p>
          </table:table-cell>
          <table:table-cell/>
          <table:table-cell office:value-type="float" office:value="3593" calcext:value-type="float">
            <text:p>3593</text:p>
          </table:table-cell>
          <table:table-cell table:formula="of:=[.N18]-[.N17]" office:value-type="float" office:value="233" calcext:value-type="float">
            <text:p>233</text:p>
          </table:table-cell>
          <table:table-cell/>
          <table:table-cell table:formula="of:=AVERAGE([.C18];[.F18];[.I18];[.L18];[.O18])"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14" calcext:value-type="float">
            <text:p>3814</text:p>
          </table:table-cell>
          <table:table-cell table:formula="of:=[.B19]-[.B18]" office:value-type="float" office:value="231" calcext:value-type="float">
            <text:p>231</text:p>
          </table:table-cell>
          <table:table-cell/>
          <table:table-cell office:value-type="float" office:value="3823" calcext:value-type="float">
            <text:p>3823</text:p>
          </table:table-cell>
          <table:table-cell table:formula="of:=[.E19]-[.E18]" office:value-type="float" office:value="227" calcext:value-type="float">
            <text:p>227</text:p>
          </table:table-cell>
          <table:table-cell/>
          <table:table-cell office:value-type="float" office:value="3815" calcext:value-type="float">
            <text:p>3815</text:p>
          </table:table-cell>
          <table:table-cell table:formula="of:=[.H19]-[.H18]" office:value-type="float" office:value="229" calcext:value-type="float">
            <text:p>229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K19]-[.K18]" office:value-type="float" office:value="224" calcext:value-type="float">
            <text:p>224</text:p>
          </table:table-cell>
          <table:table-cell/>
          <table:table-cell office:value-type="float" office:value="3825" calcext:value-type="float">
            <text:p>3825</text:p>
          </table:table-cell>
          <table:table-cell table:formula="of:=[.N19]-[.N18]" office:value-type="float" office:value="232" calcext:value-type="float">
            <text:p>232</text:p>
          </table:table-cell>
          <table:table-cell/>
          <table:table-cell table:formula="of:=AVERAGE([.C19];[.F19];[.I19];[.L19];[.O19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47" calcext:value-type="float">
            <text:p>4047</text:p>
          </table:table-cell>
          <table:table-cell table:formula="of:=[.B20]-[.B19]" office:value-type="float" office:value="233" calcext:value-type="float">
            <text:p>233</text:p>
          </table:table-cell>
          <table:table-cell/>
          <table:table-cell office:value-type="float" office:value="4053" calcext:value-type="float">
            <text:p>4053</text:p>
          </table:table-cell>
          <table:table-cell table:formula="of:=[.E20]-[.E19]" office:value-type="float" office:value="230" calcext:value-type="float">
            <text:p>230</text:p>
          </table:table-cell>
          <table:table-cell/>
          <table:table-cell office:value-type="float" office:value="4042" calcext:value-type="float">
            <text:p>4042</text:p>
          </table:table-cell>
          <table:table-cell table:formula="of:=[.H20]-[.H19]" office:value-type="float" office:value="227" calcext:value-type="float">
            <text:p>227</text:p>
          </table:table-cell>
          <table:table-cell/>
          <table:table-cell office:value-type="float" office:value="4027" calcext:value-type="float">
            <text:p>4027</text:p>
          </table:table-cell>
          <table:table-cell table:formula="of:=[.K20]-[.K19]" office:value-type="float" office:value="227" calcext:value-type="float">
            <text:p>227</text:p>
          </table:table-cell>
          <table:table-cell/>
          <table:table-cell office:value-type="float" office:value="4045" calcext:value-type="float">
            <text:p>4045</text:p>
          </table:table-cell>
          <table:table-cell table:formula="of:=[.N20]-[.N19]" office:value-type="float" office:value="220" calcext:value-type="float">
            <text:p>220</text:p>
          </table:table-cell>
          <table:table-cell/>
          <table:table-cell table:formula="of:=AVERAGE([.C20];[.F20];[.I20];[.L20];[.O20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69" calcext:value-type="float">
            <text:p>4269</text:p>
          </table:table-cell>
          <table:table-cell table:formula="of:=[.B21]-[.B20]" office:value-type="float" office:value="222" calcext:value-type="float">
            <text:p>222</text:p>
          </table:table-cell>
          <table:table-cell/>
          <table:table-cell office:value-type="float" office:value="4282" calcext:value-type="float">
            <text:p>4282</text:p>
          </table:table-cell>
          <table:table-cell table:formula="of:=[.E21]-[.E20]" office:value-type="float" office:value="229" calcext:value-type="float">
            <text:p>229</text:p>
          </table:table-cell>
          <table:table-cell/>
          <table:table-cell office:value-type="float" office:value="4266" calcext:value-type="float">
            <text:p>4266</text:p>
          </table:table-cell>
          <table:table-cell table:formula="of:=[.H21]-[.H20]" office:value-type="float" office:value="224" calcext:value-type="float">
            <text:p>224</text:p>
          </table:table-cell>
          <table:table-cell/>
          <table:table-cell office:value-type="float" office:value="4254" calcext:value-type="float">
            <text:p>4254</text:p>
          </table:table-cell>
          <table:table-cell table:formula="of:=[.K21]-[.K20]" office:value-type="float" office:value="227" calcext:value-type="float">
            <text:p>227</text:p>
          </table:table-cell>
          <table:table-cell/>
          <table:table-cell office:value-type="float" office:value="4281" calcext:value-type="float">
            <text:p>4281</text:p>
          </table:table-cell>
          <table:table-cell table:formula="of:=[.N21]-[.N20]" office:value-type="float" office:value="236" calcext:value-type="float">
            <text:p>236</text:p>
          </table:table-cell>
          <table:table-cell/>
          <table:table-cell table:formula="of:=AVERAGE([.C21];[.F21];[.I21];[.L21];[.O21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96" calcext:value-type="float">
            <text:p>4496</text:p>
          </table:table-cell>
          <table:table-cell table:formula="of:=[.B22]-[.B21]" office:value-type="float" office:value="227" calcext:value-type="float">
            <text:p>227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E22]-[.E21]" office:value-type="float" office:value="218" calcext:value-type="float">
            <text:p>218</text:p>
          </table:table-cell>
          <table:table-cell/>
          <table:table-cell office:value-type="float" office:value="4492" calcext:value-type="float">
            <text:p>4492</text:p>
          </table:table-cell>
          <table:table-cell table:formula="of:=[.H22]-[.H21]" office:value-type="float" office:value="226" calcext:value-type="float">
            <text:p>226</text:p>
          </table:table-cell>
          <table:table-cell/>
          <table:table-cell office:value-type="float" office:value="4475" calcext:value-type="float">
            <text:p>4475</text:p>
          </table:table-cell>
          <table:table-cell table:formula="of:=[.K22]-[.K21]" office:value-type="float" office:value="221" calcext:value-type="float">
            <text:p>221</text:p>
          </table:table-cell>
          <table:table-cell/>
          <table:table-cell office:value-type="float" office:value="4508" calcext:value-type="float">
            <text:p>4508</text:p>
          </table:table-cell>
          <table:table-cell table:formula="of:=[.N22]-[.N21]" office:value-type="float" office:value="227" calcext:value-type="float">
            <text:p>227</text:p>
          </table:table-cell>
          <table:table-cell/>
          <table:table-cell table:formula="of:=AVERAGE([.C22];[.F22];[.I22];[.L22];[.O22])"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15" calcext:value-type="float">
            <text:p>4715</text:p>
          </table:table-cell>
          <table:table-cell table:formula="of:=[.B23]-[.B22]" office:value-type="float" office:value="219" calcext:value-type="float">
            <text:p>219</text:p>
          </table:table-cell>
          <table:table-cell/>
          <table:table-cell office:value-type="float" office:value="4727" calcext:value-type="float">
            <text:p>4727</text:p>
          </table:table-cell>
          <table:table-cell table:formula="of:=[.E23]-[.E22]" office:value-type="float" office:value="227" calcext:value-type="float">
            <text:p>227</text:p>
          </table:table-cell>
          <table:table-cell/>
          <table:table-cell office:value-type="float" office:value="4721" calcext:value-type="float">
            <text:p>4721</text:p>
          </table:table-cell>
          <table:table-cell table:formula="of:=[.H23]-[.H22]" office:value-type="float" office:value="229" calcext:value-type="float">
            <text:p>229</text:p>
          </table:table-cell>
          <table:table-cell/>
          <table:table-cell office:value-type="float" office:value="4704" calcext:value-type="float">
            <text:p>4704</text:p>
          </table:table-cell>
          <table:table-cell table:formula="of:=[.K23]-[.K22]" office:value-type="float" office:value="229" calcext:value-type="float">
            <text:p>229</text:p>
          </table:table-cell>
          <table:table-cell/>
          <table:table-cell office:value-type="float" office:value="4738" calcext:value-type="float">
            <text:p>4738</text:p>
          </table:table-cell>
          <table:table-cell table:formula="of:=[.N23]-[.N22]" office:value-type="float" office:value="230" calcext:value-type="float">
            <text:p>230</text:p>
          </table:table-cell>
          <table:table-cell/>
          <table:table-cell table:formula="of:=AVERAGE([.C23];[.F23];[.I23];[.L23];[.O23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51" calcext:value-type="float">
            <text:p>4951</text:p>
          </table:table-cell>
          <table:table-cell table:formula="of:=[.B24]-[.B23]" office:value-type="float" office:value="236" calcext:value-type="float">
            <text:p>236</text:p>
          </table:table-cell>
          <table:table-cell/>
          <table:table-cell office:value-type="float" office:value="4958" calcext:value-type="float">
            <text:p>4958</text:p>
          </table:table-cell>
          <table:table-cell table:formula="of:=[.E24]-[.E23]" office:value-type="float" office:value="231" calcext:value-type="float">
            <text:p>231</text:p>
          </table:table-cell>
          <table:table-cell/>
          <table:table-cell office:value-type="float" office:value="4949" calcext:value-type="float">
            <text:p>4949</text:p>
          </table:table-cell>
          <table:table-cell table:formula="of:=[.H24]-[.H23]" office:value-type="float" office:value="228" calcext:value-type="float">
            <text:p>228</text:p>
          </table:table-cell>
          <table:table-cell/>
          <table:table-cell office:value-type="float" office:value="4928" calcext:value-type="float">
            <text:p>4928</text:p>
          </table:table-cell>
          <table:table-cell table:formula="of:=[.K24]-[.K23]" office:value-type="float" office:value="224" calcext:value-type="float">
            <text:p>224</text:p>
          </table:table-cell>
          <table:table-cell/>
          <table:table-cell office:value-type="float" office:value="4968" calcext:value-type="float">
            <text:p>4968</text:p>
          </table:table-cell>
          <table:table-cell table:formula="of:=[.N24]-[.N23]" office:value-type="float" office:value="230" calcext:value-type="float">
            <text:p>230</text:p>
          </table:table-cell>
          <table:table-cell/>
          <table:table-cell table:formula="of:=AVERAGE([.C24];[.F24];[.I24];[.L24];[.O24])"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78" calcext:value-type="float">
            <text:p>5178</text:p>
          </table:table-cell>
          <table:table-cell table:formula="of:=[.B25]-[.B24]" office:value-type="float" office:value="227" calcext:value-type="float">
            <text:p>227</text:p>
          </table:table-cell>
          <table:table-cell/>
          <table:table-cell office:value-type="float" office:value="5182" calcext:value-type="float">
            <text:p>5182</text:p>
          </table:table-cell>
          <table:table-cell table:formula="of:=[.E25]-[.E24]" office:value-type="float" office:value="224" calcext:value-type="float">
            <text:p>224</text:p>
          </table:table-cell>
          <table:table-cell/>
          <table:table-cell office:value-type="float" office:value="5172" calcext:value-type="float">
            <text:p>5172</text:p>
          </table:table-cell>
          <table:table-cell table:formula="of:=[.H25]-[.H24]" office:value-type="float" office:value="223" calcext:value-type="float">
            <text:p>223</text:p>
          </table:table-cell>
          <table:table-cell/>
          <table:table-cell office:value-type="float" office:value="5154" calcext:value-type="float">
            <text:p>5154</text:p>
          </table:table-cell>
          <table:table-cell table:formula="of:=[.K25]-[.K24]" office:value-type="float" office:value="226" calcext:value-type="float">
            <text:p>226</text:p>
          </table:table-cell>
          <table:table-cell/>
          <table:table-cell office:value-type="float" office:value="5197" calcext:value-type="float">
            <text:p>5197</text:p>
          </table:table-cell>
          <table:table-cell table:formula="of:=[.N25]-[.N24]" office:value-type="float" office:value="229" calcext:value-type="float">
            <text:p>229</text:p>
          </table:table-cell>
          <table:table-cell/>
          <table:table-cell table:formula="of:=AVERAGE([.C25];[.F25];[.I25];[.L25];[.O25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04" calcext:value-type="float">
            <text:p>5404</text:p>
          </table:table-cell>
          <table:table-cell table:formula="of:=[.B26]-[.B25]" office:value-type="float" office:value="226" calcext:value-type="float">
            <text:p>226</text:p>
          </table:table-cell>
          <table:table-cell/>
          <table:table-cell office:value-type="float" office:value="5413" calcext:value-type="float">
            <text:p>5413</text:p>
          </table:table-cell>
          <table:table-cell table:formula="of:=[.E26]-[.E25]" office:value-type="float" office:value="231" calcext:value-type="float">
            <text:p>231</text:p>
          </table:table-cell>
          <table:table-cell/>
          <table:table-cell office:value-type="float" office:value="5396" calcext:value-type="float">
            <text:p>5396</text:p>
          </table:table-cell>
          <table:table-cell table:formula="of:=[.H26]-[.H25]" office:value-type="float" office:value="224" calcext:value-type="float">
            <text:p>224</text:p>
          </table:table-cell>
          <table:table-cell/>
          <table:table-cell office:value-type="float" office:value="5384" calcext:value-type="float">
            <text:p>5384</text:p>
          </table:table-cell>
          <table:table-cell table:formula="of:=[.K26]-[.K25]" office:value-type="float" office:value="230" calcext:value-type="float">
            <text:p>230</text:p>
          </table:table-cell>
          <table:table-cell/>
          <table:table-cell office:value-type="float" office:value="5428" calcext:value-type="float">
            <text:p>5428</text:p>
          </table:table-cell>
          <table:table-cell table:formula="of:=[.N26]-[.N25]" office:value-type="float" office:value="231" calcext:value-type="float">
            <text:p>231</text:p>
          </table:table-cell>
          <table:table-cell/>
          <table:table-cell table:formula="of:=AVERAGE([.C26];[.F26];[.I26];[.L26];[.O26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1" calcext:value-type="float">
            <text:p>5631</text:p>
          </table:table-cell>
          <table:table-cell table:formula="of:=[.B27]-[.B26]" office:value-type="float" office:value="227" calcext:value-type="float">
            <text:p>227</text:p>
          </table:table-cell>
          <table:table-cell/>
          <table:table-cell office:value-type="float" office:value="5643" calcext:value-type="float">
            <text:p>5643</text:p>
          </table:table-cell>
          <table:table-cell table:formula="of:=[.E27]-[.E26]" office:value-type="float" office:value="230" calcext:value-type="float">
            <text:p>230</text:p>
          </table:table-cell>
          <table:table-cell/>
          <table:table-cell office:value-type="float" office:value="5625" calcext:value-type="float">
            <text:p>5625</text:p>
          </table:table-cell>
          <table:table-cell table:formula="of:=[.H27]-[.H26]" office:value-type="float" office:value="229" calcext:value-type="float">
            <text:p>229</text:p>
          </table:table-cell>
          <table:table-cell/>
          <table:table-cell office:value-type="float" office:value="5609" calcext:value-type="float">
            <text:p>5609</text:p>
          </table:table-cell>
          <table:table-cell table:formula="of:=[.K27]-[.K26]" office:value-type="float" office:value="225" calcext:value-type="float">
            <text:p>225</text:p>
          </table:table-cell>
          <table:table-cell/>
          <table:table-cell office:value-type="float" office:value="5653" calcext:value-type="float">
            <text:p>5653</text:p>
          </table:table-cell>
          <table:table-cell table:formula="of:=[.N27]-[.N26]" office:value-type="float" office:value="225" calcext:value-type="float">
            <text:p>225</text:p>
          </table:table-cell>
          <table:table-cell/>
          <table:table-cell table:formula="of:=AVERAGE([.C27];[.F27];[.I27];[.L27];[.O27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67" calcext:value-type="float">
            <text:p>5867</text:p>
          </table:table-cell>
          <table:table-cell table:formula="of:=[.B28]-[.B27]" office:value-type="float" office:value="236" calcext:value-type="float">
            <text:p>236</text:p>
          </table:table-cell>
          <table:table-cell/>
          <table:table-cell office:value-type="float" office:value="5868" calcext:value-type="float">
            <text:p>5868</text:p>
          </table:table-cell>
          <table:table-cell table:formula="of:=[.E28]-[.E27]" office:value-type="float" office:value="225" calcext:value-type="float">
            <text:p>225</text:p>
          </table:table-cell>
          <table:table-cell/>
          <table:table-cell office:value-type="float" office:value="5853" calcext:value-type="float">
            <text:p>5853</text:p>
          </table:table-cell>
          <table:table-cell table:formula="of:=[.H28]-[.H27]" office:value-type="float" office:value="228" calcext:value-type="float">
            <text:p>228</text:p>
          </table:table-cell>
          <table:table-cell/>
          <table:table-cell office:value-type="float" office:value="5841" calcext:value-type="float">
            <text:p>5841</text:p>
          </table:table-cell>
          <table:table-cell table:formula="of:=[.K28]-[.K27]" office:value-type="float" office:value="232" calcext:value-type="float">
            <text:p>232</text:p>
          </table:table-cell>
          <table:table-cell/>
          <table:table-cell office:value-type="float" office:value="5884" calcext:value-type="float">
            <text:p>5884</text:p>
          </table:table-cell>
          <table:table-cell table:formula="of:=[.N28]-[.N27]" office:value-type="float" office:value="231" calcext:value-type="float">
            <text:p>231</text:p>
          </table:table-cell>
          <table:table-cell/>
          <table:table-cell table:formula="of:=AVERAGE([.C28];[.F28];[.I28];[.L28];[.O28])" office:value-type="float" office:value="230.4" calcext:value-type="float">
            <text:p>23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89" calcext:value-type="float">
            <text:p>6089</text:p>
          </table:table-cell>
          <table:table-cell table:formula="of:=[.B29]-[.B28]" office:value-type="float" office:value="222" calcext:value-type="float">
            <text:p>222</text:p>
          </table:table-cell>
          <table:table-cell/>
          <table:table-cell office:value-type="float" office:value="6099" calcext:value-type="float">
            <text:p>6099</text:p>
          </table:table-cell>
          <table:table-cell table:formula="of:=[.E29]-[.E28]" office:value-type="float" office:value="231" calcext:value-type="float">
            <text:p>231</text:p>
          </table:table-cell>
          <table:table-cell/>
          <table:table-cell office:value-type="float" office:value="6081" calcext:value-type="float">
            <text:p>6081</text:p>
          </table:table-cell>
          <table:table-cell table:formula="of:=[.H29]-[.H28]" office:value-type="float" office:value="228" calcext:value-type="float">
            <text:p>228</text:p>
          </table:table-cell>
          <table:table-cell/>
          <table:table-cell office:value-type="float" office:value="6066" calcext:value-type="float">
            <text:p>6066</text:p>
          </table:table-cell>
          <table:table-cell table:formula="of:=[.K29]-[.K28]" office:value-type="float" office:value="225" calcext:value-type="float">
            <text:p>225</text:p>
          </table:table-cell>
          <table:table-cell/>
          <table:table-cell office:value-type="float" office:value="6115" calcext:value-type="float">
            <text:p>6115</text:p>
          </table:table-cell>
          <table:table-cell table:formula="of:=[.N29]-[.N28]" office:value-type="float" office:value="231" calcext:value-type="float">
            <text:p>231</text:p>
          </table:table-cell>
          <table:table-cell/>
          <table:table-cell table:formula="of:=AVERAGE([.C29];[.F29];[.I29];[.L29];[.O29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4" calcext:value-type="float">
            <text:p>6314</text:p>
          </table:table-cell>
          <table:table-cell table:formula="of:=[.B30]-[.B29]" office:value-type="float" office:value="225" calcext:value-type="float">
            <text:p>225</text:p>
          </table:table-cell>
          <table:table-cell/>
          <table:table-cell office:value-type="float" office:value="6330" calcext:value-type="float">
            <text:p>6330</text:p>
          </table:table-cell>
          <table:table-cell table:formula="of:=[.E30]-[.E29]" office:value-type="float" office:value="231" calcext:value-type="float">
            <text:p>231</text:p>
          </table:table-cell>
          <table:table-cell/>
          <table:table-cell office:value-type="float" office:value="6313" calcext:value-type="float">
            <text:p>6313</text:p>
          </table:table-cell>
          <table:table-cell table:formula="of:=[.H30]-[.H29]" office:value-type="float" office:value="232" calcext:value-type="float">
            <text:p>232</text:p>
          </table:table-cell>
          <table:table-cell/>
          <table:table-cell office:value-type="float" office:value="6294" calcext:value-type="float">
            <text:p>6294</text:p>
          </table:table-cell>
          <table:table-cell table:formula="of:=[.K30]-[.K29]" office:value-type="float" office:value="228" calcext:value-type="float">
            <text:p>228</text:p>
          </table:table-cell>
          <table:table-cell/>
          <table:table-cell office:value-type="float" office:value="6347" calcext:value-type="float">
            <text:p>6347</text:p>
          </table:table-cell>
          <table:table-cell table:formula="of:=[.N30]-[.N29]" office:value-type="float" office:value="232" calcext:value-type="float">
            <text:p>232</text:p>
          </table:table-cell>
          <table:table-cell/>
          <table:table-cell table:formula="of:=AVERAGE([.C30];[.F30];[.I30];[.L30];[.O30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44" calcext:value-type="float">
            <text:p>6544</text:p>
          </table:table-cell>
          <table:table-cell table:formula="of:=[.B31]-[.B30]" office:value-type="float" office:value="230" calcext:value-type="float">
            <text:p>230</text:p>
          </table:table-cell>
          <table:table-cell/>
          <table:table-cell office:value-type="float" office:value="6562" calcext:value-type="float">
            <text:p>6562</text:p>
          </table:table-cell>
          <table:table-cell table:formula="of:=[.E31]-[.E30]" office:value-type="float" office:value="232" calcext:value-type="float">
            <text:p>232</text:p>
          </table:table-cell>
          <table:table-cell/>
          <table:table-cell office:value-type="float" office:value="6543" calcext:value-type="float">
            <text:p>6543</text:p>
          </table:table-cell>
          <table:table-cell table:formula="of:=[.H31]-[.H30]" office:value-type="float" office:value="230" calcext:value-type="float">
            <text:p>230</text:p>
          </table:table-cell>
          <table:table-cell/>
          <table:table-cell office:value-type="float" office:value="6527" calcext:value-type="float">
            <text:p>6527</text:p>
          </table:table-cell>
          <table:table-cell table:formula="of:=[.K31]-[.K30]" office:value-type="float" office:value="233" calcext:value-type="float">
            <text:p>233</text:p>
          </table:table-cell>
          <table:table-cell/>
          <table:table-cell office:value-type="float" office:value="6579" calcext:value-type="float">
            <text:p>6579</text:p>
          </table:table-cell>
          <table:table-cell table:formula="of:=[.N31]-[.N30]" office:value-type="float" office:value="232" calcext:value-type="float">
            <text:p>232</text:p>
          </table:table-cell>
          <table:table-cell/>
          <table:table-cell table:formula="of:=AVERAGE([.C31];[.F31];[.I31];[.L31];[.O3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9" calcext:value-type="float">
            <text:p>6829</text:p>
          </table:table-cell>
          <table:table-cell table:formula="of:=[.B32]-[.B31]" office:value-type="float" office:value="285" calcext:value-type="float">
            <text:p>285</text:p>
          </table:table-cell>
          <table:table-cell/>
          <table:table-cell office:value-type="float" office:value="6832" calcext:value-type="float">
            <text:p>6832</text:p>
          </table:table-cell>
          <table:table-cell table:formula="of:=[.E32]-[.E31]" office:value-type="float" office:value="270" calcext:value-type="float">
            <text:p>270</text:p>
          </table:table-cell>
          <table:table-cell/>
          <table:table-cell office:value-type="float" office:value="6818" calcext:value-type="float">
            <text:p>6818</text:p>
          </table:table-cell>
          <table:table-cell table:formula="of:=[.H32]-[.H31]" office:value-type="float" office:value="275" calcext:value-type="float">
            <text:p>275</text:p>
          </table:table-cell>
          <table:table-cell/>
          <table:table-cell office:value-type="float" office:value="6806" calcext:value-type="float">
            <text:p>6806</text:p>
          </table:table-cell>
          <table:table-cell table:formula="of:=[.K32]-[.K31]" office:value-type="float" office:value="279" calcext:value-type="float">
            <text:p>279</text:p>
          </table:table-cell>
          <table:table-cell/>
          <table:table-cell office:value-type="float" office:value="6855" calcext:value-type="float">
            <text:p>6855</text:p>
          </table:table-cell>
          <table:table-cell table:formula="of:=[.N32]-[.N31]" office:value-type="float" office:value="276" calcext:value-type="float">
            <text:p>276</text:p>
          </table:table-cell>
          <table:table-cell/>
          <table:table-cell table:formula="of:=AVERAGE([.C32];[.F32];[.I32];[.L32];[.O32])" office:value-type="float" office:value="277" calcext:value-type="float">
            <text:p>277</text:p>
          </table:table-cell>
        </table:table-row>
      </table:table>
      <table:table table:name="Gatling 3.5" table:style-name="ta1">
        <table:shapes>
          <draw:frame draw:z-index="0" draw:style-name="gr1" draw:text-style-name="P1" svg:width="9in" svg:height="4in" svg:x="2.6665in" svg:y="0in">
            <draw:object draw:notify-on-update-of-ranges="'Gatling 3.5'.A1:'Gatling 3.5'.A1 'Gatling 3.5'.B1:'Gatling 3.5'.B1 'Gatling 3.5'.A2:'Gatling 3.5'.A2 'Gatling 3.5'.B2:'Gatling 3.5'.B2 'Gatling 3.5'.A3:'Gatling 3.5'.A3 'Gatling 3.5'.B3:'Gatling 3.5'.B3 'Gatling 3.5'.A4:'Gatling 3.5'.A4 'Gatling 3.5'.B4:'Gatling 3.5'.B4 'Gatling 3.5'.A5:'Gatling 3.5'.A5 'Gatling 3.5'.B5:'Gatling 3.5'.B5 'Gatling 3.5'.A6:'Gatling 3.5'.A6 'Gatling 3.5'.B6:'Gatling 3.5'.B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2" calcext:value-type="float">
            <text:p>692</text:p>
          </table:table-cell>
          <table:table-cell table:formula="of:=[.B1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" calcext:value-type="float">
            <text:p>689</text:p>
          </table:table-cell>
          <table:table-cell table:formula="of:=[.B3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" calcext:value-type="float">
            <text:p>689</text:p>
          </table:table-cell>
          <table:table-cell table:formula="of:=[.B5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1" calcext:value-type="float">
            <text:p>691</text:p>
          </table:table-cell>
          <table:table-cell table:formula="of:=[.B6]/300" office:value-type="float" office:value="2.30333333333333" calcext:value-type="float">
            <text:p>2.30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" calcext:value-type="float">
            <text:p>4</text:p>
          </table:table-cell>
          <table:table-cell table:style-name="Default"/>
        </table:table-row>
      </table:table>
      <table:table table:name="Gatling 3.5 distr" table:style-name="ta1">
        <table:shapes>
          <draw:frame draw:z-index="0" draw:style-name="gr1" draw:text-style-name="P1" svg:width="9in" svg:height="4in" svg:x="3.4937in" svg:y="3.3075in">
            <draw:object draw:notify-on-update-of-ranges="'Gatling 3.5 distr'.A2:'Gatling 3.5 distr'.A33 'Gatling 3.5 distr'.Q2:'Gatling 3.5 distr'.Q3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-[.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4]-[.B3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4]-[.E3]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4]-[.H3]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4]-[.K3]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N4]-[.N3]" office:value-type="float" office:value="25" calcext:value-type="float">
            <text:p>25</text:p>
          </table:table-cell>
          <table:table-cell/>
          <table:table-cell table:formula="of:=AVERAGE([.C4];[.F4];[.I4];[.L4];[.O4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5]-[.B4]" office:value-type="float" office:value="17" calcext:value-type="float">
            <text:p>1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5]-[.E4]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5]-[.H4]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K5]-[.K4]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N5]-[.N4]" office:value-type="float" office:value="17" calcext:value-type="float">
            <text:p>17</text:p>
          </table:table-cell>
          <table:table-cell/>
          <table:table-cell table:formula="of:=AVERAGE([.C5];[.F5];[.I5];[.L5];[.O5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6]-[.B5]" office:value-type="float" office:value="26" calcext:value-type="float">
            <text:p>2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6]-[.E5]" office:value-type="float" office:value="21" calcext:value-type="float">
            <text:p>2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]-[.H5]" office:value-type="float" office:value="18" calcext:value-type="float">
            <text:p>1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K6]-[.K5]" office:value-type="float" office:value="24" calcext:value-type="float">
            <text:p>2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6]-[.N5]" office:value-type="float" office:value="19" calcext:value-type="float">
            <text:p>19</text:p>
          </table:table-cell>
          <table:table-cell/>
          <table:table-cell table:formula="of:=AVERAGE([.C6];[.F6];[.I6];[.L6];[.O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formula="of:=[.B7]-[.B6]"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E7]-[.E6]" office:value-type="float" office:value="22" calcext:value-type="float">
            <text:p>2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7]-[.H6]"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K7]-[.K6]"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N7]-[.N6]" office:value-type="float" office:value="24" calcext:value-type="float">
            <text:p>24</text:p>
          </table:table-cell>
          <table:table-cell/>
          <table:table-cell table:formula="of:=AVERAGE([.C7];[.F7];[.I7];[.L7];[.O7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B8]-[.B7]" office:value-type="float" office:value="24" calcext:value-type="float">
            <text:p>2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8]-[.E7]" office:value-type="float" office:value="21" calcext:value-type="float">
            <text:p>2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H8]-[.H7]" office:value-type="float" office:value="21" calcext:value-type="float">
            <text:p>2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K8]-[.K7]" office:value-type="float" office:value="24" calcext:value-type="float">
            <text:p>2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N8]-[.N7]" office:value-type="float" office:value="22" calcext:value-type="float">
            <text:p>22</text:p>
          </table:table-cell>
          <table:table-cell/>
          <table:table-cell table:formula="of:=AVERAGE([.C8];[.F8];[.I8];[.L8];[.O8])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formula="of:=[.B9]-[.B8]"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E9]-[.E8]" office:value-type="float" office:value="25" calcext:value-type="float">
            <text:p>2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9]-[.H8]" office:value-type="float" office:value="21" calcext:value-type="float">
            <text:p>2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K9]-[.K8]" office:value-type="float" office:value="24" calcext:value-type="float">
            <text:p>2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N9]-[.N8]" office:value-type="float" office:value="23" calcext:value-type="float">
            <text:p>23</text:p>
          </table:table-cell>
          <table:table-cell/>
          <table:table-cell table:formula="of:=AVERAGE([.C9];[.F9];[.I9];[.L9];[.O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formula="of:=[.B10]-[.B9]" office:value-type="float" office:value="25" calcext:value-type="float">
            <text:p>25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E10]-[.E9]" office:value-type="float" office:value="16" calcext:value-type="float">
            <text:p>1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H10]-[.H9]"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10]-[.K9]"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N10]-[.N9]" office:value-type="float" office:value="23" calcext:value-type="float">
            <text:p>23</text:p>
          </table:table-cell>
          <table:table-cell/>
          <table:table-cell table:formula="of:=AVERAGE([.C10];[.F10];[.I10];[.L10];[.O10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[.B11]-[.B10]" office:value-type="float" office:value="24" calcext:value-type="float">
            <text:p>2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E11]-[.E10]" office:value-type="float" office:value="27" calcext:value-type="float">
            <text:p>2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H11]-[.H10]" office:value-type="float" office:value="21" calcext:value-type="float">
            <text:p>2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K11]-[.K10]" office:value-type="float" office:value="23" calcext:value-type="float">
            <text:p>2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N11]-[.N10]" office:value-type="float" office:value="23" calcext:value-type="float">
            <text:p>23</text:p>
          </table:table-cell>
          <table:table-cell/>
          <table:table-cell table:formula="of:=AVERAGE([.C11];[.F11];[.I11];[.L11];[.O11])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formula="of:=[.B12]-[.B11]" office:value-type="float" office:value="19" calcext:value-type="float">
            <text:p>1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E12]-[.E11]" office:value-type="float" office:value="19" calcext:value-type="float">
            <text:p>1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12]-[.H11]" office:value-type="float" office:value="23" calcext:value-type="float">
            <text:p>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K12]-[.K11]" office:value-type="float" office:value="20" calcext:value-type="float">
            <text:p>2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N12]-[.N11]" office:value-type="float" office:value="19" calcext:value-type="float">
            <text:p>19</text:p>
          </table:table-cell>
          <table:table-cell/>
          <table:table-cell table:formula="of:=AVERAGE([.C12];[.F12];[.I12];[.L12];[.O1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table:formula="of:=[.B13]-[.B12]" office:value-type="float" office:value="22" calcext:value-type="float">
            <text:p>22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E13]-[.E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H13]-[.H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13]-[.K12]" office:value-type="float" office:value="24" calcext:value-type="float">
            <text:p>24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N13]-[.N12]" office:value-type="float" office:value="23" calcext:value-type="float">
            <text:p>23</text:p>
          </table:table-cell>
          <table:table-cell/>
          <table:table-cell table:formula="of:=AVERAGE([.C13];[.F13];[.I13];[.L13];[.O13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formula="of:=[.B14]-[.B13]" office:value-type="float" office:value="26" calcext:value-type="float">
            <text:p>2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E14]-[.E13]" office:value-type="float" office:value="30" calcext:value-type="float">
            <text:p>3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H14]-[.H13]" office:value-type="float" office:value="25" calcext:value-type="float">
            <text:p>2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14]-[.K13]" office:value-type="float" office:value="23" calcext:value-type="float">
            <text:p>23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N14]-[.N13]" office:value-type="float" office:value="24" calcext:value-type="float">
            <text:p>24</text:p>
          </table:table-cell>
          <table:table-cell/>
          <table:table-cell table:formula="of:=AVERAGE([.C14];[.F14];[.I14];[.L14];[.O1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table:formula="of:=[.B15]-[.B14]" office:value-type="float" office:value="18" calcext:value-type="float">
            <text:p>1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5]-[.E14]" office:value-type="float" office:value="20" calcext:value-type="float">
            <text:p>20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15]-[.H14]" office:value-type="float" office:value="24" calcext:value-type="float">
            <text:p>2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K15]-[.K14]" office:value-type="float" office:value="22" calcext:value-type="float">
            <text:p>2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N15]-[.N14]" office:value-type="float" office:value="19" calcext:value-type="float">
            <text:p>19</text:p>
          </table:table-cell>
          <table:table-cell/>
          <table:table-cell table:formula="of:=AVERAGE([.C15];[.F15];[.I15];[.L15];[.O15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" calcext:value-type="float">
            <text:p>286</text:p>
          </table:table-cell>
          <table:table-cell table:formula="of:=[.B16]-[.B15]" office:value-type="float" office:value="24" calcext:value-type="float">
            <text:p>24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E16]-[.E15]"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16]-[.H15]" office:value-type="float" office:value="17" calcext:value-type="float">
            <text:p>17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16]-[.K15]" office:value-type="float" office:value="23" calcext:value-type="float">
            <text:p>2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N16]-[.N15]" office:value-type="float" office:value="26" calcext:value-type="float">
            <text:p>26</text:p>
          </table:table-cell>
          <table:table-cell/>
          <table:table-cell table:formula="of:=AVERAGE([.C16];[.F16];[.I16];[.L16];[.O1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  <table:table-cell table:formula="of:=[.B17]-[.B16]" office:value-type="float" office:value="21" calcext:value-type="float">
            <text:p>2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17]-[.E16]" office:value-type="float" office:value="18" calcext:value-type="float">
            <text:p>1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17]-[.H16]" office:value-type="float" office:value="26" calcext:value-type="float">
            <text:p>26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K17]-[.K16]" office:value-type="float" office:value="23" calcext:value-type="float">
            <text:p>2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N17]-[.N16]" office:value-type="float" office:value="20" calcext:value-type="float">
            <text:p>20</text:p>
          </table:table-cell>
          <table:table-cell/>
          <table:table-cell table:formula="of:=AVERAGE([.C17];[.F17];[.I17];[.L17];[.O17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table:formula="of:=[.B18]-[.B17]" office:value-type="float" office:value="23" calcext:value-type="float">
            <text:p>2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E18]-[.E17]" office:value-type="float" office:value="19" calcext:value-type="float">
            <text:p>19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H18]-[.H17]" office:value-type="float" office:value="24" calcext:value-type="float">
            <text:p>24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K18]-[.K17]" office:value-type="float" office:value="20" calcext:value-type="float">
            <text:p>2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N18]-[.N17]" office:value-type="float" office:value="20" calcext:value-type="float">
            <text:p>20</text:p>
          </table:table-cell>
          <table:table-cell/>
          <table:table-cell table:formula="of:=AVERAGE([.C18];[.F18];[.I18];[.L18];[.O18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table:formula="of:=[.B19]-[.B18]" office:value-type="float" office:value="25" calcext:value-type="float">
            <text:p>2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E19]-[.E18]" office:value-type="float" office:value="27" calcext:value-type="float">
            <text:p>27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H19]-[.H18]" office:value-type="float" office:value="18" calcext:value-type="float">
            <text:p>18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K19]-[.K18]" office:value-type="float" office:value="19" calcext:value-type="float">
            <text:p>1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N19]-[.N18]" office:value-type="float" office:value="20" calcext:value-type="float">
            <text:p>20</text:p>
          </table:table-cell>
          <table:table-cell/>
          <table:table-cell table:formula="of:=AVERAGE([.C19];[.F19];[.I19];[.L19];[.O19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7" calcext:value-type="float">
            <text:p>377</text:p>
          </table:table-cell>
          <table:table-cell table:formula="of:=[.B20]-[.B19]" office:value-type="float" office:value="22" calcext:value-type="float">
            <text:p>22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E20]-[.E19]" office:value-type="float" office:value="21" calcext:value-type="float">
            <text:p>21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H20]-[.H19]" office:value-type="float" office:value="23" calcext:value-type="float">
            <text:p>23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K20]-[.K19]" office:value-type="float" office:value="27" calcext:value-type="float">
            <text:p>27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N20]-[.N19]" office:value-type="float" office:value="32" calcext:value-type="float">
            <text:p>32</text:p>
          </table:table-cell>
          <table:table-cell/>
          <table:table-cell table:formula="of:=AVERAGE([.C20];[.F20];[.I20];[.L20];[.O2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7" calcext:value-type="float">
            <text:p>397</text:p>
          </table:table-cell>
          <table:table-cell table:formula="of:=[.B21]-[.B20]"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E21]-[.E20]" office:value-type="float" office:value="22" calcext:value-type="float">
            <text:p>22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H21]-[.H20]" office:value-type="float" office:value="22" calcext:value-type="float">
            <text:p>22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21]-[.K20]" office:value-type="float" office:value="21" calcext:value-type="float">
            <text:p>2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N21]-[.N20]" office:value-type="float" office:value="16" calcext:value-type="float">
            <text:p>16</text:p>
          </table:table-cell>
          <table:table-cell/>
          <table:table-cell table:formula="of:=AVERAGE([.C21];[.F21];[.I21];[.L21];[.O21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8" calcext:value-type="float">
            <text:p>418</text:p>
          </table:table-cell>
          <table:table-cell table:formula="of:=[.B22]-[.B21]" office:value-type="float" office:value="21" calcext:value-type="float">
            <text:p>2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E22]-[.E21]" office:value-type="float" office:value="20" calcext:value-type="float">
            <text:p>2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H22]-[.H21]" office:value-type="float" office:value="21" calcext:value-type="float">
            <text:p>21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K22]-[.K21]" office:value-type="float" office:value="22" calcext:value-type="float">
            <text:p>2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N22]-[.N21]" office:value-type="float" office:value="22" calcext:value-type="float">
            <text:p>22</text:p>
          </table:table-cell>
          <table:table-cell/>
          <table:table-cell table:formula="of:=AVERAGE([.C22];[.F22];[.I22];[.L22];[.O22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" calcext:value-type="float">
            <text:p>445</text:p>
          </table:table-cell>
          <table:table-cell table:formula="of:=[.B23]-[.B22]"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[.E23]-[.E22]" office:value-type="float" office:value="28" calcext:value-type="float">
            <text:p>28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H23]-[.H22]" office:value-type="float" office:value="25" calcext:value-type="float">
            <text:p>25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K23]-[.K22]" office:value-type="float" office:value="26" calcext:value-type="float">
            <text:p>26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[.N23]-[.N22]" office:value-type="float" office:value="24" calcext:value-type="float">
            <text:p>24</text:p>
          </table:table-cell>
          <table:table-cell/>
          <table:table-cell table:formula="of:=AVERAGE([.C23];[.F23];[.I23];[.L23];[.O2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5" calcext:value-type="float">
            <text:p>465</text:p>
          </table:table-cell>
          <table:table-cell table:formula="of:=[.B24]-[.B23]" office:value-type="float" office:value="20" calcext:value-type="float">
            <text:p>2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E24]-[.E23]" office:value-type="float" office:value="18" calcext:value-type="float">
            <text:p>18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H24]-[.H23]" office:value-type="float" office:value="23" calcext:value-type="float">
            <text:p>23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[.K24]-[.K23]" office:value-type="float" office:value="24" calcext:value-type="float">
            <text:p>24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[.N24]-[.N23]" office:value-type="float" office:value="23" calcext:value-type="float">
            <text:p>23</text:p>
          </table:table-cell>
          <table:table-cell/>
          <table:table-cell table:formula="of:=AVERAGE([.C24];[.F24];[.I24];[.L24];[.O24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table:formula="of:=[.B25]-[.B24]" office:value-type="float" office:value="21" calcext:value-type="float">
            <text:p>21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[.E25]-[.E24]" office:value-type="float" office:value="22" calcext:value-type="float">
            <text:p>22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H25]-[.H24]" office:value-type="float" office:value="16" calcext:value-type="float">
            <text:p>16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[.K25]-[.K24]" office:value-type="float" office:value="22" calcext:value-type="float">
            <text:p>2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N25]-[.N24]" office:value-type="float" office:value="23" calcext:value-type="float">
            <text:p>23</text:p>
          </table:table-cell>
          <table:table-cell/>
          <table:table-cell table:formula="of:=AVERAGE([.C25];[.F25];[.I25];[.L25];[.O25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[.B26]-[.B25]" office:value-type="float" office:value="24" calcext:value-type="float">
            <text:p>24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E26]-[.E25]" office:value-type="float" office:value="26" calcext:value-type="float">
            <text:p>26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H26]-[.H25]" office:value-type="float" office:value="26" calcext:value-type="float">
            <text:p>26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26]-[.K25]" office:value-type="float" office:value="21" calcext:value-type="float">
            <text:p>21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[.N26]-[.N25]" office:value-type="float" office:value="16" calcext:value-type="float">
            <text:p>16</text:p>
          </table:table-cell>
          <table:table-cell/>
          <table:table-cell table:formula="of:=AVERAGE([.C26];[.F26];[.I26];[.L26];[.O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1" calcext:value-type="float">
            <text:p>531</text:p>
          </table:table-cell>
          <table:table-cell table:formula="of:=[.B27]-[.B26]" office:value-type="float" office:value="21" calcext:value-type="float">
            <text:p>21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E27]-[.E26]" office:value-type="float" office:value="19" calcext:value-type="float">
            <text:p>19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H27]-[.H26]" office:value-type="float" office:value="22" calcext:value-type="float">
            <text:p>22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27]-[.K26]" office:value-type="float" office:value="24" calcext:value-type="float">
            <text:p>24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[.N27]-[.N26]" office:value-type="float" office:value="28" calcext:value-type="float">
            <text:p>28</text:p>
          </table:table-cell>
          <table:table-cell/>
          <table:table-cell table:formula="of:=AVERAGE([.C27];[.F27];[.I27];[.L27];[.O27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7" calcext:value-type="float">
            <text:p>557</text:p>
          </table:table-cell>
          <table:table-cell table:formula="of:=[.B28]-[.B27]" office:value-type="float" office:value="26" calcext:value-type="float">
            <text:p>26</text:p>
          </table:table-cell>
          <table:table-cell/>
          <table:table-cell office:value-type="float" office:value="551" calcext:value-type="float">
            <text:p>551</text:p>
          </table:table-cell>
          <table:table-cell table:formula="of:=[.E28]-[.E27]" office:value-type="float" office:value="22" calcext:value-type="float">
            <text:p>22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[.H28]-[.H27]" office:value-type="float" office:value="25" calcext:value-type="float">
            <text:p>25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28]-[.K27]" office:value-type="float" office:value="21" calcext:value-type="float">
            <text:p>21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N28]-[.N27]" office:value-type="float" office:value="17" calcext:value-type="float">
            <text:p>17</text:p>
          </table:table-cell>
          <table:table-cell/>
          <table:table-cell table:formula="of:=AVERAGE([.C28];[.F28];[.I28];[.L28];[.O28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6" calcext:value-type="float">
            <text:p>576</text:p>
          </table:table-cell>
          <table:table-cell table:formula="of:=[.B29]-[.B28]" office:value-type="float" office:value="19" calcext:value-type="float">
            <text:p>19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E29]-[.E28]" office:value-type="float" office:value="24" calcext:value-type="float">
            <text:p>24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[.H29]-[.H28]" office:value-type="float" office:value="19" calcext:value-type="float">
            <text:p>19</text:p>
          </table:table-cell>
          <table:table-cell/>
          <table:table-cell office:value-type="float" office:value="578" calcext:value-type="float">
            <text:p>578</text:p>
          </table:table-cell>
          <table:table-cell table:formula="of:=[.K29]-[.K28]" office:value-type="float" office:value="23" calcext:value-type="float">
            <text:p>23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N29]-[.N28]" office:value-type="float" office:value="23" calcext:value-type="float">
            <text:p>23</text:p>
          </table:table-cell>
          <table:table-cell/>
          <table:table-cell table:formula="of:=AVERAGE([.C29];[.F29];[.I29];[.L29];[.O29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0" calcext:value-type="float">
            <text:p>600</text:p>
          </table:table-cell>
          <table:table-cell table:formula="of:=[.B30]-[.B29]" office:value-type="float" office:value="24" calcext:value-type="float">
            <text:p>24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E30]-[.E29]" office:value-type="float" office:value="20" calcext:value-type="float">
            <text:p>20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[.H30]-[.H29]" office:value-type="float" office:value="23" calcext:value-type="float">
            <text:p>23</text:p>
          </table:table-cell>
          <table:table-cell/>
          <table:table-cell office:value-type="float" office:value="601" calcext:value-type="float">
            <text:p>601</text:p>
          </table:table-cell>
          <table:table-cell table:formula="of:=[.K30]-[.K29]" office:value-type="float" office:value="23" calcext:value-type="float">
            <text:p>2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N30]-[.N29]" office:value-type="float" office:value="26" calcext:value-type="float">
            <text:p>26</text:p>
          </table:table-cell>
          <table:table-cell/>
          <table:table-cell table:formula="of:=AVERAGE([.C30];[.F30];[.I30];[.L30];[.O30])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1" calcext:value-type="float">
            <text:p>621</text:p>
          </table:table-cell>
          <table:table-cell table:formula="of:=[.B31]-[.B30]" office:value-type="float" office:value="21" calcext:value-type="float">
            <text:p>2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E31]-[.E30]" office:value-type="float" office:value="25" calcext:value-type="float">
            <text:p>25</text:p>
          </table:table-cell>
          <table:table-cell/>
          <table:table-cell office:value-type="float" office:value="618" calcext:value-type="float">
            <text:p>618</text:p>
          </table:table-cell>
          <table:table-cell table:formula="of:=[.H31]-[.H30]" office:value-type="float" office:value="22" calcext:value-type="float">
            <text:p>22</text:p>
          </table:table-cell>
          <table:table-cell/>
          <table:table-cell office:value-type="float" office:value="621" calcext:value-type="float">
            <text:p>621</text:p>
          </table:table-cell>
          <table:table-cell table:formula="of:=[.K31]-[.K30]" office:value-type="float" office:value="20" calcext:value-type="float">
            <text:p>20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[.N31]-[.N30]" office:value-type="float" office:value="25" calcext:value-type="float">
            <text:p>25</text:p>
          </table:table-cell>
          <table:table-cell/>
          <table:table-cell table:formula="of:=AVERAGE([.C31];[.F31];[.I31];[.L31];[.O31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2" calcext:value-type="float">
            <text:p>642</text:p>
          </table:table-cell>
          <table:table-cell table:formula="of:=[.B32]-[.B31]" office:value-type="float" office:value="21" calcext:value-type="float">
            <text:p>2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E32]-[.E31]" office:value-type="float" office:value="22" calcext:value-type="float">
            <text:p>2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[.H32]-[.H31]" office:value-type="float" office:value="21" calcext:value-type="float">
            <text:p>21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[.K32]-[.K31]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N32]-[.N31]" office:value-type="float" office:value="18" calcext:value-type="float">
            <text:p>18</text:p>
          </table:table-cell>
          <table:table-cell/>
          <table:table-cell table:formula="of:=AVERAGE([.C32];[.F32];[.I32];[.L32];[.O32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" calcext:value-type="float">
            <text:p>692</text:p>
          </table:table-cell>
          <table:table-cell table:formula="of:=[.B33]-[.B32]" office:value-type="float" office:value="50" calcext:value-type="float">
            <text:p>50</text:p>
          </table:table-cell>
          <table:table-cell/>
          <table:table-cell office:value-type="float" office:value="692" calcext:value-type="float">
            <text:p>692</text:p>
          </table:table-cell>
          <table:table-cell table:formula="of:=[.E33]-[.E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H33]-[.H32]" office:value-type="float" office:value="50" calcext:value-type="float">
            <text:p>50</text:p>
          </table:table-cell>
          <table:table-cell/>
          <table:table-cell office:value-type="float" office:value="693" calcext:value-type="float">
            <text:p>693</text:p>
          </table:table-cell>
          <table:table-cell table:formula="of:=[.K33]-[.K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N33]-[.N32]" office:value-type="float" office:value="49" calcext:value-type="float">
            <text:p>49</text:p>
          </table:table-cell>
          <table:table-cell/>
          <table:table-cell table:formula="of:=AVERAGE([.C33];[.F33];[.I33];[.L33];[.O33])" office:value-type="float" office:value="49.8" calcext:value-type="float">
            <text:p>49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1 KO</text:p>
          </table:table-cell>
          <table:table-cell table:number-columns-repeated="5"/>
          <table:table-cell office:value-type="string" calcext:value-type="string">
            <text:p>2 KO</text:p>
          </table:table-cell>
          <table:table-cell table:number-columns-repeated="5"/>
          <table:table-cell office:value-type="string" calcext:value-type="string">
            <text:p>1 KO</text:p>
          </table:table-cell>
          <table:table-cell table:number-columns-repeated="3"/>
        </table:table-row>
      </table:table>
      <table:table table:name="Perfcake 3.1" table:style-name="ta1">
        <table:shapes>
          <draw:frame draw:z-index="0" draw:style-name="gr1" draw:text-style-name="P1" svg:width="9in" svg:height="4in" svg:x="2.9354in" svg:y="0.2988in">
            <draw:object draw:notify-on-update-of-ranges="'Perfcake 3.1'.A1:'Perfcake 3.1'.A1 'Perfcake 3.1'.B1:'Perfcake 3.1'.B1 'Perfcake 3.1'.A2:'Perfcake 3.1'.A2 'Perfcake 3.1'.B2:'Perfcake 3.1'.B2 'Perfcake 3.1'.A3:'Perfcake 3.1'.A3 'Perfcake 3.1'.B3:'Perfcake 3.1'.B3 'Perfcake 3.1'.A4:'Perfcake 3.1'.A4 'Perfcake 3.1'.B4:'Perfcake 3.1'.B4 'Perfcake 3.1'.A5:'Perfcake 3.1'.A5 'Perfcake 3.1'.B5:'Perfcake 3.1'.B5 'Perfcake 3.1'.A6:'Perfcake 3.1'.A6 'Perfcake 3.1'.B6:'Perfcake 3.1'.B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97885" calcext:value-type="float">
            <text:p>8297885</text:p>
          </table:table-cell>
          <table:table-cell table:formula="of:=[.B1]/300" office:value-type="float" office:value="27659.6166666667" calcext:value-type="float">
            <text:p>27659.61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7668593" calcext:value-type="float">
            <text:p>7668593</text:p>
          </table:table-cell>
          <table:table-cell table:formula="of:=[.B2]/300" office:value-type="float" office:value="25561.9766666667" calcext:value-type="float">
            <text:p>25561.97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23258" calcext:value-type="float">
            <text:p>8223258</text:p>
          </table:table-cell>
          <table:table-cell table:formula="of:=[.B3]/300" office:value-type="float" office:value="27410.86" calcext:value-type="float">
            <text:p>27410.86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250351" calcext:value-type="float">
            <text:p>8250351</text:p>
          </table:table-cell>
          <table:table-cell table:formula="of:=[.B4]/300" office:value-type="float" office:value="27501.17" calcext:value-type="float">
            <text:p>27501.17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072231" calcext:value-type="float">
            <text:p>8072231</text:p>
          </table:table-cell>
          <table:table-cell table:formula="of:=[.B5]/300" office:value-type="float" office:value="26907.4366666667" calcext:value-type="float">
            <text:p>26907.4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102463.6" calcext:value-type="float">
            <text:p>8102463.6</text:p>
          </table:table-cell>
          <table:table-cell table:formula="of:=[.B6]/300" office:value-type="float" office:value="27008.212" calcext:value-type="float">
            <text:p>27008.21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29292" calcext:value-type="float">
            <text:p>629292</text:p>
          </table:table-cell>
          <table:table-cell table:style-name="Default"/>
        </table:table-row>
      </table:table>
      <table:table table:name="Perfcake 3.1 distr" table:style-name="ta1">
        <table:shapes>
          <draw:frame draw:z-index="0" draw:style-name="gr1" draw:text-style-name="P1" svg:width="9in" svg:height="4in" svg:x="5.1228in" svg:y="2.7197in">
            <draw:object draw:notify-on-update-of-ranges="'Perfcake 3.1 distr'.A2:'Perfcake 3.1 distr'.A32 'Perfcake 3.1 distr'.Q2:'Perfcake 3.1 distr'.Q3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'Perfcake 3.1 distr'.C2];['Perfcake 3.1 distr'.F2];['Perfcake 3.1 distr'.I2];['Perfcake 3.1 distr'.L2];['Perfcake 3.1 distr'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48" calcext:value-type="float">
            <text:p>32148</text:p>
          </table:table-cell>
          <table:table-cell table:formula="of:=[.B3]-[.B2]" office:value-type="float" office:value="32148" calcext:value-type="float">
            <text:p>32148</text:p>
          </table:table-cell>
          <table:table-cell/>
          <table:table-cell office:value-type="float" office:value="36077" calcext:value-type="float">
            <text:p>36077</text:p>
          </table:table-cell>
          <table:table-cell table:formula="of:=[.E3]-[.E2]" office:value-type="float" office:value="36077" calcext:value-type="float">
            <text:p>36077</text:p>
          </table:table-cell>
          <table:table-cell/>
          <table:table-cell office:value-type="float" office:value="31495" calcext:value-type="float">
            <text:p>31495</text:p>
          </table:table-cell>
          <table:table-cell table:formula="of:=[.H3]-[.H2]" office:value-type="float" office:value="31495" calcext:value-type="float">
            <text:p>31495</text:p>
          </table:table-cell>
          <table:table-cell/>
          <table:table-cell office:value-type="float" office:value="31053" calcext:value-type="float">
            <text:p>31053</text:p>
          </table:table-cell>
          <table:table-cell table:formula="of:=[.K3]-[.K2]" office:value-type="float" office:value="31053" calcext:value-type="float">
            <text:p>31053</text:p>
          </table:table-cell>
          <table:table-cell/>
          <table:table-cell office:value-type="float" office:value="37256" calcext:value-type="float">
            <text:p>37256</text:p>
          </table:table-cell>
          <table:table-cell table:formula="of:=[.N3]-[.N2]" office:value-type="float" office:value="37256" calcext:value-type="float">
            <text:p>37256</text:p>
          </table:table-cell>
          <table:table-cell/>
          <table:table-cell table:formula="of:=AVERAGE(['Perfcake 3.1 distr'.C3];['Perfcake 3.1 distr'.F3];['Perfcake 3.1 distr'.I3];['Perfcake 3.1 distr'.L3];['Perfcake 3.1 distr'.O3])" office:value-type="float" office:value="33605.8" calcext:value-type="float">
            <text:p>3360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455" calcext:value-type="float">
            <text:p>87455</text:p>
          </table:table-cell>
          <table:table-cell table:formula="of:=[.B4]-[.B3]" office:value-type="float" office:value="55307" calcext:value-type="float">
            <text:p>55307</text:p>
          </table:table-cell>
          <table:table-cell/>
          <table:table-cell office:value-type="float" office:value="76390" calcext:value-type="float">
            <text:p>76390</text:p>
          </table:table-cell>
          <table:table-cell table:formula="of:=[.E4]-[.E3]" office:value-type="float" office:value="40313" calcext:value-type="float">
            <text:p>40313</text:p>
          </table:table-cell>
          <table:table-cell/>
          <table:table-cell office:value-type="float" office:value="64611" calcext:value-type="float">
            <text:p>64611</text:p>
          </table:table-cell>
          <table:table-cell table:formula="of:=[.H4]-[.H3]" office:value-type="float" office:value="33116" calcext:value-type="float">
            <text:p>33116</text:p>
          </table:table-cell>
          <table:table-cell/>
          <table:table-cell office:value-type="float" office:value="63396" calcext:value-type="float">
            <text:p>63396</text:p>
          </table:table-cell>
          <table:table-cell table:formula="of:=[.K4]-[.K3]" office:value-type="float" office:value="32343" calcext:value-type="float">
            <text:p>32343</text:p>
          </table:table-cell>
          <table:table-cell/>
          <table:table-cell office:value-type="float" office:value="77543" calcext:value-type="float">
            <text:p>77543</text:p>
          </table:table-cell>
          <table:table-cell table:formula="of:=[.N4]-[.N3]" office:value-type="float" office:value="40287" calcext:value-type="float">
            <text:p>40287</text:p>
          </table:table-cell>
          <table:table-cell/>
          <table:table-cell table:formula="of:=AVERAGE(['Perfcake 3.1 distr'.C4];['Perfcake 3.1 distr'.F4];['Perfcake 3.1 distr'.I4];['Perfcake 3.1 distr'.L4];['Perfcake 3.1 distr'.O4])" office:value-type="float" office:value="40273.2" calcext:value-type="float">
            <text:p>4027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845" calcext:value-type="float">
            <text:p>170845</text:p>
          </table:table-cell>
          <table:table-cell table:formula="of:=[.B5]-[.B4]" office:value-type="float" office:value="83390" calcext:value-type="float">
            <text:p>83390</text:p>
          </table:table-cell>
          <table:table-cell/>
          <table:table-cell office:value-type="float" office:value="116936" calcext:value-type="float">
            <text:p>116936</text:p>
          </table:table-cell>
          <table:table-cell table:formula="of:=[.E5]-[.E4]" office:value-type="float" office:value="40546" calcext:value-type="float">
            <text:p>40546</text:p>
          </table:table-cell>
          <table:table-cell/>
          <table:table-cell office:value-type="float" office:value="220914" calcext:value-type="float">
            <text:p>220914</text:p>
          </table:table-cell>
          <table:table-cell table:formula="of:=[.H5]-[.H4]" office:value-type="float" office:value="156303" calcext:value-type="float">
            <text:p>156303</text:p>
          </table:table-cell>
          <table:table-cell/>
          <table:table-cell office:value-type="float" office:value="171355" calcext:value-type="float">
            <text:p>171355</text:p>
          </table:table-cell>
          <table:table-cell table:formula="of:=[.K5]-[.K4]" office:value-type="float" office:value="107959" calcext:value-type="float">
            <text:p>107959</text:p>
          </table:table-cell>
          <table:table-cell/>
          <table:table-cell office:value-type="float" office:value="117991" calcext:value-type="float">
            <text:p>117991</text:p>
          </table:table-cell>
          <table:table-cell table:formula="of:=[.N5]-[.N4]" office:value-type="float" office:value="40448" calcext:value-type="float">
            <text:p>40448</text:p>
          </table:table-cell>
          <table:table-cell/>
          <table:table-cell table:formula="of:=AVERAGE(['Perfcake 3.1 distr'.C5];['Perfcake 3.1 distr'.F5];['Perfcake 3.1 distr'.I5];['Perfcake 3.1 distr'.L5];['Perfcake 3.1 distr'.O5])" office:value-type="float" office:value="85729.2" calcext:value-type="float">
            <text:p>8572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3329" calcext:value-type="float">
            <text:p>453329</text:p>
          </table:table-cell>
          <table:table-cell table:formula="of:=[.B6]-[.B5]" office:value-type="float" office:value="282484" calcext:value-type="float">
            <text:p>282484</text:p>
          </table:table-cell>
          <table:table-cell/>
          <table:table-cell office:value-type="float" office:value="157441" calcext:value-type="float">
            <text:p>157441</text:p>
          </table:table-cell>
          <table:table-cell table:formula="of:=[.E6]-[.E5]" office:value-type="float" office:value="40505" calcext:value-type="float">
            <text:p>40505</text:p>
          </table:table-cell>
          <table:table-cell/>
          <table:table-cell office:value-type="float" office:value="503007" calcext:value-type="float">
            <text:p>503007</text:p>
          </table:table-cell>
          <table:table-cell table:formula="of:=[.H6]-[.H5]" office:value-type="float" office:value="282093" calcext:value-type="float">
            <text:p>282093</text:p>
          </table:table-cell>
          <table:table-cell/>
          <table:table-cell office:value-type="float" office:value="422912" calcext:value-type="float">
            <text:p>422912</text:p>
          </table:table-cell>
          <table:table-cell table:formula="of:=[.K6]-[.K5]" office:value-type="float" office:value="251557" calcext:value-type="float">
            <text:p>251557</text:p>
          </table:table-cell>
          <table:table-cell/>
          <table:table-cell office:value-type="float" office:value="253539" calcext:value-type="float">
            <text:p>253539</text:p>
          </table:table-cell>
          <table:table-cell table:formula="of:=[.N6]-[.N5]" office:value-type="float" office:value="135548" calcext:value-type="float">
            <text:p>135548</text:p>
          </table:table-cell>
          <table:table-cell/>
          <table:table-cell table:formula="of:=AVERAGE(['Perfcake 3.1 distr'.C6];['Perfcake 3.1 distr'.F6];['Perfcake 3.1 distr'.I6];['Perfcake 3.1 distr'.L6];['Perfcake 3.1 distr'.O6])" office:value-type="float" office:value="198437.4" calcext:value-type="float">
            <text:p>198437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9650" calcext:value-type="float">
            <text:p>759650</text:p>
          </table:table-cell>
          <table:table-cell table:formula="of:=[.B7]-[.B6]" office:value-type="float" office:value="306321" calcext:value-type="float">
            <text:p>306321</text:p>
          </table:table-cell>
          <table:table-cell/>
          <table:table-cell office:value-type="float" office:value="217569" calcext:value-type="float">
            <text:p>217569</text:p>
          </table:table-cell>
          <table:table-cell table:formula="of:=[.E7]-[.E6]" office:value-type="float" office:value="60128" calcext:value-type="float">
            <text:p>60128</text:p>
          </table:table-cell>
          <table:table-cell/>
          <table:table-cell office:value-type="float" office:value="805113" calcext:value-type="float">
            <text:p>805113</text:p>
          </table:table-cell>
          <table:table-cell table:formula="of:=[.H7]-[.H6]" office:value-type="float" office:value="302106" calcext:value-type="float">
            <text:p>302106</text:p>
          </table:table-cell>
          <table:table-cell/>
          <table:table-cell office:value-type="float" office:value="726368" calcext:value-type="float">
            <text:p>726368</text:p>
          </table:table-cell>
          <table:table-cell table:formula="of:=[.K7]-[.K6]" office:value-type="float" office:value="303456" calcext:value-type="float">
            <text:p>303456</text:p>
          </table:table-cell>
          <table:table-cell/>
          <table:table-cell office:value-type="float" office:value="551783" calcext:value-type="float">
            <text:p>551783</text:p>
          </table:table-cell>
          <table:table-cell table:formula="of:=[.N7]-[.N6]" office:value-type="float" office:value="298244" calcext:value-type="float">
            <text:p>298244</text:p>
          </table:table-cell>
          <table:table-cell/>
          <table:table-cell table:formula="of:=AVERAGE(['Perfcake 3.1 distr'.C7];['Perfcake 3.1 distr'.F7];['Perfcake 3.1 distr'.I7];['Perfcake 3.1 distr'.L7];['Perfcake 3.1 distr'.O7])" office:value-type="float" office:value="254051" calcext:value-type="float">
            <text:p>254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3849" calcext:value-type="float">
            <text:p>1063849</text:p>
          </table:table-cell>
          <table:table-cell table:formula="of:=[.B8]-[.B7]" office:value-type="float" office:value="304199" calcext:value-type="float">
            <text:p>304199</text:p>
          </table:table-cell>
          <table:table-cell/>
          <table:table-cell office:value-type="float" office:value="501813" calcext:value-type="float">
            <text:p>501813</text:p>
          </table:table-cell>
          <table:table-cell table:formula="of:=[.E8]-[.E7]" office:value-type="float" office:value="284244" calcext:value-type="float">
            <text:p>284244</text:p>
          </table:table-cell>
          <table:table-cell/>
          <table:table-cell office:value-type="float" office:value="1104569" calcext:value-type="float">
            <text:p>1104569</text:p>
          </table:table-cell>
          <table:table-cell table:formula="of:=[.H8]-[.H7]" office:value-type="float" office:value="299456" calcext:value-type="float">
            <text:p>299456</text:p>
          </table:table-cell>
          <table:table-cell/>
          <table:table-cell office:value-type="float" office:value="1029287" calcext:value-type="float">
            <text:p>1029287</text:p>
          </table:table-cell>
          <table:table-cell table:formula="of:=[.K8]-[.K7]" office:value-type="float" office:value="302919" calcext:value-type="float">
            <text:p>302919</text:p>
          </table:table-cell>
          <table:table-cell/>
          <table:table-cell office:value-type="float" office:value="851703" calcext:value-type="float">
            <text:p>851703</text:p>
          </table:table-cell>
          <table:table-cell table:formula="of:=[.N8]-[.N7]" office:value-type="float" office:value="299920" calcext:value-type="float">
            <text:p>299920</text:p>
          </table:table-cell>
          <table:table-cell/>
          <table:table-cell table:formula="of:=AVERAGE(['Perfcake 3.1 distr'.C8];['Perfcake 3.1 distr'.F8];['Perfcake 3.1 distr'.I8];['Perfcake 3.1 distr'.L8];['Perfcake 3.1 distr'.O8])" office:value-type="float" office:value="298147.6" calcext:value-type="float">
            <text:p>29814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6673" calcext:value-type="float">
            <text:p>1366673</text:p>
          </table:table-cell>
          <table:table-cell table:formula="of:=[.B9]-[.B8]" office:value-type="float" office:value="302824" calcext:value-type="float">
            <text:p>302824</text:p>
          </table:table-cell>
          <table:table-cell/>
          <table:table-cell office:value-type="float" office:value="799502" calcext:value-type="float">
            <text:p>799502</text:p>
          </table:table-cell>
          <table:table-cell table:formula="of:=[.E9]-[.E8]" office:value-type="float" office:value="297689" calcext:value-type="float">
            <text:p>297689</text:p>
          </table:table-cell>
          <table:table-cell/>
          <table:table-cell office:value-type="float" office:value="1403274" calcext:value-type="float">
            <text:p>1403274</text:p>
          </table:table-cell>
          <table:table-cell table:formula="of:=[.H9]-[.H8]" office:value-type="float" office:value="298705" calcext:value-type="float">
            <text:p>298705</text:p>
          </table:table-cell>
          <table:table-cell/>
          <table:table-cell office:value-type="float" office:value="1329858" calcext:value-type="float">
            <text:p>1329858</text:p>
          </table:table-cell>
          <table:table-cell table:formula="of:=[.K9]-[.K8]" office:value-type="float" office:value="300571" calcext:value-type="float">
            <text:p>300571</text:p>
          </table:table-cell>
          <table:table-cell/>
          <table:table-cell office:value-type="float" office:value="1149373" calcext:value-type="float">
            <text:p>1149373</text:p>
          </table:table-cell>
          <table:table-cell table:formula="of:=[.N9]-[.N8]" office:value-type="float" office:value="297670" calcext:value-type="float">
            <text:p>297670</text:p>
          </table:table-cell>
          <table:table-cell/>
          <table:table-cell table:formula="of:=AVERAGE(['Perfcake 3.1 distr'.C9];['Perfcake 3.1 distr'.F9];['Perfcake 3.1 distr'.I9];['Perfcake 3.1 distr'.L9];['Perfcake 3.1 distr'.O9])" office:value-type="float" office:value="299491.8" calcext:value-type="float">
            <text:p>299491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1739" calcext:value-type="float">
            <text:p>1671739</text:p>
          </table:table-cell>
          <table:table-cell table:formula="of:=[.B10]-[.B9]" office:value-type="float" office:value="305066" calcext:value-type="float">
            <text:p>305066</text:p>
          </table:table-cell>
          <table:table-cell/>
          <table:table-cell office:value-type="float" office:value="1101263" calcext:value-type="float">
            <text:p>1101263</text:p>
          </table:table-cell>
          <table:table-cell table:formula="of:=[.E10]-[.E9]" office:value-type="float" office:value="301761" calcext:value-type="float">
            <text:p>301761</text:p>
          </table:table-cell>
          <table:table-cell/>
          <table:table-cell office:value-type="float" office:value="1702645" calcext:value-type="float">
            <text:p>1702645</text:p>
          </table:table-cell>
          <table:table-cell table:formula="of:=[.H10]-[.H9]" office:value-type="float" office:value="299371" calcext:value-type="float">
            <text:p>299371</text:p>
          </table:table-cell>
          <table:table-cell/>
          <table:table-cell office:value-type="float" office:value="1631244" calcext:value-type="float">
            <text:p>1631244</text:p>
          </table:table-cell>
          <table:table-cell table:formula="of:=[.K10]-[.K9]" office:value-type="float" office:value="301386" calcext:value-type="float">
            <text:p>301386</text:p>
          </table:table-cell>
          <table:table-cell/>
          <table:table-cell office:value-type="float" office:value="1452278" calcext:value-type="float">
            <text:p>1452278</text:p>
          </table:table-cell>
          <table:table-cell table:formula="of:=[.N10]-[.N9]" office:value-type="float" office:value="302905" calcext:value-type="float">
            <text:p>302905</text:p>
          </table:table-cell>
          <table:table-cell/>
          <table:table-cell table:formula="of:=AVERAGE(['Perfcake 3.1 distr'.C10];['Perfcake 3.1 distr'.F10];['Perfcake 3.1 distr'.I10];['Perfcake 3.1 distr'.L10];['Perfcake 3.1 distr'.O10])" office:value-type="float" office:value="302097.8" calcext:value-type="float">
            <text:p>302097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76854" calcext:value-type="float">
            <text:p>1976854</text:p>
          </table:table-cell>
          <table:table-cell table:formula="of:=[.B11]-[.B10]" office:value-type="float" office:value="305115" calcext:value-type="float">
            <text:p>305115</text:p>
          </table:table-cell>
          <table:table-cell/>
          <table:table-cell office:value-type="float" office:value="1398669" calcext:value-type="float">
            <text:p>1398669</text:p>
          </table:table-cell>
          <table:table-cell table:formula="of:=[.E11]-[.E10]" office:value-type="float" office:value="297406" calcext:value-type="float">
            <text:p>297406</text:p>
          </table:table-cell>
          <table:table-cell/>
          <table:table-cell office:value-type="float" office:value="1999901" calcext:value-type="float">
            <text:p>1999901</text:p>
          </table:table-cell>
          <table:table-cell table:formula="of:=[.H11]-[.H10]" office:value-type="float" office:value="297256" calcext:value-type="float">
            <text:p>297256</text:p>
          </table:table-cell>
          <table:table-cell/>
          <table:table-cell office:value-type="float" office:value="1934386" calcext:value-type="float">
            <text:p>1934386</text:p>
          </table:table-cell>
          <table:table-cell table:formula="of:=[.K11]-[.K10]" office:value-type="float" office:value="303142" calcext:value-type="float">
            <text:p>303142</text:p>
          </table:table-cell>
          <table:table-cell/>
          <table:table-cell office:value-type="float" office:value="1755198" calcext:value-type="float">
            <text:p>1755198</text:p>
          </table:table-cell>
          <table:table-cell table:formula="of:=[.N11]-[.N10]" office:value-type="float" office:value="302920" calcext:value-type="float">
            <text:p>302920</text:p>
          </table:table-cell>
          <table:table-cell/>
          <table:table-cell table:formula="of:=AVERAGE(['Perfcake 3.1 distr'.C11];['Perfcake 3.1 distr'.F11];['Perfcake 3.1 distr'.I11];['Perfcake 3.1 distr'.L11];['Perfcake 3.1 distr'.O11])" office:value-type="float" office:value="301167.8" calcext:value-type="float">
            <text:p>30116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1058" calcext:value-type="float">
            <text:p>2281058</text:p>
          </table:table-cell>
          <table:table-cell table:formula="of:=[.B12]-[.B11]" office:value-type="float" office:value="304204" calcext:value-type="float">
            <text:p>304204</text:p>
          </table:table-cell>
          <table:table-cell/>
          <table:table-cell office:value-type="float" office:value="1699394" calcext:value-type="float">
            <text:p>1699394</text:p>
          </table:table-cell>
          <table:table-cell table:formula="of:=[.E12]-[.E11]" office:value-type="float" office:value="300725" calcext:value-type="float">
            <text:p>300725</text:p>
          </table:table-cell>
          <table:table-cell/>
          <table:table-cell office:value-type="float" office:value="2297463" calcext:value-type="float">
            <text:p>2297463</text:p>
          </table:table-cell>
          <table:table-cell table:formula="of:=[.H12]-[.H11]" office:value-type="float" office:value="297562" calcext:value-type="float">
            <text:p>297562</text:p>
          </table:table-cell>
          <table:table-cell/>
          <table:table-cell office:value-type="float" office:value="2235851" calcext:value-type="float">
            <text:p>2235851</text:p>
          </table:table-cell>
          <table:table-cell table:formula="of:=[.K12]-[.K11]" office:value-type="float" office:value="301465" calcext:value-type="float">
            <text:p>301465</text:p>
          </table:table-cell>
          <table:table-cell/>
          <table:table-cell office:value-type="float" office:value="2058218" calcext:value-type="float">
            <text:p>2058218</text:p>
          </table:table-cell>
          <table:table-cell table:formula="of:=[.N12]-[.N11]" office:value-type="float" office:value="303020" calcext:value-type="float">
            <text:p>303020</text:p>
          </table:table-cell>
          <table:table-cell/>
          <table:table-cell table:formula="of:=AVERAGE(['Perfcake 3.1 distr'.C12];['Perfcake 3.1 distr'.F12];['Perfcake 3.1 distr'.I12];['Perfcake 3.1 distr'.L12];['Perfcake 3.1 distr'.O12])" office:value-type="float" office:value="301395.2" calcext:value-type="float">
            <text:p>301395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85875" calcext:value-type="float">
            <text:p>2585875</text:p>
          </table:table-cell>
          <table:table-cell table:formula="of:=[.B13]-[.B12]" office:value-type="float" office:value="304817" calcext:value-type="float">
            <text:p>304817</text:p>
          </table:table-cell>
          <table:table-cell/>
          <table:table-cell office:value-type="float" office:value="2000068" calcext:value-type="float">
            <text:p>2000068</text:p>
          </table:table-cell>
          <table:table-cell table:formula="of:=[.E13]-[.E12]" office:value-type="float" office:value="300674" calcext:value-type="float">
            <text:p>300674</text:p>
          </table:table-cell>
          <table:table-cell/>
          <table:table-cell office:value-type="float" office:value="2594461" calcext:value-type="float">
            <text:p>2594461</text:p>
          </table:table-cell>
          <table:table-cell table:formula="of:=[.H13]-[.H12]" office:value-type="float" office:value="296998" calcext:value-type="float">
            <text:p>296998</text:p>
          </table:table-cell>
          <table:table-cell/>
          <table:table-cell office:value-type="float" office:value="2537797" calcext:value-type="float">
            <text:p>2537797</text:p>
          </table:table-cell>
          <table:table-cell table:formula="of:=[.K13]-[.K12]" office:value-type="float" office:value="301946" calcext:value-type="float">
            <text:p>301946</text:p>
          </table:table-cell>
          <table:table-cell/>
          <table:table-cell office:value-type="float" office:value="2361247" calcext:value-type="float">
            <text:p>2361247</text:p>
          </table:table-cell>
          <table:table-cell table:formula="of:=[.N13]-[.N12]" office:value-type="float" office:value="303029" calcext:value-type="float">
            <text:p>303029</text:p>
          </table:table-cell>
          <table:table-cell/>
          <table:table-cell table:formula="of:=AVERAGE(['Perfcake 3.1 distr'.C13];['Perfcake 3.1 distr'.F13];['Perfcake 3.1 distr'.I13];['Perfcake 3.1 distr'.L13];['Perfcake 3.1 distr'.O13])" office:value-type="float" office:value="301492.8" calcext:value-type="float">
            <text:p>301492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87420" calcext:value-type="float">
            <text:p>2887420</text:p>
          </table:table-cell>
          <table:table-cell table:formula="of:=[.B14]-[.B13]" office:value-type="float" office:value="301545" calcext:value-type="float">
            <text:p>301545</text:p>
          </table:table-cell>
          <table:table-cell/>
          <table:table-cell office:value-type="float" office:value="2298613" calcext:value-type="float">
            <text:p>2298613</text:p>
          </table:table-cell>
          <table:table-cell table:formula="of:=[.E14]-[.E13]" office:value-type="float" office:value="298545" calcext:value-type="float">
            <text:p>298545</text:p>
          </table:table-cell>
          <table:table-cell/>
          <table:table-cell office:value-type="float" office:value="2891044" calcext:value-type="float">
            <text:p>2891044</text:p>
          </table:table-cell>
          <table:table-cell table:formula="of:=[.H14]-[.H13]" office:value-type="float" office:value="296583" calcext:value-type="float">
            <text:p>296583</text:p>
          </table:table-cell>
          <table:table-cell/>
          <table:table-cell office:value-type="float" office:value="2840001" calcext:value-type="float">
            <text:p>2840001</text:p>
          </table:table-cell>
          <table:table-cell table:formula="of:=[.K14]-[.K13]" office:value-type="float" office:value="302204" calcext:value-type="float">
            <text:p>302204</text:p>
          </table:table-cell>
          <table:table-cell/>
          <table:table-cell office:value-type="float" office:value="2662907" calcext:value-type="float">
            <text:p>2662907</text:p>
          </table:table-cell>
          <table:table-cell table:formula="of:=[.N14]-[.N13]" office:value-type="float" office:value="301660" calcext:value-type="float">
            <text:p>301660</text:p>
          </table:table-cell>
          <table:table-cell/>
          <table:table-cell table:formula="of:=AVERAGE(['Perfcake 3.1 distr'.C14];['Perfcake 3.1 distr'.F14];['Perfcake 3.1 distr'.I14];['Perfcake 3.1 distr'.L14];['Perfcake 3.1 distr'.O14])" office:value-type="float" office:value="300107.4" calcext:value-type="float">
            <text:p>300107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87569" calcext:value-type="float">
            <text:p>3187569</text:p>
          </table:table-cell>
          <table:table-cell table:formula="of:=[.B15]-[.B14]" office:value-type="float" office:value="300149" calcext:value-type="float">
            <text:p>300149</text:p>
          </table:table-cell>
          <table:table-cell/>
          <table:table-cell office:value-type="float" office:value="2597091" calcext:value-type="float">
            <text:p>2597091</text:p>
          </table:table-cell>
          <table:table-cell table:formula="of:=[.E15]-[.E14]" office:value-type="float" office:value="298478" calcext:value-type="float">
            <text:p>298478</text:p>
          </table:table-cell>
          <table:table-cell/>
          <table:table-cell office:value-type="float" office:value="3188711" calcext:value-type="float">
            <text:p>3188711</text:p>
          </table:table-cell>
          <table:table-cell table:formula="of:=[.H15]-[.H14]" office:value-type="float" office:value="297667" calcext:value-type="float">
            <text:p>297667</text:p>
          </table:table-cell>
          <table:table-cell/>
          <table:table-cell office:value-type="float" office:value="3141073" calcext:value-type="float">
            <text:p>3141073</text:p>
          </table:table-cell>
          <table:table-cell table:formula="of:=[.K15]-[.K14]" office:value-type="float" office:value="301072" calcext:value-type="float">
            <text:p>301072</text:p>
          </table:table-cell>
          <table:table-cell/>
          <table:table-cell office:value-type="float" office:value="2967133" calcext:value-type="float">
            <text:p>2967133</text:p>
          </table:table-cell>
          <table:table-cell table:formula="of:=[.N15]-[.N14]" office:value-type="float" office:value="304226" calcext:value-type="float">
            <text:p>304226</text:p>
          </table:table-cell>
          <table:table-cell/>
          <table:table-cell table:formula="of:=AVERAGE(['Perfcake 3.1 distr'.C15];['Perfcake 3.1 distr'.F15];['Perfcake 3.1 distr'.I15];['Perfcake 3.1 distr'.L15];['Perfcake 3.1 distr'.O15])" office:value-type="float" office:value="300318.4" calcext:value-type="float">
            <text:p>300318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2900" calcext:value-type="float">
            <text:p>3492900</text:p>
          </table:table-cell>
          <table:table-cell table:formula="of:=[.B16]-[.B15]" office:value-type="float" office:value="305331" calcext:value-type="float">
            <text:p>305331</text:p>
          </table:table-cell>
          <table:table-cell/>
          <table:table-cell office:value-type="float" office:value="2897702" calcext:value-type="float">
            <text:p>2897702</text:p>
          </table:table-cell>
          <table:table-cell table:formula="of:=[.E16]-[.E15]" office:value-type="float" office:value="300611" calcext:value-type="float">
            <text:p>300611</text:p>
          </table:table-cell>
          <table:table-cell/>
          <table:table-cell office:value-type="float" office:value="3487399" calcext:value-type="float">
            <text:p>3487399</text:p>
          </table:table-cell>
          <table:table-cell table:formula="of:=[.H16]-[.H15]" office:value-type="float" office:value="298688" calcext:value-type="float">
            <text:p>298688</text:p>
          </table:table-cell>
          <table:table-cell/>
          <table:table-cell office:value-type="float" office:value="3445713" calcext:value-type="float">
            <text:p>3445713</text:p>
          </table:table-cell>
          <table:table-cell table:formula="of:=[.K16]-[.K15]" office:value-type="float" office:value="304640" calcext:value-type="float">
            <text:p>304640</text:p>
          </table:table-cell>
          <table:table-cell/>
          <table:table-cell office:value-type="float" office:value="3269343" calcext:value-type="float">
            <text:p>3269343</text:p>
          </table:table-cell>
          <table:table-cell table:formula="of:=[.N16]-[.N15]" office:value-type="float" office:value="302210" calcext:value-type="float">
            <text:p>302210</text:p>
          </table:table-cell>
          <table:table-cell/>
          <table:table-cell table:formula="of:=AVERAGE(['Perfcake 3.1 distr'.C16];['Perfcake 3.1 distr'.F16];['Perfcake 3.1 distr'.I16];['Perfcake 3.1 distr'.L16];['Perfcake 3.1 distr'.O16])" office:value-type="float" office:value="302296" calcext:value-type="float">
            <text:p>302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5218" calcext:value-type="float">
            <text:p>3795218</text:p>
          </table:table-cell>
          <table:table-cell table:formula="of:=[.B17]-[.B16]" office:value-type="float" office:value="302318" calcext:value-type="float">
            <text:p>302318</text:p>
          </table:table-cell>
          <table:table-cell/>
          <table:table-cell office:value-type="float" office:value="3199216" calcext:value-type="float">
            <text:p>3199216</text:p>
          </table:table-cell>
          <table:table-cell table:formula="of:=[.E17]-[.E16]" office:value-type="float" office:value="301514" calcext:value-type="float">
            <text:p>301514</text:p>
          </table:table-cell>
          <table:table-cell/>
          <table:table-cell office:value-type="float" office:value="3786634" calcext:value-type="float">
            <text:p>3786634</text:p>
          </table:table-cell>
          <table:table-cell table:formula="of:=[.H17]-[.H16]" office:value-type="float" office:value="299235" calcext:value-type="float">
            <text:p>299235</text:p>
          </table:table-cell>
          <table:table-cell/>
          <table:table-cell office:value-type="float" office:value="3747504" calcext:value-type="float">
            <text:p>3747504</text:p>
          </table:table-cell>
          <table:table-cell table:formula="of:=[.K17]-[.K16]" office:value-type="float" office:value="301791" calcext:value-type="float">
            <text:p>301791</text:p>
          </table:table-cell>
          <table:table-cell/>
          <table:table-cell office:value-type="float" office:value="3569282" calcext:value-type="float">
            <text:p>3569282</text:p>
          </table:table-cell>
          <table:table-cell table:formula="of:=[.N17]-[.N16]" office:value-type="float" office:value="299939" calcext:value-type="float">
            <text:p>299939</text:p>
          </table:table-cell>
          <table:table-cell/>
          <table:table-cell table:formula="of:=AVERAGE(['Perfcake 3.1 distr'.C17];['Perfcake 3.1 distr'.F17];['Perfcake 3.1 distr'.I17];['Perfcake 3.1 distr'.L17];['Perfcake 3.1 distr'.O17])" office:value-type="float" office:value="300959.4" calcext:value-type="float">
            <text:p>300959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97648" calcext:value-type="float">
            <text:p>4097648</text:p>
          </table:table-cell>
          <table:table-cell table:formula="of:=[.B18]-[.B17]" office:value-type="float" office:value="302430" calcext:value-type="float">
            <text:p>302430</text:p>
          </table:table-cell>
          <table:table-cell/>
          <table:table-cell office:value-type="float" office:value="3500319" calcext:value-type="float">
            <text:p>3500319</text:p>
          </table:table-cell>
          <table:table-cell table:formula="of:=[.E18]-[.E17]" office:value-type="float" office:value="301103" calcext:value-type="float">
            <text:p>301103</text:p>
          </table:table-cell>
          <table:table-cell/>
          <table:table-cell office:value-type="float" office:value="4083899" calcext:value-type="float">
            <text:p>4083899</text:p>
          </table:table-cell>
          <table:table-cell table:formula="of:=[.H18]-[.H17]" office:value-type="float" office:value="297265" calcext:value-type="float">
            <text:p>297265</text:p>
          </table:table-cell>
          <table:table-cell/>
          <table:table-cell office:value-type="float" office:value="4050344" calcext:value-type="float">
            <text:p>4050344</text:p>
          </table:table-cell>
          <table:table-cell table:formula="of:=[.K18]-[.K17]" office:value-type="float" office:value="302840" calcext:value-type="float">
            <text:p>302840</text:p>
          </table:table-cell>
          <table:table-cell/>
          <table:table-cell office:value-type="float" office:value="3874903" calcext:value-type="float">
            <text:p>3874903</text:p>
          </table:table-cell>
          <table:table-cell table:formula="of:=[.N18]-[.N17]" office:value-type="float" office:value="305621" calcext:value-type="float">
            <text:p>305621</text:p>
          </table:table-cell>
          <table:table-cell/>
          <table:table-cell table:formula="of:=AVERAGE(['Perfcake 3.1 distr'.C18];['Perfcake 3.1 distr'.F18];['Perfcake 3.1 distr'.I18];['Perfcake 3.1 distr'.L18];['Perfcake 3.1 distr'.O18])" office:value-type="float" office:value="301851.8" calcext:value-type="float">
            <text:p>301851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01958" calcext:value-type="float">
            <text:p>4401958</text:p>
          </table:table-cell>
          <table:table-cell table:formula="of:=[.B19]-[.B18]" office:value-type="float" office:value="304310" calcext:value-type="float">
            <text:p>304310</text:p>
          </table:table-cell>
          <table:table-cell/>
          <table:table-cell office:value-type="float" office:value="3800450" calcext:value-type="float">
            <text:p>3800450</text:p>
          </table:table-cell>
          <table:table-cell table:formula="of:=[.E19]-[.E18]" office:value-type="float" office:value="300131" calcext:value-type="float">
            <text:p>300131</text:p>
          </table:table-cell>
          <table:table-cell/>
          <table:table-cell office:value-type="float" office:value="4384011" calcext:value-type="float">
            <text:p>4384011</text:p>
          </table:table-cell>
          <table:table-cell table:formula="of:=[.H19]-[.H18]" office:value-type="float" office:value="300112" calcext:value-type="float">
            <text:p>300112</text:p>
          </table:table-cell>
          <table:table-cell/>
          <table:table-cell office:value-type="float" office:value="4354884" calcext:value-type="float">
            <text:p>4354884</text:p>
          </table:table-cell>
          <table:table-cell table:formula="of:=[.K19]-[.K18]" office:value-type="float" office:value="304540" calcext:value-type="float">
            <text:p>304540</text:p>
          </table:table-cell>
          <table:table-cell/>
          <table:table-cell office:value-type="float" office:value="4174865" calcext:value-type="float">
            <text:p>4174865</text:p>
          </table:table-cell>
          <table:table-cell table:formula="of:=[.N19]-[.N18]" office:value-type="float" office:value="299962" calcext:value-type="float">
            <text:p>299962</text:p>
          </table:table-cell>
          <table:table-cell/>
          <table:table-cell table:formula="of:=AVERAGE(['Perfcake 3.1 distr'.C19];['Perfcake 3.1 distr'.F19];['Perfcake 3.1 distr'.I19];['Perfcake 3.1 distr'.L19];['Perfcake 3.1 distr'.O19])" office:value-type="float" office:value="301811" calcext:value-type="float">
            <text:p>3018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00947" calcext:value-type="float">
            <text:p>4700947</text:p>
          </table:table-cell>
          <table:table-cell table:formula="of:=[.B20]-[.B19]" office:value-type="float" office:value="298989" calcext:value-type="float">
            <text:p>298989</text:p>
          </table:table-cell>
          <table:table-cell/>
          <table:table-cell office:value-type="float" office:value="4101868" calcext:value-type="float">
            <text:p>4101868</text:p>
          </table:table-cell>
          <table:table-cell table:formula="of:=[.E20]-[.E19]" office:value-type="float" office:value="301418" calcext:value-type="float">
            <text:p>301418</text:p>
          </table:table-cell>
          <table:table-cell/>
          <table:table-cell office:value-type="float" office:value="4683943" calcext:value-type="float">
            <text:p>4683943</text:p>
          </table:table-cell>
          <table:table-cell table:formula="of:=[.H20]-[.H19]" office:value-type="float" office:value="299932" calcext:value-type="float">
            <text:p>299932</text:p>
          </table:table-cell>
          <table:table-cell/>
          <table:table-cell office:value-type="float" office:value="4655199" calcext:value-type="float">
            <text:p>4655199</text:p>
          </table:table-cell>
          <table:table-cell table:formula="of:=[.K20]-[.K19]" office:value-type="float" office:value="300315" calcext:value-type="float">
            <text:p>300315</text:p>
          </table:table-cell>
          <table:table-cell/>
          <table:table-cell office:value-type="float" office:value="4474198" calcext:value-type="float">
            <text:p>4474198</text:p>
          </table:table-cell>
          <table:table-cell table:formula="of:=[.N20]-[.N19]" office:value-type="float" office:value="299333" calcext:value-type="float">
            <text:p>299333</text:p>
          </table:table-cell>
          <table:table-cell/>
          <table:table-cell table:formula="of:=AVERAGE(['Perfcake 3.1 distr'.C20];['Perfcake 3.1 distr'.F20];['Perfcake 3.1 distr'.I20];['Perfcake 3.1 distr'.L20];['Perfcake 3.1 distr'.O20])" office:value-type="float" office:value="299997.4" calcext:value-type="float">
            <text:p>29999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03434" calcext:value-type="float">
            <text:p>5003434</text:p>
          </table:table-cell>
          <table:table-cell table:formula="of:=[.B21]-[.B20]" office:value-type="float" office:value="302487" calcext:value-type="float">
            <text:p>302487</text:p>
          </table:table-cell>
          <table:table-cell/>
          <table:table-cell office:value-type="float" office:value="4401845" calcext:value-type="float">
            <text:p>4401845</text:p>
          </table:table-cell>
          <table:table-cell table:formula="of:=[.E21]-[.E20]" office:value-type="float" office:value="299977" calcext:value-type="float">
            <text:p>299977</text:p>
          </table:table-cell>
          <table:table-cell/>
          <table:table-cell office:value-type="float" office:value="4983434" calcext:value-type="float">
            <text:p>4983434</text:p>
          </table:table-cell>
          <table:table-cell table:formula="of:=[.H21]-[.H20]" office:value-type="float" office:value="299491" calcext:value-type="float">
            <text:p>299491</text:p>
          </table:table-cell>
          <table:table-cell/>
          <table:table-cell office:value-type="float" office:value="4959514" calcext:value-type="float">
            <text:p>4959514</text:p>
          </table:table-cell>
          <table:table-cell table:formula="of:=[.K21]-[.K20]" office:value-type="float" office:value="304315" calcext:value-type="float">
            <text:p>304315</text:p>
          </table:table-cell>
          <table:table-cell/>
          <table:table-cell office:value-type="float" office:value="4777350" calcext:value-type="float">
            <text:p>4777350</text:p>
          </table:table-cell>
          <table:table-cell table:formula="of:=[.N21]-[.N20]" office:value-type="float" office:value="303152" calcext:value-type="float">
            <text:p>303152</text:p>
          </table:table-cell>
          <table:table-cell/>
          <table:table-cell table:formula="of:=AVERAGE(['Perfcake 3.1 distr'.C21];['Perfcake 3.1 distr'.F21];['Perfcake 3.1 distr'.I21];['Perfcake 3.1 distr'.L21];['Perfcake 3.1 distr'.O21])" office:value-type="float" office:value="301884.4" calcext:value-type="float">
            <text:p>301884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04538" calcext:value-type="float">
            <text:p>5304538</text:p>
          </table:table-cell>
          <table:table-cell table:formula="of:=[.B22]-[.B21]" office:value-type="float" office:value="301104" calcext:value-type="float">
            <text:p>301104</text:p>
          </table:table-cell>
          <table:table-cell/>
          <table:table-cell office:value-type="float" office:value="4702867" calcext:value-type="float">
            <text:p>4702867</text:p>
          </table:table-cell>
          <table:table-cell table:formula="of:=[.E22]-[.E21]" office:value-type="float" office:value="301022" calcext:value-type="float">
            <text:p>301022</text:p>
          </table:table-cell>
          <table:table-cell/>
          <table:table-cell office:value-type="float" office:value="5283386" calcext:value-type="float">
            <text:p>5283386</text:p>
          </table:table-cell>
          <table:table-cell table:formula="of:=[.H22]-[.H21]" office:value-type="float" office:value="299952" calcext:value-type="float">
            <text:p>299952</text:p>
          </table:table-cell>
          <table:table-cell/>
          <table:table-cell office:value-type="float" office:value="5261326" calcext:value-type="float">
            <text:p>5261326</text:p>
          </table:table-cell>
          <table:table-cell table:formula="of:=[.K22]-[.K21]" office:value-type="float" office:value="301812" calcext:value-type="float">
            <text:p>301812</text:p>
          </table:table-cell>
          <table:table-cell/>
          <table:table-cell office:value-type="float" office:value="5084702" calcext:value-type="float">
            <text:p>5084702</text:p>
          </table:table-cell>
          <table:table-cell table:formula="of:=[.N22]-[.N21]" office:value-type="float" office:value="307352" calcext:value-type="float">
            <text:p>307352</text:p>
          </table:table-cell>
          <table:table-cell/>
          <table:table-cell table:formula="of:=AVERAGE(['Perfcake 3.1 distr'.C22];['Perfcake 3.1 distr'.F22];['Perfcake 3.1 distr'.I22];['Perfcake 3.1 distr'.L22];['Perfcake 3.1 distr'.O22])" office:value-type="float" office:value="302248.4" calcext:value-type="float">
            <text:p>302248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11744" calcext:value-type="float">
            <text:p>5611744</text:p>
          </table:table-cell>
          <table:table-cell table:formula="of:=[.B23]-[.B22]" office:value-type="float" office:value="307206" calcext:value-type="float">
            <text:p>307206</text:p>
          </table:table-cell>
          <table:table-cell/>
          <table:table-cell office:value-type="float" office:value="5002926" calcext:value-type="float">
            <text:p>5002926</text:p>
          </table:table-cell>
          <table:table-cell table:formula="of:=[.E23]-[.E22]" office:value-type="float" office:value="300059" calcext:value-type="float">
            <text:p>300059</text:p>
          </table:table-cell>
          <table:table-cell/>
          <table:table-cell office:value-type="float" office:value="5579727" calcext:value-type="float">
            <text:p>5579727</text:p>
          </table:table-cell>
          <table:table-cell table:formula="of:=[.H23]-[.H22]" office:value-type="float" office:value="296341" calcext:value-type="float">
            <text:p>296341</text:p>
          </table:table-cell>
          <table:table-cell/>
          <table:table-cell office:value-type="float" office:value="5566056" calcext:value-type="float">
            <text:p>5566056</text:p>
          </table:table-cell>
          <table:table-cell table:formula="of:=[.K23]-[.K22]" office:value-type="float" office:value="304730" calcext:value-type="float">
            <text:p>304730</text:p>
          </table:table-cell>
          <table:table-cell/>
          <table:table-cell office:value-type="float" office:value="5385994" calcext:value-type="float">
            <text:p>5385994</text:p>
          </table:table-cell>
          <table:table-cell table:formula="of:=[.N23]-[.N22]" office:value-type="float" office:value="301292" calcext:value-type="float">
            <text:p>301292</text:p>
          </table:table-cell>
          <table:table-cell/>
          <table:table-cell table:formula="of:=AVERAGE(['Perfcake 3.1 distr'.C23];['Perfcake 3.1 distr'.F23];['Perfcake 3.1 distr'.I23];['Perfcake 3.1 distr'.L23];['Perfcake 3.1 distr'.O23])" office:value-type="float" office:value="301925.6" calcext:value-type="float">
            <text:p>301925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11680" calcext:value-type="float">
            <text:p>5911680</text:p>
          </table:table-cell>
          <table:table-cell table:formula="of:=[.B24]-[.B23]" office:value-type="float" office:value="299936" calcext:value-type="float">
            <text:p>299936</text:p>
          </table:table-cell>
          <table:table-cell/>
          <table:table-cell office:value-type="float" office:value="5301100" calcext:value-type="float">
            <text:p>5301100</text:p>
          </table:table-cell>
          <table:table-cell table:formula="of:=[.E24]-[.E23]" office:value-type="float" office:value="298174" calcext:value-type="float">
            <text:p>298174</text:p>
          </table:table-cell>
          <table:table-cell/>
          <table:table-cell office:value-type="float" office:value="5878506" calcext:value-type="float">
            <text:p>5878506</text:p>
          </table:table-cell>
          <table:table-cell table:formula="of:=[.H24]-[.H23]" office:value-type="float" office:value="298779" calcext:value-type="float">
            <text:p>298779</text:p>
          </table:table-cell>
          <table:table-cell/>
          <table:table-cell office:value-type="float" office:value="5868153" calcext:value-type="float">
            <text:p>5868153</text:p>
          </table:table-cell>
          <table:table-cell table:formula="of:=[.K24]-[.K23]" office:value-type="float" office:value="302097" calcext:value-type="float">
            <text:p>302097</text:p>
          </table:table-cell>
          <table:table-cell/>
          <table:table-cell office:value-type="float" office:value="5683877" calcext:value-type="float">
            <text:p>5683877</text:p>
          </table:table-cell>
          <table:table-cell table:formula="of:=[.N24]-[.N23]" office:value-type="float" office:value="297883" calcext:value-type="float">
            <text:p>297883</text:p>
          </table:table-cell>
          <table:table-cell/>
          <table:table-cell table:formula="of:=AVERAGE(['Perfcake 3.1 distr'.C24];['Perfcake 3.1 distr'.F24];['Perfcake 3.1 distr'.I24];['Perfcake 3.1 distr'.L24];['Perfcake 3.1 distr'.O24])" office:value-type="float" office:value="299373.8" calcext:value-type="float">
            <text:p>299373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14389" calcext:value-type="float">
            <text:p>6214389</text:p>
          </table:table-cell>
          <table:table-cell table:formula="of:=[.B25]-[.B24]" office:value-type="float" office:value="302709" calcext:value-type="float">
            <text:p>302709</text:p>
          </table:table-cell>
          <table:table-cell/>
          <table:table-cell office:value-type="float" office:value="5599697" calcext:value-type="float">
            <text:p>5599697</text:p>
          </table:table-cell>
          <table:table-cell table:formula="of:=[.E25]-[.E24]" office:value-type="float" office:value="298597" calcext:value-type="float">
            <text:p>298597</text:p>
          </table:table-cell>
          <table:table-cell/>
          <table:table-cell office:value-type="float" office:value="6174035" calcext:value-type="float">
            <text:p>6174035</text:p>
          </table:table-cell>
          <table:table-cell table:formula="of:=[.H25]-[.H24]" office:value-type="float" office:value="295529" calcext:value-type="float">
            <text:p>295529</text:p>
          </table:table-cell>
          <table:table-cell/>
          <table:table-cell office:value-type="float" office:value="6169877" calcext:value-type="float">
            <text:p>6169877</text:p>
          </table:table-cell>
          <table:table-cell table:formula="of:=[.K25]-[.K24]" office:value-type="float" office:value="301724" calcext:value-type="float">
            <text:p>301724</text:p>
          </table:table-cell>
          <table:table-cell/>
          <table:table-cell office:value-type="float" office:value="5986697" calcext:value-type="float">
            <text:p>5986697</text:p>
          </table:table-cell>
          <table:table-cell table:formula="of:=[.N25]-[.N24]" office:value-type="float" office:value="302820" calcext:value-type="float">
            <text:p>302820</text:p>
          </table:table-cell>
          <table:table-cell/>
          <table:table-cell table:formula="of:=AVERAGE(['Perfcake 3.1 distr'.C25];['Perfcake 3.1 distr'.F25];['Perfcake 3.1 distr'.I25];['Perfcake 3.1 distr'.L25];['Perfcake 3.1 distr'.O25])" office:value-type="float" office:value="300275.8" calcext:value-type="float">
            <text:p>30027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14229" calcext:value-type="float">
            <text:p>6514229</text:p>
          </table:table-cell>
          <table:table-cell table:formula="of:=[.B26]-[.B25]" office:value-type="float" office:value="299840" calcext:value-type="float">
            <text:p>299840</text:p>
          </table:table-cell>
          <table:table-cell/>
          <table:table-cell office:value-type="float" office:value="5895373" calcext:value-type="float">
            <text:p>5895373</text:p>
          </table:table-cell>
          <table:table-cell table:formula="of:=[.E26]-[.E25]" office:value-type="float" office:value="295676" calcext:value-type="float">
            <text:p>295676</text:p>
          </table:table-cell>
          <table:table-cell/>
          <table:table-cell office:value-type="float" office:value="6469961" calcext:value-type="float">
            <text:p>6469961</text:p>
          </table:table-cell>
          <table:table-cell table:formula="of:=[.H26]-[.H25]" office:value-type="float" office:value="295926" calcext:value-type="float">
            <text:p>295926</text:p>
          </table:table-cell>
          <table:table-cell/>
          <table:table-cell office:value-type="float" office:value="6467339" calcext:value-type="float">
            <text:p>6467339</text:p>
          </table:table-cell>
          <table:table-cell table:formula="of:=[.K26]-[.K25]" office:value-type="float" office:value="297462" calcext:value-type="float">
            <text:p>297462</text:p>
          </table:table-cell>
          <table:table-cell/>
          <table:table-cell office:value-type="float" office:value="6288276" calcext:value-type="float">
            <text:p>6288276</text:p>
          </table:table-cell>
          <table:table-cell table:formula="of:=[.N26]-[.N25]" office:value-type="float" office:value="301579" calcext:value-type="float">
            <text:p>301579</text:p>
          </table:table-cell>
          <table:table-cell/>
          <table:table-cell table:formula="of:=AVERAGE(['Perfcake 3.1 distr'.C26];['Perfcake 3.1 distr'.F26];['Perfcake 3.1 distr'.I26];['Perfcake 3.1 distr'.L26];['Perfcake 3.1 distr'.O26])" office:value-type="float" office:value="298096.6" calcext:value-type="float">
            <text:p>298096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18560" calcext:value-type="float">
            <text:p>6818560</text:p>
          </table:table-cell>
          <table:table-cell table:formula="of:=[.B27]-[.B26]" office:value-type="float" office:value="304331" calcext:value-type="float">
            <text:p>304331</text:p>
          </table:table-cell>
          <table:table-cell/>
          <table:table-cell office:value-type="float" office:value="6189535" calcext:value-type="float">
            <text:p>6189535</text:p>
          </table:table-cell>
          <table:table-cell table:formula="of:=[.E27]-[.E26]" office:value-type="float" office:value="294162" calcext:value-type="float">
            <text:p>294162</text:p>
          </table:table-cell>
          <table:table-cell/>
          <table:table-cell office:value-type="float" office:value="6766088" calcext:value-type="float">
            <text:p>6766088</text:p>
          </table:table-cell>
          <table:table-cell table:formula="of:=[.H27]-[.H26]" office:value-type="float" office:value="296127" calcext:value-type="float">
            <text:p>296127</text:p>
          </table:table-cell>
          <table:table-cell/>
          <table:table-cell office:value-type="float" office:value="6767748" calcext:value-type="float">
            <text:p>6767748</text:p>
          </table:table-cell>
          <table:table-cell table:formula="of:=[.K27]-[.K26]" office:value-type="float" office:value="300409" calcext:value-type="float">
            <text:p>300409</text:p>
          </table:table-cell>
          <table:table-cell/>
          <table:table-cell office:value-type="float" office:value="6587432" calcext:value-type="float">
            <text:p>6587432</text:p>
          </table:table-cell>
          <table:table-cell table:formula="of:=[.N27]-[.N26]" office:value-type="float" office:value="299156" calcext:value-type="float">
            <text:p>299156</text:p>
          </table:table-cell>
          <table:table-cell/>
          <table:table-cell table:formula="of:=AVERAGE(['Perfcake 3.1 distr'.C27];['Perfcake 3.1 distr'.F27];['Perfcake 3.1 distr'.I27];['Perfcake 3.1 distr'.L27];['Perfcake 3.1 distr'.O27])" office:value-type="float" office:value="298837" calcext:value-type="float">
            <text:p>2988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20863" calcext:value-type="float">
            <text:p>7120863</text:p>
          </table:table-cell>
          <table:table-cell table:formula="of:=[.B28]-[.B27]" office:value-type="float" office:value="302303" calcext:value-type="float">
            <text:p>302303</text:p>
          </table:table-cell>
          <table:table-cell/>
          <table:table-cell office:value-type="float" office:value="6490093" calcext:value-type="float">
            <text:p>6490093</text:p>
          </table:table-cell>
          <table:table-cell table:formula="of:=[.E28]-[.E27]" office:value-type="float" office:value="300558" calcext:value-type="float">
            <text:p>300558</text:p>
          </table:table-cell>
          <table:table-cell/>
          <table:table-cell office:value-type="float" office:value="7065280" calcext:value-type="float">
            <text:p>7065280</text:p>
          </table:table-cell>
          <table:table-cell table:formula="of:=[.H28]-[.H27]" office:value-type="float" office:value="299192" calcext:value-type="float">
            <text:p>299192</text:p>
          </table:table-cell>
          <table:table-cell/>
          <table:table-cell office:value-type="float" office:value="7067431" calcext:value-type="float">
            <text:p>7067431</text:p>
          </table:table-cell>
          <table:table-cell table:formula="of:=[.K28]-[.K27]" office:value-type="float" office:value="299683" calcext:value-type="float">
            <text:p>299683</text:p>
          </table:table-cell>
          <table:table-cell/>
          <table:table-cell office:value-type="float" office:value="6892092" calcext:value-type="float">
            <text:p>6892092</text:p>
          </table:table-cell>
          <table:table-cell table:formula="of:=[.N28]-[.N27]" office:value-type="float" office:value="304660" calcext:value-type="float">
            <text:p>304660</text:p>
          </table:table-cell>
          <table:table-cell/>
          <table:table-cell table:formula="of:=AVERAGE(['Perfcake 3.1 distr'.C28];['Perfcake 3.1 distr'.F28];['Perfcake 3.1 distr'.I28];['Perfcake 3.1 distr'.L28];['Perfcake 3.1 distr'.O28])" office:value-type="float" office:value="301279.2" calcext:value-type="float">
            <text:p>301279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16681" calcext:value-type="float">
            <text:p>7416681</text:p>
          </table:table-cell>
          <table:table-cell table:formula="of:=[.B29]-[.B28]" office:value-type="float" office:value="295818" calcext:value-type="float">
            <text:p>295818</text:p>
          </table:table-cell>
          <table:table-cell/>
          <table:table-cell office:value-type="float" office:value="6786539" calcext:value-type="float">
            <text:p>6786539</text:p>
          </table:table-cell>
          <table:table-cell table:formula="of:=[.E29]-[.E28]" office:value-type="float" office:value="296446" calcext:value-type="float">
            <text:p>296446</text:p>
          </table:table-cell>
          <table:table-cell/>
          <table:table-cell office:value-type="float" office:value="7356800" calcext:value-type="float">
            <text:p>7356800</text:p>
          </table:table-cell>
          <table:table-cell table:formula="of:=[.H29]-[.H28]" office:value-type="float" office:value="291520" calcext:value-type="float">
            <text:p>291520</text:p>
          </table:table-cell>
          <table:table-cell/>
          <table:table-cell office:value-type="float" office:value="7364219" calcext:value-type="float">
            <text:p>7364219</text:p>
          </table:table-cell>
          <table:table-cell table:formula="of:=[.K29]-[.K28]" office:value-type="float" office:value="296788" calcext:value-type="float">
            <text:p>296788</text:p>
          </table:table-cell>
          <table:table-cell/>
          <table:table-cell office:value-type="float" office:value="7191286" calcext:value-type="float">
            <text:p>7191286</text:p>
          </table:table-cell>
          <table:table-cell table:formula="of:=[.N29]-[.N28]" office:value-type="float" office:value="299194" calcext:value-type="float">
            <text:p>299194</text:p>
          </table:table-cell>
          <table:table-cell/>
          <table:table-cell table:formula="of:=AVERAGE(['Perfcake 3.1 distr'.C29];['Perfcake 3.1 distr'.F29];['Perfcake 3.1 distr'.I29];['Perfcake 3.1 distr'.L29];['Perfcake 3.1 distr'.O29])" office:value-type="float" office:value="295953.2" calcext:value-type="float">
            <text:p>295953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18258" calcext:value-type="float">
            <text:p>7718258</text:p>
          </table:table-cell>
          <table:table-cell table:formula="of:=[.B30]-[.B29]" office:value-type="float" office:value="301577" calcext:value-type="float">
            <text:p>301577</text:p>
          </table:table-cell>
          <table:table-cell/>
          <table:table-cell office:value-type="float" office:value="7090477" calcext:value-type="float">
            <text:p>7090477</text:p>
          </table:table-cell>
          <table:table-cell table:formula="of:=[.E30]-[.E29]" office:value-type="float" office:value="303938" calcext:value-type="float">
            <text:p>303938</text:p>
          </table:table-cell>
          <table:table-cell/>
          <table:table-cell office:value-type="float" office:value="7654365" calcext:value-type="float">
            <text:p>7654365</text:p>
          </table:table-cell>
          <table:table-cell table:formula="of:=[.H30]-[.H29]" office:value-type="float" office:value="297565" calcext:value-type="float">
            <text:p>297565</text:p>
          </table:table-cell>
          <table:table-cell/>
          <table:table-cell office:value-type="float" office:value="7665904" calcext:value-type="float">
            <text:p>7665904</text:p>
          </table:table-cell>
          <table:table-cell table:formula="of:=[.K30]-[.K29]" office:value-type="float" office:value="301685" calcext:value-type="float">
            <text:p>301685</text:p>
          </table:table-cell>
          <table:table-cell/>
          <table:table-cell office:value-type="float" office:value="7494437" calcext:value-type="float">
            <text:p>7494437</text:p>
          </table:table-cell>
          <table:table-cell table:formula="of:=[.N30]-[.N29]" office:value-type="float" office:value="303151" calcext:value-type="float">
            <text:p>303151</text:p>
          </table:table-cell>
          <table:table-cell/>
          <table:table-cell table:formula="of:=AVERAGE(['Perfcake 3.1 distr'.C30];['Perfcake 3.1 distr'.F30];['Perfcake 3.1 distr'.I30];['Perfcake 3.1 distr'.L30];['Perfcake 3.1 distr'.O30])" office:value-type="float" office:value="301583.2" calcext:value-type="float">
            <text:p>30158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21254" calcext:value-type="float">
            <text:p>8021254</text:p>
          </table:table-cell>
          <table:table-cell table:formula="of:=[.B31]-[.B30]" office:value-type="float" office:value="302996" calcext:value-type="float">
            <text:p>302996</text:p>
          </table:table-cell>
          <table:table-cell/>
          <table:table-cell office:value-type="float" office:value="7390654" calcext:value-type="float">
            <text:p>7390654</text:p>
          </table:table-cell>
          <table:table-cell table:formula="of:=[.E31]-[.E30]" office:value-type="float" office:value="300177" calcext:value-type="float">
            <text:p>300177</text:p>
          </table:table-cell>
          <table:table-cell/>
          <table:table-cell office:value-type="float" office:value="7954672" calcext:value-type="float">
            <text:p>7954672</text:p>
          </table:table-cell>
          <table:table-cell table:formula="of:=[.H31]-[.H30]" office:value-type="float" office:value="300307" calcext:value-type="float">
            <text:p>300307</text:p>
          </table:table-cell>
          <table:table-cell/>
          <table:table-cell office:value-type="float" office:value="7968466" calcext:value-type="float">
            <text:p>7968466</text:p>
          </table:table-cell>
          <table:table-cell table:formula="of:=[.K31]-[.K30]" office:value-type="float" office:value="302562" calcext:value-type="float">
            <text:p>302562</text:p>
          </table:table-cell>
          <table:table-cell/>
          <table:table-cell office:value-type="float" office:value="7796651" calcext:value-type="float">
            <text:p>7796651</text:p>
          </table:table-cell>
          <table:table-cell table:formula="of:=[.N31]-[.N30]" office:value-type="float" office:value="302214" calcext:value-type="float">
            <text:p>302214</text:p>
          </table:table-cell>
          <table:table-cell/>
          <table:table-cell table:formula="of:=AVERAGE(['Perfcake 3.1 distr'.C31];['Perfcake 3.1 distr'.F31];['Perfcake 3.1 distr'.I31];['Perfcake 3.1 distr'.L31];['Perfcake 3.1 distr'.O31])" office:value-type="float" office:value="301651.2" calcext:value-type="float">
            <text:p>301651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97885" calcext:value-type="float">
            <text:p>8297885</text:p>
          </table:table-cell>
          <table:table-cell table:formula="of:=[.B32]-[.B31]" office:value-type="float" office:value="276631" calcext:value-type="float">
            <text:p>276631</text:p>
          </table:table-cell>
          <table:table-cell/>
          <table:table-cell office:value-type="float" office:value="7668593" calcext:value-type="float">
            <text:p>7668593</text:p>
          </table:table-cell>
          <table:table-cell table:formula="of:=[.E32]-[.E31]" office:value-type="float" office:value="277939" calcext:value-type="float">
            <text:p>277939</text:p>
          </table:table-cell>
          <table:table-cell/>
          <table:table-cell office:value-type="float" office:value="8223258" calcext:value-type="float">
            <text:p>8223258</text:p>
          </table:table-cell>
          <table:table-cell table:formula="of:=[.H32]-[.H31]" office:value-type="float" office:value="268586" calcext:value-type="float">
            <text:p>268586</text:p>
          </table:table-cell>
          <table:table-cell/>
          <table:table-cell office:value-type="float" office:value="8250351" calcext:value-type="float">
            <text:p>8250351</text:p>
          </table:table-cell>
          <table:table-cell table:formula="of:=[.K32]-[.K31]" office:value-type="float" office:value="281885" calcext:value-type="float">
            <text:p>281885</text:p>
          </table:table-cell>
          <table:table-cell/>
          <table:table-cell office:value-type="float" office:value="8072231" calcext:value-type="float">
            <text:p>8072231</text:p>
          </table:table-cell>
          <table:table-cell table:formula="of:=[.N32]-[.N31]" office:value-type="float" office:value="275580" calcext:value-type="float">
            <text:p>275580</text:p>
          </table:table-cell>
          <table:table-cell/>
          <table:table-cell table:formula="of:=AVERAGE(['Perfcake 3.1 distr'.C32];['Perfcake 3.1 distr'.F32];['Perfcake 3.1 distr'.I32];['Perfcake 3.1 distr'.L32];['Perfcake 3.1 distr'.O32])" office:value-type="float" office:value="276124.2" calcext:value-type="float">
            <text:p>276124.2</text:p>
          </table:table-cell>
        </table:table-row>
      </table:table>
      <table:table table:name="Perfcake 3.2" table:style-name="ta1">
        <table:shapes>
          <draw:frame draw:z-index="0" draw:style-name="gr1" draw:text-style-name="P1" svg:width="9in" svg:height="4in" svg:x="2.7602in" svg:y="0.135in">
            <draw:object draw:notify-on-update-of-ranges="'Perfcake 3.2'.A1:'Perfcake 3.2'.A1 'Perfcake 3.2'.B1:'Perfcake 3.2'.B1 'Perfcake 3.2'.A2:'Perfcake 3.2'.A2 'Perfcake 3.2'.B2:'Perfcake 3.2'.B2 'Perfcake 3.2'.A3:'Perfcake 3.2'.A3 'Perfcake 3.2'.B3:'Perfcake 3.2'.B3 'Perfcake 3.2'.A4:'Perfcake 3.2'.A4 'Perfcake 3.2'.B4:'Perfcake 3.2'.B4 'Perfcake 3.2'.A5:'Perfcake 3.2'.A5 'Perfcake 3.2'.B5:'Perfcake 3.2'.B5 'Perfcake 3.2'.A6:'Perfcake 3.2'.A6 'Perfcake 3.2'.B6:'Perfcake 3.2'.B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45874" calcext:value-type="float">
            <text:p>8345874</text:p>
          </table:table-cell>
          <table:table-cell table:formula="of:=[.B1]/300" office:value-type="float" office:value="27819.58" calcext:value-type="float">
            <text:p>27819.58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192962" calcext:value-type="float">
            <text:p>8192962</text:p>
          </table:table-cell>
          <table:table-cell table:formula="of:=[.B2]/300" office:value-type="float" office:value="27309.8733333333" calcext:value-type="float">
            <text:p>27309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94026" calcext:value-type="float">
            <text:p>8294026</text:p>
          </table:table-cell>
          <table:table-cell table:formula="of:=[.B3]/300" office:value-type="float" office:value="27646.7533333333" calcext:value-type="float">
            <text:p>27646.75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527301" calcext:value-type="float">
            <text:p>8527301</text:p>
          </table:table-cell>
          <table:table-cell table:formula="of:=[.B4]/300" office:value-type="float" office:value="28424.3366666667" calcext:value-type="float">
            <text:p>28424.33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436495" calcext:value-type="float">
            <text:p>8436495</text:p>
          </table:table-cell>
          <table:table-cell table:formula="of:=[.B5]/300" office:value-type="float" office:value="28121.65" calcext:value-type="float">
            <text:p>28121.6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359331.6" calcext:value-type="float">
            <text:p>8359331.6</text:p>
          </table:table-cell>
          <table:table-cell table:formula="of:=[.B6]/300" office:value-type="float" office:value="27864.4386666667" calcext:value-type="float">
            <text:p>27864.439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34339" calcext:value-type="float">
            <text:p>334339</text:p>
          </table:table-cell>
          <table:table-cell table:style-name="Default"/>
        </table:table-row>
      </table:table>
      <table:table table:name="Perfcake 3.2 distr" table:style-name="ta1">
        <table:shapes>
          <draw:frame draw:z-index="0" draw:style-name="gr1" draw:text-style-name="P1" svg:width="9in" svg:height="4in" svg:x="4.2205in" svg:y="2.7469in">
            <draw:object draw:notify-on-update-of-ranges="'Perfcake 3.2 distr'.A2:'Perfcake 3.2 distr'.A32 'Perfcake 3.2 distr'.Q2:'Perfcake 3.2 distr'.Q32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97" calcext:value-type="float">
            <text:p>39597</text:p>
          </table:table-cell>
          <table:table-cell table:formula="of:=[.B3]-[.B2]" office:value-type="float" office:value="39597" calcext:value-type="float">
            <text:p>39597</text:p>
          </table:table-cell>
          <table:table-cell/>
          <table:table-cell office:value-type="float" office:value="39849" calcext:value-type="float">
            <text:p>39849</text:p>
          </table:table-cell>
          <table:table-cell table:formula="of:=[.E3]-[.E2]" office:value-type="float" office:value="39849" calcext:value-type="float">
            <text:p>39849</text:p>
          </table:table-cell>
          <table:table-cell/>
          <table:table-cell office:value-type="float" office:value="31954" calcext:value-type="float">
            <text:p>31954</text:p>
          </table:table-cell>
          <table:table-cell table:formula="of:=[.H3]-[.H2]" office:value-type="float" office:value="31954" calcext:value-type="float">
            <text:p>31954</text:p>
          </table:table-cell>
          <table:table-cell/>
          <table:table-cell office:value-type="float" office:value="83784" calcext:value-type="float">
            <text:p>83784</text:p>
          </table:table-cell>
          <table:table-cell table:formula="of:=[.K3]-[.K2]" office:value-type="float" office:value="83784" calcext:value-type="float">
            <text:p>83784</text:p>
          </table:table-cell>
          <table:table-cell/>
          <table:table-cell office:value-type="float" office:value="39013" calcext:value-type="float">
            <text:p>39013</text:p>
          </table:table-cell>
          <table:table-cell table:formula="of:=[.N3]-[.N2]" office:value-type="float" office:value="39013" calcext:value-type="float">
            <text:p>39013</text:p>
          </table:table-cell>
          <table:table-cell/>
          <table:table-cell table:formula="of:=AVERAGE([.C3];[.F3];[.I3];[.L3];[.O3])" office:value-type="float" office:value="46839.4" calcext:value-type="float">
            <text:p>4683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963" calcext:value-type="float">
            <text:p>84963</text:p>
          </table:table-cell>
          <table:table-cell table:formula="of:=[.B4]-[.B3]" office:value-type="float" office:value="45366" calcext:value-type="float">
            <text:p>45366</text:p>
          </table:table-cell>
          <table:table-cell/>
          <table:table-cell office:value-type="float" office:value="85200" calcext:value-type="float">
            <text:p>85200</text:p>
          </table:table-cell>
          <table:table-cell table:formula="of:=[.E4]-[.E3]" office:value-type="float" office:value="45351" calcext:value-type="float">
            <text:p>45351</text:p>
          </table:table-cell>
          <table:table-cell/>
          <table:table-cell office:value-type="float" office:value="64742" calcext:value-type="float">
            <text:p>64742</text:p>
          </table:table-cell>
          <table:table-cell table:formula="of:=[.H4]-[.H3]" office:value-type="float" office:value="32788" calcext:value-type="float">
            <text:p>32788</text:p>
          </table:table-cell>
          <table:table-cell/>
          <table:table-cell office:value-type="float" office:value="254794" calcext:value-type="float">
            <text:p>254794</text:p>
          </table:table-cell>
          <table:table-cell table:formula="of:=[.K4]-[.K3]" office:value-type="float" office:value="171010" calcext:value-type="float">
            <text:p>171010</text:p>
          </table:table-cell>
          <table:table-cell/>
          <table:table-cell office:value-type="float" office:value="141877" calcext:value-type="float">
            <text:p>141877</text:p>
          </table:table-cell>
          <table:table-cell table:formula="of:=[.N4]-[.N3]" office:value-type="float" office:value="102864" calcext:value-type="float">
            <text:p>102864</text:p>
          </table:table-cell>
          <table:table-cell/>
          <table:table-cell table:formula="of:=AVERAGE([.C4];[.F4];[.I4];[.L4];[.O4])" office:value-type="float" office:value="79475.8" calcext:value-type="float">
            <text:p>79475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895" calcext:value-type="float">
            <text:p>219895</text:p>
          </table:table-cell>
          <table:table-cell table:formula="of:=[.B5]-[.B4]" office:value-type="float" office:value="134932" calcext:value-type="float">
            <text:p>134932</text:p>
          </table:table-cell>
          <table:table-cell/>
          <table:table-cell office:value-type="float" office:value="230109" calcext:value-type="float">
            <text:p>230109</text:p>
          </table:table-cell>
          <table:table-cell table:formula="of:=[.E5]-[.E4]" office:value-type="float" office:value="144909" calcext:value-type="float">
            <text:p>144909</text:p>
          </table:table-cell>
          <table:table-cell/>
          <table:table-cell office:value-type="float" office:value="222955" calcext:value-type="float">
            <text:p>222955</text:p>
          </table:table-cell>
          <table:table-cell table:formula="of:=[.H5]-[.H4]" office:value-type="float" office:value="158213" calcext:value-type="float">
            <text:p>158213</text:p>
          </table:table-cell>
          <table:table-cell/>
          <table:table-cell office:value-type="float" office:value="522486" calcext:value-type="float">
            <text:p>522486</text:p>
          </table:table-cell>
          <table:table-cell table:formula="of:=[.K5]-[.K4]" office:value-type="float" office:value="267692" calcext:value-type="float">
            <text:p>267692</text:p>
          </table:table-cell>
          <table:table-cell/>
          <table:table-cell office:value-type="float" office:value="407623" calcext:value-type="float">
            <text:p>407623</text:p>
          </table:table-cell>
          <table:table-cell table:formula="of:=[.N5]-[.N4]" office:value-type="float" office:value="265746" calcext:value-type="float">
            <text:p>265746</text:p>
          </table:table-cell>
          <table:table-cell/>
          <table:table-cell table:formula="of:=AVERAGE([.C5];[.F5];[.I5];[.L5];[.O5])" office:value-type="float" office:value="194298.4" calcext:value-type="float">
            <text:p>19429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3665" calcext:value-type="float">
            <text:p>503665</text:p>
          </table:table-cell>
          <table:table-cell table:formula="of:=[.B6]-[.B5]" office:value-type="float" office:value="283770" calcext:value-type="float">
            <text:p>283770</text:p>
          </table:table-cell>
          <table:table-cell/>
          <table:table-cell office:value-type="float" office:value="509419" calcext:value-type="float">
            <text:p>509419</text:p>
          </table:table-cell>
          <table:table-cell table:formula="of:=[.E6]-[.E5]" office:value-type="float" office:value="279310" calcext:value-type="float">
            <text:p>279310</text:p>
          </table:table-cell>
          <table:table-cell/>
          <table:table-cell office:value-type="float" office:value="513718" calcext:value-type="float">
            <text:p>513718</text:p>
          </table:table-cell>
          <table:table-cell table:formula="of:=[.H6]-[.H5]" office:value-type="float" office:value="290763" calcext:value-type="float">
            <text:p>290763</text:p>
          </table:table-cell>
          <table:table-cell/>
          <table:table-cell office:value-type="float" office:value="824012" calcext:value-type="float">
            <text:p>824012</text:p>
          </table:table-cell>
          <table:table-cell table:formula="of:=[.K6]-[.K5]" office:value-type="float" office:value="301526" calcext:value-type="float">
            <text:p>301526</text:p>
          </table:table-cell>
          <table:table-cell/>
          <table:table-cell office:value-type="float" office:value="711616" calcext:value-type="float">
            <text:p>711616</text:p>
          </table:table-cell>
          <table:table-cell table:formula="of:=[.N6]-[.N5]" office:value-type="float" office:value="303993" calcext:value-type="float">
            <text:p>303993</text:p>
          </table:table-cell>
          <table:table-cell/>
          <table:table-cell table:formula="of:=AVERAGE([.C6];[.F6];[.I6];[.L6];[.O6])" office:value-type="float" office:value="291872.4" calcext:value-type="float">
            <text:p>29187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9253" calcext:value-type="float">
            <text:p>809253</text:p>
          </table:table-cell>
          <table:table-cell table:formula="of:=[.B7]-[.B6]" office:value-type="float" office:value="305588" calcext:value-type="float">
            <text:p>305588</text:p>
          </table:table-cell>
          <table:table-cell/>
          <table:table-cell office:value-type="float" office:value="807271" calcext:value-type="float">
            <text:p>807271</text:p>
          </table:table-cell>
          <table:table-cell table:formula="of:=[.E7]-[.E6]" office:value-type="float" office:value="297852" calcext:value-type="float">
            <text:p>297852</text:p>
          </table:table-cell>
          <table:table-cell/>
          <table:table-cell office:value-type="float" office:value="816692" calcext:value-type="float">
            <text:p>816692</text:p>
          </table:table-cell>
          <table:table-cell table:formula="of:=[.H7]-[.H6]" office:value-type="float" office:value="302974" calcext:value-type="float">
            <text:p>302974</text:p>
          </table:table-cell>
          <table:table-cell/>
          <table:table-cell office:value-type="float" office:value="1129373" calcext:value-type="float">
            <text:p>1129373</text:p>
          </table:table-cell>
          <table:table-cell table:formula="of:=[.K7]-[.K6]" office:value-type="float" office:value="305361" calcext:value-type="float">
            <text:p>305361</text:p>
          </table:table-cell>
          <table:table-cell/>
          <table:table-cell office:value-type="float" office:value="1014065" calcext:value-type="float">
            <text:p>1014065</text:p>
          </table:table-cell>
          <table:table-cell table:formula="of:=[.N7]-[.N6]" office:value-type="float" office:value="302449" calcext:value-type="float">
            <text:p>302449</text:p>
          </table:table-cell>
          <table:table-cell/>
          <table:table-cell table:formula="of:=AVERAGE([.C7];[.F7];[.I7];[.L7];[.O7])" office:value-type="float" office:value="302844.8" calcext:value-type="float">
            <text:p>302844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7846" calcext:value-type="float">
            <text:p>1107846</text:p>
          </table:table-cell>
          <table:table-cell table:formula="of:=[.B8]-[.B7]" office:value-type="float" office:value="298593" calcext:value-type="float">
            <text:p>298593</text:p>
          </table:table-cell>
          <table:table-cell/>
          <table:table-cell office:value-type="float" office:value="1104079" calcext:value-type="float">
            <text:p>1104079</text:p>
          </table:table-cell>
          <table:table-cell table:formula="of:=[.E8]-[.E7]" office:value-type="float" office:value="296808" calcext:value-type="float">
            <text:p>296808</text:p>
          </table:table-cell>
          <table:table-cell/>
          <table:table-cell office:value-type="float" office:value="1114855" calcext:value-type="float">
            <text:p>1114855</text:p>
          </table:table-cell>
          <table:table-cell table:formula="of:=[.H8]-[.H7]" office:value-type="float" office:value="298163" calcext:value-type="float">
            <text:p>298163</text:p>
          </table:table-cell>
          <table:table-cell/>
          <table:table-cell office:value-type="float" office:value="1430317" calcext:value-type="float">
            <text:p>1430317</text:p>
          </table:table-cell>
          <table:table-cell table:formula="of:=[.K8]-[.K7]" office:value-type="float" office:value="300944" calcext:value-type="float">
            <text:p>300944</text:p>
          </table:table-cell>
          <table:table-cell/>
          <table:table-cell office:value-type="float" office:value="1314123" calcext:value-type="float">
            <text:p>1314123</text:p>
          </table:table-cell>
          <table:table-cell table:formula="of:=[.N8]-[.N7]" office:value-type="float" office:value="300058" calcext:value-type="float">
            <text:p>300058</text:p>
          </table:table-cell>
          <table:table-cell/>
          <table:table-cell table:formula="of:=AVERAGE([.C8];[.F8];[.I8];[.L8];[.O8])" office:value-type="float" office:value="298913.2" calcext:value-type="float">
            <text:p>298913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9975" calcext:value-type="float">
            <text:p>1409975</text:p>
          </table:table-cell>
          <table:table-cell table:formula="of:=[.B9]-[.B8]" office:value-type="float" office:value="302129" calcext:value-type="float">
            <text:p>302129</text:p>
          </table:table-cell>
          <table:table-cell/>
          <table:table-cell office:value-type="float" office:value="1398930" calcext:value-type="float">
            <text:p>1398930</text:p>
          </table:table-cell>
          <table:table-cell table:formula="of:=[.E9]-[.E8]" office:value-type="float" office:value="294851" calcext:value-type="float">
            <text:p>294851</text:p>
          </table:table-cell>
          <table:table-cell/>
          <table:table-cell office:value-type="float" office:value="1415991" calcext:value-type="float">
            <text:p>1415991</text:p>
          </table:table-cell>
          <table:table-cell table:formula="of:=[.H9]-[.H8]" office:value-type="float" office:value="301136" calcext:value-type="float">
            <text:p>301136</text:p>
          </table:table-cell>
          <table:table-cell/>
          <table:table-cell office:value-type="float" office:value="1735931" calcext:value-type="float">
            <text:p>1735931</text:p>
          </table:table-cell>
          <table:table-cell table:formula="of:=[.K9]-[.K8]" office:value-type="float" office:value="305614" calcext:value-type="float">
            <text:p>305614</text:p>
          </table:table-cell>
          <table:table-cell/>
          <table:table-cell office:value-type="float" office:value="1614402" calcext:value-type="float">
            <text:p>1614402</text:p>
          </table:table-cell>
          <table:table-cell table:formula="of:=[.N9]-[.N8]" office:value-type="float" office:value="300279" calcext:value-type="float">
            <text:p>300279</text:p>
          </table:table-cell>
          <table:table-cell/>
          <table:table-cell table:formula="of:=AVERAGE([.C9];[.F9];[.I9];[.L9];[.O9])" office:value-type="float" office:value="300801.8" calcext:value-type="float">
            <text:p>300801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3898" calcext:value-type="float">
            <text:p>1713898</text:p>
          </table:table-cell>
          <table:table-cell table:formula="of:=[.B10]-[.B9]" office:value-type="float" office:value="303923" calcext:value-type="float">
            <text:p>303923</text:p>
          </table:table-cell>
          <table:table-cell/>
          <table:table-cell office:value-type="float" office:value="1698278" calcext:value-type="float">
            <text:p>1698278</text:p>
          </table:table-cell>
          <table:table-cell table:formula="of:=[.E10]-[.E9]" office:value-type="float" office:value="299348" calcext:value-type="float">
            <text:p>299348</text:p>
          </table:table-cell>
          <table:table-cell/>
          <table:table-cell office:value-type="float" office:value="1714736" calcext:value-type="float">
            <text:p>1714736</text:p>
          </table:table-cell>
          <table:table-cell table:formula="of:=[.H10]-[.H9]" office:value-type="float" office:value="298745" calcext:value-type="float">
            <text:p>298745</text:p>
          </table:table-cell>
          <table:table-cell/>
          <table:table-cell office:value-type="float" office:value="2040875" calcext:value-type="float">
            <text:p>2040875</text:p>
          </table:table-cell>
          <table:table-cell table:formula="of:=[.K10]-[.K9]" office:value-type="float" office:value="304944" calcext:value-type="float">
            <text:p>304944</text:p>
          </table:table-cell>
          <table:table-cell/>
          <table:table-cell office:value-type="float" office:value="1912847" calcext:value-type="float">
            <text:p>1912847</text:p>
          </table:table-cell>
          <table:table-cell table:formula="of:=[.N10]-[.N9]" office:value-type="float" office:value="298445" calcext:value-type="float">
            <text:p>298445</text:p>
          </table:table-cell>
          <table:table-cell/>
          <table:table-cell table:formula="of:=AVERAGE([.C10];[.F10];[.I10];[.L10];[.O10])" office:value-type="float" office:value="301081" calcext:value-type="float">
            <text:p>301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9207" calcext:value-type="float">
            <text:p>2019207</text:p>
          </table:table-cell>
          <table:table-cell table:formula="of:=[.B11]-[.B10]" office:value-type="float" office:value="305309" calcext:value-type="float">
            <text:p>305309</text:p>
          </table:table-cell>
          <table:table-cell/>
          <table:table-cell office:value-type="float" office:value="1996992" calcext:value-type="float">
            <text:p>1996992</text:p>
          </table:table-cell>
          <table:table-cell table:formula="of:=[.E11]-[.E10]" office:value-type="float" office:value="298714" calcext:value-type="float">
            <text:p>298714</text:p>
          </table:table-cell>
          <table:table-cell/>
          <table:table-cell office:value-type="float" office:value="2020164" calcext:value-type="float">
            <text:p>2020164</text:p>
          </table:table-cell>
          <table:table-cell table:formula="of:=[.H11]-[.H10]" office:value-type="float" office:value="305428" calcext:value-type="float">
            <text:p>305428</text:p>
          </table:table-cell>
          <table:table-cell/>
          <table:table-cell office:value-type="float" office:value="2343772" calcext:value-type="float">
            <text:p>2343772</text:p>
          </table:table-cell>
          <table:table-cell table:formula="of:=[.K11]-[.K10]" office:value-type="float" office:value="302897" calcext:value-type="float">
            <text:p>302897</text:p>
          </table:table-cell>
          <table:table-cell/>
          <table:table-cell office:value-type="float" office:value="2209619" calcext:value-type="float">
            <text:p>2209619</text:p>
          </table:table-cell>
          <table:table-cell table:formula="of:=[.N11]-[.N10]" office:value-type="float" office:value="296772" calcext:value-type="float">
            <text:p>296772</text:p>
          </table:table-cell>
          <table:table-cell/>
          <table:table-cell table:formula="of:=AVERAGE([.C11];[.F11];[.I11];[.L11];[.O11])" office:value-type="float" office:value="301824" calcext:value-type="float">
            <text:p>301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22252" calcext:value-type="float">
            <text:p>2322252</text:p>
          </table:table-cell>
          <table:table-cell table:formula="of:=[.B12]-[.B11]" office:value-type="float" office:value="303045" calcext:value-type="float">
            <text:p>303045</text:p>
          </table:table-cell>
          <table:table-cell/>
          <table:table-cell office:value-type="float" office:value="2294643" calcext:value-type="float">
            <text:p>2294643</text:p>
          </table:table-cell>
          <table:table-cell table:formula="of:=[.E12]-[.E11]" office:value-type="float" office:value="297651" calcext:value-type="float">
            <text:p>297651</text:p>
          </table:table-cell>
          <table:table-cell/>
          <table:table-cell office:value-type="float" office:value="2323884" calcext:value-type="float">
            <text:p>2323884</text:p>
          </table:table-cell>
          <table:table-cell table:formula="of:=[.H12]-[.H11]" office:value-type="float" office:value="303720" calcext:value-type="float">
            <text:p>303720</text:p>
          </table:table-cell>
          <table:table-cell/>
          <table:table-cell office:value-type="float" office:value="2647166" calcext:value-type="float">
            <text:p>2647166</text:p>
          </table:table-cell>
          <table:table-cell table:formula="of:=[.K12]-[.K11]" office:value-type="float" office:value="303394" calcext:value-type="float">
            <text:p>303394</text:p>
          </table:table-cell>
          <table:table-cell/>
          <table:table-cell office:value-type="float" office:value="2511437" calcext:value-type="float">
            <text:p>2511437</text:p>
          </table:table-cell>
          <table:table-cell table:formula="of:=[.N12]-[.N11]" office:value-type="float" office:value="301818" calcext:value-type="float">
            <text:p>301818</text:p>
          </table:table-cell>
          <table:table-cell/>
          <table:table-cell table:formula="of:=AVERAGE([.C12];[.F12];[.I12];[.L12];[.O12])" office:value-type="float" office:value="301925.6" calcext:value-type="float">
            <text:p>301925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25006" calcext:value-type="float">
            <text:p>2625006</text:p>
          </table:table-cell>
          <table:table-cell table:formula="of:=[.B13]-[.B12]" office:value-type="float" office:value="302754" calcext:value-type="float">
            <text:p>302754</text:p>
          </table:table-cell>
          <table:table-cell/>
          <table:table-cell office:value-type="float" office:value="2590756" calcext:value-type="float">
            <text:p>2590756</text:p>
          </table:table-cell>
          <table:table-cell table:formula="of:=[.E13]-[.E12]" office:value-type="float" office:value="296113" calcext:value-type="float">
            <text:p>296113</text:p>
          </table:table-cell>
          <table:table-cell/>
          <table:table-cell office:value-type="float" office:value="2623323" calcext:value-type="float">
            <text:p>2623323</text:p>
          </table:table-cell>
          <table:table-cell table:formula="of:=[.H13]-[.H12]" office:value-type="float" office:value="299439" calcext:value-type="float">
            <text:p>299439</text:p>
          </table:table-cell>
          <table:table-cell/>
          <table:table-cell office:value-type="float" office:value="2951563" calcext:value-type="float">
            <text:p>2951563</text:p>
          </table:table-cell>
          <table:table-cell table:formula="of:=[.K13]-[.K12]" office:value-type="float" office:value="304397" calcext:value-type="float">
            <text:p>304397</text:p>
          </table:table-cell>
          <table:table-cell/>
          <table:table-cell office:value-type="float" office:value="2807778" calcext:value-type="float">
            <text:p>2807778</text:p>
          </table:table-cell>
          <table:table-cell table:formula="of:=[.N13]-[.N12]" office:value-type="float" office:value="296341" calcext:value-type="float">
            <text:p>296341</text:p>
          </table:table-cell>
          <table:table-cell/>
          <table:table-cell table:formula="of:=AVERAGE([.C13];[.F13];[.I13];[.L13];[.O13])" office:value-type="float" office:value="299808.8" calcext:value-type="float">
            <text:p>29980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30450" calcext:value-type="float">
            <text:p>2930450</text:p>
          </table:table-cell>
          <table:table-cell table:formula="of:=[.B14]-[.B13]" office:value-type="float" office:value="305444" calcext:value-type="float">
            <text:p>305444</text:p>
          </table:table-cell>
          <table:table-cell/>
          <table:table-cell office:value-type="float" office:value="2892908" calcext:value-type="float">
            <text:p>2892908</text:p>
          </table:table-cell>
          <table:table-cell table:formula="of:=[.E14]-[.E13]" office:value-type="float" office:value="302152" calcext:value-type="float">
            <text:p>302152</text:p>
          </table:table-cell>
          <table:table-cell/>
          <table:table-cell office:value-type="float" office:value="2923938" calcext:value-type="float">
            <text:p>2923938</text:p>
          </table:table-cell>
          <table:table-cell table:formula="of:=[.H14]-[.H13]" office:value-type="float" office:value="300615" calcext:value-type="float">
            <text:p>300615</text:p>
          </table:table-cell>
          <table:table-cell/>
          <table:table-cell office:value-type="float" office:value="3252436" calcext:value-type="float">
            <text:p>3252436</text:p>
          </table:table-cell>
          <table:table-cell table:formula="of:=[.K14]-[.K13]" office:value-type="float" office:value="300873" calcext:value-type="float">
            <text:p>300873</text:p>
          </table:table-cell>
          <table:table-cell/>
          <table:table-cell office:value-type="float" office:value="3104408" calcext:value-type="float">
            <text:p>3104408</text:p>
          </table:table-cell>
          <table:table-cell table:formula="of:=[.N14]-[.N13]" office:value-type="float" office:value="296630" calcext:value-type="float">
            <text:p>296630</text:p>
          </table:table-cell>
          <table:table-cell/>
          <table:table-cell table:formula="of:=AVERAGE([.C14];[.F14];[.I14];[.L14];[.O14])" office:value-type="float" office:value="301142.8" calcext:value-type="float">
            <text:p>30114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34386" calcext:value-type="float">
            <text:p>3234386</text:p>
          </table:table-cell>
          <table:table-cell table:formula="of:=[.B15]-[.B14]" office:value-type="float" office:value="303936" calcext:value-type="float">
            <text:p>303936</text:p>
          </table:table-cell>
          <table:table-cell/>
          <table:table-cell office:value-type="float" office:value="3192605" calcext:value-type="float">
            <text:p>3192605</text:p>
          </table:table-cell>
          <table:table-cell table:formula="of:=[.E15]-[.E14]" office:value-type="float" office:value="299697" calcext:value-type="float">
            <text:p>299697</text:p>
          </table:table-cell>
          <table:table-cell/>
          <table:table-cell office:value-type="float" office:value="3227098" calcext:value-type="float">
            <text:p>3227098</text:p>
          </table:table-cell>
          <table:table-cell table:formula="of:=[.H15]-[.H14]" office:value-type="float" office:value="303160" calcext:value-type="float">
            <text:p>303160</text:p>
          </table:table-cell>
          <table:table-cell/>
          <table:table-cell office:value-type="float" office:value="3557516" calcext:value-type="float">
            <text:p>3557516</text:p>
          </table:table-cell>
          <table:table-cell table:formula="of:=[.K15]-[.K14]" office:value-type="float" office:value="305080" calcext:value-type="float">
            <text:p>305080</text:p>
          </table:table-cell>
          <table:table-cell/>
          <table:table-cell office:value-type="float" office:value="3406700" calcext:value-type="float">
            <text:p>3406700</text:p>
          </table:table-cell>
          <table:table-cell table:formula="of:=[.N15]-[.N14]" office:value-type="float" office:value="302292" calcext:value-type="float">
            <text:p>302292</text:p>
          </table:table-cell>
          <table:table-cell/>
          <table:table-cell table:formula="of:=AVERAGE([.C15];[.F15];[.I15];[.L15];[.O15])" office:value-type="float" office:value="302833" calcext:value-type="float">
            <text:p>3028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38290" calcext:value-type="float">
            <text:p>3538290</text:p>
          </table:table-cell>
          <table:table-cell table:formula="of:=[.B16]-[.B15]" office:value-type="float" office:value="303904" calcext:value-type="float">
            <text:p>303904</text:p>
          </table:table-cell>
          <table:table-cell/>
          <table:table-cell office:value-type="float" office:value="3490791" calcext:value-type="float">
            <text:p>3490791</text:p>
          </table:table-cell>
          <table:table-cell table:formula="of:=[.E16]-[.E15]" office:value-type="float" office:value="298186" calcext:value-type="float">
            <text:p>298186</text:p>
          </table:table-cell>
          <table:table-cell/>
          <table:table-cell office:value-type="float" office:value="3524998" calcext:value-type="float">
            <text:p>3524998</text:p>
          </table:table-cell>
          <table:table-cell table:formula="of:=[.H16]-[.H15]" office:value-type="float" office:value="297900" calcext:value-type="float">
            <text:p>297900</text:p>
          </table:table-cell>
          <table:table-cell/>
          <table:table-cell office:value-type="float" office:value="3861109" calcext:value-type="float">
            <text:p>3861109</text:p>
          </table:table-cell>
          <table:table-cell table:formula="of:=[.K16]-[.K15]" office:value-type="float" office:value="303593" calcext:value-type="float">
            <text:p>303593</text:p>
          </table:table-cell>
          <table:table-cell/>
          <table:table-cell office:value-type="float" office:value="3707815" calcext:value-type="float">
            <text:p>3707815</text:p>
          </table:table-cell>
          <table:table-cell table:formula="of:=[.N16]-[.N15]" office:value-type="float" office:value="301115" calcext:value-type="float">
            <text:p>301115</text:p>
          </table:table-cell>
          <table:table-cell/>
          <table:table-cell table:formula="of:=AVERAGE([.C16];[.F16];[.I16];[.L16];[.O16])" office:value-type="float" office:value="300939.6" calcext:value-type="float">
            <text:p>300939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8974" calcext:value-type="float">
            <text:p>3838974</text:p>
          </table:table-cell>
          <table:table-cell table:formula="of:=[.B17]-[.B16]" office:value-type="float" office:value="300684" calcext:value-type="float">
            <text:p>300684</text:p>
          </table:table-cell>
          <table:table-cell/>
          <table:table-cell office:value-type="float" office:value="3787710" calcext:value-type="float">
            <text:p>3787710</text:p>
          </table:table-cell>
          <table:table-cell table:formula="of:=[.E17]-[.E16]" office:value-type="float" office:value="296919" calcext:value-type="float">
            <text:p>296919</text:p>
          </table:table-cell>
          <table:table-cell/>
          <table:table-cell office:value-type="float" office:value="3823795" calcext:value-type="float">
            <text:p>3823795</text:p>
          </table:table-cell>
          <table:table-cell table:formula="of:=[.H17]-[.H16]" office:value-type="float" office:value="298797" calcext:value-type="float">
            <text:p>298797</text:p>
          </table:table-cell>
          <table:table-cell/>
          <table:table-cell office:value-type="float" office:value="4161426" calcext:value-type="float">
            <text:p>4161426</text:p>
          </table:table-cell>
          <table:table-cell table:formula="of:=[.K17]-[.K16]" office:value-type="float" office:value="300317" calcext:value-type="float">
            <text:p>300317</text:p>
          </table:table-cell>
          <table:table-cell/>
          <table:table-cell office:value-type="float" office:value="4005002" calcext:value-type="float">
            <text:p>4005002</text:p>
          </table:table-cell>
          <table:table-cell table:formula="of:=[.N17]-[.N16]" office:value-type="float" office:value="297187" calcext:value-type="float">
            <text:p>297187</text:p>
          </table:table-cell>
          <table:table-cell/>
          <table:table-cell table:formula="of:=AVERAGE([.C17];[.F17];[.I17];[.L17];[.O17])" office:value-type="float" office:value="298780.8" calcext:value-type="float">
            <text:p>298780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44208" calcext:value-type="float">
            <text:p>4144208</text:p>
          </table:table-cell>
          <table:table-cell table:formula="of:=[.B18]-[.B17]" office:value-type="float" office:value="305234" calcext:value-type="float">
            <text:p>305234</text:p>
          </table:table-cell>
          <table:table-cell/>
          <table:table-cell office:value-type="float" office:value="4082540" calcext:value-type="float">
            <text:p>4082540</text:p>
          </table:table-cell>
          <table:table-cell table:formula="of:=[.E18]-[.E17]" office:value-type="float" office:value="294830" calcext:value-type="float">
            <text:p>294830</text:p>
          </table:table-cell>
          <table:table-cell/>
          <table:table-cell office:value-type="float" office:value="4121618" calcext:value-type="float">
            <text:p>4121618</text:p>
          </table:table-cell>
          <table:table-cell table:formula="of:=[.H18]-[.H17]" office:value-type="float" office:value="297823" calcext:value-type="float">
            <text:p>297823</text:p>
          </table:table-cell>
          <table:table-cell/>
          <table:table-cell office:value-type="float" office:value="4460988" calcext:value-type="float">
            <text:p>4460988</text:p>
          </table:table-cell>
          <table:table-cell table:formula="of:=[.K18]-[.K17]" office:value-type="float" office:value="299562" calcext:value-type="float">
            <text:p>299562</text:p>
          </table:table-cell>
          <table:table-cell/>
          <table:table-cell office:value-type="float" office:value="4301965" calcext:value-type="float">
            <text:p>4301965</text:p>
          </table:table-cell>
          <table:table-cell table:formula="of:=[.N18]-[.N17]" office:value-type="float" office:value="296963" calcext:value-type="float">
            <text:p>296963</text:p>
          </table:table-cell>
          <table:table-cell/>
          <table:table-cell table:formula="of:=AVERAGE([.C18];[.F18];[.I18];[.L18];[.O18])" office:value-type="float" office:value="298882.4" calcext:value-type="float">
            <text:p>298882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47429" calcext:value-type="float">
            <text:p>4447429</text:p>
          </table:table-cell>
          <table:table-cell table:formula="of:=[.B19]-[.B18]" office:value-type="float" office:value="303221" calcext:value-type="float">
            <text:p>303221</text:p>
          </table:table-cell>
          <table:table-cell/>
          <table:table-cell office:value-type="float" office:value="4375116" calcext:value-type="float">
            <text:p>4375116</text:p>
          </table:table-cell>
          <table:table-cell table:formula="of:=[.E19]-[.E18]" office:value-type="float" office:value="292576" calcext:value-type="float">
            <text:p>292576</text:p>
          </table:table-cell>
          <table:table-cell/>
          <table:table-cell office:value-type="float" office:value="4419762" calcext:value-type="float">
            <text:p>4419762</text:p>
          </table:table-cell>
          <table:table-cell table:formula="of:=[.H19]-[.H18]" office:value-type="float" office:value="298144" calcext:value-type="float">
            <text:p>298144</text:p>
          </table:table-cell>
          <table:table-cell/>
          <table:table-cell office:value-type="float" office:value="4765309" calcext:value-type="float">
            <text:p>4765309</text:p>
          </table:table-cell>
          <table:table-cell table:formula="of:=[.K19]-[.K18]" office:value-type="float" office:value="304321" calcext:value-type="float">
            <text:p>304321</text:p>
          </table:table-cell>
          <table:table-cell/>
          <table:table-cell office:value-type="float" office:value="4599682" calcext:value-type="float">
            <text:p>4599682</text:p>
          </table:table-cell>
          <table:table-cell table:formula="of:=[.N19]-[.N18]" office:value-type="float" office:value="297717" calcext:value-type="float">
            <text:p>297717</text:p>
          </table:table-cell>
          <table:table-cell/>
          <table:table-cell table:formula="of:=AVERAGE([.C19];[.F19];[.I19];[.L19];[.O19])" office:value-type="float" office:value="299195.8" calcext:value-type="float">
            <text:p>299195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50020" calcext:value-type="float">
            <text:p>4750020</text:p>
          </table:table-cell>
          <table:table-cell table:formula="of:=[.B20]-[.B19]" office:value-type="float" office:value="302591" calcext:value-type="float">
            <text:p>302591</text:p>
          </table:table-cell>
          <table:table-cell/>
          <table:table-cell office:value-type="float" office:value="4670003" calcext:value-type="float">
            <text:p>4670003</text:p>
          </table:table-cell>
          <table:table-cell table:formula="of:=[.E20]-[.E19]" office:value-type="float" office:value="294887" calcext:value-type="float">
            <text:p>294887</text:p>
          </table:table-cell>
          <table:table-cell/>
          <table:table-cell office:value-type="float" office:value="4720495" calcext:value-type="float">
            <text:p>4720495</text:p>
          </table:table-cell>
          <table:table-cell table:formula="of:=[.H20]-[.H19]" office:value-type="float" office:value="300733" calcext:value-type="float">
            <text:p>300733</text:p>
          </table:table-cell>
          <table:table-cell/>
          <table:table-cell office:value-type="float" office:value="5067621" calcext:value-type="float">
            <text:p>5067621</text:p>
          </table:table-cell>
          <table:table-cell table:formula="of:=[.K20]-[.K19]" office:value-type="float" office:value="302312" calcext:value-type="float">
            <text:p>302312</text:p>
          </table:table-cell>
          <table:table-cell/>
          <table:table-cell office:value-type="float" office:value="4899852" calcext:value-type="float">
            <text:p>4899852</text:p>
          </table:table-cell>
          <table:table-cell table:formula="of:=[.N20]-[.N19]" office:value-type="float" office:value="300170" calcext:value-type="float">
            <text:p>300170</text:p>
          </table:table-cell>
          <table:table-cell/>
          <table:table-cell table:formula="of:=AVERAGE([.C20];[.F20];[.I20];[.L20];[.O20])" office:value-type="float" office:value="300138.6" calcext:value-type="float">
            <text:p>300138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48005" calcext:value-type="float">
            <text:p>5048005</text:p>
          </table:table-cell>
          <table:table-cell table:formula="of:=[.B21]-[.B20]" office:value-type="float" office:value="297985" calcext:value-type="float">
            <text:p>297985</text:p>
          </table:table-cell>
          <table:table-cell/>
          <table:table-cell office:value-type="float" office:value="4965969" calcext:value-type="float">
            <text:p>4965969</text:p>
          </table:table-cell>
          <table:table-cell table:formula="of:=[.E21]-[.E20]" office:value-type="float" office:value="295966" calcext:value-type="float">
            <text:p>295966</text:p>
          </table:table-cell>
          <table:table-cell/>
          <table:table-cell office:value-type="float" office:value="5020106" calcext:value-type="float">
            <text:p>5020106</text:p>
          </table:table-cell>
          <table:table-cell table:formula="of:=[.H21]-[.H20]" office:value-type="float" office:value="299611" calcext:value-type="float">
            <text:p>299611</text:p>
          </table:table-cell>
          <table:table-cell/>
          <table:table-cell office:value-type="float" office:value="5367251" calcext:value-type="float">
            <text:p>5367251</text:p>
          </table:table-cell>
          <table:table-cell table:formula="of:=[.K21]-[.K20]" office:value-type="float" office:value="299630" calcext:value-type="float">
            <text:p>299630</text:p>
          </table:table-cell>
          <table:table-cell/>
          <table:table-cell office:value-type="float" office:value="5197233" calcext:value-type="float">
            <text:p>5197233</text:p>
          </table:table-cell>
          <table:table-cell table:formula="of:=[.N21]-[.N20]" office:value-type="float" office:value="297381" calcext:value-type="float">
            <text:p>297381</text:p>
          </table:table-cell>
          <table:table-cell/>
          <table:table-cell table:formula="of:=AVERAGE([.C21];[.F21];[.I21];[.L21];[.O21])" office:value-type="float" office:value="298114.6" calcext:value-type="float">
            <text:p>29811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52425" calcext:value-type="float">
            <text:p>5352425</text:p>
          </table:table-cell>
          <table:table-cell table:formula="of:=[.B22]-[.B21]" office:value-type="float" office:value="304420" calcext:value-type="float">
            <text:p>304420</text:p>
          </table:table-cell>
          <table:table-cell/>
          <table:table-cell office:value-type="float" office:value="5263044" calcext:value-type="float">
            <text:p>5263044</text:p>
          </table:table-cell>
          <table:table-cell table:formula="of:=[.E22]-[.E21]" office:value-type="float" office:value="297075" calcext:value-type="float">
            <text:p>297075</text:p>
          </table:table-cell>
          <table:table-cell/>
          <table:table-cell office:value-type="float" office:value="5318874" calcext:value-type="float">
            <text:p>5318874</text:p>
          </table:table-cell>
          <table:table-cell table:formula="of:=[.H22]-[.H21]" office:value-type="float" office:value="298768" calcext:value-type="float">
            <text:p>298768</text:p>
          </table:table-cell>
          <table:table-cell/>
          <table:table-cell office:value-type="float" office:value="5666149" calcext:value-type="float">
            <text:p>5666149</text:p>
          </table:table-cell>
          <table:table-cell table:formula="of:=[.K22]-[.K21]" office:value-type="float" office:value="298898" calcext:value-type="float">
            <text:p>298898</text:p>
          </table:table-cell>
          <table:table-cell/>
          <table:table-cell office:value-type="float" office:value="5497656" calcext:value-type="float">
            <text:p>5497656</text:p>
          </table:table-cell>
          <table:table-cell table:formula="of:=[.N22]-[.N21]" office:value-type="float" office:value="300423" calcext:value-type="float">
            <text:p>300423</text:p>
          </table:table-cell>
          <table:table-cell/>
          <table:table-cell table:formula="of:=AVERAGE([.C22];[.F22];[.I22];[.L22];[.O22])" office:value-type="float" office:value="299916.8" calcext:value-type="float">
            <text:p>299916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55141" calcext:value-type="float">
            <text:p>5655141</text:p>
          </table:table-cell>
          <table:table-cell table:formula="of:=[.B23]-[.B22]" office:value-type="float" office:value="302716" calcext:value-type="float">
            <text:p>302716</text:p>
          </table:table-cell>
          <table:table-cell/>
          <table:table-cell office:value-type="float" office:value="5557785" calcext:value-type="float">
            <text:p>5557785</text:p>
          </table:table-cell>
          <table:table-cell table:formula="of:=[.E23]-[.E22]" office:value-type="float" office:value="294741" calcext:value-type="float">
            <text:p>294741</text:p>
          </table:table-cell>
          <table:table-cell/>
          <table:table-cell office:value-type="float" office:value="5620337" calcext:value-type="float">
            <text:p>5620337</text:p>
          </table:table-cell>
          <table:table-cell table:formula="of:=[.H23]-[.H22]" office:value-type="float" office:value="301463" calcext:value-type="float">
            <text:p>301463</text:p>
          </table:table-cell>
          <table:table-cell/>
          <table:table-cell office:value-type="float" office:value="5965409" calcext:value-type="float">
            <text:p>5965409</text:p>
          </table:table-cell>
          <table:table-cell table:formula="of:=[.K23]-[.K22]" office:value-type="float" office:value="299260" calcext:value-type="float">
            <text:p>299260</text:p>
          </table:table-cell>
          <table:table-cell/>
          <table:table-cell office:value-type="float" office:value="5793003" calcext:value-type="float">
            <text:p>5793003</text:p>
          </table:table-cell>
          <table:table-cell table:formula="of:=[.N23]-[.N22]" office:value-type="float" office:value="295347" calcext:value-type="float">
            <text:p>295347</text:p>
          </table:table-cell>
          <table:table-cell/>
          <table:table-cell table:formula="of:=AVERAGE([.C23];[.F23];[.I23];[.L23];[.O23])" office:value-type="float" office:value="298705.4" calcext:value-type="float">
            <text:p>298705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56630" calcext:value-type="float">
            <text:p>5956630</text:p>
          </table:table-cell>
          <table:table-cell table:formula="of:=[.B24]-[.B23]" office:value-type="float" office:value="301489" calcext:value-type="float">
            <text:p>301489</text:p>
          </table:table-cell>
          <table:table-cell/>
          <table:table-cell office:value-type="float" office:value="5851725" calcext:value-type="float">
            <text:p>5851725</text:p>
          </table:table-cell>
          <table:table-cell table:formula="of:=[.E24]-[.E23]" office:value-type="float" office:value="293940" calcext:value-type="float">
            <text:p>293940</text:p>
          </table:table-cell>
          <table:table-cell/>
          <table:table-cell office:value-type="float" office:value="5925069" calcext:value-type="float">
            <text:p>5925069</text:p>
          </table:table-cell>
          <table:table-cell table:formula="of:=[.H24]-[.H23]" office:value-type="float" office:value="304732" calcext:value-type="float">
            <text:p>304732</text:p>
          </table:table-cell>
          <table:table-cell/>
          <table:table-cell office:value-type="float" office:value="6263692" calcext:value-type="float">
            <text:p>6263692</text:p>
          </table:table-cell>
          <table:table-cell table:formula="of:=[.K24]-[.K23]" office:value-type="float" office:value="298283" calcext:value-type="float">
            <text:p>298283</text:p>
          </table:table-cell>
          <table:table-cell/>
          <table:table-cell office:value-type="float" office:value="6089430" calcext:value-type="float">
            <text:p>6089430</text:p>
          </table:table-cell>
          <table:table-cell table:formula="of:=[.N24]-[.N23]" office:value-type="float" office:value="296427" calcext:value-type="float">
            <text:p>296427</text:p>
          </table:table-cell>
          <table:table-cell/>
          <table:table-cell table:formula="of:=AVERAGE([.C24];[.F24];[.I24];[.L24];[.O24])" office:value-type="float" office:value="298974.2" calcext:value-type="float">
            <text:p>298974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59811" calcext:value-type="float">
            <text:p>6259811</text:p>
          </table:table-cell>
          <table:table-cell table:formula="of:=[.B25]-[.B24]" office:value-type="float" office:value="303181" calcext:value-type="float">
            <text:p>303181</text:p>
          </table:table-cell>
          <table:table-cell/>
          <table:table-cell office:value-type="float" office:value="6148553" calcext:value-type="float">
            <text:p>6148553</text:p>
          </table:table-cell>
          <table:table-cell table:formula="of:=[.E25]-[.E24]" office:value-type="float" office:value="296828" calcext:value-type="float">
            <text:p>296828</text:p>
          </table:table-cell>
          <table:table-cell/>
          <table:table-cell office:value-type="float" office:value="6225317" calcext:value-type="float">
            <text:p>6225317</text:p>
          </table:table-cell>
          <table:table-cell table:formula="of:=[.H25]-[.H24]" office:value-type="float" office:value="300248" calcext:value-type="float">
            <text:p>300248</text:p>
          </table:table-cell>
          <table:table-cell/>
          <table:table-cell office:value-type="float" office:value="6567643" calcext:value-type="float">
            <text:p>6567643</text:p>
          </table:table-cell>
          <table:table-cell table:formula="of:=[.K25]-[.K24]" office:value-type="float" office:value="303951" calcext:value-type="float">
            <text:p>303951</text:p>
          </table:table-cell>
          <table:table-cell/>
          <table:table-cell office:value-type="float" office:value="6395583" calcext:value-type="float">
            <text:p>6395583</text:p>
          </table:table-cell>
          <table:table-cell table:formula="of:=[.N25]-[.N24]" office:value-type="float" office:value="306153" calcext:value-type="float">
            <text:p>306153</text:p>
          </table:table-cell>
          <table:table-cell/>
          <table:table-cell table:formula="of:=AVERAGE([.C25];[.F25];[.I25];[.L25];[.O25])" office:value-type="float" office:value="302072.2" calcext:value-type="float">
            <text:p>30207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58988" calcext:value-type="float">
            <text:p>6558988</text:p>
          </table:table-cell>
          <table:table-cell table:formula="of:=[.B26]-[.B25]" office:value-type="float" office:value="299177" calcext:value-type="float">
            <text:p>299177</text:p>
          </table:table-cell>
          <table:table-cell/>
          <table:table-cell office:value-type="float" office:value="6440931" calcext:value-type="float">
            <text:p>6440931</text:p>
          </table:table-cell>
          <table:table-cell table:formula="of:=[.E26]-[.E25]" office:value-type="float" office:value="292378" calcext:value-type="float">
            <text:p>292378</text:p>
          </table:table-cell>
          <table:table-cell/>
          <table:table-cell office:value-type="float" office:value="6523789" calcext:value-type="float">
            <text:p>6523789</text:p>
          </table:table-cell>
          <table:table-cell table:formula="of:=[.H26]-[.H25]" office:value-type="float" office:value="298472" calcext:value-type="float">
            <text:p>298472</text:p>
          </table:table-cell>
          <table:table-cell/>
          <table:table-cell office:value-type="float" office:value="6867320" calcext:value-type="float">
            <text:p>6867320</text:p>
          </table:table-cell>
          <table:table-cell table:formula="of:=[.K26]-[.K25]" office:value-type="float" office:value="299677" calcext:value-type="float">
            <text:p>299677</text:p>
          </table:table-cell>
          <table:table-cell/>
          <table:table-cell office:value-type="float" office:value="6689938" calcext:value-type="float">
            <text:p>6689938</text:p>
          </table:table-cell>
          <table:table-cell table:formula="of:=[.N26]-[.N25]" office:value-type="float" office:value="294355" calcext:value-type="float">
            <text:p>294355</text:p>
          </table:table-cell>
          <table:table-cell/>
          <table:table-cell table:formula="of:=AVERAGE([.C26];[.F26];[.I26];[.L26];[.O26])" office:value-type="float" office:value="296811.8" calcext:value-type="float">
            <text:p>296811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62638" calcext:value-type="float">
            <text:p>6862638</text:p>
          </table:table-cell>
          <table:table-cell table:formula="of:=[.B27]-[.B26]" office:value-type="float" office:value="303650" calcext:value-type="float">
            <text:p>303650</text:p>
          </table:table-cell>
          <table:table-cell/>
          <table:table-cell office:value-type="float" office:value="6738506" calcext:value-type="float">
            <text:p>6738506</text:p>
          </table:table-cell>
          <table:table-cell table:formula="of:=[.E27]-[.E26]" office:value-type="float" office:value="297575" calcext:value-type="float">
            <text:p>297575</text:p>
          </table:table-cell>
          <table:table-cell/>
          <table:table-cell office:value-type="float" office:value="6825823" calcext:value-type="float">
            <text:p>6825823</text:p>
          </table:table-cell>
          <table:table-cell table:formula="of:=[.H27]-[.H26]" office:value-type="float" office:value="302034" calcext:value-type="float">
            <text:p>302034</text:p>
          </table:table-cell>
          <table:table-cell/>
          <table:table-cell office:value-type="float" office:value="7168325" calcext:value-type="float">
            <text:p>7168325</text:p>
          </table:table-cell>
          <table:table-cell table:formula="of:=[.K27]-[.K26]" office:value-type="float" office:value="301005" calcext:value-type="float">
            <text:p>301005</text:p>
          </table:table-cell>
          <table:table-cell/>
          <table:table-cell office:value-type="float" office:value="6988465" calcext:value-type="float">
            <text:p>6988465</text:p>
          </table:table-cell>
          <table:table-cell table:formula="of:=[.N27]-[.N26]" office:value-type="float" office:value="298527" calcext:value-type="float">
            <text:p>298527</text:p>
          </table:table-cell>
          <table:table-cell/>
          <table:table-cell table:formula="of:=AVERAGE([.C27];[.F27];[.I27];[.L27];[.O27])" office:value-type="float" office:value="300558.2" calcext:value-type="float">
            <text:p>300558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62479" calcext:value-type="float">
            <text:p>7162479</text:p>
          </table:table-cell>
          <table:table-cell table:formula="of:=[.B28]-[.B27]" office:value-type="float" office:value="299841" calcext:value-type="float">
            <text:p>299841</text:p>
          </table:table-cell>
          <table:table-cell/>
          <table:table-cell office:value-type="float" office:value="7034996" calcext:value-type="float">
            <text:p>7034996</text:p>
          </table:table-cell>
          <table:table-cell table:formula="of:=[.E28]-[.E27]" office:value-type="float" office:value="296490" calcext:value-type="float">
            <text:p>296490</text:p>
          </table:table-cell>
          <table:table-cell/>
          <table:table-cell office:value-type="float" office:value="7126047" calcext:value-type="float">
            <text:p>7126047</text:p>
          </table:table-cell>
          <table:table-cell table:formula="of:=[.H28]-[.H27]" office:value-type="float" office:value="300224" calcext:value-type="float">
            <text:p>300224</text:p>
          </table:table-cell>
          <table:table-cell/>
          <table:table-cell office:value-type="float" office:value="7470512" calcext:value-type="float">
            <text:p>7470512</text:p>
          </table:table-cell>
          <table:table-cell table:formula="of:=[.K28]-[.K27]" office:value-type="float" office:value="302187" calcext:value-type="float">
            <text:p>302187</text:p>
          </table:table-cell>
          <table:table-cell/>
          <table:table-cell office:value-type="float" office:value="7285506" calcext:value-type="float">
            <text:p>7285506</text:p>
          </table:table-cell>
          <table:table-cell table:formula="of:=[.N28]-[.N27]" office:value-type="float" office:value="297041" calcext:value-type="float">
            <text:p>297041</text:p>
          </table:table-cell>
          <table:table-cell/>
          <table:table-cell table:formula="of:=AVERAGE([.C28];[.F28];[.I28];[.L28];[.O28])" office:value-type="float" office:value="299156.6" calcext:value-type="float">
            <text:p>299156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60805" calcext:value-type="float">
            <text:p>7460805</text:p>
          </table:table-cell>
          <table:table-cell table:formula="of:=[.B29]-[.B28]" office:value-type="float" office:value="298326" calcext:value-type="float">
            <text:p>298326</text:p>
          </table:table-cell>
          <table:table-cell/>
          <table:table-cell office:value-type="float" office:value="7333636" calcext:value-type="float">
            <text:p>7333636</text:p>
          </table:table-cell>
          <table:table-cell table:formula="of:=[.E29]-[.E28]" office:value-type="float" office:value="298640" calcext:value-type="float">
            <text:p>298640</text:p>
          </table:table-cell>
          <table:table-cell/>
          <table:table-cell office:value-type="float" office:value="7422154" calcext:value-type="float">
            <text:p>7422154</text:p>
          </table:table-cell>
          <table:table-cell table:formula="of:=[.H29]-[.H28]" office:value-type="float" office:value="296107" calcext:value-type="float">
            <text:p>296107</text:p>
          </table:table-cell>
          <table:table-cell/>
          <table:table-cell office:value-type="float" office:value="7748456" calcext:value-type="float">
            <text:p>7748456</text:p>
          </table:table-cell>
          <table:table-cell table:formula="of:=[.K29]-[.K28]" office:value-type="float" office:value="277944" calcext:value-type="float">
            <text:p>277944</text:p>
          </table:table-cell>
          <table:table-cell/>
          <table:table-cell office:value-type="float" office:value="7582963" calcext:value-type="float">
            <text:p>7582963</text:p>
          </table:table-cell>
          <table:table-cell table:formula="of:=[.N29]-[.N28]" office:value-type="float" office:value="297457" calcext:value-type="float">
            <text:p>297457</text:p>
          </table:table-cell>
          <table:table-cell/>
          <table:table-cell table:formula="of:=AVERAGE([.C29];[.F29];[.I29];[.L29];[.O29])" office:value-type="float" office:value="293694.8" calcext:value-type="float">
            <text:p>29369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62652" calcext:value-type="float">
            <text:p>7762652</text:p>
          </table:table-cell>
          <table:table-cell table:formula="of:=[.B30]-[.B29]" office:value-type="float" office:value="301847" calcext:value-type="float">
            <text:p>301847</text:p>
          </table:table-cell>
          <table:table-cell/>
          <table:table-cell office:value-type="float" office:value="7626995" calcext:value-type="float">
            <text:p>7626995</text:p>
          </table:table-cell>
          <table:table-cell table:formula="of:=[.E30]-[.E29]" office:value-type="float" office:value="293359" calcext:value-type="float">
            <text:p>293359</text:p>
          </table:table-cell>
          <table:table-cell/>
          <table:table-cell office:value-type="float" office:value="7723198" calcext:value-type="float">
            <text:p>7723198</text:p>
          </table:table-cell>
          <table:table-cell table:formula="of:=[.H30]-[.H29]" office:value-type="float" office:value="301044" calcext:value-type="float">
            <text:p>301044</text:p>
          </table:table-cell>
          <table:table-cell/>
          <table:table-cell office:value-type="float" office:value="8016301" calcext:value-type="float">
            <text:p>8016301</text:p>
          </table:table-cell>
          <table:table-cell table:formula="of:=[.K30]-[.K29]" office:value-type="float" office:value="267845" calcext:value-type="float">
            <text:p>267845</text:p>
          </table:table-cell>
          <table:table-cell/>
          <table:table-cell office:value-type="float" office:value="7881786" calcext:value-type="float">
            <text:p>7881786</text:p>
          </table:table-cell>
          <table:table-cell table:formula="of:=[.N30]-[.N29]" office:value-type="float" office:value="298823" calcext:value-type="float">
            <text:p>298823</text:p>
          </table:table-cell>
          <table:table-cell/>
          <table:table-cell table:formula="of:=AVERAGE([.C30];[.F30];[.I30];[.L30];[.O30])" office:value-type="float" office:value="292583.6" calcext:value-type="float">
            <text:p>292583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67123" calcext:value-type="float">
            <text:p>8067123</text:p>
          </table:table-cell>
          <table:table-cell table:formula="of:=[.B31]-[.B30]" office:value-type="float" office:value="304471" calcext:value-type="float">
            <text:p>304471</text:p>
          </table:table-cell>
          <table:table-cell/>
          <table:table-cell office:value-type="float" office:value="7925060" calcext:value-type="float">
            <text:p>7925060</text:p>
          </table:table-cell>
          <table:table-cell table:formula="of:=[.E31]-[.E30]" office:value-type="float" office:value="298065" calcext:value-type="float">
            <text:p>298065</text:p>
          </table:table-cell>
          <table:table-cell/>
          <table:table-cell office:value-type="float" office:value="8021638" calcext:value-type="float">
            <text:p>8021638</text:p>
          </table:table-cell>
          <table:table-cell table:formula="of:=[.H31]-[.H30]" office:value-type="float" office:value="298440" calcext:value-type="float">
            <text:p>298440</text:p>
          </table:table-cell>
          <table:table-cell/>
          <table:table-cell office:value-type="float" office:value="8283660" calcext:value-type="float">
            <text:p>8283660</text:p>
          </table:table-cell>
          <table:table-cell table:formula="of:=[.K31]-[.K30]" office:value-type="float" office:value="267359" calcext:value-type="float">
            <text:p>267359</text:p>
          </table:table-cell>
          <table:table-cell/>
          <table:table-cell office:value-type="float" office:value="8178765" calcext:value-type="float">
            <text:p>8178765</text:p>
          </table:table-cell>
          <table:table-cell table:formula="of:=[.N31]-[.N30]" office:value-type="float" office:value="296979" calcext:value-type="float">
            <text:p>296979</text:p>
          </table:table-cell>
          <table:table-cell/>
          <table:table-cell table:formula="of:=AVERAGE([.C31];[.F31];[.I31];[.L31];[.O31])" office:value-type="float" office:value="293062.8" calcext:value-type="float">
            <text:p>293062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45874" calcext:value-type="float">
            <text:p>8345874</text:p>
          </table:table-cell>
          <table:table-cell table:formula="of:=[.B32]-[.B31]" office:value-type="float" office:value="278751" calcext:value-type="float">
            <text:p>278751</text:p>
          </table:table-cell>
          <table:table-cell/>
          <table:table-cell office:value-type="float" office:value="8192962" calcext:value-type="float">
            <text:p>8192962</text:p>
          </table:table-cell>
          <table:table-cell table:formula="of:=[.E32]-[.E31]" office:value-type="float" office:value="267902" calcext:value-type="float">
            <text:p>267902</text:p>
          </table:table-cell>
          <table:table-cell/>
          <table:table-cell office:value-type="float" office:value="8294026" calcext:value-type="float">
            <text:p>8294026</text:p>
          </table:table-cell>
          <table:table-cell table:formula="of:=[.H32]-[.H31]" office:value-type="float" office:value="272388" calcext:value-type="float">
            <text:p>272388</text:p>
          </table:table-cell>
          <table:table-cell/>
          <table:table-cell office:value-type="float" office:value="8527301" calcext:value-type="float">
            <text:p>8527301</text:p>
          </table:table-cell>
          <table:table-cell table:formula="of:=[.K32]-[.K31]" office:value-type="float" office:value="243641" calcext:value-type="float">
            <text:p>243641</text:p>
          </table:table-cell>
          <table:table-cell/>
          <table:table-cell office:value-type="float" office:value="8436495" calcext:value-type="float">
            <text:p>8436495</text:p>
          </table:table-cell>
          <table:table-cell table:formula="of:=[.N32]-[.N31]" office:value-type="float" office:value="257730" calcext:value-type="float">
            <text:p>257730</text:p>
          </table:table-cell>
          <table:table-cell/>
          <table:table-cell table:formula="of:=AVERAGE([.C32];[.F32];[.I32];[.L32];[.O32])" office:value-type="float" office:value="264082.4" calcext:value-type="float">
            <text:p>264082.4</text:p>
          </table:table-cell>
        </table:table-row>
      </table:table>
      <table:table table:name="Perfcake 3.3" table:style-name="ta1">
        <table:shapes>
          <draw:frame draw:z-index="0" draw:style-name="gr1" draw:text-style-name="P1" svg:width="9in" svg:height="4in" svg:x="2.9618in" svg:y="0.0803in">
            <draw:object draw:notify-on-update-of-ranges="'Perfcake 3.3'.A1:'Perfcake 3.3'.A1 'Perfcake 3.3'.B1:'Perfcake 3.3'.B1 'Perfcake 3.3'.A2:'Perfcake 3.3'.A2 'Perfcake 3.3'.B2:'Perfcake 3.3'.B2 'Perfcake 3.3'.A3:'Perfcake 3.3'.A3 'Perfcake 3.3'.B3:'Perfcake 3.3'.B3 'Perfcake 3.3'.A4:'Perfcake 3.3'.A4 'Perfcake 3.3'.B4:'Perfcake 3.3'.B4 'Perfcake 3.3'.A5:'Perfcake 3.3'.A5 'Perfcake 3.3'.B5:'Perfcake 3.3'.B5 'Perfcake 3.3'.A6:'Perfcake 3.3'.A6 'Perfcake 3.3'.B6:'Perfcake 3.3'.B6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502858" calcext:value-type="float">
            <text:p>8502858</text:p>
          </table:table-cell>
          <table:table-cell table:formula="of:=[.B1]/300" office:value-type="float" office:value="28342.86" calcext:value-type="float">
            <text:p>28342.8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94405" calcext:value-type="float">
            <text:p>8294405</text:p>
          </table:table-cell>
          <table:table-cell table:formula="of:=[.B2]/300" office:value-type="float" office:value="27648.0166666667" calcext:value-type="float">
            <text:p>27648.0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853568" calcext:value-type="float">
            <text:p>7853568</text:p>
          </table:table-cell>
          <table:table-cell table:formula="of:=[.B3]/300" office:value-type="float" office:value="26178.56" calcext:value-type="float">
            <text:p>26178.56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094159" calcext:value-type="float">
            <text:p>8094159</text:p>
          </table:table-cell>
          <table:table-cell table:formula="of:=[.B4]/300" office:value-type="float" office:value="26980.53" calcext:value-type="float">
            <text:p>26980.53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406732" calcext:value-type="float">
            <text:p>8406732</text:p>
          </table:table-cell>
          <table:table-cell table:formula="of:=[.B5]/300" office:value-type="float" office:value="28022.44" calcext:value-type="float">
            <text:p>28022.44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30344.4" calcext:value-type="float">
            <text:p>8230344.4</text:p>
          </table:table-cell>
          <table:table-cell table:formula="of:=[.B6]/300" office:value-type="float" office:value="27434.4813333333" calcext:value-type="float">
            <text:p>27434.48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49290" calcext:value-type="float">
            <text:p>649290</text:p>
          </table:table-cell>
          <table:table-cell table:style-name="Default"/>
        </table:table-row>
      </table:table>
      <table:table table:name="Perfcake 3.3 distr" table:style-name="ta1">
        <table:shapes>
          <draw:frame draw:z-index="0" draw:style-name="gr1" draw:text-style-name="P1" svg:width="9in" svg:height="4in" svg:x="3.6823in" svg:y="2.6374in">
            <draw:object draw:notify-on-update-of-ranges="'Perfcake 3.3 distr'.A2:'Perfcake 3.3 distr'.A32 'Perfcake 3.3 distr'.Q2:'Perfcake 3.3 distr'.Q32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67" calcext:value-type="float">
            <text:p>31067</text:p>
          </table:table-cell>
          <table:table-cell table:formula="of:=[.B3]-[.B2]" office:value-type="float" office:value="31067" calcext:value-type="float">
            <text:p>31067</text:p>
          </table:table-cell>
          <table:table-cell/>
          <table:table-cell office:value-type="float" office:value="37410" calcext:value-type="float">
            <text:p>37410</text:p>
          </table:table-cell>
          <table:table-cell table:formula="of:=[.E3]-[.E2]" office:value-type="float" office:value="37410" calcext:value-type="float">
            <text:p>37410</text:p>
          </table:table-cell>
          <table:table-cell/>
          <table:table-cell office:value-type="float" office:value="36094" calcext:value-type="float">
            <text:p>36094</text:p>
          </table:table-cell>
          <table:table-cell table:formula="of:=[.H3]-[.H2]" office:value-type="float" office:value="36094" calcext:value-type="float">
            <text:p>36094</text:p>
          </table:table-cell>
          <table:table-cell/>
          <table:table-cell office:value-type="float" office:value="41114" calcext:value-type="float">
            <text:p>41114</text:p>
          </table:table-cell>
          <table:table-cell table:formula="of:=[.K3]-[.K2]" office:value-type="float" office:value="41114" calcext:value-type="float">
            <text:p>41114</text:p>
          </table:table-cell>
          <table:table-cell/>
          <table:table-cell office:value-type="float" office:value="31448" calcext:value-type="float">
            <text:p>31448</text:p>
          </table:table-cell>
          <table:table-cell table:formula="of:=[.N3]-[.N2]" office:value-type="float" office:value="31448" calcext:value-type="float">
            <text:p>31448</text:p>
          </table:table-cell>
          <table:table-cell/>
          <table:table-cell table:formula="of:=AVERAGE([.C3];[.F3];[.I3];[.L3];[.O3])" office:value-type="float" office:value="35426.6" calcext:value-type="float">
            <text:p>3542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307" calcext:value-type="float">
            <text:p>63307</text:p>
          </table:table-cell>
          <table:table-cell table:formula="of:=[.B4]-[.B3]" office:value-type="float" office:value="32240" calcext:value-type="float">
            <text:p>32240</text:p>
          </table:table-cell>
          <table:table-cell/>
          <table:table-cell office:value-type="float" office:value="78043" calcext:value-type="float">
            <text:p>78043</text:p>
          </table:table-cell>
          <table:table-cell table:formula="of:=[.E4]-[.E3]" office:value-type="float" office:value="40633" calcext:value-type="float">
            <text:p>40633</text:p>
          </table:table-cell>
          <table:table-cell/>
          <table:table-cell office:value-type="float" office:value="76565" calcext:value-type="float">
            <text:p>76565</text:p>
          </table:table-cell>
          <table:table-cell table:formula="of:=[.H4]-[.H3]" office:value-type="float" office:value="40471" calcext:value-type="float">
            <text:p>40471</text:p>
          </table:table-cell>
          <table:table-cell/>
          <table:table-cell office:value-type="float" office:value="86830" calcext:value-type="float">
            <text:p>86830</text:p>
          </table:table-cell>
          <table:table-cell table:formula="of:=[.K4]-[.K3]" office:value-type="float" office:value="45716" calcext:value-type="float">
            <text:p>45716</text:p>
          </table:table-cell>
          <table:table-cell/>
          <table:table-cell office:value-type="float" office:value="76839" calcext:value-type="float">
            <text:p>76839</text:p>
          </table:table-cell>
          <table:table-cell table:formula="of:=[.N4]-[.N3]" office:value-type="float" office:value="45391" calcext:value-type="float">
            <text:p>45391</text:p>
          </table:table-cell>
          <table:table-cell/>
          <table:table-cell table:formula="of:=AVERAGE([.C4];[.F4];[.I4];[.L4];[.O4])" office:value-type="float" office:value="40890.2" calcext:value-type="float">
            <text:p>4089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2543" calcext:value-type="float">
            <text:p>252543</text:p>
          </table:table-cell>
          <table:table-cell table:formula="of:=[.B5]-[.B4]" office:value-type="float" office:value="189236" calcext:value-type="float">
            <text:p>189236</text:p>
          </table:table-cell>
          <table:table-cell/>
          <table:table-cell office:value-type="float" office:value="169850" calcext:value-type="float">
            <text:p>169850</text:p>
          </table:table-cell>
          <table:table-cell table:formula="of:=[.E5]-[.E4]" office:value-type="float" office:value="91807" calcext:value-type="float">
            <text:p>91807</text:p>
          </table:table-cell>
          <table:table-cell/>
          <table:table-cell office:value-type="float" office:value="118565" calcext:value-type="float">
            <text:p>118565</text:p>
          </table:table-cell>
          <table:table-cell table:formula="of:=[.H5]-[.H4]" office:value-type="float" office:value="42000" calcext:value-type="float">
            <text:p>42000</text:p>
          </table:table-cell>
          <table:table-cell/>
          <table:table-cell office:value-type="float" office:value="132764" calcext:value-type="float">
            <text:p>132764</text:p>
          </table:table-cell>
          <table:table-cell table:formula="of:=[.K5]-[.K4]" office:value-type="float" office:value="45934" calcext:value-type="float">
            <text:p>45934</text:p>
          </table:table-cell>
          <table:table-cell/>
          <table:table-cell office:value-type="float" office:value="278710" calcext:value-type="float">
            <text:p>278710</text:p>
          </table:table-cell>
          <table:table-cell table:formula="of:=[.N5]-[.N4]" office:value-type="float" office:value="201871" calcext:value-type="float">
            <text:p>201871</text:p>
          </table:table-cell>
          <table:table-cell/>
          <table:table-cell table:formula="of:=AVERAGE([.C5];[.F5];[.I5];[.L5];[.O5])" office:value-type="float" office:value="114169.6" calcext:value-type="float">
            <text:p>114169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206" calcext:value-type="float">
            <text:p>547206</text:p>
          </table:table-cell>
          <table:table-cell table:formula="of:=[.B6]-[.B5]" office:value-type="float" office:value="294663" calcext:value-type="float">
            <text:p>294663</text:p>
          </table:table-cell>
          <table:table-cell/>
          <table:table-cell office:value-type="float" office:value="460954" calcext:value-type="float">
            <text:p>460954</text:p>
          </table:table-cell>
          <table:table-cell table:formula="of:=[.E6]-[.E5]" office:value-type="float" office:value="291104" calcext:value-type="float">
            <text:p>291104</text:p>
          </table:table-cell>
          <table:table-cell/>
          <table:table-cell office:value-type="float" office:value="162202" calcext:value-type="float">
            <text:p>162202</text:p>
          </table:table-cell>
          <table:table-cell table:formula="of:=[.H6]-[.H5]" office:value-type="float" office:value="43637" calcext:value-type="float">
            <text:p>43637</text:p>
          </table:table-cell>
          <table:table-cell/>
          <table:table-cell office:value-type="float" office:value="384686" calcext:value-type="float">
            <text:p>384686</text:p>
          </table:table-cell>
          <table:table-cell table:formula="of:=[.K6]-[.K5]" office:value-type="float" office:value="251922" calcext:value-type="float">
            <text:p>251922</text:p>
          </table:table-cell>
          <table:table-cell/>
          <table:table-cell office:value-type="float" office:value="576055" calcext:value-type="float">
            <text:p>576055</text:p>
          </table:table-cell>
          <table:table-cell table:formula="of:=[.N6]-[.N5]" office:value-type="float" office:value="297345" calcext:value-type="float">
            <text:p>297345</text:p>
          </table:table-cell>
          <table:table-cell/>
          <table:table-cell table:formula="of:=AVERAGE([.C6];[.F6];[.I6];[.L6];[.O6])" office:value-type="float" office:value="235734.2" calcext:value-type="float">
            <text:p>23573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6296" calcext:value-type="float">
            <text:p>856296</text:p>
          </table:table-cell>
          <table:table-cell table:formula="of:=[.B7]-[.B6]" office:value-type="float" office:value="309090" calcext:value-type="float">
            <text:p>309090</text:p>
          </table:table-cell>
          <table:table-cell/>
          <table:table-cell office:value-type="float" office:value="769356" calcext:value-type="float">
            <text:p>769356</text:p>
          </table:table-cell>
          <table:table-cell table:formula="of:=[.E7]-[.E6]" office:value-type="float" office:value="308402" calcext:value-type="float">
            <text:p>308402</text:p>
          </table:table-cell>
          <table:table-cell/>
          <table:table-cell office:value-type="float" office:value="369248" calcext:value-type="float">
            <text:p>369248</text:p>
          </table:table-cell>
          <table:table-cell table:formula="of:=[.H7]-[.H6]" office:value-type="float" office:value="207046" calcext:value-type="float">
            <text:p>207046</text:p>
          </table:table-cell>
          <table:table-cell/>
          <table:table-cell office:value-type="float" office:value="685260" calcext:value-type="float">
            <text:p>685260</text:p>
          </table:table-cell>
          <table:table-cell table:formula="of:=[.K7]-[.K6]" office:value-type="float" office:value="300574" calcext:value-type="float">
            <text:p>300574</text:p>
          </table:table-cell>
          <table:table-cell/>
          <table:table-cell office:value-type="float" office:value="883335" calcext:value-type="float">
            <text:p>883335</text:p>
          </table:table-cell>
          <table:table-cell table:formula="of:=[.N7]-[.N6]" office:value-type="float" office:value="307280" calcext:value-type="float">
            <text:p>307280</text:p>
          </table:table-cell>
          <table:table-cell/>
          <table:table-cell table:formula="of:=AVERAGE([.C7];[.F7];[.I7];[.L7];[.O7])" office:value-type="float" office:value="286478.4" calcext:value-type="float">
            <text:p>286478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6876" calcext:value-type="float">
            <text:p>1166876</text:p>
          </table:table-cell>
          <table:table-cell table:formula="of:=[.B8]-[.B7]" office:value-type="float" office:value="310580" calcext:value-type="float">
            <text:p>310580</text:p>
          </table:table-cell>
          <table:table-cell/>
          <table:table-cell office:value-type="float" office:value="1074418" calcext:value-type="float">
            <text:p>1074418</text:p>
          </table:table-cell>
          <table:table-cell table:formula="of:=[.E8]-[.E7]" office:value-type="float" office:value="305062" calcext:value-type="float">
            <text:p>305062</text:p>
          </table:table-cell>
          <table:table-cell/>
          <table:table-cell office:value-type="float" office:value="674949" calcext:value-type="float">
            <text:p>674949</text:p>
          </table:table-cell>
          <table:table-cell table:formula="of:=[.H8]-[.H7]" office:value-type="float" office:value="305701" calcext:value-type="float">
            <text:p>305701</text:p>
          </table:table-cell>
          <table:table-cell/>
          <table:table-cell office:value-type="float" office:value="987678" calcext:value-type="float">
            <text:p>987678</text:p>
          </table:table-cell>
          <table:table-cell table:formula="of:=[.K8]-[.K7]" office:value-type="float" office:value="302418" calcext:value-type="float">
            <text:p>302418</text:p>
          </table:table-cell>
          <table:table-cell/>
          <table:table-cell office:value-type="float" office:value="1185986" calcext:value-type="float">
            <text:p>1185986</text:p>
          </table:table-cell>
          <table:table-cell table:formula="of:=[.N8]-[.N7]" office:value-type="float" office:value="302651" calcext:value-type="float">
            <text:p>302651</text:p>
          </table:table-cell>
          <table:table-cell/>
          <table:table-cell table:formula="of:=AVERAGE([.C8];[.F8];[.I8];[.L8];[.O8])" office:value-type="float" office:value="305282.4" calcext:value-type="float">
            <text:p>30528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3033" calcext:value-type="float">
            <text:p>1473033</text:p>
          </table:table-cell>
          <table:table-cell table:formula="of:=[.B9]-[.B8]" office:value-type="float" office:value="306157" calcext:value-type="float">
            <text:p>306157</text:p>
          </table:table-cell>
          <table:table-cell/>
          <table:table-cell office:value-type="float" office:value="1383416" calcext:value-type="float">
            <text:p>1383416</text:p>
          </table:table-cell>
          <table:table-cell table:formula="of:=[.E9]-[.E8]" office:value-type="float" office:value="308998" calcext:value-type="float">
            <text:p>308998</text:p>
          </table:table-cell>
          <table:table-cell/>
          <table:table-cell office:value-type="float" office:value="975772" calcext:value-type="float">
            <text:p>975772</text:p>
          </table:table-cell>
          <table:table-cell table:formula="of:=[.H9]-[.H8]" office:value-type="float" office:value="300823" calcext:value-type="float">
            <text:p>300823</text:p>
          </table:table-cell>
          <table:table-cell/>
          <table:table-cell office:value-type="float" office:value="1283842" calcext:value-type="float">
            <text:p>1283842</text:p>
          </table:table-cell>
          <table:table-cell table:formula="of:=[.K9]-[.K8]" office:value-type="float" office:value="296164" calcext:value-type="float">
            <text:p>296164</text:p>
          </table:table-cell>
          <table:table-cell/>
          <table:table-cell office:value-type="float" office:value="1489469" calcext:value-type="float">
            <text:p>1489469</text:p>
          </table:table-cell>
          <table:table-cell table:formula="of:=[.N9]-[.N8]" office:value-type="float" office:value="303483" calcext:value-type="float">
            <text:p>303483</text:p>
          </table:table-cell>
          <table:table-cell/>
          <table:table-cell table:formula="of:=AVERAGE([.C9];[.F9];[.I9];[.L9];[.O9])" office:value-type="float" office:value="303125" calcext:value-type="float">
            <text:p>303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1590" calcext:value-type="float">
            <text:p>1781590</text:p>
          </table:table-cell>
          <table:table-cell table:formula="of:=[.B10]-[.B9]" office:value-type="float" office:value="308557" calcext:value-type="float">
            <text:p>308557</text:p>
          </table:table-cell>
          <table:table-cell/>
          <table:table-cell office:value-type="float" office:value="1687146" calcext:value-type="float">
            <text:p>1687146</text:p>
          </table:table-cell>
          <table:table-cell table:formula="of:=[.E10]-[.E9]" office:value-type="float" office:value="303730" calcext:value-type="float">
            <text:p>303730</text:p>
          </table:table-cell>
          <table:table-cell/>
          <table:table-cell office:value-type="float" office:value="1279804" calcext:value-type="float">
            <text:p>1279804</text:p>
          </table:table-cell>
          <table:table-cell table:formula="of:=[.H10]-[.H9]" office:value-type="float" office:value="304032" calcext:value-type="float">
            <text:p>304032</text:p>
          </table:table-cell>
          <table:table-cell/>
          <table:table-cell office:value-type="float" office:value="1583380" calcext:value-type="float">
            <text:p>1583380</text:p>
          </table:table-cell>
          <table:table-cell table:formula="of:=[.K10]-[.K9]" office:value-type="float" office:value="299538" calcext:value-type="float">
            <text:p>299538</text:p>
          </table:table-cell>
          <table:table-cell/>
          <table:table-cell office:value-type="float" office:value="1791703" calcext:value-type="float">
            <text:p>1791703</text:p>
          </table:table-cell>
          <table:table-cell table:formula="of:=[.N10]-[.N9]" office:value-type="float" office:value="302234" calcext:value-type="float">
            <text:p>302234</text:p>
          </table:table-cell>
          <table:table-cell/>
          <table:table-cell table:formula="of:=AVERAGE([.C10];[.F10];[.I10];[.L10];[.O10])" office:value-type="float" office:value="303618.2" calcext:value-type="float">
            <text:p>303618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87568" calcext:value-type="float">
            <text:p>2087568</text:p>
          </table:table-cell>
          <table:table-cell table:formula="of:=[.B11]-[.B10]" office:value-type="float" office:value="305978" calcext:value-type="float">
            <text:p>305978</text:p>
          </table:table-cell>
          <table:table-cell/>
          <table:table-cell office:value-type="float" office:value="1986331" calcext:value-type="float">
            <text:p>1986331</text:p>
          </table:table-cell>
          <table:table-cell table:formula="of:=[.E11]-[.E10]" office:value-type="float" office:value="299185" calcext:value-type="float">
            <text:p>299185</text:p>
          </table:table-cell>
          <table:table-cell/>
          <table:table-cell office:value-type="float" office:value="1578554" calcext:value-type="float">
            <text:p>1578554</text:p>
          </table:table-cell>
          <table:table-cell table:formula="of:=[.H11]-[.H10]" office:value-type="float" office:value="298750" calcext:value-type="float">
            <text:p>298750</text:p>
          </table:table-cell>
          <table:table-cell/>
          <table:table-cell office:value-type="float" office:value="1879735" calcext:value-type="float">
            <text:p>1879735</text:p>
          </table:table-cell>
          <table:table-cell table:formula="of:=[.K11]-[.K10]" office:value-type="float" office:value="296355" calcext:value-type="float">
            <text:p>296355</text:p>
          </table:table-cell>
          <table:table-cell/>
          <table:table-cell office:value-type="float" office:value="2094492" calcext:value-type="float">
            <text:p>2094492</text:p>
          </table:table-cell>
          <table:table-cell table:formula="of:=[.N11]-[.N10]" office:value-type="float" office:value="302789" calcext:value-type="float">
            <text:p>302789</text:p>
          </table:table-cell>
          <table:table-cell/>
          <table:table-cell table:formula="of:=AVERAGE([.C11];[.F11];[.I11];[.L11];[.O11])" office:value-type="float" office:value="300611.4" calcext:value-type="float">
            <text:p>300611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7880" calcext:value-type="float">
            <text:p>2397880</text:p>
          </table:table-cell>
          <table:table-cell table:formula="of:=[.B12]-[.B11]" office:value-type="float" office:value="310312" calcext:value-type="float">
            <text:p>310312</text:p>
          </table:table-cell>
          <table:table-cell/>
          <table:table-cell office:value-type="float" office:value="2290484" calcext:value-type="float">
            <text:p>2290484</text:p>
          </table:table-cell>
          <table:table-cell table:formula="of:=[.E12]-[.E11]" office:value-type="float" office:value="304153" calcext:value-type="float">
            <text:p>304153</text:p>
          </table:table-cell>
          <table:table-cell/>
          <table:table-cell office:value-type="float" office:value="1875414" calcext:value-type="float">
            <text:p>1875414</text:p>
          </table:table-cell>
          <table:table-cell table:formula="of:=[.H12]-[.H11]" office:value-type="float" office:value="296860" calcext:value-type="float">
            <text:p>296860</text:p>
          </table:table-cell>
          <table:table-cell/>
          <table:table-cell office:value-type="float" office:value="2177879" calcext:value-type="float">
            <text:p>2177879</text:p>
          </table:table-cell>
          <table:table-cell table:formula="of:=[.K12]-[.K11]" office:value-type="float" office:value="298144" calcext:value-type="float">
            <text:p>298144</text:p>
          </table:table-cell>
          <table:table-cell/>
          <table:table-cell office:value-type="float" office:value="2397003" calcext:value-type="float">
            <text:p>2397003</text:p>
          </table:table-cell>
          <table:table-cell table:formula="of:=[.N12]-[.N11]" office:value-type="float" office:value="302511" calcext:value-type="float">
            <text:p>302511</text:p>
          </table:table-cell>
          <table:table-cell/>
          <table:table-cell table:formula="of:=AVERAGE([.C12];[.F12];[.I12];[.L12];[.O12])" office:value-type="float" office:value="302396" calcext:value-type="float">
            <text:p>3023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06423" calcext:value-type="float">
            <text:p>2706423</text:p>
          </table:table-cell>
          <table:table-cell table:formula="of:=[.B13]-[.B12]" office:value-type="float" office:value="308543" calcext:value-type="float">
            <text:p>308543</text:p>
          </table:table-cell>
          <table:table-cell/>
          <table:table-cell office:value-type="float" office:value="2595254" calcext:value-type="float">
            <text:p>2595254</text:p>
          </table:table-cell>
          <table:table-cell table:formula="of:=[.E13]-[.E12]" office:value-type="float" office:value="304770" calcext:value-type="float">
            <text:p>304770</text:p>
          </table:table-cell>
          <table:table-cell/>
          <table:table-cell office:value-type="float" office:value="2175954" calcext:value-type="float">
            <text:p>2175954</text:p>
          </table:table-cell>
          <table:table-cell table:formula="of:=[.H13]-[.H12]" office:value-type="float" office:value="300540" calcext:value-type="float">
            <text:p>300540</text:p>
          </table:table-cell>
          <table:table-cell/>
          <table:table-cell office:value-type="float" office:value="2477738" calcext:value-type="float">
            <text:p>2477738</text:p>
          </table:table-cell>
          <table:table-cell table:formula="of:=[.K13]-[.K12]" office:value-type="float" office:value="299859" calcext:value-type="float">
            <text:p>299859</text:p>
          </table:table-cell>
          <table:table-cell/>
          <table:table-cell office:value-type="float" office:value="2701961" calcext:value-type="float">
            <text:p>2701961</text:p>
          </table:table-cell>
          <table:table-cell table:formula="of:=[.N13]-[.N12]" office:value-type="float" office:value="304958" calcext:value-type="float">
            <text:p>304958</text:p>
          </table:table-cell>
          <table:table-cell/>
          <table:table-cell table:formula="of:=AVERAGE([.C13];[.F13];[.I13];[.L13];[.O13])" office:value-type="float" office:value="303734" calcext:value-type="float">
            <text:p>3037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12119" calcext:value-type="float">
            <text:p>3012119</text:p>
          </table:table-cell>
          <table:table-cell table:formula="of:=[.B14]-[.B13]" office:value-type="float" office:value="305696" calcext:value-type="float">
            <text:p>305696</text:p>
          </table:table-cell>
          <table:table-cell/>
          <table:table-cell office:value-type="float" office:value="2898947" calcext:value-type="float">
            <text:p>2898947</text:p>
          </table:table-cell>
          <table:table-cell table:formula="of:=[.E14]-[.E13]" office:value-type="float" office:value="303693" calcext:value-type="float">
            <text:p>303693</text:p>
          </table:table-cell>
          <table:table-cell/>
          <table:table-cell office:value-type="float" office:value="2477764" calcext:value-type="float">
            <text:p>2477764</text:p>
          </table:table-cell>
          <table:table-cell table:formula="of:=[.H14]-[.H13]" office:value-type="float" office:value="301810" calcext:value-type="float">
            <text:p>301810</text:p>
          </table:table-cell>
          <table:table-cell/>
          <table:table-cell office:value-type="float" office:value="2774656" calcext:value-type="float">
            <text:p>2774656</text:p>
          </table:table-cell>
          <table:table-cell table:formula="of:=[.K14]-[.K13]" office:value-type="float" office:value="296918" calcext:value-type="float">
            <text:p>296918</text:p>
          </table:table-cell>
          <table:table-cell/>
          <table:table-cell office:value-type="float" office:value="3007184" calcext:value-type="float">
            <text:p>3007184</text:p>
          </table:table-cell>
          <table:table-cell table:formula="of:=[.N14]-[.N13]" office:value-type="float" office:value="305223" calcext:value-type="float">
            <text:p>305223</text:p>
          </table:table-cell>
          <table:table-cell/>
          <table:table-cell table:formula="of:=AVERAGE([.C14];[.F14];[.I14];[.L14];[.O14])" office:value-type="float" office:value="302668" calcext:value-type="float">
            <text:p>3026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17758" calcext:value-type="float">
            <text:p>3317758</text:p>
          </table:table-cell>
          <table:table-cell table:formula="of:=[.B15]-[.B14]" office:value-type="float" office:value="305639" calcext:value-type="float">
            <text:p>305639</text:p>
          </table:table-cell>
          <table:table-cell/>
          <table:table-cell office:value-type="float" office:value="3201246" calcext:value-type="float">
            <text:p>3201246</text:p>
          </table:table-cell>
          <table:table-cell table:formula="of:=[.E15]-[.E14]" office:value-type="float" office:value="302299" calcext:value-type="float">
            <text:p>302299</text:p>
          </table:table-cell>
          <table:table-cell/>
          <table:table-cell office:value-type="float" office:value="2777689" calcext:value-type="float">
            <text:p>2777689</text:p>
          </table:table-cell>
          <table:table-cell table:formula="of:=[.H15]-[.H14]" office:value-type="float" office:value="299925" calcext:value-type="float">
            <text:p>299925</text:p>
          </table:table-cell>
          <table:table-cell/>
          <table:table-cell office:value-type="float" office:value="3071953" calcext:value-type="float">
            <text:p>3071953</text:p>
          </table:table-cell>
          <table:table-cell table:formula="of:=[.K15]-[.K14]" office:value-type="float" office:value="297297" calcext:value-type="float">
            <text:p>297297</text:p>
          </table:table-cell>
          <table:table-cell/>
          <table:table-cell office:value-type="float" office:value="3307232" calcext:value-type="float">
            <text:p>3307232</text:p>
          </table:table-cell>
          <table:table-cell table:formula="of:=[.N15]-[.N14]" office:value-type="float" office:value="300048" calcext:value-type="float">
            <text:p>300048</text:p>
          </table:table-cell>
          <table:table-cell/>
          <table:table-cell table:formula="of:=AVERAGE([.C15];[.F15];[.I15];[.L15];[.O15])" office:value-type="float" office:value="301041.6" calcext:value-type="float">
            <text:p>301041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25867" calcext:value-type="float">
            <text:p>3625867</text:p>
          </table:table-cell>
          <table:table-cell table:formula="of:=[.B16]-[.B15]" office:value-type="float" office:value="308109" calcext:value-type="float">
            <text:p>308109</text:p>
          </table:table-cell>
          <table:table-cell/>
          <table:table-cell office:value-type="float" office:value="3503146" calcext:value-type="float">
            <text:p>3503146</text:p>
          </table:table-cell>
          <table:table-cell table:formula="of:=[.E16]-[.E15]" office:value-type="float" office:value="301900" calcext:value-type="float">
            <text:p>301900</text:p>
          </table:table-cell>
          <table:table-cell/>
          <table:table-cell office:value-type="float" office:value="3079767" calcext:value-type="float">
            <text:p>3079767</text:p>
          </table:table-cell>
          <table:table-cell table:formula="of:=[.H16]-[.H15]" office:value-type="float" office:value="302078" calcext:value-type="float">
            <text:p>302078</text:p>
          </table:table-cell>
          <table:table-cell/>
          <table:table-cell office:value-type="float" office:value="3369324" calcext:value-type="float">
            <text:p>3369324</text:p>
          </table:table-cell>
          <table:table-cell table:formula="of:=[.K16]-[.K15]" office:value-type="float" office:value="297371" calcext:value-type="float">
            <text:p>297371</text:p>
          </table:table-cell>
          <table:table-cell/>
          <table:table-cell office:value-type="float" office:value="3612743" calcext:value-type="float">
            <text:p>3612743</text:p>
          </table:table-cell>
          <table:table-cell table:formula="of:=[.N16]-[.N15]" office:value-type="float" office:value="305511" calcext:value-type="float">
            <text:p>305511</text:p>
          </table:table-cell>
          <table:table-cell/>
          <table:table-cell table:formula="of:=AVERAGE([.C16];[.F16];[.I16];[.L16];[.O16])" office:value-type="float" office:value="302993.8" calcext:value-type="float">
            <text:p>302993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31310" calcext:value-type="float">
            <text:p>3931310</text:p>
          </table:table-cell>
          <table:table-cell table:formula="of:=[.B17]-[.B16]" office:value-type="float" office:value="305443" calcext:value-type="float">
            <text:p>305443</text:p>
          </table:table-cell>
          <table:table-cell/>
          <table:table-cell office:value-type="float" office:value="3802780" calcext:value-type="float">
            <text:p>3802780</text:p>
          </table:table-cell>
          <table:table-cell table:formula="of:=[.E17]-[.E16]" office:value-type="float" office:value="299634" calcext:value-type="float">
            <text:p>299634</text:p>
          </table:table-cell>
          <table:table-cell/>
          <table:table-cell office:value-type="float" office:value="3382032" calcext:value-type="float">
            <text:p>3382032</text:p>
          </table:table-cell>
          <table:table-cell table:formula="of:=[.H17]-[.H16]" office:value-type="float" office:value="302265" calcext:value-type="float">
            <text:p>302265</text:p>
          </table:table-cell>
          <table:table-cell/>
          <table:table-cell office:value-type="float" office:value="3667933" calcext:value-type="float">
            <text:p>3667933</text:p>
          </table:table-cell>
          <table:table-cell table:formula="of:=[.K17]-[.K16]" office:value-type="float" office:value="298609" calcext:value-type="float">
            <text:p>298609</text:p>
          </table:table-cell>
          <table:table-cell/>
          <table:table-cell office:value-type="float" office:value="3916920" calcext:value-type="float">
            <text:p>3916920</text:p>
          </table:table-cell>
          <table:table-cell table:formula="of:=[.N17]-[.N16]" office:value-type="float" office:value="304177" calcext:value-type="float">
            <text:p>304177</text:p>
          </table:table-cell>
          <table:table-cell/>
          <table:table-cell table:formula="of:=AVERAGE([.C17];[.F17];[.I17];[.L17];[.O17])" office:value-type="float" office:value="302025.6" calcext:value-type="float">
            <text:p>302025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36969" calcext:value-type="float">
            <text:p>4236969</text:p>
          </table:table-cell>
          <table:table-cell table:formula="of:=[.B18]-[.B17]" office:value-type="float" office:value="305659" calcext:value-type="float">
            <text:p>305659</text:p>
          </table:table-cell>
          <table:table-cell/>
          <table:table-cell office:value-type="float" office:value="4102096" calcext:value-type="float">
            <text:p>4102096</text:p>
          </table:table-cell>
          <table:table-cell table:formula="of:=[.E18]-[.E17]" office:value-type="float" office:value="299316" calcext:value-type="float">
            <text:p>299316</text:p>
          </table:table-cell>
          <table:table-cell/>
          <table:table-cell office:value-type="float" office:value="3684745" calcext:value-type="float">
            <text:p>3684745</text:p>
          </table:table-cell>
          <table:table-cell table:formula="of:=[.H18]-[.H17]" office:value-type="float" office:value="302713" calcext:value-type="float">
            <text:p>302713</text:p>
          </table:table-cell>
          <table:table-cell/>
          <table:table-cell office:value-type="float" office:value="3969093" calcext:value-type="float">
            <text:p>3969093</text:p>
          </table:table-cell>
          <table:table-cell table:formula="of:=[.K18]-[.K17]" office:value-type="float" office:value="301160" calcext:value-type="float">
            <text:p>301160</text:p>
          </table:table-cell>
          <table:table-cell/>
          <table:table-cell office:value-type="float" office:value="4216266" calcext:value-type="float">
            <text:p>4216266</text:p>
          </table:table-cell>
          <table:table-cell table:formula="of:=[.N18]-[.N17]" office:value-type="float" office:value="299346" calcext:value-type="float">
            <text:p>299346</text:p>
          </table:table-cell>
          <table:table-cell/>
          <table:table-cell table:formula="of:=AVERAGE([.C18];[.F18];[.I18];[.L18];[.O18])" office:value-type="float" office:value="301638.8" calcext:value-type="float">
            <text:p>301638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42844" calcext:value-type="float">
            <text:p>4542844</text:p>
          </table:table-cell>
          <table:table-cell table:formula="of:=[.B19]-[.B18]" office:value-type="float" office:value="305875" calcext:value-type="float">
            <text:p>305875</text:p>
          </table:table-cell>
          <table:table-cell/>
          <table:table-cell office:value-type="float" office:value="4402795" calcext:value-type="float">
            <text:p>4402795</text:p>
          </table:table-cell>
          <table:table-cell table:formula="of:=[.E19]-[.E18]" office:value-type="float" office:value="300699" calcext:value-type="float">
            <text:p>300699</text:p>
          </table:table-cell>
          <table:table-cell/>
          <table:table-cell office:value-type="float" office:value="3984043" calcext:value-type="float">
            <text:p>3984043</text:p>
          </table:table-cell>
          <table:table-cell table:formula="of:=[.H19]-[.H18]" office:value-type="float" office:value="299298" calcext:value-type="float">
            <text:p>299298</text:p>
          </table:table-cell>
          <table:table-cell/>
          <table:table-cell office:value-type="float" office:value="4269523" calcext:value-type="float">
            <text:p>4269523</text:p>
          </table:table-cell>
          <table:table-cell table:formula="of:=[.K19]-[.K18]" office:value-type="float" office:value="300430" calcext:value-type="float">
            <text:p>300430</text:p>
          </table:table-cell>
          <table:table-cell/>
          <table:table-cell office:value-type="float" office:value="4516098" calcext:value-type="float">
            <text:p>4516098</text:p>
          </table:table-cell>
          <table:table-cell table:formula="of:=[.N19]-[.N18]" office:value-type="float" office:value="299832" calcext:value-type="float">
            <text:p>299832</text:p>
          </table:table-cell>
          <table:table-cell/>
          <table:table-cell table:formula="of:=AVERAGE([.C19];[.F19];[.I19];[.L19];[.O19])" office:value-type="float" office:value="301226.8" calcext:value-type="float">
            <text:p>301226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51333" calcext:value-type="float">
            <text:p>4851333</text:p>
          </table:table-cell>
          <table:table-cell table:formula="of:=[.B20]-[.B19]" office:value-type="float" office:value="308489" calcext:value-type="float">
            <text:p>308489</text:p>
          </table:table-cell>
          <table:table-cell/>
          <table:table-cell office:value-type="float" office:value="4704668" calcext:value-type="float">
            <text:p>4704668</text:p>
          </table:table-cell>
          <table:table-cell table:formula="of:=[.E20]-[.E19]" office:value-type="float" office:value="301873" calcext:value-type="float">
            <text:p>301873</text:p>
          </table:table-cell>
          <table:table-cell/>
          <table:table-cell office:value-type="float" office:value="4281573" calcext:value-type="float">
            <text:p>4281573</text:p>
          </table:table-cell>
          <table:table-cell table:formula="of:=[.H20]-[.H19]" office:value-type="float" office:value="297530" calcext:value-type="float">
            <text:p>297530</text:p>
          </table:table-cell>
          <table:table-cell/>
          <table:table-cell office:value-type="float" office:value="4566341" calcext:value-type="float">
            <text:p>4566341</text:p>
          </table:table-cell>
          <table:table-cell table:formula="of:=[.K20]-[.K19]" office:value-type="float" office:value="296818" calcext:value-type="float">
            <text:p>296818</text:p>
          </table:table-cell>
          <table:table-cell/>
          <table:table-cell office:value-type="float" office:value="4821175" calcext:value-type="float">
            <text:p>4821175</text:p>
          </table:table-cell>
          <table:table-cell table:formula="of:=[.N20]-[.N19]" office:value-type="float" office:value="305077" calcext:value-type="float">
            <text:p>305077</text:p>
          </table:table-cell>
          <table:table-cell/>
          <table:table-cell table:formula="of:=AVERAGE([.C20];[.F20];[.I20];[.L20];[.O20])" office:value-type="float" office:value="301957.4" calcext:value-type="float">
            <text:p>30195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58302" calcext:value-type="float">
            <text:p>5158302</text:p>
          </table:table-cell>
          <table:table-cell table:formula="of:=[.B21]-[.B20]" office:value-type="float" office:value="306969" calcext:value-type="float">
            <text:p>306969</text:p>
          </table:table-cell>
          <table:table-cell/>
          <table:table-cell office:value-type="float" office:value="5008999" calcext:value-type="float">
            <text:p>5008999</text:p>
          </table:table-cell>
          <table:table-cell table:formula="of:=[.E21]-[.E20]" office:value-type="float" office:value="304331" calcext:value-type="float">
            <text:p>304331</text:p>
          </table:table-cell>
          <table:table-cell/>
          <table:table-cell office:value-type="float" office:value="4581720" calcext:value-type="float">
            <text:p>4581720</text:p>
          </table:table-cell>
          <table:table-cell table:formula="of:=[.H21]-[.H20]" office:value-type="float" office:value="300147" calcext:value-type="float">
            <text:p>300147</text:p>
          </table:table-cell>
          <table:table-cell/>
          <table:table-cell office:value-type="float" office:value="4864816" calcext:value-type="float">
            <text:p>4864816</text:p>
          </table:table-cell>
          <table:table-cell table:formula="of:=[.K21]-[.K20]" office:value-type="float" office:value="298475" calcext:value-type="float">
            <text:p>298475</text:p>
          </table:table-cell>
          <table:table-cell/>
          <table:table-cell office:value-type="float" office:value="5121016" calcext:value-type="float">
            <text:p>5121016</text:p>
          </table:table-cell>
          <table:table-cell table:formula="of:=[.N21]-[.N20]" office:value-type="float" office:value="299841" calcext:value-type="float">
            <text:p>299841</text:p>
          </table:table-cell>
          <table:table-cell/>
          <table:table-cell table:formula="of:=AVERAGE([.C21];[.F21];[.I21];[.L21];[.O21])" office:value-type="float" office:value="301952.6" calcext:value-type="float">
            <text:p>301952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64425" calcext:value-type="float">
            <text:p>5464425</text:p>
          </table:table-cell>
          <table:table-cell table:formula="of:=[.B22]-[.B21]" office:value-type="float" office:value="306123" calcext:value-type="float">
            <text:p>306123</text:p>
          </table:table-cell>
          <table:table-cell/>
          <table:table-cell office:value-type="float" office:value="5310533" calcext:value-type="float">
            <text:p>5310533</text:p>
          </table:table-cell>
          <table:table-cell table:formula="of:=[.E22]-[.E21]" office:value-type="float" office:value="301534" calcext:value-type="float">
            <text:p>301534</text:p>
          </table:table-cell>
          <table:table-cell/>
          <table:table-cell office:value-type="float" office:value="4884919" calcext:value-type="float">
            <text:p>4884919</text:p>
          </table:table-cell>
          <table:table-cell table:formula="of:=[.H22]-[.H21]" office:value-type="float" office:value="303199" calcext:value-type="float">
            <text:p>303199</text:p>
          </table:table-cell>
          <table:table-cell/>
          <table:table-cell office:value-type="float" office:value="5162137" calcext:value-type="float">
            <text:p>5162137</text:p>
          </table:table-cell>
          <table:table-cell table:formula="of:=[.K22]-[.K21]" office:value-type="float" office:value="297321" calcext:value-type="float">
            <text:p>297321</text:p>
          </table:table-cell>
          <table:table-cell/>
          <table:table-cell office:value-type="float" office:value="5425760" calcext:value-type="float">
            <text:p>5425760</text:p>
          </table:table-cell>
          <table:table-cell table:formula="of:=[.N22]-[.N21]" office:value-type="float" office:value="304744" calcext:value-type="float">
            <text:p>304744</text:p>
          </table:table-cell>
          <table:table-cell/>
          <table:table-cell table:formula="of:=AVERAGE([.C22];[.F22];[.I22];[.L22];[.O22])" office:value-type="float" office:value="302584.2" calcext:value-type="float">
            <text:p>30258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70659" calcext:value-type="float">
            <text:p>5770659</text:p>
          </table:table-cell>
          <table:table-cell table:formula="of:=[.B23]-[.B22]" office:value-type="float" office:value="306234" calcext:value-type="float">
            <text:p>306234</text:p>
          </table:table-cell>
          <table:table-cell/>
          <table:table-cell office:value-type="float" office:value="5613768" calcext:value-type="float">
            <text:p>5613768</text:p>
          </table:table-cell>
          <table:table-cell table:formula="of:=[.E23]-[.E22]" office:value-type="float" office:value="303235" calcext:value-type="float">
            <text:p>303235</text:p>
          </table:table-cell>
          <table:table-cell/>
          <table:table-cell office:value-type="float" office:value="5189572" calcext:value-type="float">
            <text:p>5189572</text:p>
          </table:table-cell>
          <table:table-cell table:formula="of:=[.H23]-[.H22]" office:value-type="float" office:value="304653" calcext:value-type="float">
            <text:p>304653</text:p>
          </table:table-cell>
          <table:table-cell/>
          <table:table-cell office:value-type="float" office:value="5457962" calcext:value-type="float">
            <text:p>5457962</text:p>
          </table:table-cell>
          <table:table-cell table:formula="of:=[.K23]-[.K22]" office:value-type="float" office:value="295825" calcext:value-type="float">
            <text:p>295825</text:p>
          </table:table-cell>
          <table:table-cell/>
          <table:table-cell office:value-type="float" office:value="5724966" calcext:value-type="float">
            <text:p>5724966</text:p>
          </table:table-cell>
          <table:table-cell table:formula="of:=[.N23]-[.N22]" office:value-type="float" office:value="299206" calcext:value-type="float">
            <text:p>299206</text:p>
          </table:table-cell>
          <table:table-cell/>
          <table:table-cell table:formula="of:=AVERAGE([.C23];[.F23];[.I23];[.L23];[.O23])" office:value-type="float" office:value="301830.6" calcext:value-type="float">
            <text:p>301830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78563" calcext:value-type="float">
            <text:p>6078563</text:p>
          </table:table-cell>
          <table:table-cell table:formula="of:=[.B24]-[.B23]" office:value-type="float" office:value="307904" calcext:value-type="float">
            <text:p>307904</text:p>
          </table:table-cell>
          <table:table-cell/>
          <table:table-cell office:value-type="float" office:value="5917903" calcext:value-type="float">
            <text:p>5917903</text:p>
          </table:table-cell>
          <table:table-cell table:formula="of:=[.E24]-[.E23]" office:value-type="float" office:value="304135" calcext:value-type="float">
            <text:p>304135</text:p>
          </table:table-cell>
          <table:table-cell/>
          <table:table-cell office:value-type="float" office:value="5489045" calcext:value-type="float">
            <text:p>5489045</text:p>
          </table:table-cell>
          <table:table-cell table:formula="of:=[.H24]-[.H23]" office:value-type="float" office:value="299473" calcext:value-type="float">
            <text:p>299473</text:p>
          </table:table-cell>
          <table:table-cell/>
          <table:table-cell office:value-type="float" office:value="5754714" calcext:value-type="float">
            <text:p>5754714</text:p>
          </table:table-cell>
          <table:table-cell table:formula="of:=[.K24]-[.K23]" office:value-type="float" office:value="296752" calcext:value-type="float">
            <text:p>296752</text:p>
          </table:table-cell>
          <table:table-cell/>
          <table:table-cell office:value-type="float" office:value="6025719" calcext:value-type="float">
            <text:p>6025719</text:p>
          </table:table-cell>
          <table:table-cell table:formula="of:=[.N24]-[.N23]" office:value-type="float" office:value="300753" calcext:value-type="float">
            <text:p>300753</text:p>
          </table:table-cell>
          <table:table-cell/>
          <table:table-cell table:formula="of:=AVERAGE([.C24];[.F24];[.I24];[.L24];[.O24])" office:value-type="float" office:value="301803.4" calcext:value-type="float">
            <text:p>301803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87280" calcext:value-type="float">
            <text:p>6387280</text:p>
          </table:table-cell>
          <table:table-cell table:formula="of:=[.B25]-[.B24]" office:value-type="float" office:value="308717" calcext:value-type="float">
            <text:p>308717</text:p>
          </table:table-cell>
          <table:table-cell/>
          <table:table-cell office:value-type="float" office:value="6220099" calcext:value-type="float">
            <text:p>6220099</text:p>
          </table:table-cell>
          <table:table-cell table:formula="of:=[.E25]-[.E24]" office:value-type="float" office:value="302196" calcext:value-type="float">
            <text:p>302196</text:p>
          </table:table-cell>
          <table:table-cell/>
          <table:table-cell office:value-type="float" office:value="5791166" calcext:value-type="float">
            <text:p>5791166</text:p>
          </table:table-cell>
          <table:table-cell table:formula="of:=[.H25]-[.H24]" office:value-type="float" office:value="302121" calcext:value-type="float">
            <text:p>302121</text:p>
          </table:table-cell>
          <table:table-cell/>
          <table:table-cell office:value-type="float" office:value="6054895" calcext:value-type="float">
            <text:p>6054895</text:p>
          </table:table-cell>
          <table:table-cell table:formula="of:=[.K25]-[.K24]" office:value-type="float" office:value="300181" calcext:value-type="float">
            <text:p>300181</text:p>
          </table:table-cell>
          <table:table-cell/>
          <table:table-cell office:value-type="float" office:value="6325925" calcext:value-type="float">
            <text:p>6325925</text:p>
          </table:table-cell>
          <table:table-cell table:formula="of:=[.N25]-[.N24]" office:value-type="float" office:value="300206" calcext:value-type="float">
            <text:p>300206</text:p>
          </table:table-cell>
          <table:table-cell/>
          <table:table-cell table:formula="of:=AVERAGE([.C25];[.F25];[.I25];[.L25];[.O25])" office:value-type="float" office:value="302684.2" calcext:value-type="float">
            <text:p>302684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92771" calcext:value-type="float">
            <text:p>6692771</text:p>
          </table:table-cell>
          <table:table-cell table:formula="of:=[.B26]-[.B25]" office:value-type="float" office:value="305491" calcext:value-type="float">
            <text:p>305491</text:p>
          </table:table-cell>
          <table:table-cell/>
          <table:table-cell office:value-type="float" office:value="6516926" calcext:value-type="float">
            <text:p>6516926</text:p>
          </table:table-cell>
          <table:table-cell table:formula="of:=[.E26]-[.E25]" office:value-type="float" office:value="296827" calcext:value-type="float">
            <text:p>296827</text:p>
          </table:table-cell>
          <table:table-cell/>
          <table:table-cell office:value-type="float" office:value="6092517" calcext:value-type="float">
            <text:p>6092517</text:p>
          </table:table-cell>
          <table:table-cell table:formula="of:=[.H26]-[.H25]" office:value-type="float" office:value="301351" calcext:value-type="float">
            <text:p>301351</text:p>
          </table:table-cell>
          <table:table-cell/>
          <table:table-cell office:value-type="float" office:value="6349640" calcext:value-type="float">
            <text:p>6349640</text:p>
          </table:table-cell>
          <table:table-cell table:formula="of:=[.K26]-[.K25]" office:value-type="float" office:value="294745" calcext:value-type="float">
            <text:p>294745</text:p>
          </table:table-cell>
          <table:table-cell/>
          <table:table-cell office:value-type="float" office:value="6626382" calcext:value-type="float">
            <text:p>6626382</text:p>
          </table:table-cell>
          <table:table-cell table:formula="of:=[.N26]-[.N25]" office:value-type="float" office:value="300457" calcext:value-type="float">
            <text:p>300457</text:p>
          </table:table-cell>
          <table:table-cell/>
          <table:table-cell table:formula="of:=AVERAGE([.C26];[.F26];[.I26];[.L26];[.O26])" office:value-type="float" office:value="299774.2" calcext:value-type="float">
            <text:p>29977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98413" calcext:value-type="float">
            <text:p>6998413</text:p>
          </table:table-cell>
          <table:table-cell table:formula="of:=[.B27]-[.B26]" office:value-type="float" office:value="305642" calcext:value-type="float">
            <text:p>305642</text:p>
          </table:table-cell>
          <table:table-cell/>
          <table:table-cell office:value-type="float" office:value="6820299" calcext:value-type="float">
            <text:p>6820299</text:p>
          </table:table-cell>
          <table:table-cell table:formula="of:=[.E27]-[.E26]" office:value-type="float" office:value="303373" calcext:value-type="float">
            <text:p>303373</text:p>
          </table:table-cell>
          <table:table-cell/>
          <table:table-cell office:value-type="float" office:value="6391776" calcext:value-type="float">
            <text:p>6391776</text:p>
          </table:table-cell>
          <table:table-cell table:formula="of:=[.H27]-[.H26]" office:value-type="float" office:value="299259" calcext:value-type="float">
            <text:p>299259</text:p>
          </table:table-cell>
          <table:table-cell/>
          <table:table-cell office:value-type="float" office:value="6647438" calcext:value-type="float">
            <text:p>6647438</text:p>
          </table:table-cell>
          <table:table-cell table:formula="of:=[.K27]-[.K26]" office:value-type="float" office:value="297798" calcext:value-type="float">
            <text:p>297798</text:p>
          </table:table-cell>
          <table:table-cell/>
          <table:table-cell office:value-type="float" office:value="6928343" calcext:value-type="float">
            <text:p>6928343</text:p>
          </table:table-cell>
          <table:table-cell table:formula="of:=[.N27]-[.N26]" office:value-type="float" office:value="301961" calcext:value-type="float">
            <text:p>301961</text:p>
          </table:table-cell>
          <table:table-cell/>
          <table:table-cell table:formula="of:=AVERAGE([.C27];[.F27];[.I27];[.L27];[.O27])" office:value-type="float" office:value="301606.6" calcext:value-type="float">
            <text:p>301606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06964" calcext:value-type="float">
            <text:p>7306964</text:p>
          </table:table-cell>
          <table:table-cell table:formula="of:=[.B28]-[.B27]" office:value-type="float" office:value="308551" calcext:value-type="float">
            <text:p>308551</text:p>
          </table:table-cell>
          <table:table-cell/>
          <table:table-cell office:value-type="float" office:value="7120824" calcext:value-type="float">
            <text:p>7120824</text:p>
          </table:table-cell>
          <table:table-cell table:formula="of:=[.E28]-[.E27]" office:value-type="float" office:value="300525" calcext:value-type="float">
            <text:p>300525</text:p>
          </table:table-cell>
          <table:table-cell/>
          <table:table-cell office:value-type="float" office:value="6694385" calcext:value-type="float">
            <text:p>6694385</text:p>
          </table:table-cell>
          <table:table-cell table:formula="of:=[.H28]-[.H27]" office:value-type="float" office:value="302609" calcext:value-type="float">
            <text:p>302609</text:p>
          </table:table-cell>
          <table:table-cell/>
          <table:table-cell office:value-type="float" office:value="6944590" calcext:value-type="float">
            <text:p>6944590</text:p>
          </table:table-cell>
          <table:table-cell table:formula="of:=[.K28]-[.K27]" office:value-type="float" office:value="297152" calcext:value-type="float">
            <text:p>297152</text:p>
          </table:table-cell>
          <table:table-cell/>
          <table:table-cell office:value-type="float" office:value="7230830" calcext:value-type="float">
            <text:p>7230830</text:p>
          </table:table-cell>
          <table:table-cell table:formula="of:=[.N28]-[.N27]" office:value-type="float" office:value="302487" calcext:value-type="float">
            <text:p>302487</text:p>
          </table:table-cell>
          <table:table-cell/>
          <table:table-cell table:formula="of:=AVERAGE([.C28];[.F28];[.I28];[.L28];[.O28])" office:value-type="float" office:value="302264.8" calcext:value-type="float">
            <text:p>302264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14453" calcext:value-type="float">
            <text:p>7614453</text:p>
          </table:table-cell>
          <table:table-cell table:formula="of:=[.B29]-[.B28]" office:value-type="float" office:value="307489" calcext:value-type="float">
            <text:p>307489</text:p>
          </table:table-cell>
          <table:table-cell/>
          <table:table-cell office:value-type="float" office:value="7421322" calcext:value-type="float">
            <text:p>7421322</text:p>
          </table:table-cell>
          <table:table-cell table:formula="of:=[.E29]-[.E28]" office:value-type="float" office:value="300498" calcext:value-type="float">
            <text:p>300498</text:p>
          </table:table-cell>
          <table:table-cell/>
          <table:table-cell office:value-type="float" office:value="6991824" calcext:value-type="float">
            <text:p>6991824</text:p>
          </table:table-cell>
          <table:table-cell table:formula="of:=[.H29]-[.H28]" office:value-type="float" office:value="297439" calcext:value-type="float">
            <text:p>297439</text:p>
          </table:table-cell>
          <table:table-cell/>
          <table:table-cell office:value-type="float" office:value="7235111" calcext:value-type="float">
            <text:p>7235111</text:p>
          </table:table-cell>
          <table:table-cell table:formula="of:=[.K29]-[.K28]" office:value-type="float" office:value="290521" calcext:value-type="float">
            <text:p>290521</text:p>
          </table:table-cell>
          <table:table-cell/>
          <table:table-cell office:value-type="float" office:value="7527014" calcext:value-type="float">
            <text:p>7527014</text:p>
          </table:table-cell>
          <table:table-cell table:formula="of:=[.N29]-[.N28]" office:value-type="float" office:value="296184" calcext:value-type="float">
            <text:p>296184</text:p>
          </table:table-cell>
          <table:table-cell/>
          <table:table-cell table:formula="of:=AVERAGE([.C29];[.F29];[.I29];[.L29];[.O29])" office:value-type="float" office:value="298426.2" calcext:value-type="float">
            <text:p>298426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19492" calcext:value-type="float">
            <text:p>7919492</text:p>
          </table:table-cell>
          <table:table-cell table:formula="of:=[.B30]-[.B29]" office:value-type="float" office:value="305039" calcext:value-type="float">
            <text:p>305039</text:p>
          </table:table-cell>
          <table:table-cell/>
          <table:table-cell office:value-type="float" office:value="7721187" calcext:value-type="float">
            <text:p>7721187</text:p>
          </table:table-cell>
          <table:table-cell table:formula="of:=[.E30]-[.E29]" office:value-type="float" office:value="299865" calcext:value-type="float">
            <text:p>299865</text:p>
          </table:table-cell>
          <table:table-cell/>
          <table:table-cell office:value-type="float" office:value="7274437" calcext:value-type="float">
            <text:p>7274437</text:p>
          </table:table-cell>
          <table:table-cell table:formula="of:=[.H30]-[.H29]" office:value-type="float" office:value="282613" calcext:value-type="float">
            <text:p>282613</text:p>
          </table:table-cell>
          <table:table-cell/>
          <table:table-cell office:value-type="float" office:value="7527208" calcext:value-type="float">
            <text:p>7527208</text:p>
          </table:table-cell>
          <table:table-cell table:formula="of:=[.K30]-[.K29]" office:value-type="float" office:value="292097" calcext:value-type="float">
            <text:p>292097</text:p>
          </table:table-cell>
          <table:table-cell/>
          <table:table-cell office:value-type="float" office:value="7831227" calcext:value-type="float">
            <text:p>7831227</text:p>
          </table:table-cell>
          <table:table-cell table:formula="of:=[.N30]-[.N29]" office:value-type="float" office:value="304213" calcext:value-type="float">
            <text:p>304213</text:p>
          </table:table-cell>
          <table:table-cell/>
          <table:table-cell table:formula="of:=AVERAGE([.C30];[.F30];[.I30];[.L30];[.O30])" office:value-type="float" office:value="296765.4" calcext:value-type="float">
            <text:p>296765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25409" calcext:value-type="float">
            <text:p>8225409</text:p>
          </table:table-cell>
          <table:table-cell table:formula="of:=[.B31]-[.B30]" office:value-type="float" office:value="305917" calcext:value-type="float">
            <text:p>305917</text:p>
          </table:table-cell>
          <table:table-cell/>
          <table:table-cell office:value-type="float" office:value="8023597" calcext:value-type="float">
            <text:p>8023597</text:p>
          </table:table-cell>
          <table:table-cell table:formula="of:=[.E31]-[.E30]" office:value-type="float" office:value="302410" calcext:value-type="float">
            <text:p>302410</text:p>
          </table:table-cell>
          <table:table-cell/>
          <table:table-cell office:value-type="float" office:value="7576609" calcext:value-type="float">
            <text:p>7576609</text:p>
          </table:table-cell>
          <table:table-cell table:formula="of:=[.H31]-[.H30]" office:value-type="float" office:value="302172" calcext:value-type="float">
            <text:p>302172</text:p>
          </table:table-cell>
          <table:table-cell/>
          <table:table-cell office:value-type="float" office:value="7828201" calcext:value-type="float">
            <text:p>7828201</text:p>
          </table:table-cell>
          <table:table-cell table:formula="of:=[.K31]-[.K30]" office:value-type="float" office:value="300993" calcext:value-type="float">
            <text:p>300993</text:p>
          </table:table-cell>
          <table:table-cell/>
          <table:table-cell office:value-type="float" office:value="8131232" calcext:value-type="float">
            <text:p>8131232</text:p>
          </table:table-cell>
          <table:table-cell table:formula="of:=[.N31]-[.N30]" office:value-type="float" office:value="300005" calcext:value-type="float">
            <text:p>300005</text:p>
          </table:table-cell>
          <table:table-cell/>
          <table:table-cell table:formula="of:=AVERAGE([.C31];[.F31];[.I31];[.L31];[.O31])" office:value-type="float" office:value="302299.4" calcext:value-type="float">
            <text:p>302299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02858" calcext:value-type="float">
            <text:p>8502858</text:p>
          </table:table-cell>
          <table:table-cell table:formula="of:=[.B32]-[.B31]" office:value-type="float" office:value="277449" calcext:value-type="float">
            <text:p>277449</text:p>
          </table:table-cell>
          <table:table-cell/>
          <table:table-cell office:value-type="float" office:value="8294405" calcext:value-type="float">
            <text:p>8294405</text:p>
          </table:table-cell>
          <table:table-cell table:formula="of:=[.E32]-[.E31]" office:value-type="float" office:value="270808" calcext:value-type="float">
            <text:p>270808</text:p>
          </table:table-cell>
          <table:table-cell/>
          <table:table-cell office:value-type="float" office:value="7853568" calcext:value-type="float">
            <text:p>7853568</text:p>
          </table:table-cell>
          <table:table-cell table:formula="of:=[.H32]-[.H31]" office:value-type="float" office:value="276959" calcext:value-type="float">
            <text:p>276959</text:p>
          </table:table-cell>
          <table:table-cell/>
          <table:table-cell office:value-type="float" office:value="8094159" calcext:value-type="float">
            <text:p>8094159</text:p>
          </table:table-cell>
          <table:table-cell table:formula="of:=[.K32]-[.K31]" office:value-type="float" office:value="265958" calcext:value-type="float">
            <text:p>265958</text:p>
          </table:table-cell>
          <table:table-cell/>
          <table:table-cell office:value-type="float" office:value="8406732" calcext:value-type="float">
            <text:p>8406732</text:p>
          </table:table-cell>
          <table:table-cell table:formula="of:=[.N32]-[.N31]" office:value-type="float" office:value="275500" calcext:value-type="float">
            <text:p>275500</text:p>
          </table:table-cell>
          <table:table-cell/>
          <table:table-cell table:formula="of:=AVERAGE([.C32];[.F32];[.I32];[.L32];[.O32])" office:value-type="float" office:value="273334.8" calcext:value-type="float">
            <text:p>273334.8</text:p>
          </table:table-cell>
        </table:table-row>
      </table:table>
      <table:table table:name="Perfcake 3.4" table:style-name="ta1">
        <table:shapes>
          <draw:frame draw:z-index="0" draw:style-name="gr1" draw:text-style-name="P1" svg:width="9in" svg:height="4in" svg:x="3.1374in" svg:y="0in">
            <draw:object draw:notify-on-update-of-ranges="'Perfcake 3.4'.A1:'Perfcake 3.4'.A1 'Perfcake 3.4'.B1:'Perfcake 3.4'.B1 'Perfcake 3.4'.A2:'Perfcake 3.4'.A2 'Perfcake 3.4'.B2:'Perfcake 3.4'.B2 'Perfcake 3.4'.A3:'Perfcake 3.4'.A3 'Perfcake 3.4'.B3:'Perfcake 3.4'.B3 'Perfcake 3.4'.A4:'Perfcake 3.4'.A4 'Perfcake 3.4'.B4:'Perfcake 3.4'.B4 'Perfcake 3.4'.A5:'Perfcake 3.4'.A5 'Perfcake 3.4'.B5:'Perfcake 3.4'.B5 'Perfcake 3.4'.A6:'Perfcake 3.4'.A6 'Perfcake 3.4'.B6:'Perfcake 3.4'.B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521986" calcext:value-type="float">
            <text:p>8521986</text:p>
          </table:table-cell>
          <table:table-cell table:formula="of:=[.B1]/300" office:value-type="float" office:value="28406.62" calcext:value-type="float">
            <text:p>28406.62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26342" calcext:value-type="float">
            <text:p>8226342</text:p>
          </table:table-cell>
          <table:table-cell table:formula="of:=[.B2]/300" office:value-type="float" office:value="27421.14" calcext:value-type="float">
            <text:p>27421.1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20155" calcext:value-type="float">
            <text:p>8220155</text:p>
          </table:table-cell>
          <table:table-cell table:formula="of:=[.B3]/300" office:value-type="float" office:value="27400.5166666667" calcext:value-type="float">
            <text:p>27400.5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199410" calcext:value-type="float">
            <text:p>8199410</text:p>
          </table:table-cell>
          <table:table-cell table:formula="of:=[.B4]/300" office:value-type="float" office:value="27331.3666666667" calcext:value-type="float">
            <text:p>27331.3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248134" calcext:value-type="float">
            <text:p>8248134</text:p>
          </table:table-cell>
          <table:table-cell table:formula="of:=[.B5]/300" office:value-type="float" office:value="27493.78" calcext:value-type="float">
            <text:p>27493.78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83205.4" calcext:value-type="float">
            <text:p>8283205.4</text:p>
          </table:table-cell>
          <table:table-cell table:formula="of:=[.B6]/300" office:value-type="float" office:value="27610.6846666667" calcext:value-type="float">
            <text:p>27610.68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22576" calcext:value-type="float">
            <text:p>322576</text:p>
          </table:table-cell>
          <table:table-cell table:style-name="Default"/>
        </table:table-row>
      </table:table>
      <table:table table:name="Perfcake 3.4 distr" table:style-name="ta1">
        <table:shapes>
          <draw:frame draw:z-index="0" draw:style-name="gr1" draw:text-style-name="P1" svg:width="9in" svg:height="4in" svg:x="4.7055in" svg:y="2.2957in">
            <draw:object draw:notify-on-update-of-ranges="'Perfcake 3.4 distr'.A2:'Perfcake 3.4 distr'.A32 'Perfcake 3.4 distr'.Q2:'Perfcake 3.4 distr'.Q32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017" calcext:value-type="float">
            <text:p>77017</text:p>
          </table:table-cell>
          <table:table-cell table:formula="of:=[.B3]-[.B2]" office:value-type="float" office:value="77017" calcext:value-type="float">
            <text:p>77017</text:p>
          </table:table-cell>
          <table:table-cell/>
          <table:table-cell office:value-type="float" office:value="37591" calcext:value-type="float">
            <text:p>37591</text:p>
          </table:table-cell>
          <table:table-cell table:formula="of:=[.E3]-[.E2]" office:value-type="float" office:value="37591" calcext:value-type="float">
            <text:p>37591</text:p>
          </table:table-cell>
          <table:table-cell/>
          <table:table-cell office:value-type="float" office:value="35467" calcext:value-type="float">
            <text:p>35467</text:p>
          </table:table-cell>
          <table:table-cell table:formula="of:=[.H3]-[.H2]" office:value-type="float" office:value="35467" calcext:value-type="float">
            <text:p>35467</text:p>
          </table:table-cell>
          <table:table-cell/>
          <table:table-cell office:value-type="float" office:value="36704" calcext:value-type="float">
            <text:p>36704</text:p>
          </table:table-cell>
          <table:table-cell table:formula="of:=[.K3]-[.K2]" office:value-type="float" office:value="36704" calcext:value-type="float">
            <text:p>36704</text:p>
          </table:table-cell>
          <table:table-cell/>
          <table:table-cell office:value-type="float" office:value="51461" calcext:value-type="float">
            <text:p>51461</text:p>
          </table:table-cell>
          <table:table-cell table:formula="of:=[.N3]-[.N2]" office:value-type="float" office:value="51461" calcext:value-type="float">
            <text:p>51461</text:p>
          </table:table-cell>
          <table:table-cell/>
          <table:table-cell table:formula="of:=AVERAGE([.C3];[.F3];[.I3];[.L3];[.O3])" office:value-type="float" office:value="47648" calcext:value-type="float">
            <text:p>47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193" calcext:value-type="float">
            <text:p>217193</text:p>
          </table:table-cell>
          <table:table-cell table:formula="of:=[.B4]-[.B3]" office:value-type="float" office:value="140176" calcext:value-type="float">
            <text:p>140176</text:p>
          </table:table-cell>
          <table:table-cell/>
          <table:table-cell office:value-type="float" office:value="78539" calcext:value-type="float">
            <text:p>78539</text:p>
          </table:table-cell>
          <table:table-cell table:formula="of:=[.E4]-[.E3]" office:value-type="float" office:value="40948" calcext:value-type="float">
            <text:p>40948</text:p>
          </table:table-cell>
          <table:table-cell/>
          <table:table-cell office:value-type="float" office:value="76586" calcext:value-type="float">
            <text:p>76586</text:p>
          </table:table-cell>
          <table:table-cell table:formula="of:=[.H4]-[.H3]" office:value-type="float" office:value="41119" calcext:value-type="float">
            <text:p>41119</text:p>
          </table:table-cell>
          <table:table-cell/>
          <table:table-cell office:value-type="float" office:value="77248" calcext:value-type="float">
            <text:p>77248</text:p>
          </table:table-cell>
          <table:table-cell table:formula="of:=[.K4]-[.K3]" office:value-type="float" office:value="40544" calcext:value-type="float">
            <text:p>40544</text:p>
          </table:table-cell>
          <table:table-cell/>
          <table:table-cell office:value-type="float" office:value="116644" calcext:value-type="float">
            <text:p>116644</text:p>
          </table:table-cell>
          <table:table-cell table:formula="of:=[.N4]-[.N3]" office:value-type="float" office:value="65183" calcext:value-type="float">
            <text:p>65183</text:p>
          </table:table-cell>
          <table:table-cell/>
          <table:table-cell table:formula="of:=AVERAGE([.C4];[.F4];[.I4];[.L4];[.O4])" office:value-type="float" office:value="65594" calcext:value-type="float">
            <text:p>65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9102" calcext:value-type="float">
            <text:p>469102</text:p>
          </table:table-cell>
          <table:table-cell table:formula="of:=[.B5]-[.B4]" office:value-type="float" office:value="251909" calcext:value-type="float">
            <text:p>251909</text:p>
          </table:table-cell>
          <table:table-cell/>
          <table:table-cell office:value-type="float" office:value="243611" calcext:value-type="float">
            <text:p>243611</text:p>
          </table:table-cell>
          <table:table-cell table:formula="of:=[.E5]-[.E4]" office:value-type="float" office:value="165072" calcext:value-type="float">
            <text:p>165072</text:p>
          </table:table-cell>
          <table:table-cell/>
          <table:table-cell office:value-type="float" office:value="117334" calcext:value-type="float">
            <text:p>117334</text:p>
          </table:table-cell>
          <table:table-cell table:formula="of:=[.H5]-[.H4]" office:value-type="float" office:value="40748" calcext:value-type="float">
            <text:p>40748</text:p>
          </table:table-cell>
          <table:table-cell/>
          <table:table-cell office:value-type="float" office:value="262246" calcext:value-type="float">
            <text:p>262246</text:p>
          </table:table-cell>
          <table:table-cell table:formula="of:=[.K5]-[.K4]" office:value-type="float" office:value="184998" calcext:value-type="float">
            <text:p>184998</text:p>
          </table:table-cell>
          <table:table-cell/>
          <table:table-cell office:value-type="float" office:value="183043" calcext:value-type="float">
            <text:p>183043</text:p>
          </table:table-cell>
          <table:table-cell table:formula="of:=[.N5]-[.N4]" office:value-type="float" office:value="66399" calcext:value-type="float">
            <text:p>66399</text:p>
          </table:table-cell>
          <table:table-cell/>
          <table:table-cell table:formula="of:=AVERAGE([.C5];[.F5];[.I5];[.L5];[.O5])" office:value-type="float" office:value="141825.2" calcext:value-type="float">
            <text:p>141825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7201" calcext:value-type="float">
            <text:p>767201</text:p>
          </table:table-cell>
          <table:table-cell table:formula="of:=[.B6]-[.B5]" office:value-type="float" office:value="298099" calcext:value-type="float">
            <text:p>298099</text:p>
          </table:table-cell>
          <table:table-cell/>
          <table:table-cell office:value-type="float" office:value="531433" calcext:value-type="float">
            <text:p>531433</text:p>
          </table:table-cell>
          <table:table-cell table:formula="of:=[.E6]-[.E5]" office:value-type="float" office:value="287822" calcext:value-type="float">
            <text:p>287822</text:p>
          </table:table-cell>
          <table:table-cell/>
          <table:table-cell office:value-type="float" office:value="302389" calcext:value-type="float">
            <text:p>302389</text:p>
          </table:table-cell>
          <table:table-cell table:formula="of:=[.H6]-[.H5]" office:value-type="float" office:value="185055" calcext:value-type="float">
            <text:p>185055</text:p>
          </table:table-cell>
          <table:table-cell/>
          <table:table-cell office:value-type="float" office:value="550216" calcext:value-type="float">
            <text:p>550216</text:p>
          </table:table-cell>
          <table:table-cell table:formula="of:=[.K6]-[.K5]" office:value-type="float" office:value="287970" calcext:value-type="float">
            <text:p>287970</text:p>
          </table:table-cell>
          <table:table-cell/>
          <table:table-cell office:value-type="float" office:value="430852" calcext:value-type="float">
            <text:p>430852</text:p>
          </table:table-cell>
          <table:table-cell table:formula="of:=[.N6]-[.N5]" office:value-type="float" office:value="247809" calcext:value-type="float">
            <text:p>247809</text:p>
          </table:table-cell>
          <table:table-cell/>
          <table:table-cell table:formula="of:=AVERAGE([.C6];[.F6];[.I6];[.L6];[.O6])" office:value-type="float" office:value="261351" calcext:value-type="float">
            <text:p>261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0632" calcext:value-type="float">
            <text:p>1070632</text:p>
          </table:table-cell>
          <table:table-cell table:formula="of:=[.B7]-[.B6]" office:value-type="float" office:value="303431" calcext:value-type="float">
            <text:p>303431</text:p>
          </table:table-cell>
          <table:table-cell/>
          <table:table-cell office:value-type="float" office:value="830122" calcext:value-type="float">
            <text:p>830122</text:p>
          </table:table-cell>
          <table:table-cell table:formula="of:=[.E7]-[.E6]" office:value-type="float" office:value="298689" calcext:value-type="float">
            <text:p>298689</text:p>
          </table:table-cell>
          <table:table-cell/>
          <table:table-cell office:value-type="float" office:value="605647" calcext:value-type="float">
            <text:p>605647</text:p>
          </table:table-cell>
          <table:table-cell table:formula="of:=[.H7]-[.H6]" office:value-type="float" office:value="303258" calcext:value-type="float">
            <text:p>303258</text:p>
          </table:table-cell>
          <table:table-cell/>
          <table:table-cell office:value-type="float" office:value="844409" calcext:value-type="float">
            <text:p>844409</text:p>
          </table:table-cell>
          <table:table-cell table:formula="of:=[.K7]-[.K6]" office:value-type="float" office:value="294193" calcext:value-type="float">
            <text:p>294193</text:p>
          </table:table-cell>
          <table:table-cell/>
          <table:table-cell office:value-type="float" office:value="734212" calcext:value-type="float">
            <text:p>734212</text:p>
          </table:table-cell>
          <table:table-cell table:formula="of:=[.N7]-[.N6]" office:value-type="float" office:value="303360" calcext:value-type="float">
            <text:p>303360</text:p>
          </table:table-cell>
          <table:table-cell/>
          <table:table-cell table:formula="of:=AVERAGE([.C7];[.F7];[.I7];[.L7];[.O7])" office:value-type="float" office:value="300586.2" calcext:value-type="float">
            <text:p>3005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68131" calcext:value-type="float">
            <text:p>1368131</text:p>
          </table:table-cell>
          <table:table-cell table:formula="of:=[.B8]-[.B7]" office:value-type="float" office:value="297499" calcext:value-type="float">
            <text:p>297499</text:p>
          </table:table-cell>
          <table:table-cell/>
          <table:table-cell office:value-type="float" office:value="1126645" calcext:value-type="float">
            <text:p>1126645</text:p>
          </table:table-cell>
          <table:table-cell table:formula="of:=[.E8]-[.E7]" office:value-type="float" office:value="296523" calcext:value-type="float">
            <text:p>296523</text:p>
          </table:table-cell>
          <table:table-cell/>
          <table:table-cell office:value-type="float" office:value="907783" calcext:value-type="float">
            <text:p>907783</text:p>
          </table:table-cell>
          <table:table-cell table:formula="of:=[.H8]-[.H7]" office:value-type="float" office:value="302136" calcext:value-type="float">
            <text:p>302136</text:p>
          </table:table-cell>
          <table:table-cell/>
          <table:table-cell office:value-type="float" office:value="1143150" calcext:value-type="float">
            <text:p>1143150</text:p>
          </table:table-cell>
          <table:table-cell table:formula="of:=[.K8]-[.K7]" office:value-type="float" office:value="298741" calcext:value-type="float">
            <text:p>298741</text:p>
          </table:table-cell>
          <table:table-cell/>
          <table:table-cell office:value-type="float" office:value="1038666" calcext:value-type="float">
            <text:p>1038666</text:p>
          </table:table-cell>
          <table:table-cell table:formula="of:=[.N8]-[.N7]" office:value-type="float" office:value="304454" calcext:value-type="float">
            <text:p>304454</text:p>
          </table:table-cell>
          <table:table-cell/>
          <table:table-cell table:formula="of:=AVERAGE([.C8];[.F8];[.I8];[.L8];[.O8])" office:value-type="float" office:value="299870.6" calcext:value-type="float">
            <text:p>29987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5729" calcext:value-type="float">
            <text:p>1665729</text:p>
          </table:table-cell>
          <table:table-cell table:formula="of:=[.B9]-[.B8]" office:value-type="float" office:value="297598" calcext:value-type="float">
            <text:p>297598</text:p>
          </table:table-cell>
          <table:table-cell/>
          <table:table-cell office:value-type="float" office:value="1420418" calcext:value-type="float">
            <text:p>1420418</text:p>
          </table:table-cell>
          <table:table-cell table:formula="of:=[.E9]-[.E8]" office:value-type="float" office:value="293773" calcext:value-type="float">
            <text:p>293773</text:p>
          </table:table-cell>
          <table:table-cell/>
          <table:table-cell office:value-type="float" office:value="1212305" calcext:value-type="float">
            <text:p>1212305</text:p>
          </table:table-cell>
          <table:table-cell table:formula="of:=[.H9]-[.H8]" office:value-type="float" office:value="304522" calcext:value-type="float">
            <text:p>304522</text:p>
          </table:table-cell>
          <table:table-cell/>
          <table:table-cell office:value-type="float" office:value="1438811" calcext:value-type="float">
            <text:p>1438811</text:p>
          </table:table-cell>
          <table:table-cell table:formula="of:=[.K9]-[.K8]" office:value-type="float" office:value="295661" calcext:value-type="float">
            <text:p>295661</text:p>
          </table:table-cell>
          <table:table-cell/>
          <table:table-cell office:value-type="float" office:value="1342494" calcext:value-type="float">
            <text:p>1342494</text:p>
          </table:table-cell>
          <table:table-cell table:formula="of:=[.N9]-[.N8]" office:value-type="float" office:value="303828" calcext:value-type="float">
            <text:p>303828</text:p>
          </table:table-cell>
          <table:table-cell/>
          <table:table-cell table:formula="of:=AVERAGE([.C9];[.F9];[.I9];[.L9];[.O9])" office:value-type="float" office:value="299076.4" calcext:value-type="float">
            <text:p>299076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66635" calcext:value-type="float">
            <text:p>1966635</text:p>
          </table:table-cell>
          <table:table-cell table:formula="of:=[.B10]-[.B9]" office:value-type="float" office:value="300906" calcext:value-type="float">
            <text:p>300906</text:p>
          </table:table-cell>
          <table:table-cell/>
          <table:table-cell office:value-type="float" office:value="1717677" calcext:value-type="float">
            <text:p>1717677</text:p>
          </table:table-cell>
          <table:table-cell table:formula="of:=[.E10]-[.E9]" office:value-type="float" office:value="297259" calcext:value-type="float">
            <text:p>297259</text:p>
          </table:table-cell>
          <table:table-cell/>
          <table:table-cell office:value-type="float" office:value="1519340" calcext:value-type="float">
            <text:p>1519340</text:p>
          </table:table-cell>
          <table:table-cell table:formula="of:=[.H10]-[.H9]" office:value-type="float" office:value="307035" calcext:value-type="float">
            <text:p>307035</text:p>
          </table:table-cell>
          <table:table-cell/>
          <table:table-cell office:value-type="float" office:value="1735301" calcext:value-type="float">
            <text:p>1735301</text:p>
          </table:table-cell>
          <table:table-cell table:formula="of:=[.K10]-[.K9]" office:value-type="float" office:value="296490" calcext:value-type="float">
            <text:p>296490</text:p>
          </table:table-cell>
          <table:table-cell/>
          <table:table-cell office:value-type="float" office:value="1646601" calcext:value-type="float">
            <text:p>1646601</text:p>
          </table:table-cell>
          <table:table-cell table:formula="of:=[.N10]-[.N9]" office:value-type="float" office:value="304107" calcext:value-type="float">
            <text:p>304107</text:p>
          </table:table-cell>
          <table:table-cell/>
          <table:table-cell table:formula="of:=AVERAGE([.C10];[.F10];[.I10];[.L10];[.O10])" office:value-type="float" office:value="301159.4" calcext:value-type="float">
            <text:p>301159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7401" calcext:value-type="float">
            <text:p>2267401</text:p>
          </table:table-cell>
          <table:table-cell table:formula="of:=[.B11]-[.B10]" office:value-type="float" office:value="300766" calcext:value-type="float">
            <text:p>300766</text:p>
          </table:table-cell>
          <table:table-cell/>
          <table:table-cell office:value-type="float" office:value="2018595" calcext:value-type="float">
            <text:p>2018595</text:p>
          </table:table-cell>
          <table:table-cell table:formula="of:=[.E11]-[.E10]" office:value-type="float" office:value="300918" calcext:value-type="float">
            <text:p>300918</text:p>
          </table:table-cell>
          <table:table-cell/>
          <table:table-cell office:value-type="float" office:value="1827260" calcext:value-type="float">
            <text:p>1827260</text:p>
          </table:table-cell>
          <table:table-cell table:formula="of:=[.H11]-[.H10]" office:value-type="float" office:value="307920" calcext:value-type="float">
            <text:p>307920</text:p>
          </table:table-cell>
          <table:table-cell/>
          <table:table-cell office:value-type="float" office:value="2035268" calcext:value-type="float">
            <text:p>2035268</text:p>
          </table:table-cell>
          <table:table-cell table:formula="of:=[.K11]-[.K10]" office:value-type="float" office:value="299967" calcext:value-type="float">
            <text:p>299967</text:p>
          </table:table-cell>
          <table:table-cell/>
          <table:table-cell office:value-type="float" office:value="1946959" calcext:value-type="float">
            <text:p>1946959</text:p>
          </table:table-cell>
          <table:table-cell table:formula="of:=[.N11]-[.N10]" office:value-type="float" office:value="300358" calcext:value-type="float">
            <text:p>300358</text:p>
          </table:table-cell>
          <table:table-cell/>
          <table:table-cell table:formula="of:=AVERAGE([.C11];[.F11];[.I11];[.L11];[.O11])" office:value-type="float" office:value="301985.8" calcext:value-type="float">
            <text:p>301985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7232" calcext:value-type="float">
            <text:p>2567232</text:p>
          </table:table-cell>
          <table:table-cell table:formula="of:=[.B12]-[.B11]" office:value-type="float" office:value="299831" calcext:value-type="float">
            <text:p>299831</text:p>
          </table:table-cell>
          <table:table-cell/>
          <table:table-cell office:value-type="float" office:value="2317354" calcext:value-type="float">
            <text:p>2317354</text:p>
          </table:table-cell>
          <table:table-cell table:formula="of:=[.E12]-[.E11]" office:value-type="float" office:value="298759" calcext:value-type="float">
            <text:p>298759</text:p>
          </table:table-cell>
          <table:table-cell/>
          <table:table-cell office:value-type="float" office:value="2138206" calcext:value-type="float">
            <text:p>2138206</text:p>
          </table:table-cell>
          <table:table-cell table:formula="of:=[.H12]-[.H11]" office:value-type="float" office:value="310946" calcext:value-type="float">
            <text:p>310946</text:p>
          </table:table-cell>
          <table:table-cell/>
          <table:table-cell office:value-type="float" office:value="2331468" calcext:value-type="float">
            <text:p>2331468</text:p>
          </table:table-cell>
          <table:table-cell table:formula="of:=[.K12]-[.K11]" office:value-type="float" office:value="296200" calcext:value-type="float">
            <text:p>296200</text:p>
          </table:table-cell>
          <table:table-cell/>
          <table:table-cell office:value-type="float" office:value="2238377" calcext:value-type="float">
            <text:p>2238377</text:p>
          </table:table-cell>
          <table:table-cell table:formula="of:=[.N12]-[.N11]" office:value-type="float" office:value="291418" calcext:value-type="float">
            <text:p>291418</text:p>
          </table:table-cell>
          <table:table-cell/>
          <table:table-cell table:formula="of:=AVERAGE([.C12];[.F12];[.I12];[.L12];[.O12])" office:value-type="float" office:value="299430.8" calcext:value-type="float">
            <text:p>2994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66709" calcext:value-type="float">
            <text:p>2866709</text:p>
          </table:table-cell>
          <table:table-cell table:formula="of:=[.B13]-[.B12]" office:value-type="float" office:value="299477" calcext:value-type="float">
            <text:p>299477</text:p>
          </table:table-cell>
          <table:table-cell/>
          <table:table-cell office:value-type="float" office:value="2617698" calcext:value-type="float">
            <text:p>2617698</text:p>
          </table:table-cell>
          <table:table-cell table:formula="of:=[.E13]-[.E12]" office:value-type="float" office:value="300344" calcext:value-type="float">
            <text:p>300344</text:p>
          </table:table-cell>
          <table:table-cell/>
          <table:table-cell office:value-type="float" office:value="2442309" calcext:value-type="float">
            <text:p>2442309</text:p>
          </table:table-cell>
          <table:table-cell table:formula="of:=[.H13]-[.H12]" office:value-type="float" office:value="304103" calcext:value-type="float">
            <text:p>304103</text:p>
          </table:table-cell>
          <table:table-cell/>
          <table:table-cell office:value-type="float" office:value="2623826" calcext:value-type="float">
            <text:p>2623826</text:p>
          </table:table-cell>
          <table:table-cell table:formula="of:=[.K13]-[.K12]" office:value-type="float" office:value="292358" calcext:value-type="float">
            <text:p>292358</text:p>
          </table:table-cell>
          <table:table-cell/>
          <table:table-cell office:value-type="float" office:value="2536270" calcext:value-type="float">
            <text:p>2536270</text:p>
          </table:table-cell>
          <table:table-cell table:formula="of:=[.N13]-[.N12]" office:value-type="float" office:value="297893" calcext:value-type="float">
            <text:p>297893</text:p>
          </table:table-cell>
          <table:table-cell/>
          <table:table-cell table:formula="of:=AVERAGE([.C13];[.F13];[.I13];[.L13];[.O13])" office:value-type="float" office:value="298835" calcext:value-type="float">
            <text:p>2988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65419" calcext:value-type="float">
            <text:p>3165419</text:p>
          </table:table-cell>
          <table:table-cell table:formula="of:=[.B14]-[.B13]" office:value-type="float" office:value="298710" calcext:value-type="float">
            <text:p>298710</text:p>
          </table:table-cell>
          <table:table-cell/>
          <table:table-cell office:value-type="float" office:value="2915904" calcext:value-type="float">
            <text:p>2915904</text:p>
          </table:table-cell>
          <table:table-cell table:formula="of:=[.E14]-[.E13]" office:value-type="float" office:value="298206" calcext:value-type="float">
            <text:p>298206</text:p>
          </table:table-cell>
          <table:table-cell/>
          <table:table-cell office:value-type="float" office:value="2749284" calcext:value-type="float">
            <text:p>2749284</text:p>
          </table:table-cell>
          <table:table-cell table:formula="of:=[.H14]-[.H13]" office:value-type="float" office:value="306975" calcext:value-type="float">
            <text:p>306975</text:p>
          </table:table-cell>
          <table:table-cell/>
          <table:table-cell office:value-type="float" office:value="2922925" calcext:value-type="float">
            <text:p>2922925</text:p>
          </table:table-cell>
          <table:table-cell table:formula="of:=[.K14]-[.K13]" office:value-type="float" office:value="299099" calcext:value-type="float">
            <text:p>299099</text:p>
          </table:table-cell>
          <table:table-cell/>
          <table:table-cell office:value-type="float" office:value="2838304" calcext:value-type="float">
            <text:p>2838304</text:p>
          </table:table-cell>
          <table:table-cell table:formula="of:=[.N14]-[.N13]" office:value-type="float" office:value="302034" calcext:value-type="float">
            <text:p>302034</text:p>
          </table:table-cell>
          <table:table-cell/>
          <table:table-cell table:formula="of:=AVERAGE([.C14];[.F14];[.I14];[.L14];[.O14])" office:value-type="float" office:value="301004.8" calcext:value-type="float">
            <text:p>30100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68247" calcext:value-type="float">
            <text:p>3468247</text:p>
          </table:table-cell>
          <table:table-cell table:formula="of:=[.B15]-[.B14]" office:value-type="float" office:value="302828" calcext:value-type="float">
            <text:p>302828</text:p>
          </table:table-cell>
          <table:table-cell/>
          <table:table-cell office:value-type="float" office:value="3217008" calcext:value-type="float">
            <text:p>3217008</text:p>
          </table:table-cell>
          <table:table-cell table:formula="of:=[.E15]-[.E14]" office:value-type="float" office:value="301104" calcext:value-type="float">
            <text:p>301104</text:p>
          </table:table-cell>
          <table:table-cell/>
          <table:table-cell office:value-type="float" office:value="3057870" calcext:value-type="float">
            <text:p>3057870</text:p>
          </table:table-cell>
          <table:table-cell table:formula="of:=[.H15]-[.H14]" office:value-type="float" office:value="308586" calcext:value-type="float">
            <text:p>308586</text:p>
          </table:table-cell>
          <table:table-cell/>
          <table:table-cell office:value-type="float" office:value="3216797" calcext:value-type="float">
            <text:p>3216797</text:p>
          </table:table-cell>
          <table:table-cell table:formula="of:=[.K15]-[.K14]" office:value-type="float" office:value="293872" calcext:value-type="float">
            <text:p>293872</text:p>
          </table:table-cell>
          <table:table-cell/>
          <table:table-cell office:value-type="float" office:value="3142609" calcext:value-type="float">
            <text:p>3142609</text:p>
          </table:table-cell>
          <table:table-cell table:formula="of:=[.N15]-[.N14]" office:value-type="float" office:value="304305" calcext:value-type="float">
            <text:p>304305</text:p>
          </table:table-cell>
          <table:table-cell/>
          <table:table-cell table:formula="of:=AVERAGE([.C15];[.F15];[.I15];[.L15];[.O15])" office:value-type="float" office:value="302139" calcext:value-type="float">
            <text:p>302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70812" calcext:value-type="float">
            <text:p>3770812</text:p>
          </table:table-cell>
          <table:table-cell table:formula="of:=[.B16]-[.B15]" office:value-type="float" office:value="302565" calcext:value-type="float">
            <text:p>302565</text:p>
          </table:table-cell>
          <table:table-cell/>
          <table:table-cell office:value-type="float" office:value="3511933" calcext:value-type="float">
            <text:p>3511933</text:p>
          </table:table-cell>
          <table:table-cell table:formula="of:=[.E16]-[.E15]" office:value-type="float" office:value="294925" calcext:value-type="float">
            <text:p>294925</text:p>
          </table:table-cell>
          <table:table-cell/>
          <table:table-cell office:value-type="float" office:value="3366550" calcext:value-type="float">
            <text:p>3366550</text:p>
          </table:table-cell>
          <table:table-cell table:formula="of:=[.H16]-[.H15]" office:value-type="float" office:value="308680" calcext:value-type="float">
            <text:p>308680</text:p>
          </table:table-cell>
          <table:table-cell/>
          <table:table-cell office:value-type="float" office:value="3516282" calcext:value-type="float">
            <text:p>3516282</text:p>
          </table:table-cell>
          <table:table-cell table:formula="of:=[.K16]-[.K15]" office:value-type="float" office:value="299485" calcext:value-type="float">
            <text:p>299485</text:p>
          </table:table-cell>
          <table:table-cell/>
          <table:table-cell office:value-type="float" office:value="3444157" calcext:value-type="float">
            <text:p>3444157</text:p>
          </table:table-cell>
          <table:table-cell table:formula="of:=[.N16]-[.N15]" office:value-type="float" office:value="301548" calcext:value-type="float">
            <text:p>301548</text:p>
          </table:table-cell>
          <table:table-cell/>
          <table:table-cell table:formula="of:=AVERAGE([.C16];[.F16];[.I16];[.L16];[.O16])" office:value-type="float" office:value="301440.6" calcext:value-type="float">
            <text:p>301440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69171" calcext:value-type="float">
            <text:p>4069171</text:p>
          </table:table-cell>
          <table:table-cell table:formula="of:=[.B17]-[.B16]" office:value-type="float" office:value="298359" calcext:value-type="float">
            <text:p>298359</text:p>
          </table:table-cell>
          <table:table-cell/>
          <table:table-cell office:value-type="float" office:value="3811270" calcext:value-type="float">
            <text:p>3811270</text:p>
          </table:table-cell>
          <table:table-cell table:formula="of:=[.E17]-[.E16]" office:value-type="float" office:value="299337" calcext:value-type="float">
            <text:p>299337</text:p>
          </table:table-cell>
          <table:table-cell/>
          <table:table-cell office:value-type="float" office:value="3673794" calcext:value-type="float">
            <text:p>3673794</text:p>
          </table:table-cell>
          <table:table-cell table:formula="of:=[.H17]-[.H16]" office:value-type="float" office:value="307244" calcext:value-type="float">
            <text:p>307244</text:p>
          </table:table-cell>
          <table:table-cell/>
          <table:table-cell office:value-type="float" office:value="3810374" calcext:value-type="float">
            <text:p>3810374</text:p>
          </table:table-cell>
          <table:table-cell table:formula="of:=[.K17]-[.K16]" office:value-type="float" office:value="294092" calcext:value-type="float">
            <text:p>294092</text:p>
          </table:table-cell>
          <table:table-cell/>
          <table:table-cell office:value-type="float" office:value="3750219" calcext:value-type="float">
            <text:p>3750219</text:p>
          </table:table-cell>
          <table:table-cell table:formula="of:=[.N17]-[.N16]" office:value-type="float" office:value="306062" calcext:value-type="float">
            <text:p>306062</text:p>
          </table:table-cell>
          <table:table-cell/>
          <table:table-cell table:formula="of:=AVERAGE([.C17];[.F17];[.I17];[.L17];[.O17])" office:value-type="float" office:value="301018.8" calcext:value-type="float">
            <text:p>301018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70495" calcext:value-type="float">
            <text:p>4370495</text:p>
          </table:table-cell>
          <table:table-cell table:formula="of:=[.B18]-[.B17]" office:value-type="float" office:value="301324" calcext:value-type="float">
            <text:p>301324</text:p>
          </table:table-cell>
          <table:table-cell/>
          <table:table-cell office:value-type="float" office:value="4109040" calcext:value-type="float">
            <text:p>4109040</text:p>
          </table:table-cell>
          <table:table-cell table:formula="of:=[.E18]-[.E17]" office:value-type="float" office:value="297770" calcext:value-type="float">
            <text:p>297770</text:p>
          </table:table-cell>
          <table:table-cell/>
          <table:table-cell office:value-type="float" office:value="3981998" calcext:value-type="float">
            <text:p>3981998</text:p>
          </table:table-cell>
          <table:table-cell table:formula="of:=[.H18]-[.H17]" office:value-type="float" office:value="308204" calcext:value-type="float">
            <text:p>308204</text:p>
          </table:table-cell>
          <table:table-cell/>
          <table:table-cell office:value-type="float" office:value="4105566" calcext:value-type="float">
            <text:p>4105566</text:p>
          </table:table-cell>
          <table:table-cell table:formula="of:=[.K18]-[.K17]" office:value-type="float" office:value="295192" calcext:value-type="float">
            <text:p>295192</text:p>
          </table:table-cell>
          <table:table-cell/>
          <table:table-cell office:value-type="float" office:value="4049390" calcext:value-type="float">
            <text:p>4049390</text:p>
          </table:table-cell>
          <table:table-cell table:formula="of:=[.N18]-[.N17]" office:value-type="float" office:value="299171" calcext:value-type="float">
            <text:p>299171</text:p>
          </table:table-cell>
          <table:table-cell/>
          <table:table-cell table:formula="of:=AVERAGE([.C18];[.F18];[.I18];[.L18];[.O18])" office:value-type="float" office:value="300332.2" calcext:value-type="float">
            <text:p>300332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71346" calcext:value-type="float">
            <text:p>4671346</text:p>
          </table:table-cell>
          <table:table-cell table:formula="of:=[.B19]-[.B18]" office:value-type="float" office:value="300851" calcext:value-type="float">
            <text:p>300851</text:p>
          </table:table-cell>
          <table:table-cell/>
          <table:table-cell office:value-type="float" office:value="4405660" calcext:value-type="float">
            <text:p>4405660</text:p>
          </table:table-cell>
          <table:table-cell table:formula="of:=[.E19]-[.E18]" office:value-type="float" office:value="296620" calcext:value-type="float">
            <text:p>296620</text:p>
          </table:table-cell>
          <table:table-cell/>
          <table:table-cell office:value-type="float" office:value="4289301" calcext:value-type="float">
            <text:p>4289301</text:p>
          </table:table-cell>
          <table:table-cell table:formula="of:=[.H19]-[.H18]" office:value-type="float" office:value="307303" calcext:value-type="float">
            <text:p>307303</text:p>
          </table:table-cell>
          <table:table-cell/>
          <table:table-cell office:value-type="float" office:value="4400909" calcext:value-type="float">
            <text:p>4400909</text:p>
          </table:table-cell>
          <table:table-cell table:formula="of:=[.K19]-[.K18]" office:value-type="float" office:value="295343" calcext:value-type="float">
            <text:p>295343</text:p>
          </table:table-cell>
          <table:table-cell/>
          <table:table-cell office:value-type="float" office:value="4352242" calcext:value-type="float">
            <text:p>4352242</text:p>
          </table:table-cell>
          <table:table-cell table:formula="of:=[.N19]-[.N18]" office:value-type="float" office:value="302852" calcext:value-type="float">
            <text:p>302852</text:p>
          </table:table-cell>
          <table:table-cell/>
          <table:table-cell table:formula="of:=AVERAGE([.C19];[.F19];[.I19];[.L19];[.O19])" office:value-type="float" office:value="300593.8" calcext:value-type="float">
            <text:p>300593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69234" calcext:value-type="float">
            <text:p>4969234</text:p>
          </table:table-cell>
          <table:table-cell table:formula="of:=[.B20]-[.B19]" office:value-type="float" office:value="297888" calcext:value-type="float">
            <text:p>297888</text:p>
          </table:table-cell>
          <table:table-cell/>
          <table:table-cell office:value-type="float" office:value="4701889" calcext:value-type="float">
            <text:p>4701889</text:p>
          </table:table-cell>
          <table:table-cell table:formula="of:=[.E20]-[.E19]" office:value-type="float" office:value="296229" calcext:value-type="float">
            <text:p>296229</text:p>
          </table:table-cell>
          <table:table-cell/>
          <table:table-cell office:value-type="float" office:value="4590128" calcext:value-type="float">
            <text:p>4590128</text:p>
          </table:table-cell>
          <table:table-cell table:formula="of:=[.H20]-[.H19]" office:value-type="float" office:value="300827" calcext:value-type="float">
            <text:p>300827</text:p>
          </table:table-cell>
          <table:table-cell/>
          <table:table-cell office:value-type="float" office:value="4697578" calcext:value-type="float">
            <text:p>4697578</text:p>
          </table:table-cell>
          <table:table-cell table:formula="of:=[.K20]-[.K19]" office:value-type="float" office:value="296669" calcext:value-type="float">
            <text:p>296669</text:p>
          </table:table-cell>
          <table:table-cell/>
          <table:table-cell office:value-type="float" office:value="4655962" calcext:value-type="float">
            <text:p>4655962</text:p>
          </table:table-cell>
          <table:table-cell table:formula="of:=[.N20]-[.N19]" office:value-type="float" office:value="303720" calcext:value-type="float">
            <text:p>303720</text:p>
          </table:table-cell>
          <table:table-cell/>
          <table:table-cell table:formula="of:=AVERAGE([.C20];[.F20];[.I20];[.L20];[.O20])" office:value-type="float" office:value="299066.6" calcext:value-type="float">
            <text:p>299066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66444" calcext:value-type="float">
            <text:p>5266444</text:p>
          </table:table-cell>
          <table:table-cell table:formula="of:=[.B21]-[.B20]" office:value-type="float" office:value="297210" calcext:value-type="float">
            <text:p>297210</text:p>
          </table:table-cell>
          <table:table-cell/>
          <table:table-cell office:value-type="float" office:value="4998308" calcext:value-type="float">
            <text:p>4998308</text:p>
          </table:table-cell>
          <table:table-cell table:formula="of:=[.E21]-[.E20]" office:value-type="float" office:value="296419" calcext:value-type="float">
            <text:p>296419</text:p>
          </table:table-cell>
          <table:table-cell/>
          <table:table-cell office:value-type="float" office:value="4895310" calcext:value-type="float">
            <text:p>4895310</text:p>
          </table:table-cell>
          <table:table-cell table:formula="of:=[.H21]-[.H20]" office:value-type="float" office:value="305182" calcext:value-type="float">
            <text:p>305182</text:p>
          </table:table-cell>
          <table:table-cell/>
          <table:table-cell office:value-type="float" office:value="4990742" calcext:value-type="float">
            <text:p>4990742</text:p>
          </table:table-cell>
          <table:table-cell table:formula="of:=[.K21]-[.K20]" office:value-type="float" office:value="293164" calcext:value-type="float">
            <text:p>293164</text:p>
          </table:table-cell>
          <table:table-cell/>
          <table:table-cell office:value-type="float" office:value="4961778" calcext:value-type="float">
            <text:p>4961778</text:p>
          </table:table-cell>
          <table:table-cell table:formula="of:=[.N21]-[.N20]" office:value-type="float" office:value="305816" calcext:value-type="float">
            <text:p>305816</text:p>
          </table:table-cell>
          <table:table-cell/>
          <table:table-cell table:formula="of:=AVERAGE([.C21];[.F21];[.I21];[.L21];[.O21])" office:value-type="float" office:value="299558.2" calcext:value-type="float">
            <text:p>29955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65892" calcext:value-type="float">
            <text:p>5565892</text:p>
          </table:table-cell>
          <table:table-cell table:formula="of:=[.B22]-[.B21]" office:value-type="float" office:value="299448" calcext:value-type="float">
            <text:p>299448</text:p>
          </table:table-cell>
          <table:table-cell/>
          <table:table-cell office:value-type="float" office:value="5295249" calcext:value-type="float">
            <text:p>5295249</text:p>
          </table:table-cell>
          <table:table-cell table:formula="of:=[.E22]-[.E21]" office:value-type="float" office:value="296941" calcext:value-type="float">
            <text:p>296941</text:p>
          </table:table-cell>
          <table:table-cell/>
          <table:table-cell office:value-type="float" office:value="5202885" calcext:value-type="float">
            <text:p>5202885</text:p>
          </table:table-cell>
          <table:table-cell table:formula="of:=[.H22]-[.H21]" office:value-type="float" office:value="307575" calcext:value-type="float">
            <text:p>307575</text:p>
          </table:table-cell>
          <table:table-cell/>
          <table:table-cell office:value-type="float" office:value="5286171" calcext:value-type="float">
            <text:p>5286171</text:p>
          </table:table-cell>
          <table:table-cell table:formula="of:=[.K22]-[.K21]" office:value-type="float" office:value="295429" calcext:value-type="float">
            <text:p>295429</text:p>
          </table:table-cell>
          <table:table-cell/>
          <table:table-cell office:value-type="float" office:value="5265921" calcext:value-type="float">
            <text:p>5265921</text:p>
          </table:table-cell>
          <table:table-cell table:formula="of:=[.N22]-[.N21]" office:value-type="float" office:value="304143" calcext:value-type="float">
            <text:p>304143</text:p>
          </table:table-cell>
          <table:table-cell/>
          <table:table-cell table:formula="of:=AVERAGE([.C22];[.F22];[.I22];[.L22];[.O22])" office:value-type="float" office:value="300707.2" calcext:value-type="float">
            <text:p>300707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64332" calcext:value-type="float">
            <text:p>5864332</text:p>
          </table:table-cell>
          <table:table-cell table:formula="of:=[.B23]-[.B22]" office:value-type="float" office:value="298440" calcext:value-type="float">
            <text:p>298440</text:p>
          </table:table-cell>
          <table:table-cell/>
          <table:table-cell office:value-type="float" office:value="5591766" calcext:value-type="float">
            <text:p>5591766</text:p>
          </table:table-cell>
          <table:table-cell table:formula="of:=[.E23]-[.E22]" office:value-type="float" office:value="296517" calcext:value-type="float">
            <text:p>296517</text:p>
          </table:table-cell>
          <table:table-cell/>
          <table:table-cell office:value-type="float" office:value="5509638" calcext:value-type="float">
            <text:p>5509638</text:p>
          </table:table-cell>
          <table:table-cell table:formula="of:=[.H23]-[.H22]" office:value-type="float" office:value="306753" calcext:value-type="float">
            <text:p>306753</text:p>
          </table:table-cell>
          <table:table-cell/>
          <table:table-cell office:value-type="float" office:value="5579810" calcext:value-type="float">
            <text:p>5579810</text:p>
          </table:table-cell>
          <table:table-cell table:formula="of:=[.K23]-[.K22]" office:value-type="float" office:value="293639" calcext:value-type="float">
            <text:p>293639</text:p>
          </table:table-cell>
          <table:table-cell/>
          <table:table-cell office:value-type="float" office:value="5566859" calcext:value-type="float">
            <text:p>5566859</text:p>
          </table:table-cell>
          <table:table-cell table:formula="of:=[.N23]-[.N22]" office:value-type="float" office:value="300938" calcext:value-type="float">
            <text:p>300938</text:p>
          </table:table-cell>
          <table:table-cell/>
          <table:table-cell table:formula="of:=AVERAGE([.C23];[.F23];[.I23];[.L23];[.O23])" office:value-type="float" office:value="299257.4" calcext:value-type="float">
            <text:p>299257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60957" calcext:value-type="float">
            <text:p>6160957</text:p>
          </table:table-cell>
          <table:table-cell table:formula="of:=[.B24]-[.B23]" office:value-type="float" office:value="296625" calcext:value-type="float">
            <text:p>296625</text:p>
          </table:table-cell>
          <table:table-cell/>
          <table:table-cell office:value-type="float" office:value="5886772" calcext:value-type="float">
            <text:p>5886772</text:p>
          </table:table-cell>
          <table:table-cell table:formula="of:=[.E24]-[.E23]" office:value-type="float" office:value="295006" calcext:value-type="float">
            <text:p>295006</text:p>
          </table:table-cell>
          <table:table-cell/>
          <table:table-cell office:value-type="float" office:value="5818173" calcext:value-type="float">
            <text:p>5818173</text:p>
          </table:table-cell>
          <table:table-cell table:formula="of:=[.H24]-[.H23]" office:value-type="float" office:value="308535" calcext:value-type="float">
            <text:p>308535</text:p>
          </table:table-cell>
          <table:table-cell/>
          <table:table-cell office:value-type="float" office:value="5874406" calcext:value-type="float">
            <text:p>5874406</text:p>
          </table:table-cell>
          <table:table-cell table:formula="of:=[.K24]-[.K23]" office:value-type="float" office:value="294596" calcext:value-type="float">
            <text:p>294596</text:p>
          </table:table-cell>
          <table:table-cell/>
          <table:table-cell office:value-type="float" office:value="5867325" calcext:value-type="float">
            <text:p>5867325</text:p>
          </table:table-cell>
          <table:table-cell table:formula="of:=[.N24]-[.N23]" office:value-type="float" office:value="300466" calcext:value-type="float">
            <text:p>300466</text:p>
          </table:table-cell>
          <table:table-cell/>
          <table:table-cell table:formula="of:=AVERAGE([.C24];[.F24];[.I24];[.L24];[.O24])" office:value-type="float" office:value="299045.6" calcext:value-type="float">
            <text:p>29904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59095" calcext:value-type="float">
            <text:p>6459095</text:p>
          </table:table-cell>
          <table:table-cell table:formula="of:=[.B25]-[.B24]" office:value-type="float" office:value="298138" calcext:value-type="float">
            <text:p>298138</text:p>
          </table:table-cell>
          <table:table-cell/>
          <table:table-cell office:value-type="float" office:value="6179450" calcext:value-type="float">
            <text:p>6179450</text:p>
          </table:table-cell>
          <table:table-cell table:formula="of:=[.E25]-[.E24]" office:value-type="float" office:value="292678" calcext:value-type="float">
            <text:p>292678</text:p>
          </table:table-cell>
          <table:table-cell/>
          <table:table-cell office:value-type="float" office:value="6126489" calcext:value-type="float">
            <text:p>6126489</text:p>
          </table:table-cell>
          <table:table-cell table:formula="of:=[.H25]-[.H24]" office:value-type="float" office:value="308316" calcext:value-type="float">
            <text:p>308316</text:p>
          </table:table-cell>
          <table:table-cell/>
          <table:table-cell office:value-type="float" office:value="6170673" calcext:value-type="float">
            <text:p>6170673</text:p>
          </table:table-cell>
          <table:table-cell table:formula="of:=[.K25]-[.K24]" office:value-type="float" office:value="296267" calcext:value-type="float">
            <text:p>296267</text:p>
          </table:table-cell>
          <table:table-cell/>
          <table:table-cell office:value-type="float" office:value="6169962" calcext:value-type="float">
            <text:p>6169962</text:p>
          </table:table-cell>
          <table:table-cell table:formula="of:=[.N25]-[.N24]" office:value-type="float" office:value="302637" calcext:value-type="float">
            <text:p>302637</text:p>
          </table:table-cell>
          <table:table-cell/>
          <table:table-cell table:formula="of:=AVERAGE([.C25];[.F25];[.I25];[.L25];[.O25])" office:value-type="float" office:value="299607.2" calcext:value-type="float">
            <text:p>299607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754849" calcext:value-type="float">
            <text:p>6754849</text:p>
          </table:table-cell>
          <table:table-cell table:formula="of:=[.B26]-[.B25]" office:value-type="float" office:value="295754" calcext:value-type="float">
            <text:p>295754</text:p>
          </table:table-cell>
          <table:table-cell/>
          <table:table-cell office:value-type="float" office:value="6473092" calcext:value-type="float">
            <text:p>6473092</text:p>
          </table:table-cell>
          <table:table-cell table:formula="of:=[.E26]-[.E25]" office:value-type="float" office:value="293642" calcext:value-type="float">
            <text:p>293642</text:p>
          </table:table-cell>
          <table:table-cell/>
          <table:table-cell office:value-type="float" office:value="6432956" calcext:value-type="float">
            <text:p>6432956</text:p>
          </table:table-cell>
          <table:table-cell table:formula="of:=[.H26]-[.H25]" office:value-type="float" office:value="306467" calcext:value-type="float">
            <text:p>306467</text:p>
          </table:table-cell>
          <table:table-cell/>
          <table:table-cell office:value-type="float" office:value="6466696" calcext:value-type="float">
            <text:p>6466696</text:p>
          </table:table-cell>
          <table:table-cell table:formula="of:=[.K26]-[.K25]" office:value-type="float" office:value="296023" calcext:value-type="float">
            <text:p>296023</text:p>
          </table:table-cell>
          <table:table-cell/>
          <table:table-cell office:value-type="float" office:value="6471223" calcext:value-type="float">
            <text:p>6471223</text:p>
          </table:table-cell>
          <table:table-cell table:formula="of:=[.N26]-[.N25]" office:value-type="float" office:value="301261" calcext:value-type="float">
            <text:p>301261</text:p>
          </table:table-cell>
          <table:table-cell/>
          <table:table-cell table:formula="of:=AVERAGE([.C26];[.F26];[.I26];[.L26];[.O26])" office:value-type="float" office:value="298629.4" calcext:value-type="float">
            <text:p>298629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53152" calcext:value-type="float">
            <text:p>7053152</text:p>
          </table:table-cell>
          <table:table-cell table:formula="of:=[.B27]-[.B26]" office:value-type="float" office:value="298303" calcext:value-type="float">
            <text:p>298303</text:p>
          </table:table-cell>
          <table:table-cell/>
          <table:table-cell office:value-type="float" office:value="6769067" calcext:value-type="float">
            <text:p>6769067</text:p>
          </table:table-cell>
          <table:table-cell table:formula="of:=[.E27]-[.E26]" office:value-type="float" office:value="295975" calcext:value-type="float">
            <text:p>295975</text:p>
          </table:table-cell>
          <table:table-cell/>
          <table:table-cell office:value-type="float" office:value="6739481" calcext:value-type="float">
            <text:p>6739481</text:p>
          </table:table-cell>
          <table:table-cell table:formula="of:=[.H27]-[.H26]" office:value-type="float" office:value="306525" calcext:value-type="float">
            <text:p>306525</text:p>
          </table:table-cell>
          <table:table-cell/>
          <table:table-cell office:value-type="float" office:value="6761861" calcext:value-type="float">
            <text:p>6761861</text:p>
          </table:table-cell>
          <table:table-cell table:formula="of:=[.K27]-[.K26]" office:value-type="float" office:value="295165" calcext:value-type="float">
            <text:p>295165</text:p>
          </table:table-cell>
          <table:table-cell/>
          <table:table-cell office:value-type="float" office:value="6771860" calcext:value-type="float">
            <text:p>6771860</text:p>
          </table:table-cell>
          <table:table-cell table:formula="of:=[.N27]-[.N26]" office:value-type="float" office:value="300637" calcext:value-type="float">
            <text:p>300637</text:p>
          </table:table-cell>
          <table:table-cell/>
          <table:table-cell table:formula="of:=AVERAGE([.C27];[.F27];[.I27];[.L27];[.O27])" office:value-type="float" office:value="299321" calcext:value-type="float">
            <text:p>2993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53656" calcext:value-type="float">
            <text:p>7353656</text:p>
          </table:table-cell>
          <table:table-cell table:formula="of:=[.B28]-[.B27]" office:value-type="float" office:value="300504" calcext:value-type="float">
            <text:p>300504</text:p>
          </table:table-cell>
          <table:table-cell/>
          <table:table-cell office:value-type="float" office:value="7067678" calcext:value-type="float">
            <text:p>7067678</text:p>
          </table:table-cell>
          <table:table-cell table:formula="of:=[.E28]-[.E27]" office:value-type="float" office:value="298611" calcext:value-type="float">
            <text:p>298611</text:p>
          </table:table-cell>
          <table:table-cell/>
          <table:table-cell office:value-type="float" office:value="7047213" calcext:value-type="float">
            <text:p>7047213</text:p>
          </table:table-cell>
          <table:table-cell table:formula="of:=[.H28]-[.H27]" office:value-type="float" office:value="307732" calcext:value-type="float">
            <text:p>307732</text:p>
          </table:table-cell>
          <table:table-cell/>
          <table:table-cell office:value-type="float" office:value="7055365" calcext:value-type="float">
            <text:p>7055365</text:p>
          </table:table-cell>
          <table:table-cell table:formula="of:=[.K28]-[.K27]" office:value-type="float" office:value="293504" calcext:value-type="float">
            <text:p>293504</text:p>
          </table:table-cell>
          <table:table-cell/>
          <table:table-cell office:value-type="float" office:value="7073985" calcext:value-type="float">
            <text:p>7073985</text:p>
          </table:table-cell>
          <table:table-cell table:formula="of:=[.N28]-[.N27]" office:value-type="float" office:value="302125" calcext:value-type="float">
            <text:p>302125</text:p>
          </table:table-cell>
          <table:table-cell/>
          <table:table-cell table:formula="of:=AVERAGE([.C28];[.F28];[.I28];[.L28];[.O28])" office:value-type="float" office:value="300495.2" calcext:value-type="float">
            <text:p>300495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49815" calcext:value-type="float">
            <text:p>7649815</text:p>
          </table:table-cell>
          <table:table-cell table:formula="of:=[.B29]-[.B28]" office:value-type="float" office:value="296159" calcext:value-type="float">
            <text:p>296159</text:p>
          </table:table-cell>
          <table:table-cell/>
          <table:table-cell office:value-type="float" office:value="7362417" calcext:value-type="float">
            <text:p>7362417</text:p>
          </table:table-cell>
          <table:table-cell table:formula="of:=[.E29]-[.E28]" office:value-type="float" office:value="294739" calcext:value-type="float">
            <text:p>294739</text:p>
          </table:table-cell>
          <table:table-cell/>
          <table:table-cell office:value-type="float" office:value="7350308" calcext:value-type="float">
            <text:p>7350308</text:p>
          </table:table-cell>
          <table:table-cell table:formula="of:=[.H29]-[.H28]" office:value-type="float" office:value="303095" calcext:value-type="float">
            <text:p>303095</text:p>
          </table:table-cell>
          <table:table-cell/>
          <table:table-cell office:value-type="float" office:value="7347100" calcext:value-type="float">
            <text:p>7347100</text:p>
          </table:table-cell>
          <table:table-cell table:formula="of:=[.K29]-[.K28]" office:value-type="float" office:value="291735" calcext:value-type="float">
            <text:p>291735</text:p>
          </table:table-cell>
          <table:table-cell/>
          <table:table-cell office:value-type="float" office:value="7376330" calcext:value-type="float">
            <text:p>7376330</text:p>
          </table:table-cell>
          <table:table-cell table:formula="of:=[.N29]-[.N28]" office:value-type="float" office:value="302345" calcext:value-type="float">
            <text:p>302345</text:p>
          </table:table-cell>
          <table:table-cell/>
          <table:table-cell table:formula="of:=AVERAGE([.C29];[.F29];[.I29];[.L29];[.O29])" office:value-type="float" office:value="297614.6" calcext:value-type="float">
            <text:p>297614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8805" calcext:value-type="float">
            <text:p>7948805</text:p>
          </table:table-cell>
          <table:table-cell table:formula="of:=[.B30]-[.B29]" office:value-type="float" office:value="298990" calcext:value-type="float">
            <text:p>298990</text:p>
          </table:table-cell>
          <table:table-cell/>
          <table:table-cell office:value-type="float" office:value="7658853" calcext:value-type="float">
            <text:p>7658853</text:p>
          </table:table-cell>
          <table:table-cell table:formula="of:=[.E30]-[.E29]" office:value-type="float" office:value="296436" calcext:value-type="float">
            <text:p>296436</text:p>
          </table:table-cell>
          <table:table-cell/>
          <table:table-cell office:value-type="float" office:value="7655359" calcext:value-type="float">
            <text:p>7655359</text:p>
          </table:table-cell>
          <table:table-cell table:formula="of:=[.H30]-[.H29]" office:value-type="float" office:value="305051" calcext:value-type="float">
            <text:p>305051</text:p>
          </table:table-cell>
          <table:table-cell/>
          <table:table-cell office:value-type="float" office:value="7635623" calcext:value-type="float">
            <text:p>7635623</text:p>
          </table:table-cell>
          <table:table-cell table:formula="of:=[.K30]-[.K29]" office:value-type="float" office:value="288523" calcext:value-type="float">
            <text:p>288523</text:p>
          </table:table-cell>
          <table:table-cell/>
          <table:table-cell office:value-type="float" office:value="7676400" calcext:value-type="float">
            <text:p>7676400</text:p>
          </table:table-cell>
          <table:table-cell table:formula="of:=[.N30]-[.N29]" office:value-type="float" office:value="300070" calcext:value-type="float">
            <text:p>300070</text:p>
          </table:table-cell>
          <table:table-cell/>
          <table:table-cell table:formula="of:=AVERAGE([.C30];[.F30];[.I30];[.L30];[.O30])" office:value-type="float" office:value="297814" calcext:value-type="float">
            <text:p>2978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47275" calcext:value-type="float">
            <text:p>8247275</text:p>
          </table:table-cell>
          <table:table-cell table:formula="of:=[.B31]-[.B30]" office:value-type="float" office:value="298470" calcext:value-type="float">
            <text:p>298470</text:p>
          </table:table-cell>
          <table:table-cell/>
          <table:table-cell office:value-type="float" office:value="7954304" calcext:value-type="float">
            <text:p>7954304</text:p>
          </table:table-cell>
          <table:table-cell table:formula="of:=[.E31]-[.E30]" office:value-type="float" office:value="295451" calcext:value-type="float">
            <text:p>295451</text:p>
          </table:table-cell>
          <table:table-cell/>
          <table:table-cell office:value-type="float" office:value="7962475" calcext:value-type="float">
            <text:p>7962475</text:p>
          </table:table-cell>
          <table:table-cell table:formula="of:=[.H31]-[.H30]" office:value-type="float" office:value="307116" calcext:value-type="float">
            <text:p>307116</text:p>
          </table:table-cell>
          <table:table-cell/>
          <table:table-cell office:value-type="float" office:value="7928885" calcext:value-type="float">
            <text:p>7928885</text:p>
          </table:table-cell>
          <table:table-cell table:formula="of:=[.K31]-[.K30]" office:value-type="float" office:value="293262" calcext:value-type="float">
            <text:p>293262</text:p>
          </table:table-cell>
          <table:table-cell/>
          <table:table-cell office:value-type="float" office:value="7979684" calcext:value-type="float">
            <text:p>7979684</text:p>
          </table:table-cell>
          <table:table-cell table:formula="of:=[.N31]-[.N30]" office:value-type="float" office:value="303284" calcext:value-type="float">
            <text:p>303284</text:p>
          </table:table-cell>
          <table:table-cell/>
          <table:table-cell table:formula="of:=AVERAGE([.C31];[.F31];[.I31];[.L31];[.O31])" office:value-type="float" office:value="299516.6" calcext:value-type="float">
            <text:p>299516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21986" calcext:value-type="float">
            <text:p>8521986</text:p>
          </table:table-cell>
          <table:table-cell table:formula="of:=[.B32]-[.B31]" office:value-type="float" office:value="274711" calcext:value-type="float">
            <text:p>274711</text:p>
          </table:table-cell>
          <table:table-cell/>
          <table:table-cell office:value-type="float" office:value="8226342" calcext:value-type="float">
            <text:p>8226342</text:p>
          </table:table-cell>
          <table:table-cell table:formula="of:=[.E32]-[.E31]" office:value-type="float" office:value="272038" calcext:value-type="float">
            <text:p>272038</text:p>
          </table:table-cell>
          <table:table-cell/>
          <table:table-cell office:value-type="float" office:value="8220155" calcext:value-type="float">
            <text:p>8220155</text:p>
          </table:table-cell>
          <table:table-cell table:formula="of:=[.H32]-[.H31]" office:value-type="float" office:value="257680" calcext:value-type="float">
            <text:p>257680</text:p>
          </table:table-cell>
          <table:table-cell/>
          <table:table-cell office:value-type="float" office:value="8199410" calcext:value-type="float">
            <text:p>8199410</text:p>
          </table:table-cell>
          <table:table-cell table:formula="of:=[.K32]-[.K31]" office:value-type="float" office:value="270525" calcext:value-type="float">
            <text:p>270525</text:p>
          </table:table-cell>
          <table:table-cell/>
          <table:table-cell office:value-type="float" office:value="8248134" calcext:value-type="float">
            <text:p>8248134</text:p>
          </table:table-cell>
          <table:table-cell table:formula="of:=[.N32]-[.N31]" office:value-type="float" office:value="268450" calcext:value-type="float">
            <text:p>268450</text:p>
          </table:table-cell>
          <table:table-cell/>
          <table:table-cell table:formula="of:=AVERAGE([.C32];[.F32];[.I32];[.L32];[.O32])" office:value-type="float" office:value="268680.8" calcext:value-type="float">
            <text:p>268680.8</text:p>
          </table:table-cell>
        </table:table-row>
      </table:table>
      <table:table table:name="Perfcake 3.5" table:style-name="ta1">
        <table:shapes>
          <draw:frame draw:z-index="0" draw:style-name="gr1" draw:text-style-name="P1" svg:width="9in" svg:height="4in" svg:x="2.7331in" svg:y="0in">
            <draw:object draw:notify-on-update-of-ranges="'Perfcake 3.5'.A1:'Perfcake 3.5'.A1 'Perfcake 3.5'.B1:'Perfcake 3.5'.B1 'Perfcake 3.5'.A2:'Perfcake 3.5'.A2 'Perfcake 3.5'.B2:'Perfcake 3.5'.B2 'Perfcake 3.5'.A3:'Perfcake 3.5'.A3 'Perfcake 3.5'.B3:'Perfcake 3.5'.B3 'Perfcake 3.5'.A4:'Perfcake 3.5'.A4 'Perfcake 3.5'.B4:'Perfcake 3.5'.B4 'Perfcake 3.5'.A5:'Perfcake 3.5'.A5 'Perfcake 3.5'.B5:'Perfcake 3.5'.B5 'Perfcake 3.5'.A6:'Perfcake 3.5'.A6 'Perfcake 3.5'.B6:'Perfcake 3.5'.B6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06422" calcext:value-type="float">
            <text:p>8206422</text:p>
          </table:table-cell>
          <table:table-cell table:formula="of:=[.B1]/300" office:value-type="float" office:value="27354.74" calcext:value-type="float">
            <text:p>27354.74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495780" calcext:value-type="float">
            <text:p>8495780</text:p>
          </table:table-cell>
          <table:table-cell table:formula="of:=[.B2]/300" office:value-type="float" office:value="28319.2666666667" calcext:value-type="float">
            <text:p>28319.26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382870" calcext:value-type="float">
            <text:p>8382870</text:p>
          </table:table-cell>
          <table:table-cell table:formula="of:=[.B3]/300" office:value-type="float" office:value="27942.9" calcext:value-type="float">
            <text:p>27942.9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7852399" calcext:value-type="float">
            <text:p>7852399</text:p>
          </table:table-cell>
          <table:table-cell table:formula="of:=[.B4]/300" office:value-type="float" office:value="26174.6633333333" calcext:value-type="float">
            <text:p>26174.6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251700" calcext:value-type="float">
            <text:p>8251700</text:p>
          </table:table-cell>
          <table:table-cell table:formula="of:=[.B5]/300" office:value-type="float" office:value="27505.6666666667" calcext:value-type="float">
            <text:p>27505.66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37834.2" calcext:value-type="float">
            <text:p>8237834.2</text:p>
          </table:table-cell>
          <table:table-cell table:formula="of:=[.B6]/300" office:value-type="float" office:value="27459.4473333333" calcext:value-type="float">
            <text:p>27459.4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43381" calcext:value-type="float">
            <text:p>643381</text:p>
          </table:table-cell>
          <table:table-cell table:style-name="Default"/>
        </table:table-row>
      </table:table>
      <table:table table:name="Perfcake 3.5 distr" table:style-name="ta1">
        <table:shapes>
          <draw:frame draw:z-index="0" draw:style-name="gr1" draw:text-style-name="P1" svg:width="9in" svg:height="4in" svg:x="5.4598in" svg:y="2.487in">
            <draw:object draw:notify-on-update-of-ranges="'Perfcake 3.5 distr'.A2:'Perfcake 3.5 distr'.A32 'Perfcake 3.5 distr'.Q2:'Perfcake 3.5 distr'.Q32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97" calcext:value-type="float">
            <text:p>30597</text:p>
          </table:table-cell>
          <table:table-cell table:formula="of:=[.B3]-[.B2]" office:value-type="float" office:value="30597" calcext:value-type="float">
            <text:p>30597</text:p>
          </table:table-cell>
          <table:table-cell/>
          <table:table-cell office:value-type="float" office:value="85455" calcext:value-type="float">
            <text:p>85455</text:p>
          </table:table-cell>
          <table:table-cell table:formula="of:=[.E3]-[.E2]" office:value-type="float" office:value="85455" calcext:value-type="float">
            <text:p>85455</text:p>
          </table:table-cell>
          <table:table-cell/>
          <table:table-cell office:value-type="float" office:value="57261" calcext:value-type="float">
            <text:p>57261</text:p>
          </table:table-cell>
          <table:table-cell table:formula="of:=[.H3]-[.H2]" office:value-type="float" office:value="57261" calcext:value-type="float">
            <text:p>57261</text:p>
          </table:table-cell>
          <table:table-cell/>
          <table:table-cell office:value-type="float" office:value="31291" calcext:value-type="float">
            <text:p>31291</text:p>
          </table:table-cell>
          <table:table-cell table:formula="of:=[.K3]-[.K2]" office:value-type="float" office:value="31291" calcext:value-type="float">
            <text:p>31291</text:p>
          </table:table-cell>
          <table:table-cell/>
          <table:table-cell office:value-type="float" office:value="31151" calcext:value-type="float">
            <text:p>31151</text:p>
          </table:table-cell>
          <table:table-cell table:formula="of:=[.N3]-[.N2]" office:value-type="float" office:value="31151" calcext:value-type="float">
            <text:p>31151</text:p>
          </table:table-cell>
          <table:table-cell/>
          <table:table-cell table:formula="of:=AVERAGE([.C3];[.F3];[.I3];[.L3];[.O3])" office:value-type="float" office:value="47151" calcext:value-type="float">
            <text:p>47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404" calcext:value-type="float">
            <text:p>62404</text:p>
          </table:table-cell>
          <table:table-cell table:formula="of:=[.B4]-[.B3]" office:value-type="float" office:value="31807" calcext:value-type="float">
            <text:p>31807</text:p>
          </table:table-cell>
          <table:table-cell/>
          <table:table-cell office:value-type="float" office:value="253619" calcext:value-type="float">
            <text:p>253619</text:p>
          </table:table-cell>
          <table:table-cell table:formula="of:=[.E4]-[.E3]" office:value-type="float" office:value="168164" calcext:value-type="float">
            <text:p>168164</text:p>
          </table:table-cell>
          <table:table-cell/>
          <table:table-cell office:value-type="float" office:value="153014" calcext:value-type="float">
            <text:p>153014</text:p>
          </table:table-cell>
          <table:table-cell table:formula="of:=[.H4]-[.H3]" office:value-type="float" office:value="95753" calcext:value-type="float">
            <text:p>95753</text:p>
          </table:table-cell>
          <table:table-cell/>
          <table:table-cell office:value-type="float" office:value="64373" calcext:value-type="float">
            <text:p>64373</text:p>
          </table:table-cell>
          <table:table-cell table:formula="of:=[.K4]-[.K3]" office:value-type="float" office:value="33082" calcext:value-type="float">
            <text:p>33082</text:p>
          </table:table-cell>
          <table:table-cell/>
          <table:table-cell office:value-type="float" office:value="63553" calcext:value-type="float">
            <text:p>63553</text:p>
          </table:table-cell>
          <table:table-cell table:formula="of:=[.N4]-[.N3]" office:value-type="float" office:value="32402" calcext:value-type="float">
            <text:p>32402</text:p>
          </table:table-cell>
          <table:table-cell/>
          <table:table-cell table:formula="of:=AVERAGE([.C4];[.F4];[.I4];[.L4];[.O4])" office:value-type="float" office:value="72241.6" calcext:value-type="float">
            <text:p>72241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132" calcext:value-type="float">
            <text:p>235132</text:p>
          </table:table-cell>
          <table:table-cell table:formula="of:=[.B5]-[.B4]" office:value-type="float" office:value="172728" calcext:value-type="float">
            <text:p>172728</text:p>
          </table:table-cell>
          <table:table-cell/>
          <table:table-cell office:value-type="float" office:value="471802" calcext:value-type="float">
            <text:p>471802</text:p>
          </table:table-cell>
          <table:table-cell table:formula="of:=[.E5]-[.E4]" office:value-type="float" office:value="218183" calcext:value-type="float">
            <text:p>218183</text:p>
          </table:table-cell>
          <table:table-cell/>
          <table:table-cell office:value-type="float" office:value="373132" calcext:value-type="float">
            <text:p>373132</text:p>
          </table:table-cell>
          <table:table-cell table:formula="of:=[.H5]-[.H4]" office:value-type="float" office:value="220118" calcext:value-type="float">
            <text:p>220118</text:p>
          </table:table-cell>
          <table:table-cell/>
          <table:table-cell office:value-type="float" office:value="97452" calcext:value-type="float">
            <text:p>97452</text:p>
          </table:table-cell>
          <table:table-cell table:formula="of:=[.K5]-[.K4]" office:value-type="float" office:value="33079" calcext:value-type="float">
            <text:p>33079</text:p>
          </table:table-cell>
          <table:table-cell/>
          <table:table-cell office:value-type="float" office:value="187483" calcext:value-type="float">
            <text:p>187483</text:p>
          </table:table-cell>
          <table:table-cell table:formula="of:=[.N5]-[.N4]" office:value-type="float" office:value="123930" calcext:value-type="float">
            <text:p>123930</text:p>
          </table:table-cell>
          <table:table-cell/>
          <table:table-cell table:formula="of:=AVERAGE([.C5];[.F5];[.I5];[.L5];[.O5])" office:value-type="float" office:value="153607.6" calcext:value-type="float">
            <text:p>15360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5481" calcext:value-type="float">
            <text:p>525481</text:p>
          </table:table-cell>
          <table:table-cell table:formula="of:=[.B6]-[.B5]" office:value-type="float" office:value="290349" calcext:value-type="float">
            <text:p>290349</text:p>
          </table:table-cell>
          <table:table-cell/>
          <table:table-cell office:value-type="float" office:value="770434" calcext:value-type="float">
            <text:p>770434</text:p>
          </table:table-cell>
          <table:table-cell table:formula="of:=[.E6]-[.E5]" office:value-type="float" office:value="298632" calcext:value-type="float">
            <text:p>298632</text:p>
          </table:table-cell>
          <table:table-cell/>
          <table:table-cell office:value-type="float" office:value="671435" calcext:value-type="float">
            <text:p>671435</text:p>
          </table:table-cell>
          <table:table-cell table:formula="of:=[.H6]-[.H5]" office:value-type="float" office:value="298303" calcext:value-type="float">
            <text:p>298303</text:p>
          </table:table-cell>
          <table:table-cell/>
          <table:table-cell office:value-type="float" office:value="130098" calcext:value-type="float">
            <text:p>130098</text:p>
          </table:table-cell>
          <table:table-cell table:formula="of:=[.K6]-[.K5]" office:value-type="float" office:value="32646" calcext:value-type="float">
            <text:p>32646</text:p>
          </table:table-cell>
          <table:table-cell/>
          <table:table-cell office:value-type="float" office:value="462498" calcext:value-type="float">
            <text:p>462498</text:p>
          </table:table-cell>
          <table:table-cell table:formula="of:=[.N6]-[.N5]" office:value-type="float" office:value="275015" calcext:value-type="float">
            <text:p>275015</text:p>
          </table:table-cell>
          <table:table-cell/>
          <table:table-cell table:formula="of:=AVERAGE([.C6];[.F6];[.I6];[.L6];[.O6])" office:value-type="float" office:value="238989" calcext:value-type="float">
            <text:p>2389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5890" calcext:value-type="float">
            <text:p>825890</text:p>
          </table:table-cell>
          <table:table-cell table:formula="of:=[.B7]-[.B6]" office:value-type="float" office:value="300409" calcext:value-type="float">
            <text:p>300409</text:p>
          </table:table-cell>
          <table:table-cell/>
          <table:table-cell office:value-type="float" office:value="1072123" calcext:value-type="float">
            <text:p>1072123</text:p>
          </table:table-cell>
          <table:table-cell table:formula="of:=[.E7]-[.E6]" office:value-type="float" office:value="301689" calcext:value-type="float">
            <text:p>301689</text:p>
          </table:table-cell>
          <table:table-cell/>
          <table:table-cell office:value-type="float" office:value="972865" calcext:value-type="float">
            <text:p>972865</text:p>
          </table:table-cell>
          <table:table-cell table:formula="of:=[.H7]-[.H6]" office:value-type="float" office:value="301430" calcext:value-type="float">
            <text:p>301430</text:p>
          </table:table-cell>
          <table:table-cell/>
          <table:table-cell office:value-type="float" office:value="358540" calcext:value-type="float">
            <text:p>358540</text:p>
          </table:table-cell>
          <table:table-cell table:formula="of:=[.K7]-[.K6]" office:value-type="float" office:value="228442" calcext:value-type="float">
            <text:p>228442</text:p>
          </table:table-cell>
          <table:table-cell/>
          <table:table-cell office:value-type="float" office:value="757995" calcext:value-type="float">
            <text:p>757995</text:p>
          </table:table-cell>
          <table:table-cell table:formula="of:=[.N7]-[.N6]" office:value-type="float" office:value="295497" calcext:value-type="float">
            <text:p>295497</text:p>
          </table:table-cell>
          <table:table-cell/>
          <table:table-cell table:formula="of:=AVERAGE([.C7];[.F7];[.I7];[.L7];[.O7])" office:value-type="float" office:value="285493.4" calcext:value-type="float">
            <text:p>285493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3470" calcext:value-type="float">
            <text:p>1123470</text:p>
          </table:table-cell>
          <table:table-cell table:formula="of:=[.B8]-[.B7]" office:value-type="float" office:value="297580" calcext:value-type="float">
            <text:p>297580</text:p>
          </table:table-cell>
          <table:table-cell/>
          <table:table-cell office:value-type="float" office:value="1366793" calcext:value-type="float">
            <text:p>1366793</text:p>
          </table:table-cell>
          <table:table-cell table:formula="of:=[.E8]-[.E7]" office:value-type="float" office:value="294670" calcext:value-type="float">
            <text:p>294670</text:p>
          </table:table-cell>
          <table:table-cell/>
          <table:table-cell office:value-type="float" office:value="1272614" calcext:value-type="float">
            <text:p>1272614</text:p>
          </table:table-cell>
          <table:table-cell table:formula="of:=[.H8]-[.H7]" office:value-type="float" office:value="299749" calcext:value-type="float">
            <text:p>299749</text:p>
          </table:table-cell>
          <table:table-cell/>
          <table:table-cell office:value-type="float" office:value="658883" calcext:value-type="float">
            <text:p>658883</text:p>
          </table:table-cell>
          <table:table-cell table:formula="of:=[.K8]-[.K7]" office:value-type="float" office:value="300343" calcext:value-type="float">
            <text:p>300343</text:p>
          </table:table-cell>
          <table:table-cell/>
          <table:table-cell office:value-type="float" office:value="1058245" calcext:value-type="float">
            <text:p>1058245</text:p>
          </table:table-cell>
          <table:table-cell table:formula="of:=[.N8]-[.N7]" office:value-type="float" office:value="300250" calcext:value-type="float">
            <text:p>300250</text:p>
          </table:table-cell>
          <table:table-cell/>
          <table:table-cell table:formula="of:=AVERAGE([.C8];[.F8];[.I8];[.L8];[.O8])" office:value-type="float" office:value="298518.4" calcext:value-type="float">
            <text:p>298518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0584" calcext:value-type="float">
            <text:p>1420584</text:p>
          </table:table-cell>
          <table:table-cell table:formula="of:=[.B9]-[.B8]" office:value-type="float" office:value="297114" calcext:value-type="float">
            <text:p>297114</text:p>
          </table:table-cell>
          <table:table-cell/>
          <table:table-cell office:value-type="float" office:value="1670416" calcext:value-type="float">
            <text:p>1670416</text:p>
          </table:table-cell>
          <table:table-cell table:formula="of:=[.E9]-[.E8]" office:value-type="float" office:value="303623" calcext:value-type="float">
            <text:p>303623</text:p>
          </table:table-cell>
          <table:table-cell/>
          <table:table-cell office:value-type="float" office:value="1568614" calcext:value-type="float">
            <text:p>1568614</text:p>
          </table:table-cell>
          <table:table-cell table:formula="of:=[.H9]-[.H8]" office:value-type="float" office:value="296000" calcext:value-type="float">
            <text:p>296000</text:p>
          </table:table-cell>
          <table:table-cell/>
          <table:table-cell office:value-type="float" office:value="959376" calcext:value-type="float">
            <text:p>959376</text:p>
          </table:table-cell>
          <table:table-cell table:formula="of:=[.K9]-[.K8]" office:value-type="float" office:value="300493" calcext:value-type="float">
            <text:p>300493</text:p>
          </table:table-cell>
          <table:table-cell/>
          <table:table-cell office:value-type="float" office:value="1355935" calcext:value-type="float">
            <text:p>1355935</text:p>
          </table:table-cell>
          <table:table-cell table:formula="of:=[.N9]-[.N8]" office:value-type="float" office:value="297690" calcext:value-type="float">
            <text:p>297690</text:p>
          </table:table-cell>
          <table:table-cell/>
          <table:table-cell table:formula="of:=AVERAGE([.C9];[.F9];[.I9];[.L9];[.O9])" office:value-type="float" office:value="298984" calcext:value-type="float">
            <text:p>2989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7573" calcext:value-type="float">
            <text:p>1717573</text:p>
          </table:table-cell>
          <table:table-cell table:formula="of:=[.B10]-[.B9]" office:value-type="float" office:value="296989" calcext:value-type="float">
            <text:p>296989</text:p>
          </table:table-cell>
          <table:table-cell/>
          <table:table-cell office:value-type="float" office:value="1972498" calcext:value-type="float">
            <text:p>1972498</text:p>
          </table:table-cell>
          <table:table-cell table:formula="of:=[.E10]-[.E9]" office:value-type="float" office:value="302082" calcext:value-type="float">
            <text:p>302082</text:p>
          </table:table-cell>
          <table:table-cell/>
          <table:table-cell office:value-type="float" office:value="1867299" calcext:value-type="float">
            <text:p>1867299</text:p>
          </table:table-cell>
          <table:table-cell table:formula="of:=[.H10]-[.H9]" office:value-type="float" office:value="298685" calcext:value-type="float">
            <text:p>298685</text:p>
          </table:table-cell>
          <table:table-cell/>
          <table:table-cell office:value-type="float" office:value="1258828" calcext:value-type="float">
            <text:p>1258828</text:p>
          </table:table-cell>
          <table:table-cell table:formula="of:=[.K10]-[.K9]" office:value-type="float" office:value="299452" calcext:value-type="float">
            <text:p>299452</text:p>
          </table:table-cell>
          <table:table-cell/>
          <table:table-cell office:value-type="float" office:value="1656860" calcext:value-type="float">
            <text:p>1656860</text:p>
          </table:table-cell>
          <table:table-cell table:formula="of:=[.N10]-[.N9]" office:value-type="float" office:value="300925" calcext:value-type="float">
            <text:p>300925</text:p>
          </table:table-cell>
          <table:table-cell/>
          <table:table-cell table:formula="of:=AVERAGE([.C10];[.F10];[.I10];[.L10];[.O10])" office:value-type="float" office:value="299626.6" calcext:value-type="float">
            <text:p>29962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5292" calcext:value-type="float">
            <text:p>2015292</text:p>
          </table:table-cell>
          <table:table-cell table:formula="of:=[.B11]-[.B10]" office:value-type="float" office:value="297719" calcext:value-type="float">
            <text:p>297719</text:p>
          </table:table-cell>
          <table:table-cell/>
          <table:table-cell office:value-type="float" office:value="2271216" calcext:value-type="float">
            <text:p>2271216</text:p>
          </table:table-cell>
          <table:table-cell table:formula="of:=[.E11]-[.E10]" office:value-type="float" office:value="298718" calcext:value-type="float">
            <text:p>298718</text:p>
          </table:table-cell>
          <table:table-cell/>
          <table:table-cell office:value-type="float" office:value="2162568" calcext:value-type="float">
            <text:p>2162568</text:p>
          </table:table-cell>
          <table:table-cell table:formula="of:=[.H11]-[.H10]" office:value-type="float" office:value="295269" calcext:value-type="float">
            <text:p>295269</text:p>
          </table:table-cell>
          <table:table-cell/>
          <table:table-cell office:value-type="float" office:value="1558968" calcext:value-type="float">
            <text:p>1558968</text:p>
          </table:table-cell>
          <table:table-cell table:formula="of:=[.K11]-[.K10]" office:value-type="float" office:value="300140" calcext:value-type="float">
            <text:p>300140</text:p>
          </table:table-cell>
          <table:table-cell/>
          <table:table-cell office:value-type="float" office:value="1957006" calcext:value-type="float">
            <text:p>1957006</text:p>
          </table:table-cell>
          <table:table-cell table:formula="of:=[.N11]-[.N10]" office:value-type="float" office:value="300146" calcext:value-type="float">
            <text:p>300146</text:p>
          </table:table-cell>
          <table:table-cell/>
          <table:table-cell table:formula="of:=AVERAGE([.C11];[.F11];[.I11];[.L11];[.O11])" office:value-type="float" office:value="298398.4" calcext:value-type="float">
            <text:p>29839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9681" calcext:value-type="float">
            <text:p>2309681</text:p>
          </table:table-cell>
          <table:table-cell table:formula="of:=[.B12]-[.B11]" office:value-type="float" office:value="294389" calcext:value-type="float">
            <text:p>294389</text:p>
          </table:table-cell>
          <table:table-cell/>
          <table:table-cell office:value-type="float" office:value="2568071" calcext:value-type="float">
            <text:p>2568071</text:p>
          </table:table-cell>
          <table:table-cell table:formula="of:=[.E12]-[.E11]" office:value-type="float" office:value="296855" calcext:value-type="float">
            <text:p>296855</text:p>
          </table:table-cell>
          <table:table-cell/>
          <table:table-cell office:value-type="float" office:value="2457598" calcext:value-type="float">
            <text:p>2457598</text:p>
          </table:table-cell>
          <table:table-cell table:formula="of:=[.H12]-[.H11]" office:value-type="float" office:value="295030" calcext:value-type="float">
            <text:p>295030</text:p>
          </table:table-cell>
          <table:table-cell/>
          <table:table-cell office:value-type="float" office:value="1858447" calcext:value-type="float">
            <text:p>1858447</text:p>
          </table:table-cell>
          <table:table-cell table:formula="of:=[.K12]-[.K11]" office:value-type="float" office:value="299479" calcext:value-type="float">
            <text:p>299479</text:p>
          </table:table-cell>
          <table:table-cell/>
          <table:table-cell office:value-type="float" office:value="2256768" calcext:value-type="float">
            <text:p>2256768</text:p>
          </table:table-cell>
          <table:table-cell table:formula="of:=[.N12]-[.N11]" office:value-type="float" office:value="299762" calcext:value-type="float">
            <text:p>299762</text:p>
          </table:table-cell>
          <table:table-cell/>
          <table:table-cell table:formula="of:=AVERAGE([.C12];[.F12];[.I12];[.L12];[.O12])" office:value-type="float" office:value="297103" calcext:value-type="float">
            <text:p>297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07879" calcext:value-type="float">
            <text:p>2607879</text:p>
          </table:table-cell>
          <table:table-cell table:formula="of:=[.B13]-[.B12]" office:value-type="float" office:value="298198" calcext:value-type="float">
            <text:p>298198</text:p>
          </table:table-cell>
          <table:table-cell/>
          <table:table-cell office:value-type="float" office:value="2863703" calcext:value-type="float">
            <text:p>2863703</text:p>
          </table:table-cell>
          <table:table-cell table:formula="of:=[.E13]-[.E12]" office:value-type="float" office:value="295632" calcext:value-type="float">
            <text:p>295632</text:p>
          </table:table-cell>
          <table:table-cell/>
          <table:table-cell office:value-type="float" office:value="2757491" calcext:value-type="float">
            <text:p>2757491</text:p>
          </table:table-cell>
          <table:table-cell table:formula="of:=[.H13]-[.H12]" office:value-type="float" office:value="299893" calcext:value-type="float">
            <text:p>299893</text:p>
          </table:table-cell>
          <table:table-cell/>
          <table:table-cell office:value-type="float" office:value="2161171" calcext:value-type="float">
            <text:p>2161171</text:p>
          </table:table-cell>
          <table:table-cell table:formula="of:=[.K13]-[.K12]" office:value-type="float" office:value="302724" calcext:value-type="float">
            <text:p>302724</text:p>
          </table:table-cell>
          <table:table-cell/>
          <table:table-cell office:value-type="float" office:value="2560663" calcext:value-type="float">
            <text:p>2560663</text:p>
          </table:table-cell>
          <table:table-cell table:formula="of:=[.N13]-[.N12]" office:value-type="float" office:value="303895" calcext:value-type="float">
            <text:p>303895</text:p>
          </table:table-cell>
          <table:table-cell/>
          <table:table-cell table:formula="of:=AVERAGE([.C13];[.F13];[.I13];[.L13];[.O13])" office:value-type="float" office:value="300068.4" calcext:value-type="float">
            <text:p>30006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3900" calcext:value-type="float">
            <text:p>2903900</text:p>
          </table:table-cell>
          <table:table-cell table:formula="of:=[.B14]-[.B13]" office:value-type="float" office:value="296021" calcext:value-type="float">
            <text:p>296021</text:p>
          </table:table-cell>
          <table:table-cell/>
          <table:table-cell office:value-type="float" office:value="3160127" calcext:value-type="float">
            <text:p>3160127</text:p>
          </table:table-cell>
          <table:table-cell table:formula="of:=[.E14]-[.E13]" office:value-type="float" office:value="296424" calcext:value-type="float">
            <text:p>296424</text:p>
          </table:table-cell>
          <table:table-cell/>
          <table:table-cell office:value-type="float" office:value="3054634" calcext:value-type="float">
            <text:p>3054634</text:p>
          </table:table-cell>
          <table:table-cell table:formula="of:=[.H14]-[.H13]" office:value-type="float" office:value="297143" calcext:value-type="float">
            <text:p>297143</text:p>
          </table:table-cell>
          <table:table-cell/>
          <table:table-cell office:value-type="float" office:value="2462950" calcext:value-type="float">
            <text:p>2462950</text:p>
          </table:table-cell>
          <table:table-cell table:formula="of:=[.K14]-[.K13]" office:value-type="float" office:value="301779" calcext:value-type="float">
            <text:p>301779</text:p>
          </table:table-cell>
          <table:table-cell/>
          <table:table-cell office:value-type="float" office:value="2864411" calcext:value-type="float">
            <text:p>2864411</text:p>
          </table:table-cell>
          <table:table-cell table:formula="of:=[.N14]-[.N13]" office:value-type="float" office:value="303748" calcext:value-type="float">
            <text:p>303748</text:p>
          </table:table-cell>
          <table:table-cell/>
          <table:table-cell table:formula="of:=AVERAGE([.C14];[.F14];[.I14];[.L14];[.O14])" office:value-type="float" office:value="299023" calcext:value-type="float">
            <text:p>2990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97920" calcext:value-type="float">
            <text:p>3197920</text:p>
          </table:table-cell>
          <table:table-cell table:formula="of:=[.B15]-[.B14]" office:value-type="float" office:value="294020" calcext:value-type="float">
            <text:p>294020</text:p>
          </table:table-cell>
          <table:table-cell/>
          <table:table-cell office:value-type="float" office:value="3455113" calcext:value-type="float">
            <text:p>3455113</text:p>
          </table:table-cell>
          <table:table-cell table:formula="of:=[.E15]-[.E14]" office:value-type="float" office:value="294986" calcext:value-type="float">
            <text:p>294986</text:p>
          </table:table-cell>
          <table:table-cell/>
          <table:table-cell office:value-type="float" office:value="3352202" calcext:value-type="float">
            <text:p>3352202</text:p>
          </table:table-cell>
          <table:table-cell table:formula="of:=[.H15]-[.H14]" office:value-type="float" office:value="297568" calcext:value-type="float">
            <text:p>297568</text:p>
          </table:table-cell>
          <table:table-cell/>
          <table:table-cell office:value-type="float" office:value="2762969" calcext:value-type="float">
            <text:p>2762969</text:p>
          </table:table-cell>
          <table:table-cell table:formula="of:=[.K15]-[.K14]" office:value-type="float" office:value="300019" calcext:value-type="float">
            <text:p>300019</text:p>
          </table:table-cell>
          <table:table-cell/>
          <table:table-cell office:value-type="float" office:value="3163325" calcext:value-type="float">
            <text:p>3163325</text:p>
          </table:table-cell>
          <table:table-cell table:formula="of:=[.N15]-[.N14]" office:value-type="float" office:value="298914" calcext:value-type="float">
            <text:p>298914</text:p>
          </table:table-cell>
          <table:table-cell/>
          <table:table-cell table:formula="of:=AVERAGE([.C15];[.F15];[.I15];[.L15];[.O15])" office:value-type="float" office:value="297101.4" calcext:value-type="float">
            <text:p>297101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4169" calcext:value-type="float">
            <text:p>3494169</text:p>
          </table:table-cell>
          <table:table-cell table:formula="of:=[.B16]-[.B15]" office:value-type="float" office:value="296249" calcext:value-type="float">
            <text:p>296249</text:p>
          </table:table-cell>
          <table:table-cell/>
          <table:table-cell office:value-type="float" office:value="3754681" calcext:value-type="float">
            <text:p>3754681</text:p>
          </table:table-cell>
          <table:table-cell table:formula="of:=[.E16]-[.E15]" office:value-type="float" office:value="299568" calcext:value-type="float">
            <text:p>299568</text:p>
          </table:table-cell>
          <table:table-cell/>
          <table:table-cell office:value-type="float" office:value="3651821" calcext:value-type="float">
            <text:p>3651821</text:p>
          </table:table-cell>
          <table:table-cell table:formula="of:=[.H16]-[.H15]" office:value-type="float" office:value="299619" calcext:value-type="float">
            <text:p>299619</text:p>
          </table:table-cell>
          <table:table-cell/>
          <table:table-cell office:value-type="float" office:value="3064929" calcext:value-type="float">
            <text:p>3064929</text:p>
          </table:table-cell>
          <table:table-cell table:formula="of:=[.K16]-[.K15]" office:value-type="float" office:value="301960" calcext:value-type="float">
            <text:p>301960</text:p>
          </table:table-cell>
          <table:table-cell/>
          <table:table-cell office:value-type="float" office:value="3466511" calcext:value-type="float">
            <text:p>3466511</text:p>
          </table:table-cell>
          <table:table-cell table:formula="of:=[.N16]-[.N15]" office:value-type="float" office:value="303186" calcext:value-type="float">
            <text:p>303186</text:p>
          </table:table-cell>
          <table:table-cell/>
          <table:table-cell table:formula="of:=AVERAGE([.C16];[.F16];[.I16];[.L16];[.O16])" office:value-type="float" office:value="300116.4" calcext:value-type="float">
            <text:p>300116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4654" calcext:value-type="float">
            <text:p>3794654</text:p>
          </table:table-cell>
          <table:table-cell table:formula="of:=[.B17]-[.B16]" office:value-type="float" office:value="300485" calcext:value-type="float">
            <text:p>300485</text:p>
          </table:table-cell>
          <table:table-cell/>
          <table:table-cell office:value-type="float" office:value="4051888" calcext:value-type="float">
            <text:p>4051888</text:p>
          </table:table-cell>
          <table:table-cell table:formula="of:=[.E17]-[.E16]" office:value-type="float" office:value="297207" calcext:value-type="float">
            <text:p>297207</text:p>
          </table:table-cell>
          <table:table-cell/>
          <table:table-cell office:value-type="float" office:value="3947344" calcext:value-type="float">
            <text:p>3947344</text:p>
          </table:table-cell>
          <table:table-cell table:formula="of:=[.H17]-[.H16]" office:value-type="float" office:value="295523" calcext:value-type="float">
            <text:p>295523</text:p>
          </table:table-cell>
          <table:table-cell/>
          <table:table-cell office:value-type="float" office:value="3368147" calcext:value-type="float">
            <text:p>3368147</text:p>
          </table:table-cell>
          <table:table-cell table:formula="of:=[.K17]-[.K16]" office:value-type="float" office:value="303218" calcext:value-type="float">
            <text:p>303218</text:p>
          </table:table-cell>
          <table:table-cell/>
          <table:table-cell office:value-type="float" office:value="3765992" calcext:value-type="float">
            <text:p>3765992</text:p>
          </table:table-cell>
          <table:table-cell table:formula="of:=[.N17]-[.N16]" office:value-type="float" office:value="299481" calcext:value-type="float">
            <text:p>299481</text:p>
          </table:table-cell>
          <table:table-cell/>
          <table:table-cell table:formula="of:=AVERAGE([.C17];[.F17];[.I17];[.L17];[.O17])" office:value-type="float" office:value="299182.8" calcext:value-type="float">
            <text:p>299182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88610" calcext:value-type="float">
            <text:p>4088610</text:p>
          </table:table-cell>
          <table:table-cell table:formula="of:=[.B18]-[.B17]" office:value-type="float" office:value="293956" calcext:value-type="float">
            <text:p>293956</text:p>
          </table:table-cell>
          <table:table-cell/>
          <table:table-cell office:value-type="float" office:value="4349419" calcext:value-type="float">
            <text:p>4349419</text:p>
          </table:table-cell>
          <table:table-cell table:formula="of:=[.E18]-[.E17]" office:value-type="float" office:value="297531" calcext:value-type="float">
            <text:p>297531</text:p>
          </table:table-cell>
          <table:table-cell/>
          <table:table-cell office:value-type="float" office:value="4243905" calcext:value-type="float">
            <text:p>4243905</text:p>
          </table:table-cell>
          <table:table-cell table:formula="of:=[.H18]-[.H17]" office:value-type="float" office:value="296561" calcext:value-type="float">
            <text:p>296561</text:p>
          </table:table-cell>
          <table:table-cell/>
          <table:table-cell office:value-type="float" office:value="3667692" calcext:value-type="float">
            <text:p>3667692</text:p>
          </table:table-cell>
          <table:table-cell table:formula="of:=[.K18]-[.K17]" office:value-type="float" office:value="299545" calcext:value-type="float">
            <text:p>299545</text:p>
          </table:table-cell>
          <table:table-cell/>
          <table:table-cell office:value-type="float" office:value="4068420" calcext:value-type="float">
            <text:p>4068420</text:p>
          </table:table-cell>
          <table:table-cell table:formula="of:=[.N18]-[.N17]" office:value-type="float" office:value="302428" calcext:value-type="float">
            <text:p>302428</text:p>
          </table:table-cell>
          <table:table-cell/>
          <table:table-cell table:formula="of:=AVERAGE([.C18];[.F18];[.I18];[.L18];[.O18])" office:value-type="float" office:value="298004.2" calcext:value-type="float">
            <text:p>298004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4961" calcext:value-type="float">
            <text:p>4384961</text:p>
          </table:table-cell>
          <table:table-cell table:formula="of:=[.B19]-[.B18]" office:value-type="float" office:value="296351" calcext:value-type="float">
            <text:p>296351</text:p>
          </table:table-cell>
          <table:table-cell/>
          <table:table-cell office:value-type="float" office:value="4650673" calcext:value-type="float">
            <text:p>4650673</text:p>
          </table:table-cell>
          <table:table-cell table:formula="of:=[.E19]-[.E18]" office:value-type="float" office:value="301254" calcext:value-type="float">
            <text:p>301254</text:p>
          </table:table-cell>
          <table:table-cell/>
          <table:table-cell office:value-type="float" office:value="4544589" calcext:value-type="float">
            <text:p>4544589</text:p>
          </table:table-cell>
          <table:table-cell table:formula="of:=[.H19]-[.H18]" office:value-type="float" office:value="300684" calcext:value-type="float">
            <text:p>300684</text:p>
          </table:table-cell>
          <table:table-cell/>
          <table:table-cell office:value-type="float" office:value="3971990" calcext:value-type="float">
            <text:p>3971990</text:p>
          </table:table-cell>
          <table:table-cell table:formula="of:=[.K19]-[.K18]" office:value-type="float" office:value="304298" calcext:value-type="float">
            <text:p>304298</text:p>
          </table:table-cell>
          <table:table-cell/>
          <table:table-cell office:value-type="float" office:value="4371435" calcext:value-type="float">
            <text:p>4371435</text:p>
          </table:table-cell>
          <table:table-cell table:formula="of:=[.N19]-[.N18]" office:value-type="float" office:value="303015" calcext:value-type="float">
            <text:p>303015</text:p>
          </table:table-cell>
          <table:table-cell/>
          <table:table-cell table:formula="of:=AVERAGE([.C19];[.F19];[.I19];[.L19];[.O19])" office:value-type="float" office:value="301120.4" calcext:value-type="float">
            <text:p>301120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79468" calcext:value-type="float">
            <text:p>4679468</text:p>
          </table:table-cell>
          <table:table-cell table:formula="of:=[.B20]-[.B19]" office:value-type="float" office:value="294507" calcext:value-type="float">
            <text:p>294507</text:p>
          </table:table-cell>
          <table:table-cell/>
          <table:table-cell office:value-type="float" office:value="4948096" calcext:value-type="float">
            <text:p>4948096</text:p>
          </table:table-cell>
          <table:table-cell table:formula="of:=[.E20]-[.E19]" office:value-type="float" office:value="297423" calcext:value-type="float">
            <text:p>297423</text:p>
          </table:table-cell>
          <table:table-cell/>
          <table:table-cell office:value-type="float" office:value="4844785" calcext:value-type="float">
            <text:p>4844785</text:p>
          </table:table-cell>
          <table:table-cell table:formula="of:=[.H20]-[.H19]" office:value-type="float" office:value="300196" calcext:value-type="float">
            <text:p>300196</text:p>
          </table:table-cell>
          <table:table-cell/>
          <table:table-cell office:value-type="float" office:value="4275328" calcext:value-type="float">
            <text:p>4275328</text:p>
          </table:table-cell>
          <table:table-cell table:formula="of:=[.K20]-[.K19]" office:value-type="float" office:value="303338" calcext:value-type="float">
            <text:p>303338</text:p>
          </table:table-cell>
          <table:table-cell/>
          <table:table-cell office:value-type="float" office:value="4670662" calcext:value-type="float">
            <text:p>4670662</text:p>
          </table:table-cell>
          <table:table-cell table:formula="of:=[.N20]-[.N19]" office:value-type="float" office:value="299227" calcext:value-type="float">
            <text:p>299227</text:p>
          </table:table-cell>
          <table:table-cell/>
          <table:table-cell table:formula="of:=AVERAGE([.C20];[.F20];[.I20];[.L20];[.O20])" office:value-type="float" office:value="298938.2" calcext:value-type="float">
            <text:p>298938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74838" calcext:value-type="float">
            <text:p>4974838</text:p>
          </table:table-cell>
          <table:table-cell table:formula="of:=[.B21]-[.B20]" office:value-type="float" office:value="295370" calcext:value-type="float">
            <text:p>295370</text:p>
          </table:table-cell>
          <table:table-cell/>
          <table:table-cell office:value-type="float" office:value="5247818" calcext:value-type="float">
            <text:p>5247818</text:p>
          </table:table-cell>
          <table:table-cell table:formula="of:=[.E21]-[.E20]" office:value-type="float" office:value="299722" calcext:value-type="float">
            <text:p>299722</text:p>
          </table:table-cell>
          <table:table-cell/>
          <table:table-cell office:value-type="float" office:value="5140846" calcext:value-type="float">
            <text:p>5140846</text:p>
          </table:table-cell>
          <table:table-cell table:formula="of:=[.H21]-[.H20]" office:value-type="float" office:value="296061" calcext:value-type="float">
            <text:p>296061</text:p>
          </table:table-cell>
          <table:table-cell/>
          <table:table-cell office:value-type="float" office:value="4575763" calcext:value-type="float">
            <text:p>4575763</text:p>
          </table:table-cell>
          <table:table-cell table:formula="of:=[.K21]-[.K20]" office:value-type="float" office:value="300435" calcext:value-type="float">
            <text:p>300435</text:p>
          </table:table-cell>
          <table:table-cell/>
          <table:table-cell office:value-type="float" office:value="4971887" calcext:value-type="float">
            <text:p>4971887</text:p>
          </table:table-cell>
          <table:table-cell table:formula="of:=[.N21]-[.N20]" office:value-type="float" office:value="301225" calcext:value-type="float">
            <text:p>301225</text:p>
          </table:table-cell>
          <table:table-cell/>
          <table:table-cell table:formula="of:=AVERAGE([.C21];[.F21];[.I21];[.L21];[.O21])" office:value-type="float" office:value="298562.6" calcext:value-type="float">
            <text:p>298562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73536" calcext:value-type="float">
            <text:p>5273536</text:p>
          </table:table-cell>
          <table:table-cell table:formula="of:=[.B22]-[.B21]" office:value-type="float" office:value="298698" calcext:value-type="float">
            <text:p>298698</text:p>
          </table:table-cell>
          <table:table-cell/>
          <table:table-cell office:value-type="float" office:value="5548222" calcext:value-type="float">
            <text:p>5548222</text:p>
          </table:table-cell>
          <table:table-cell table:formula="of:=[.E22]-[.E21]" office:value-type="float" office:value="300404" calcext:value-type="float">
            <text:p>300404</text:p>
          </table:table-cell>
          <table:table-cell/>
          <table:table-cell office:value-type="float" office:value="5438681" calcext:value-type="float">
            <text:p>5438681</text:p>
          </table:table-cell>
          <table:table-cell table:formula="of:=[.H22]-[.H21]" office:value-type="float" office:value="297835" calcext:value-type="float">
            <text:p>297835</text:p>
          </table:table-cell>
          <table:table-cell/>
          <table:table-cell office:value-type="float" office:value="4876309" calcext:value-type="float">
            <text:p>4876309</text:p>
          </table:table-cell>
          <table:table-cell table:formula="of:=[.K22]-[.K21]" office:value-type="float" office:value="300546" calcext:value-type="float">
            <text:p>300546</text:p>
          </table:table-cell>
          <table:table-cell/>
          <table:table-cell office:value-type="float" office:value="5273817" calcext:value-type="float">
            <text:p>5273817</text:p>
          </table:table-cell>
          <table:table-cell table:formula="of:=[.N22]-[.N21]" office:value-type="float" office:value="301930" calcext:value-type="float">
            <text:p>301930</text:p>
          </table:table-cell>
          <table:table-cell/>
          <table:table-cell table:formula="of:=AVERAGE([.C22];[.F22];[.I22];[.L22];[.O22])" office:value-type="float" office:value="299882.6" calcext:value-type="float">
            <text:p>29988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568787" calcext:value-type="float">
            <text:p>5568787</text:p>
          </table:table-cell>
          <table:table-cell table:formula="of:=[.B23]-[.B22]" office:value-type="float" office:value="295251" calcext:value-type="float">
            <text:p>295251</text:p>
          </table:table-cell>
          <table:table-cell/>
          <table:table-cell office:value-type="float" office:value="5845548" calcext:value-type="float">
            <text:p>5845548</text:p>
          </table:table-cell>
          <table:table-cell table:formula="of:=[.E23]-[.E22]" office:value-type="float" office:value="297326" calcext:value-type="float">
            <text:p>297326</text:p>
          </table:table-cell>
          <table:table-cell/>
          <table:table-cell office:value-type="float" office:value="5739184" calcext:value-type="float">
            <text:p>5739184</text:p>
          </table:table-cell>
          <table:table-cell table:formula="of:=[.H23]-[.H22]" office:value-type="float" office:value="300503" calcext:value-type="float">
            <text:p>300503</text:p>
          </table:table-cell>
          <table:table-cell/>
          <table:table-cell office:value-type="float" office:value="5175865" calcext:value-type="float">
            <text:p>5175865</text:p>
          </table:table-cell>
          <table:table-cell table:formula="of:=[.K23]-[.K22]" office:value-type="float" office:value="299556" calcext:value-type="float">
            <text:p>299556</text:p>
          </table:table-cell>
          <table:table-cell/>
          <table:table-cell office:value-type="float" office:value="5574905" calcext:value-type="float">
            <text:p>5574905</text:p>
          </table:table-cell>
          <table:table-cell table:formula="of:=[.N23]-[.N22]" office:value-type="float" office:value="301088" calcext:value-type="float">
            <text:p>301088</text:p>
          </table:table-cell>
          <table:table-cell/>
          <table:table-cell table:formula="of:=AVERAGE([.C23];[.F23];[.I23];[.L23];[.O23])" office:value-type="float" office:value="298744.8" calcext:value-type="float">
            <text:p>298744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67018" calcext:value-type="float">
            <text:p>5867018</text:p>
          </table:table-cell>
          <table:table-cell table:formula="of:=[.B24]-[.B23]" office:value-type="float" office:value="298231" calcext:value-type="float">
            <text:p>298231</text:p>
          </table:table-cell>
          <table:table-cell/>
          <table:table-cell office:value-type="float" office:value="6142107" calcext:value-type="float">
            <text:p>6142107</text:p>
          </table:table-cell>
          <table:table-cell table:formula="of:=[.E24]-[.E23]" office:value-type="float" office:value="296559" calcext:value-type="float">
            <text:p>296559</text:p>
          </table:table-cell>
          <table:table-cell/>
          <table:table-cell office:value-type="float" office:value="6032099" calcext:value-type="float">
            <text:p>6032099</text:p>
          </table:table-cell>
          <table:table-cell table:formula="of:=[.H24]-[.H23]" office:value-type="float" office:value="292915" calcext:value-type="float">
            <text:p>292915</text:p>
          </table:table-cell>
          <table:table-cell/>
          <table:table-cell office:value-type="float" office:value="5477251" calcext:value-type="float">
            <text:p>5477251</text:p>
          </table:table-cell>
          <table:table-cell table:formula="of:=[.K24]-[.K23]" office:value-type="float" office:value="301386" calcext:value-type="float">
            <text:p>301386</text:p>
          </table:table-cell>
          <table:table-cell/>
          <table:table-cell office:value-type="float" office:value="5870887" calcext:value-type="float">
            <text:p>5870887</text:p>
          </table:table-cell>
          <table:table-cell table:formula="of:=[.N24]-[.N23]" office:value-type="float" office:value="295982" calcext:value-type="float">
            <text:p>295982</text:p>
          </table:table-cell>
          <table:table-cell/>
          <table:table-cell table:formula="of:=AVERAGE([.C24];[.F24];[.I24];[.L24];[.O24])" office:value-type="float" office:value="297014.6" calcext:value-type="float">
            <text:p>297014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67483" calcext:value-type="float">
            <text:p>6167483</text:p>
          </table:table-cell>
          <table:table-cell table:formula="of:=[.B25]-[.B24]" office:value-type="float" office:value="300465" calcext:value-type="float">
            <text:p>300465</text:p>
          </table:table-cell>
          <table:table-cell/>
          <table:table-cell office:value-type="float" office:value="6440634" calcext:value-type="float">
            <text:p>6440634</text:p>
          </table:table-cell>
          <table:table-cell table:formula="of:=[.E25]-[.E24]" office:value-type="float" office:value="298527" calcext:value-type="float">
            <text:p>298527</text:p>
          </table:table-cell>
          <table:table-cell/>
          <table:table-cell office:value-type="float" office:value="6329254" calcext:value-type="float">
            <text:p>6329254</text:p>
          </table:table-cell>
          <table:table-cell table:formula="of:=[.H25]-[.H24]" office:value-type="float" office:value="297155" calcext:value-type="float">
            <text:p>297155</text:p>
          </table:table-cell>
          <table:table-cell/>
          <table:table-cell office:value-type="float" office:value="5776831" calcext:value-type="float">
            <text:p>5776831</text:p>
          </table:table-cell>
          <table:table-cell table:formula="of:=[.K25]-[.K24]" office:value-type="float" office:value="299580" calcext:value-type="float">
            <text:p>299580</text:p>
          </table:table-cell>
          <table:table-cell/>
          <table:table-cell office:value-type="float" office:value="6171981" calcext:value-type="float">
            <text:p>6171981</text:p>
          </table:table-cell>
          <table:table-cell table:formula="of:=[.N25]-[.N24]" office:value-type="float" office:value="301094" calcext:value-type="float">
            <text:p>301094</text:p>
          </table:table-cell>
          <table:table-cell/>
          <table:table-cell table:formula="of:=AVERAGE([.C25];[.F25];[.I25];[.L25];[.O25])" office:value-type="float" office:value="299364.2" calcext:value-type="float">
            <text:p>299364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3525" calcext:value-type="float">
            <text:p>6463525</text:p>
          </table:table-cell>
          <table:table-cell table:formula="of:=[.B26]-[.B25]" office:value-type="float" office:value="296042" calcext:value-type="float">
            <text:p>296042</text:p>
          </table:table-cell>
          <table:table-cell/>
          <table:table-cell office:value-type="float" office:value="6731567" calcext:value-type="float">
            <text:p>6731567</text:p>
          </table:table-cell>
          <table:table-cell table:formula="of:=[.E26]-[.E25]" office:value-type="float" office:value="290933" calcext:value-type="float">
            <text:p>290933</text:p>
          </table:table-cell>
          <table:table-cell/>
          <table:table-cell office:value-type="float" office:value="6628131" calcext:value-type="float">
            <text:p>6628131</text:p>
          </table:table-cell>
          <table:table-cell table:formula="of:=[.H26]-[.H25]" office:value-type="float" office:value="298877" calcext:value-type="float">
            <text:p>298877</text:p>
          </table:table-cell>
          <table:table-cell/>
          <table:table-cell office:value-type="float" office:value="6073332" calcext:value-type="float">
            <text:p>6073332</text:p>
          </table:table-cell>
          <table:table-cell table:formula="of:=[.K26]-[.K25]" office:value-type="float" office:value="296501" calcext:value-type="float">
            <text:p>296501</text:p>
          </table:table-cell>
          <table:table-cell/>
          <table:table-cell office:value-type="float" office:value="6472498" calcext:value-type="float">
            <text:p>6472498</text:p>
          </table:table-cell>
          <table:table-cell table:formula="of:=[.N26]-[.N25]" office:value-type="float" office:value="300517" calcext:value-type="float">
            <text:p>300517</text:p>
          </table:table-cell>
          <table:table-cell/>
          <table:table-cell table:formula="of:=AVERAGE([.C26];[.F26];[.I26];[.L26];[.O26])" office:value-type="float" office:value="296574" calcext:value-type="float">
            <text:p>2965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58905" calcext:value-type="float">
            <text:p>6758905</text:p>
          </table:table-cell>
          <table:table-cell table:formula="of:=[.B27]-[.B26]" office:value-type="float" office:value="295380" calcext:value-type="float">
            <text:p>295380</text:p>
          </table:table-cell>
          <table:table-cell/>
          <table:table-cell office:value-type="float" office:value="7032885" calcext:value-type="float">
            <text:p>7032885</text:p>
          </table:table-cell>
          <table:table-cell table:formula="of:=[.E27]-[.E26]" office:value-type="float" office:value="301318" calcext:value-type="float">
            <text:p>301318</text:p>
          </table:table-cell>
          <table:table-cell/>
          <table:table-cell office:value-type="float" office:value="6921577" calcext:value-type="float">
            <text:p>6921577</text:p>
          </table:table-cell>
          <table:table-cell table:formula="of:=[.H27]-[.H26]" office:value-type="float" office:value="293446" calcext:value-type="float">
            <text:p>293446</text:p>
          </table:table-cell>
          <table:table-cell/>
          <table:table-cell office:value-type="float" office:value="6370363" calcext:value-type="float">
            <text:p>6370363</text:p>
          </table:table-cell>
          <table:table-cell table:formula="of:=[.K27]-[.K26]" office:value-type="float" office:value="297031" calcext:value-type="float">
            <text:p>297031</text:p>
          </table:table-cell>
          <table:table-cell/>
          <table:table-cell office:value-type="float" office:value="6773808" calcext:value-type="float">
            <text:p>6773808</text:p>
          </table:table-cell>
          <table:table-cell table:formula="of:=[.N27]-[.N26]" office:value-type="float" office:value="301310" calcext:value-type="float">
            <text:p>301310</text:p>
          </table:table-cell>
          <table:table-cell/>
          <table:table-cell table:formula="of:=AVERAGE([.C27];[.F27];[.I27];[.L27];[.O27])" office:value-type="float" office:value="297697" calcext:value-type="float">
            <text:p>2976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51941" calcext:value-type="float">
            <text:p>7051941</text:p>
          </table:table-cell>
          <table:table-cell table:formula="of:=[.B28]-[.B27]" office:value-type="float" office:value="293036" calcext:value-type="float">
            <text:p>293036</text:p>
          </table:table-cell>
          <table:table-cell/>
          <table:table-cell office:value-type="float" office:value="7327616" calcext:value-type="float">
            <text:p>7327616</text:p>
          </table:table-cell>
          <table:table-cell table:formula="of:=[.E28]-[.E27]" office:value-type="float" office:value="294731" calcext:value-type="float">
            <text:p>294731</text:p>
          </table:table-cell>
          <table:table-cell/>
          <table:table-cell office:value-type="float" office:value="7218432" calcext:value-type="float">
            <text:p>7218432</text:p>
          </table:table-cell>
          <table:table-cell table:formula="of:=[.H28]-[.H27]" office:value-type="float" office:value="296855" calcext:value-type="float">
            <text:p>296855</text:p>
          </table:table-cell>
          <table:table-cell/>
          <table:table-cell office:value-type="float" office:value="6671878" calcext:value-type="float">
            <text:p>6671878</text:p>
          </table:table-cell>
          <table:table-cell table:formula="of:=[.K28]-[.K27]" office:value-type="float" office:value="301515" calcext:value-type="float">
            <text:p>301515</text:p>
          </table:table-cell>
          <table:table-cell/>
          <table:table-cell office:value-type="float" office:value="7076991" calcext:value-type="float">
            <text:p>7076991</text:p>
          </table:table-cell>
          <table:table-cell table:formula="of:=[.N28]-[.N27]" office:value-type="float" office:value="303183" calcext:value-type="float">
            <text:p>303183</text:p>
          </table:table-cell>
          <table:table-cell/>
          <table:table-cell table:formula="of:=AVERAGE([.C28];[.F28];[.I28];[.L28];[.O28])" office:value-type="float" office:value="297864" calcext:value-type="float">
            <text:p>2978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342863" calcext:value-type="float">
            <text:p>7342863</text:p>
          </table:table-cell>
          <table:table-cell table:formula="of:=[.B29]-[.B28]" office:value-type="float" office:value="290922" calcext:value-type="float">
            <text:p>290922</text:p>
          </table:table-cell>
          <table:table-cell/>
          <table:table-cell office:value-type="float" office:value="7623657" calcext:value-type="float">
            <text:p>7623657</text:p>
          </table:table-cell>
          <table:table-cell table:formula="of:=[.E29]-[.E28]" office:value-type="float" office:value="296041" calcext:value-type="float">
            <text:p>296041</text:p>
          </table:table-cell>
          <table:table-cell/>
          <table:table-cell office:value-type="float" office:value="7511147" calcext:value-type="float">
            <text:p>7511147</text:p>
          </table:table-cell>
          <table:table-cell table:formula="of:=[.H29]-[.H28]" office:value-type="float" office:value="292715" calcext:value-type="float">
            <text:p>292715</text:p>
          </table:table-cell>
          <table:table-cell/>
          <table:table-cell office:value-type="float" office:value="6972013" calcext:value-type="float">
            <text:p>6972013</text:p>
          </table:table-cell>
          <table:table-cell table:formula="of:=[.K29]-[.K28]" office:value-type="float" office:value="300135" calcext:value-type="float">
            <text:p>300135</text:p>
          </table:table-cell>
          <table:table-cell/>
          <table:table-cell office:value-type="float" office:value="7375279" calcext:value-type="float">
            <text:p>7375279</text:p>
          </table:table-cell>
          <table:table-cell table:formula="of:=[.N29]-[.N28]" office:value-type="float" office:value="298288" calcext:value-type="float">
            <text:p>298288</text:p>
          </table:table-cell>
          <table:table-cell/>
          <table:table-cell table:formula="of:=AVERAGE([.C29];[.F29];[.I29];[.L29];[.O29])" office:value-type="float" office:value="295620.2" calcext:value-type="float">
            <text:p>295620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638539" calcext:value-type="float">
            <text:p>7638539</text:p>
          </table:table-cell>
          <table:table-cell table:formula="of:=[.B30]-[.B29]" office:value-type="float" office:value="295676" calcext:value-type="float">
            <text:p>295676</text:p>
          </table:table-cell>
          <table:table-cell/>
          <table:table-cell office:value-type="float" office:value="7920576" calcext:value-type="float">
            <text:p>7920576</text:p>
          </table:table-cell>
          <table:table-cell table:formula="of:=[.E30]-[.E29]" office:value-type="float" office:value="296919" calcext:value-type="float">
            <text:p>296919</text:p>
          </table:table-cell>
          <table:table-cell/>
          <table:table-cell office:value-type="float" office:value="7810399" calcext:value-type="float">
            <text:p>7810399</text:p>
          </table:table-cell>
          <table:table-cell table:formula="of:=[.H30]-[.H29]" office:value-type="float" office:value="299252" calcext:value-type="float">
            <text:p>299252</text:p>
          </table:table-cell>
          <table:table-cell/>
          <table:table-cell office:value-type="float" office:value="7271355" calcext:value-type="float">
            <text:p>7271355</text:p>
          </table:table-cell>
          <table:table-cell table:formula="of:=[.K30]-[.K29]" office:value-type="float" office:value="299342" calcext:value-type="float">
            <text:p>299342</text:p>
          </table:table-cell>
          <table:table-cell/>
          <table:table-cell office:value-type="float" office:value="7676988" calcext:value-type="float">
            <text:p>7676988</text:p>
          </table:table-cell>
          <table:table-cell table:formula="of:=[.N30]-[.N29]" office:value-type="float" office:value="301709" calcext:value-type="float">
            <text:p>301709</text:p>
          </table:table-cell>
          <table:table-cell/>
          <table:table-cell table:formula="of:=AVERAGE([.C30];[.F30];[.I30];[.L30];[.O30])" office:value-type="float" office:value="298579.6" calcext:value-type="float">
            <text:p>29857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932555" calcext:value-type="float">
            <text:p>7932555</text:p>
          </table:table-cell>
          <table:table-cell table:formula="of:=[.B31]-[.B30]" office:value-type="float" office:value="294016" calcext:value-type="float">
            <text:p>294016</text:p>
          </table:table-cell>
          <table:table-cell/>
          <table:table-cell office:value-type="float" office:value="8219457" calcext:value-type="float">
            <text:p>8219457</text:p>
          </table:table-cell>
          <table:table-cell table:formula="of:=[.E31]-[.E30]" office:value-type="float" office:value="298881" calcext:value-type="float">
            <text:p>298881</text:p>
          </table:table-cell>
          <table:table-cell/>
          <table:table-cell office:value-type="float" office:value="8108426" calcext:value-type="float">
            <text:p>8108426</text:p>
          </table:table-cell>
          <table:table-cell table:formula="of:=[.H31]-[.H30]" office:value-type="float" office:value="298027" calcext:value-type="float">
            <text:p>298027</text:p>
          </table:table-cell>
          <table:table-cell/>
          <table:table-cell office:value-type="float" office:value="7574222" calcext:value-type="float">
            <text:p>7574222</text:p>
          </table:table-cell>
          <table:table-cell table:formula="of:=[.K31]-[.K30]" office:value-type="float" office:value="302867" calcext:value-type="float">
            <text:p>302867</text:p>
          </table:table-cell>
          <table:table-cell/>
          <table:table-cell office:value-type="float" office:value="7976047" calcext:value-type="float">
            <text:p>7976047</text:p>
          </table:table-cell>
          <table:table-cell table:formula="of:=[.N31]-[.N30]" office:value-type="float" office:value="299059" calcext:value-type="float">
            <text:p>299059</text:p>
          </table:table-cell>
          <table:table-cell/>
          <table:table-cell table:formula="of:=AVERAGE([.C31];[.F31];[.I31];[.L31];[.O31])" office:value-type="float" office:value="298570" calcext:value-type="float">
            <text:p>2985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06422" calcext:value-type="float">
            <text:p>8206422</text:p>
          </table:table-cell>
          <table:table-cell table:formula="of:=[.B32]-[.B31]" office:value-type="float" office:value="273867" calcext:value-type="float">
            <text:p>273867</text:p>
          </table:table-cell>
          <table:table-cell/>
          <table:table-cell office:value-type="float" office:value="8495780" calcext:value-type="float">
            <text:p>8495780</text:p>
          </table:table-cell>
          <table:table-cell table:formula="of:=[.E32]-[.E31]" office:value-type="float" office:value="276323" calcext:value-type="float">
            <text:p>276323</text:p>
          </table:table-cell>
          <table:table-cell/>
          <table:table-cell office:value-type="float" office:value="8382870" calcext:value-type="float">
            <text:p>8382870</text:p>
          </table:table-cell>
          <table:table-cell table:formula="of:=[.H32]-[.H31]" office:value-type="float" office:value="274444" calcext:value-type="float">
            <text:p>274444</text:p>
          </table:table-cell>
          <table:table-cell/>
          <table:table-cell office:value-type="float" office:value="7852399" calcext:value-type="float">
            <text:p>7852399</text:p>
          </table:table-cell>
          <table:table-cell table:formula="of:=[.K32]-[.K31]" office:value-type="float" office:value="278177" calcext:value-type="float">
            <text:p>278177</text:p>
          </table:table-cell>
          <table:table-cell/>
          <table:table-cell office:value-type="float" office:value="8251700" calcext:value-type="float">
            <text:p>8251700</text:p>
          </table:table-cell>
          <table:table-cell table:formula="of:=[.N32]-[.N31]" office:value-type="float" office:value="275653" calcext:value-type="float">
            <text:p>275653</text:p>
          </table:table-cell>
          <table:table-cell/>
          <table:table-cell table:formula="of:=AVERAGE([.C32];[.F32];[.I32];[.L32];[.O32])" office:value-type="float" office:value="275692.8" calcext:value-type="float">
            <text:p>27569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08:59.94639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3:09:37.235567854</meta:creation-date>
    <meta:generator>LibreOffice/4.2.7.2$Linux_X86_64 LibreOffice_project/420m0$Build-2</meta:generator>
    <dc:date>2015-01-05T05:10:20.114267359</dc:date>
    <meta:editing-duration>PT54M35S</meta:editing-duration>
    <meta:editing-cycles>8</meta:editing-cycles>
    <meta:document-statistic meta:table-count="35" meta:cell-count="5064" meta:object-count="3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A6 'Faban 3.5'.B1:'Faban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3.5'.B1:'Faban 3.5'.B1" chart:label-cell-address="'Faban 3.1'.A1:'Faban 3.1'.A1" chart:class="chart:bar">
            <chart:data-point/>
          </chart:series>
          <chart:series chart:style-name="ch10" chart:values-cell-range-address="'Faban 3.5'.B2:'Faban 3.5'.B2" chart:label-cell-address="'Faban 3.1'.A2:'Faban 3.1'.A2" chart:class="chart:bar">
            <chart:data-point/>
          </chart:series>
          <chart:series chart:style-name="ch11" chart:values-cell-range-address="'Faban 3.5'.B3:'Faban 3.5'.B3" chart:label-cell-address="'Faban 3.1'.A3:'Faban 3.1'.A3" chart:class="chart:bar">
            <chart:data-point/>
          </chart:series>
          <chart:series chart:style-name="ch12" chart:values-cell-range-address="'Faban 3.5'.B4:'Faban 3.5'.B4" chart:label-cell-address="'Faban 3.1'.A4:'Faban 3.1'.A4" chart:class="chart:bar">
            <chart:data-point/>
          </chart:series>
          <chart:series chart:style-name="ch13" chart:values-cell-range-address="'Faban 3.5'.B5:'Faban 3.5'.B5" chart:label-cell-address="'Faban 3.1'.A5:'Faban 3.1'.A5" chart:class="chart:bar">
            <chart:data-point/>
          </chart:series>
          <chart:series chart:style-name="ch14" chart:values-cell-range-address="'Faban 3.5'.B6:'Faban 3.5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NaN">
                <text:p>NaN</text:p>
                <draw:g>
                  <svg:desc>'Faban 3.5'.B1:'Faban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10">
                <text:p>610</text:p>
                <draw:g>
                  <svg:desc>'Faban 3.5'.B2:'Faban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12">
                <text:p>612</text:p>
                <draw:g>
                  <svg:desc>'Faban 3.5'.B3:'Faban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13">
                <text:p>613</text:p>
                <draw:g>
                  <svg:desc>'Faban 3.5'.B4:'Faban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15">
                <text:p>615</text:p>
                <draw:g>
                  <svg:desc>'Faban 3.5'.B5:'Faban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12.5">
                <text:p>612.5</text:p>
                <draw:g>
                  <svg:desc>'Faban 3.5'.B6:'Faban 3.5'.B6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1 distr'.A2:'Gatling 3.1 distr'.A32 'Gatling 3.1 distr'.Q2:'Gatling 3.1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1 distr'.A2:'Gatling 3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1 distr'.Q2:'Gatling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1 distr'.A2:'Gatling 3.1 distr'.A32</svg:desc>
                </draw:g>
              </table:table-cell>
              <table:table-cell office:value-type="float" office:value="0">
                <text:p>0</text:p>
                <draw:g>
                  <svg:desc>'Gatling 3.1 distr'.Q2:'Gatling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74.8">
                <text:p>1767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506.2">
                <text:p>7950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373.2">
                <text:p>9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484.2">
                <text:p>8948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726.8">
                <text:p>85726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67.6">
                <text:p>8746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747.4">
                <text:p>8674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502.2">
                <text:p>8850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25.6">
                <text:p>89125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390.2">
                <text:p>8939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213.6">
                <text:p>87213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9889.2">
                <text:p>89889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0603">
                <text:p>906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295">
                <text:p>902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022.2">
                <text:p>9002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875.8">
                <text:p>89875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202.8">
                <text:p>8920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477.4">
                <text:p>8347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317.6">
                <text:p>8631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564">
                <text:p>885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540.4">
                <text:p>86540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4389.2">
                <text:p>94389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6984.2">
                <text:p>8698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552.6">
                <text:p>8755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1265.4">
                <text:p>91265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8255.4">
                <text:p>88255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1620.6">
                <text:p>91620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946">
                <text:p>879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186.6">
                <text:p>8618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1'.A1:'Gatling 3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1'.B1:'Gatling 3.1'.B1" chart:label-cell-address="'Gatling 3.1'.A1:'Gatling 3.1'.A1" chart:class="chart:bar">
            <chart:data-point/>
          </chart:series>
          <chart:series chart:style-name="ch10" chart:values-cell-range-address="'Gatling 3.1'.B2:'Gatling 3.1'.B2" chart:label-cell-address="'Gatling 3.1'.A2:'Gatling 3.1'.A2" chart:class="chart:bar">
            <chart:data-point/>
          </chart:series>
          <chart:series chart:style-name="ch11" chart:values-cell-range-address="'Gatling 3.1'.B3:'Gatling 3.1'.B3" chart:label-cell-address="'Gatling 3.1'.A3:'Gatling 3.1'.A3" chart:class="chart:bar">
            <chart:data-point/>
          </chart:series>
          <chart:series chart:style-name="ch12" chart:values-cell-range-address="'Gatling 3.1'.B4:'Gatling 3.1'.B4" chart:label-cell-address="'Gatling 3.1'.A4:'Gatling 3.1'.A4" chart:class="chart:bar">
            <chart:data-point/>
          </chart:series>
          <chart:series chart:style-name="ch13" chart:values-cell-range-address="'Gatling 3.1'.B5:'Gatling 3.1'.B5" chart:label-cell-address="'Gatling 3.1'.A5:'Gatling 3.1'.A5" chart:class="chart:bar">
            <chart:data-point/>
          </chart:series>
          <chart:series chart:style-name="ch14" chart:values-cell-range-address="'Gatling 3.1'.B6:'Gatling 3.1'.B6" chart:label-cell-address="'Gatling 3.1'.A6:'Gatling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1'.A1:'Gatling 3.1'.A1</svg:desc>
                </draw:g>
              </table:table-cell>
              <table:table-cell office:value-type="float" office:value="2578507">
                <text:p>2578507</text:p>
                <draw:g>
                  <svg:desc>'Gatling 3.1'.B1:'Gatling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1'.A2:'Gatling 3.1'.A2</svg:desc>
                </draw:g>
              </table:table-cell>
              <table:table-cell office:value-type="float" office:value="2606448">
                <text:p>2606448</text:p>
                <draw:g>
                  <svg:desc>'Gatling 3.1'.B2:'Gatling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1'.A3:'Gatling 3.1'.A3</svg:desc>
                </draw:g>
              </table:table-cell>
              <table:table-cell office:value-type="float" office:value="2609597">
                <text:p>2609597</text:p>
                <draw:g>
                  <svg:desc>'Gatling 3.1'.B3:'Gatling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1'.A4:'Gatling 3.1'.A4</svg:desc>
                </draw:g>
              </table:table-cell>
              <table:table-cell office:value-type="float" office:value="2516099">
                <text:p>2516099</text:p>
                <draw:g>
                  <svg:desc>'Gatling 3.1'.B4:'Gatling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1'.A5:'Gatling 3.1'.A5</svg:desc>
                </draw:g>
              </table:table-cell>
              <table:table-cell office:value-type="float" office:value="2586725">
                <text:p>2586725</text:p>
                <draw:g>
                  <svg:desc>'Gatling 3.1'.B5:'Gatling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1'.A6:'Gatling 3.1'.A6</svg:desc>
                </draw:g>
              </table:table-cell>
              <table:table-cell office:value-type="float" office:value="2579475.2">
                <text:p>2579475.2</text:p>
                <draw:g>
                  <svg:desc>'Gatling 3.1'.B6:'Gatling 3.1'.B6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2 distr'.A2:'Gatling 3.2 distr'.A32 'Gatling 3.2 distr'.Q2:'Gatling 3.2 distr'.Q32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2 distr'.A2:'Gatling 3.2 distr'.A32"/>
          </chart:axis>
          <chart:axis chart:dimension="y" chart:name="primary-y" chart:style-name="ch3">
            <chart:title svg:x="0.451cm" svg:y="5.56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2 distr'.Q2:'Gatling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2 distr'.A2:'Gatling 3.2 distr'.A32</svg:desc>
                </draw:g>
              </table:table-cell>
              <table:table-cell office:value-type="float" office:value="0">
                <text:p>0</text:p>
                <draw:g>
                  <svg:desc>'Gatling 3.2 distr'.Q2:'Gatling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08.2">
                <text:p>990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49.4">
                <text:p>1074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73.2">
                <text:p>1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74.4">
                <text:p>1117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26.2">
                <text:p>1122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67.4">
                <text:p>1126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27.2">
                <text:p>1122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79.2">
                <text:p>11279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34.8">
                <text:p>1123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24.8">
                <text:p>1122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96.8">
                <text:p>1129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46.2">
                <text:p>11246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46.8">
                <text:p>11246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53.8">
                <text:p>11253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81.8">
                <text:p>11281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44.6">
                <text:p>1124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8.4">
                <text:p>11278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90.2">
                <text:p>11290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22.4">
                <text:p>11222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10.4">
                <text:p>1131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56.2">
                <text:p>11256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368.6">
                <text:p>11368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2'.A1:'Gatling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2'.B1:'Gatling 3.2'.B1" chart:label-cell-address="'Gatling 3.2'.A1:'Gatling 3.2'.A1" chart:class="chart:bar">
            <chart:data-point/>
          </chart:series>
          <chart:series chart:style-name="ch10" chart:values-cell-range-address="'Gatling 3.2'.B2:'Gatling 3.2'.B2" chart:label-cell-address="'Gatling 3.2'.A2:'Gatling 3.2'.A2" chart:class="chart:bar">
            <chart:data-point/>
          </chart:series>
          <chart:series chart:style-name="ch11" chart:values-cell-range-address="'Gatling 3.2'.B3:'Gatling 3.2'.B3" chart:label-cell-address="'Gatling 3.2'.A3:'Gatling 3.2'.A3" chart:class="chart:bar">
            <chart:data-point/>
          </chart:series>
          <chart:series chart:style-name="ch12" chart:values-cell-range-address="'Gatling 3.2'.B4:'Gatling 3.2'.B4" chart:label-cell-address="'Gatling 3.2'.A4:'Gatling 3.2'.A4" chart:class="chart:bar">
            <chart:data-point/>
          </chart:series>
          <chart:series chart:style-name="ch13" chart:values-cell-range-address="'Gatling 3.2'.B5:'Gatling 3.2'.B5" chart:label-cell-address="'Gatling 3.2'.A5:'Gatling 3.2'.A5" chart:class="chart:bar">
            <chart:data-point/>
          </chart:series>
          <chart:series chart:style-name="ch14" chart:values-cell-range-address="'Gatling 3.2'.B6:'Gatling 3.2'.B6" chart:label-cell-address="'Gatling 3.2'.A6:'Gatling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2'.A1:'Gatling 3.2'.A1</svg:desc>
                </draw:g>
              </table:table-cell>
              <table:table-cell office:value-type="float" office:value="334502">
                <text:p>334502</text:p>
                <draw:g>
                  <svg:desc>'Gatling 3.2'.B1:'Gatling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2'.A2:'Gatling 3.2'.A2</svg:desc>
                </draw:g>
              </table:table-cell>
              <table:table-cell office:value-type="float" office:value="337257">
                <text:p>337257</text:p>
                <draw:g>
                  <svg:desc>'Gatling 3.2'.B2:'Gatling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2'.A3:'Gatling 3.2'.A3</svg:desc>
                </draw:g>
              </table:table-cell>
              <table:table-cell office:value-type="float" office:value="337315">
                <text:p>337315</text:p>
                <draw:g>
                  <svg:desc>'Gatling 3.2'.B3:'Gatling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2'.A4:'Gatling 3.2'.A4</svg:desc>
                </draw:g>
              </table:table-cell>
              <table:table-cell office:value-type="float" office:value="334833">
                <text:p>334833</text:p>
                <draw:g>
                  <svg:desc>'Gatling 3.2'.B4:'Gatling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2'.A5:'Gatling 3.2'.A5</svg:desc>
                </draw:g>
              </table:table-cell>
              <table:table-cell office:value-type="float" office:value="336393">
                <text:p>336393</text:p>
                <draw:g>
                  <svg:desc>'Gatling 3.2'.B5:'Gatling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2'.A6:'Gatling 3.2'.A6</svg:desc>
                </draw:g>
              </table:table-cell>
              <table:table-cell office:value-type="float" office:value="336060">
                <text:p>336060</text:p>
                <draw:g>
                  <svg:desc>'Gatling 3.2'.B6:'Gatling 3.2'.B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3 distr'.A2:'Gatling 3.3 distr'.A32 'Gatling 3.3 distr'.Q2:'Gatling 3.3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3 distr'.A2:'Gatling 3.3 distr'.A32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3 distr'.Q2:'Gatling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3 distr'.A2:'Gatling 3.3 distr'.A32</svg:desc>
                </draw:g>
              </table:table-cell>
              <table:table-cell office:value-type="float" office:value="0">
                <text:p>0</text:p>
                <draw:g>
                  <svg:desc>'Gatling 3.3 distr'.Q2:'Gatling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03.8">
                <text:p>230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1.2">
                <text:p>235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1.2">
                <text:p>227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0.6">
                <text:p>229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7.2">
                <text:p>227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76.4">
                <text:p>227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5.2">
                <text:p>229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6.4">
                <text:p>226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8.4">
                <text:p>229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4.2">
                <text:p>2284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2.2">
                <text:p>2282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8.8">
                <text:p>2288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8.6">
                <text:p>2288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4.6">
                <text:p>2284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7">
                <text:p>23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3'.A1:'Gatling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3'.B1:'Gatling 3.3'.B1" chart:label-cell-address="'Gatling 3.3'.A1:'Gatling 3.3'.A1" chart:class="chart:bar">
            <chart:data-point/>
          </chart:series>
          <chart:series chart:style-name="ch10" chart:values-cell-range-address="'Gatling 3.3'.B2:'Gatling 3.3'.B2" chart:label-cell-address="'Gatling 3.3'.A2:'Gatling 3.3'.A2" chart:class="chart:bar">
            <chart:data-point/>
          </chart:series>
          <chart:series chart:style-name="ch11" chart:values-cell-range-address="'Gatling 3.3'.B3:'Gatling 3.3'.B3" chart:label-cell-address="'Gatling 3.3'.A3:'Gatling 3.3'.A3" chart:class="chart:bar">
            <chart:data-point/>
          </chart:series>
          <chart:series chart:style-name="ch12" chart:values-cell-range-address="'Gatling 3.3'.B4:'Gatling 3.3'.B4" chart:label-cell-address="'Gatling 3.3'.A4:'Gatling 3.3'.A4" chart:class="chart:bar">
            <chart:data-point/>
          </chart:series>
          <chart:series chart:style-name="ch13" chart:values-cell-range-address="'Gatling 3.3'.B5:'Gatling 3.3'.B5" chart:label-cell-address="'Gatling 3.3'.A5:'Gatling 3.3'.A5" chart:class="chart:bar">
            <chart:data-point/>
          </chart:series>
          <chart:series chart:style-name="ch14" chart:values-cell-range-address="'Gatling 3.3'.B6:'Gatling 3.3'.B6" chart:label-cell-address="'Gatling 3.3'.A6:'Gatling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3'.A1:'Gatling 3.3'.A1</svg:desc>
                </draw:g>
              </table:table-cell>
              <table:table-cell office:value-type="float" office:value="68448">
                <text:p>68448</text:p>
                <draw:g>
                  <svg:desc>'Gatling 3.3'.B1:'Gatling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3'.A2:'Gatling 3.3'.A2</svg:desc>
                </draw:g>
              </table:table-cell>
              <table:table-cell office:value-type="float" office:value="68762">
                <text:p>68762</text:p>
                <draw:g>
                  <svg:desc>'Gatling 3.3'.B2:'Gatling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3'.A3:'Gatling 3.3'.A3</svg:desc>
                </draw:g>
              </table:table-cell>
              <table:table-cell office:value-type="float" office:value="68519">
                <text:p>68519</text:p>
                <draw:g>
                  <svg:desc>'Gatling 3.3'.B3:'Gatling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3'.A4:'Gatling 3.3'.A4</svg:desc>
                </draw:g>
              </table:table-cell>
              <table:table-cell office:value-type="float" office:value="68745">
                <text:p>68745</text:p>
                <draw:g>
                  <svg:desc>'Gatling 3.3'.B4:'Gatling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3'.A5:'Gatling 3.3'.A5</svg:desc>
                </draw:g>
              </table:table-cell>
              <table:table-cell office:value-type="float" office:value="68579">
                <text:p>68579</text:p>
                <draw:g>
                  <svg:desc>'Gatling 3.3'.B5:'Gatling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3'.A6:'Gatling 3.3'.A6</svg:desc>
                </draw:g>
              </table:table-cell>
              <table:table-cell office:value-type="float" office:value="68610.6">
                <text:p>68610.6</text:p>
                <draw:g>
                  <svg:desc>'Gatling 3.3'.B6:'Gatling 3.3'.B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4 distr'.A2:'Gatling 3.4 distr'.A32 'Gatling 3.4 distr'.Q2:'Gatling 3.4 distr'.Q32" chart:data-source-has-labels="column" svg:x="1.676cm" svg:y="0.18cm" svg:width="14.004cm" svg:height="7.314cm">
          <chartooo:coordinate-region svg:x="2.483cm" svg:y="0.379cm" svg:width="12.917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4 distr'.A2:'Gatling 3.4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4 distr'.Q2:'Gatling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4 distr'.A2:'Gatling 3.4 distr'.A32</svg:desc>
                </draw:g>
              </table:table-cell>
              <table:table-cell office:value-type="float" office:value="0">
                <text:p>0</text:p>
                <draw:g>
                  <svg:desc>'Gatling 3.4 distr'.Q2:'Gatling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4'.A1:'Gatling 3.4'.B6" chart:data-source-has-labels="column" svg:x="1.468cm" svg:y="0.203cm" svg:width="18.038cm" svg:height="8.774cm">
          <chartooo:coordinate-region svg:x="2.46cm" svg:y="0.402cm" svg:width="17.046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4'.B1:'Gatling 3.4'.B1" chart:label-cell-address="'Gatling 3.4'.A1:'Gatling 3.4'.A1" chart:class="chart:bar">
            <chart:data-point/>
          </chart:series>
          <chart:series chart:style-name="ch10" chart:values-cell-range-address="'Gatling 3.4'.B2:'Gatling 3.4'.B2" chart:label-cell-address="'Gatling 3.4'.A2:'Gatling 3.4'.A2" chart:class="chart:bar">
            <chart:data-point/>
          </chart:series>
          <chart:series chart:style-name="ch11" chart:values-cell-range-address="'Gatling 3.4'.B3:'Gatling 3.4'.B3" chart:label-cell-address="'Gatling 3.4'.A3:'Gatling 3.4'.A3" chart:class="chart:bar">
            <chart:data-point/>
          </chart:series>
          <chart:series chart:style-name="ch12" chart:values-cell-range-address="'Gatling 3.4'.B4:'Gatling 3.4'.B4" chart:label-cell-address="'Gatling 3.4'.A4:'Gatling 3.4'.A4" chart:class="chart:bar">
            <chart:data-point/>
          </chart:series>
          <chart:series chart:style-name="ch13" chart:values-cell-range-address="'Gatling 3.4'.B5:'Gatling 3.4'.B5" chart:label-cell-address="'Gatling 3.4'.A5:'Gatling 3.4'.A5" chart:class="chart:bar">
            <chart:data-point/>
          </chart:series>
          <chart:series chart:style-name="ch14" chart:values-cell-range-address="'Gatling 3.4'.B6:'Gatling 3.4'.B6" chart:label-cell-address="'Gatling 3.4'.A6:'Gatling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4'.A1:'Gatling 3.4'.A1</svg:desc>
                </draw:g>
              </table:table-cell>
              <table:table-cell office:value-type="float" office:value="6829">
                <text:p>6829</text:p>
                <draw:g>
                  <svg:desc>'Gatling 3.4'.B1:'Gatling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4'.A2:'Gatling 3.4'.A2</svg:desc>
                </draw:g>
              </table:table-cell>
              <table:table-cell office:value-type="float" office:value="6832">
                <text:p>6832</text:p>
                <draw:g>
                  <svg:desc>'Gatling 3.4'.B2:'Gatling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4'.A3:'Gatling 3.4'.A3</svg:desc>
                </draw:g>
              </table:table-cell>
              <table:table-cell office:value-type="float" office:value="6818">
                <text:p>6818</text:p>
                <draw:g>
                  <svg:desc>'Gatling 3.4'.B3:'Gatling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4'.A4:'Gatling 3.4'.A4</svg:desc>
                </draw:g>
              </table:table-cell>
              <table:table-cell office:value-type="float" office:value="6806">
                <text:p>6806</text:p>
                <draw:g>
                  <svg:desc>'Gatling 3.4'.B4:'Gatling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4'.A5:'Gatling 3.4'.A5</svg:desc>
                </draw:g>
              </table:table-cell>
              <table:table-cell office:value-type="float" office:value="6855">
                <text:p>6855</text:p>
                <draw:g>
                  <svg:desc>'Gatling 3.4'.B5:'Gatling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4'.A6:'Gatling 3.4'.A6</svg:desc>
                </draw:g>
              </table:table-cell>
              <table:table-cell office:value-type="float" office:value="6828">
                <text:p>6828</text:p>
                <draw:g>
                  <svg:desc>'Gatling 3.4'.B6:'Gatling 3.4'.B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5 distr'.A2:'Gatling 3.5 distr'.A33 'Gatling 3.5 distr'.Q2:'Gatling 3.5 distr'.Q33" chart:data-source-has-labels="column" svg:x="1.813cm" svg:y="0.203cm" svg:width="20.591cm" svg:height="8.429cm">
          <chartooo:coordinate-region svg:x="2.434cm" svg:y="0.402cm" svg:width="19.6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5 distr'.A2:'Gatling 3.5 distr'.A33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5 distr'.Q2:'Gatling 3.5 distr'.Q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5 distr'.A2:'Gatling 3.5 distr'.A33</svg:desc>
                </draw:g>
              </table:table-cell>
              <table:table-cell office:value-type="float" office:value="0">
                <text:p>0</text:p>
                <draw:g>
                  <svg:desc>'Gatling 3.5 distr'.Q2:'Gatling 3.5 distr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Faban 3.1 distr'.A1:'Faban 3.1 distr'.A31 'Faban 3.1 distr'.H1:'Faban 3.1 distr'.H31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Faban 3.1 distr'.A1:'Faban 3.1 distr'.A31"/>
          </chart:axis>
          <chart:axis chart:dimension="y" chart:name="primary-y" chart:style-name="ch3">
            <chart:title svg:x="0.451cm" svg:y="7.458cm" chart:style-name="ch5">
              <text:p>počet vykonaných požiadaviek</text:p>
            </chart:title>
            <chart:grid chart:style-name="ch6" chart:class="major"/>
          </chart:axis>
          <chart:series chart:style-name="ch7" chart:values-cell-range-address="'Faban 3.1 distr'.H1:'Faban 3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1 distr'.A1:'Faban 3.1 distr'.A31</svg:desc>
                </draw:g>
              </table:table-cell>
              <table:table-cell office:value-type="float" office:value="19519.82">
                <text:p>19519.82</text:p>
                <draw:g>
                  <svg:desc>'Faban 3.1 distr'.H1:'Faban 3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0.22">
                <text:p>22670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12.82">
                <text:p>22912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2.52">
                <text:p>22752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695.2">
                <text:p>2269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12.58">
                <text:p>22912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02.6">
                <text:p>2290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69.98">
                <text:p>22769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900.7">
                <text:p>22900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86.68">
                <text:p>22886.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60.62">
                <text:p>22860.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929.58">
                <text:p>22929.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066.16">
                <text:p>23066.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51.42">
                <text:p>22751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58.52">
                <text:p>22858.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33.46">
                <text:p>22933.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69.76">
                <text:p>22769.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41.08">
                <text:p>22841.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04.78">
                <text:p>22904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73.72">
                <text:p>22873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46.38">
                <text:p>22846.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922.78">
                <text:p>22922.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51.92">
                <text:p>22951.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30.7">
                <text:p>22830.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62.64">
                <text:p>22962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43.7">
                <text:p>22943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956.68">
                <text:p>22956.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21.3">
                <text:p>22921.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20.42">
                <text:p>22820.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877.4">
                <text:p>22877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5'.A1:'Gatling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5'.B1:'Gatling 3.5'.B1" chart:label-cell-address="'Gatling 3.5'.A1:'Gatling 3.5'.A1" chart:class="chart:bar">
            <chart:data-point/>
          </chart:series>
          <chart:series chart:style-name="ch10" chart:values-cell-range-address="'Gatling 3.5'.B2:'Gatling 3.5'.B2" chart:label-cell-address="'Gatling 3.5'.A2:'Gatling 3.5'.A2" chart:class="chart:bar">
            <chart:data-point/>
          </chart:series>
          <chart:series chart:style-name="ch11" chart:values-cell-range-address="'Gatling 3.5'.B3:'Gatling 3.5'.B3" chart:label-cell-address="'Gatling 3.5'.A3:'Gatling 3.5'.A3" chart:class="chart:bar">
            <chart:data-point/>
          </chart:series>
          <chart:series chart:style-name="ch12" chart:values-cell-range-address="'Gatling 3.5'.B4:'Gatling 3.5'.B4" chart:label-cell-address="'Gatling 3.5'.A4:'Gatling 3.5'.A4" chart:class="chart:bar">
            <chart:data-point/>
          </chart:series>
          <chart:series chart:style-name="ch13" chart:values-cell-range-address="'Gatling 3.5'.B5:'Gatling 3.5'.B5" chart:label-cell-address="'Gatling 3.5'.A5:'Gatling 3.5'.A5" chart:class="chart:bar">
            <chart:data-point/>
          </chart:series>
          <chart:series chart:style-name="ch14" chart:values-cell-range-address="'Gatling 3.5'.B6:'Gatling 3.5'.B6" chart:label-cell-address="'Gatling 3.5'.A6:'Gatling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5'.A1:'Gatling 3.5'.A1</svg:desc>
                </draw:g>
              </table:table-cell>
              <table:table-cell office:value-type="float" office:value="692">
                <text:p>692</text:p>
                <draw:g>
                  <svg:desc>'Gatling 3.5'.B1:'Gatling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5'.A2:'Gatling 3.5'.A2</svg:desc>
                </draw:g>
              </table:table-cell>
              <table:table-cell office:value-type="float" office:value="692">
                <text:p>692</text:p>
                <draw:g>
                  <svg:desc>'Gatling 3.5'.B2:'Gatling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5'.A3:'Gatling 3.5'.A3</svg:desc>
                </draw:g>
              </table:table-cell>
              <table:table-cell office:value-type="float" office:value="689">
                <text:p>689</text:p>
                <draw:g>
                  <svg:desc>'Gatling 3.5'.B3:'Gatling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5'.A4:'Gatling 3.5'.A4</svg:desc>
                </draw:g>
              </table:table-cell>
              <table:table-cell office:value-type="float" office:value="693">
                <text:p>693</text:p>
                <draw:g>
                  <svg:desc>'Gatling 3.5'.B4:'Gatling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5'.A5:'Gatling 3.5'.A5</svg:desc>
                </draw:g>
              </table:table-cell>
              <table:table-cell office:value-type="float" office:value="689">
                <text:p>689</text:p>
                <draw:g>
                  <svg:desc>'Gatling 3.5'.B5:'Gatling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5'.A6:'Gatling 3.5'.A6</svg:desc>
                </draw:g>
              </table:table-cell>
              <table:table-cell office:value-type="float" office:value="691">
                <text:p>691</text:p>
                <draw:g>
                  <svg:desc>'Gatling 3.5'.B6:'Gatling 3.5'.B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3.1 distr'.A2:'Perfcake 3.1 distr'.A32 'Perfcake 3.1 distr'.Q2:'Perfcake 3.1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3.1 distr'.A2:'Perfcake 3.1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1 distr'.Q2:'Perfcake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1 distr'.A2:'Perfcake 3.1 distr'.A32</svg:desc>
                </draw:g>
              </table:table-cell>
              <table:table-cell office:value-type="float" office:value="0">
                <text:p>0</text:p>
                <draw:g>
                  <svg:desc>'Perfcake 3.1 distr'.Q2:'Perfcake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605.8">
                <text:p>33605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273.2">
                <text:p>40273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5729.2">
                <text:p>8572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8437.4">
                <text:p>198437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4051">
                <text:p>254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147.6">
                <text:p>29814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9491.8">
                <text:p>299491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2097.8">
                <text:p>30209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167.8">
                <text:p>301167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1395.2">
                <text:p>301395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1492.8">
                <text:p>301492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0107.4">
                <text:p>300107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0318.4">
                <text:p>300318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2296">
                <text:p>3022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0959.4">
                <text:p>300959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1851.8">
                <text:p>301851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811">
                <text:p>3018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9997.4">
                <text:p>29999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1884.4">
                <text:p>30188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2248.4">
                <text:p>302248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925.6">
                <text:p>301925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9373.8">
                <text:p>299373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0275.8">
                <text:p>30027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8096.6">
                <text:p>298096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8837">
                <text:p>2988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1279.2">
                <text:p>301279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5953.2">
                <text:p>295953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1583.2">
                <text:p>30158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1651.2">
                <text:p>30165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6124.2">
                <text:p>276124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3.1'.A1:'Perfcake 3.1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1'.B1:'Perfcake 3.1'.B1" chart:label-cell-address="'Perfcake 3.1'.A1:'Perfcake 3.1'.A1" chart:class="chart:bar">
            <chart:data-point/>
          </chart:series>
          <chart:series chart:style-name="ch10" chart:values-cell-range-address="'Perfcake 3.1'.B2:'Perfcake 3.1'.B2" chart:label-cell-address="'Perfcake 3.1'.A2:'Perfcake 3.1'.A2" chart:class="chart:bar">
            <chart:data-point/>
          </chart:series>
          <chart:series chart:style-name="ch11" chart:values-cell-range-address="'Perfcake 3.1'.B3:'Perfcake 3.1'.B3" chart:label-cell-address="'Perfcake 3.1'.A3:'Perfcake 3.1'.A3" chart:class="chart:bar">
            <chart:data-point/>
          </chart:series>
          <chart:series chart:style-name="ch12" chart:values-cell-range-address="'Perfcake 3.1'.B4:'Perfcake 3.1'.B4" chart:label-cell-address="'Perfcake 3.1'.A4:'Perfcake 3.1'.A4" chart:class="chart:bar">
            <chart:data-point/>
          </chart:series>
          <chart:series chart:style-name="ch13" chart:values-cell-range-address="'Perfcake 3.1'.B5:'Perfcake 3.1'.B5" chart:label-cell-address="'Perfcake 3.1'.A5:'Perfcake 3.1'.A5" chart:class="chart:bar">
            <chart:data-point/>
          </chart:series>
          <chart:series chart:style-name="ch14" chart:values-cell-range-address="'Perfcake 3.1'.B6:'Perfcake 3.1'.B6" chart:label-cell-address="'Perfcake 3.1'.A6:'Perfcake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1'.A1:'Perfcake 3.1'.A1</svg:desc>
                </draw:g>
              </table:table-cell>
              <table:table-cell office:value-type="float" office:value="8297885">
                <text:p>8297885</text:p>
                <draw:g>
                  <svg:desc>'Perfcake 3.1'.B1:'Perfcake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1'.A2:'Perfcake 3.1'.A2</svg:desc>
                </draw:g>
              </table:table-cell>
              <table:table-cell office:value-type="float" office:value="7668593">
                <text:p>7668593</text:p>
                <draw:g>
                  <svg:desc>'Perfcake 3.1'.B2:'Perfcake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1'.A3:'Perfcake 3.1'.A3</svg:desc>
                </draw:g>
              </table:table-cell>
              <table:table-cell office:value-type="float" office:value="8223258">
                <text:p>8223258</text:p>
                <draw:g>
                  <svg:desc>'Perfcake 3.1'.B3:'Perfcake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1'.A4:'Perfcake 3.1'.A4</svg:desc>
                </draw:g>
              </table:table-cell>
              <table:table-cell office:value-type="float" office:value="8250351">
                <text:p>8250351</text:p>
                <draw:g>
                  <svg:desc>'Perfcake 3.1'.B4:'Perfcake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1'.A5:'Perfcake 3.1'.A5</svg:desc>
                </draw:g>
              </table:table-cell>
              <table:table-cell office:value-type="float" office:value="8072231">
                <text:p>8072231</text:p>
                <draw:g>
                  <svg:desc>'Perfcake 3.1'.B5:'Perfcake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1'.A6:'Perfcake 3.1'.A6</svg:desc>
                </draw:g>
              </table:table-cell>
              <table:table-cell office:value-type="float" office:value="8102463.6">
                <text:p>8102463.6</text:p>
                <draw:g>
                  <svg:desc>'Perfcake 3.1'.B6:'Perfcake 3.1'.B6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2 distr'.A2:'Perfcake 3.2 distr'.A32 'Perfcake 3.2 distr'.Q2:'Perfcake 3.2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2 distr'.A2:'Perfcake 3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2 distr'.Q2:'Perfcake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2 distr'.A2:'Perfcake 3.2 distr'.A32</svg:desc>
                </draw:g>
              </table:table-cell>
              <table:table-cell office:value-type="float" office:value="0">
                <text:p>0</text:p>
                <draw:g>
                  <svg:desc>'Perfcake 3.2 distr'.Q2:'Perfcake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839.4">
                <text:p>46839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475.8">
                <text:p>79475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4298.4">
                <text:p>19429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872.4">
                <text:p>29187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2844.8">
                <text:p>302844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913.2">
                <text:p>298913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801.8">
                <text:p>300801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1081">
                <text:p>3010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824">
                <text:p>3018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1925.6">
                <text:p>301925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9808.8">
                <text:p>29980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1142.8">
                <text:p>30114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2833">
                <text:p>3028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0939.6">
                <text:p>300939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8780.8">
                <text:p>298780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8882.4">
                <text:p>298882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9195.8">
                <text:p>29919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0138.6">
                <text:p>300138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8114.6">
                <text:p>29811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9916.8">
                <text:p>299916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8705.4">
                <text:p>298705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8974.2">
                <text:p>298974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2072.2">
                <text:p>30207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6811.8">
                <text:p>296811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0558.2">
                <text:p>300558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9156.6">
                <text:p>299156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3694.8">
                <text:p>29369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2583.6">
                <text:p>292583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3062.8">
                <text:p>29306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4082.4">
                <text:p>264082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2'.A1:'Perfcake 3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2'.B1:'Perfcake 3.2'.B1" chart:label-cell-address="'Perfcake 3.2'.A1:'Perfcake 3.2'.A1" chart:class="chart:bar">
            <chart:data-point/>
          </chart:series>
          <chart:series chart:style-name="ch10" chart:values-cell-range-address="'Perfcake 3.2'.B2:'Perfcake 3.2'.B2" chart:label-cell-address="'Perfcake 3.2'.A2:'Perfcake 3.2'.A2" chart:class="chart:bar">
            <chart:data-point/>
          </chart:series>
          <chart:series chart:style-name="ch11" chart:values-cell-range-address="'Perfcake 3.2'.B3:'Perfcake 3.2'.B3" chart:label-cell-address="'Perfcake 3.2'.A3:'Perfcake 3.2'.A3" chart:class="chart:bar">
            <chart:data-point/>
          </chart:series>
          <chart:series chart:style-name="ch12" chart:values-cell-range-address="'Perfcake 3.2'.B4:'Perfcake 3.2'.B4" chart:label-cell-address="'Perfcake 3.2'.A4:'Perfcake 3.2'.A4" chart:class="chart:bar">
            <chart:data-point/>
          </chart:series>
          <chart:series chart:style-name="ch13" chart:values-cell-range-address="'Perfcake 3.2'.B5:'Perfcake 3.2'.B5" chart:label-cell-address="'Perfcake 3.2'.A5:'Perfcake 3.2'.A5" chart:class="chart:bar">
            <chart:data-point/>
          </chart:series>
          <chart:series chart:style-name="ch14" chart:values-cell-range-address="'Perfcake 3.2'.B6:'Perfcake 3.2'.B6" chart:label-cell-address="'Perfcake 3.2'.A6:'Perfcake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2'.A1:'Perfcake 3.2'.A1</svg:desc>
                </draw:g>
              </table:table-cell>
              <table:table-cell office:value-type="float" office:value="8345874">
                <text:p>8345874</text:p>
                <draw:g>
                  <svg:desc>'Perfcake 3.2'.B1:'Perfcake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2'.A2:'Perfcake 3.2'.A2</svg:desc>
                </draw:g>
              </table:table-cell>
              <table:table-cell office:value-type="float" office:value="8192962">
                <text:p>8192962</text:p>
                <draw:g>
                  <svg:desc>'Perfcake 3.2'.B2:'Perfcake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2'.A3:'Perfcake 3.2'.A3</svg:desc>
                </draw:g>
              </table:table-cell>
              <table:table-cell office:value-type="float" office:value="8294026">
                <text:p>8294026</text:p>
                <draw:g>
                  <svg:desc>'Perfcake 3.2'.B3:'Perfcake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2'.A4:'Perfcake 3.2'.A4</svg:desc>
                </draw:g>
              </table:table-cell>
              <table:table-cell office:value-type="float" office:value="8527301">
                <text:p>8527301</text:p>
                <draw:g>
                  <svg:desc>'Perfcake 3.2'.B4:'Perfcake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2'.A5:'Perfcake 3.2'.A5</svg:desc>
                </draw:g>
              </table:table-cell>
              <table:table-cell office:value-type="float" office:value="8436495">
                <text:p>8436495</text:p>
                <draw:g>
                  <svg:desc>'Perfcake 3.2'.B5:'Perfcake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2'.A6:'Perfcake 3.2'.A6</svg:desc>
                </draw:g>
              </table:table-cell>
              <table:table-cell office:value-type="float" office:value="8359331.6">
                <text:p>8359331.6</text:p>
                <draw:g>
                  <svg:desc>'Perfcake 3.2'.B6:'Perfcake 3.2'.B6</svg:desc>
                </draw:g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3 distr'.A2:'Perfcake 3.3 distr'.A32 'Perfcake 3.3 distr'.Q2:'Perfcake 3.3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3 distr'.A2:'Perfcake 3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3 distr'.Q2:'Perfcake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3 distr'.A2:'Perfcake 3.3 distr'.A32</svg:desc>
                </draw:g>
              </table:table-cell>
              <table:table-cell office:value-type="float" office:value="0">
                <text:p>0</text:p>
                <draw:g>
                  <svg:desc>'Perfcake 3.3 distr'.Q2:'Perfcake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26.6">
                <text:p>3542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890.2">
                <text:p>40890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169.6">
                <text:p>114169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5734.2">
                <text:p>23573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6478.4">
                <text:p>286478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5282.4">
                <text:p>30528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3125">
                <text:p>303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3618.2">
                <text:p>303618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0611.4">
                <text:p>300611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2396">
                <text:p>3023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3734">
                <text:p>3037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2668">
                <text:p>3026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1041.6">
                <text:p>301041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2993.8">
                <text:p>302993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2025.6">
                <text:p>302025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1638.8">
                <text:p>301638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226.8">
                <text:p>301226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1957.4">
                <text:p>30195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1952.6">
                <text:p>301952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2584.2">
                <text:p>302584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830.6">
                <text:p>301830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1803.4">
                <text:p>301803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2684.2">
                <text:p>302684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9774.2">
                <text:p>29977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1606.6">
                <text:p>301606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2264.8">
                <text:p>302264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8426.2">
                <text:p>298426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6765.4">
                <text:p>296765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2299.4">
                <text:p>302299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3334.8">
                <text:p>273334.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3'.A1:'Perfcake 3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3'.B1:'Perfcake 3.3'.B1" chart:label-cell-address="'Perfcake 3.3'.A1:'Perfcake 3.3'.A1" chart:class="chart:bar">
            <chart:data-point/>
          </chart:series>
          <chart:series chart:style-name="ch10" chart:values-cell-range-address="'Perfcake 3.3'.B2:'Perfcake 3.3'.B2" chart:label-cell-address="'Perfcake 3.3'.A2:'Perfcake 3.3'.A2" chart:class="chart:bar">
            <chart:data-point/>
          </chart:series>
          <chart:series chart:style-name="ch11" chart:values-cell-range-address="'Perfcake 3.3'.B3:'Perfcake 3.3'.B3" chart:label-cell-address="'Perfcake 3.3'.A3:'Perfcake 3.3'.A3" chart:class="chart:bar">
            <chart:data-point/>
          </chart:series>
          <chart:series chart:style-name="ch12" chart:values-cell-range-address="'Perfcake 3.3'.B4:'Perfcake 3.3'.B4" chart:label-cell-address="'Perfcake 3.3'.A4:'Perfcake 3.3'.A4" chart:class="chart:bar">
            <chart:data-point/>
          </chart:series>
          <chart:series chart:style-name="ch13" chart:values-cell-range-address="'Perfcake 3.3'.B5:'Perfcake 3.3'.B5" chart:label-cell-address="'Perfcake 3.3'.A5:'Perfcake 3.3'.A5" chart:class="chart:bar">
            <chart:data-point/>
          </chart:series>
          <chart:series chart:style-name="ch14" chart:values-cell-range-address="'Perfcake 3.3'.B6:'Perfcake 3.3'.B6" chart:label-cell-address="'Perfcake 3.3'.A6:'Perfcake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3'.A1:'Perfcake 3.3'.A1</svg:desc>
                </draw:g>
              </table:table-cell>
              <table:table-cell office:value-type="float" office:value="8502858">
                <text:p>8502858</text:p>
                <draw:g>
                  <svg:desc>'Perfcake 3.3'.B1:'Perfcake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3'.A2:'Perfcake 3.3'.A2</svg:desc>
                </draw:g>
              </table:table-cell>
              <table:table-cell office:value-type="float" office:value="8294405">
                <text:p>8294405</text:p>
                <draw:g>
                  <svg:desc>'Perfcake 3.3'.B2:'Perfcake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3'.A3:'Perfcake 3.3'.A3</svg:desc>
                </draw:g>
              </table:table-cell>
              <table:table-cell office:value-type="float" office:value="7853568">
                <text:p>7853568</text:p>
                <draw:g>
                  <svg:desc>'Perfcake 3.3'.B3:'Perfcake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3'.A4:'Perfcake 3.3'.A4</svg:desc>
                </draw:g>
              </table:table-cell>
              <table:table-cell office:value-type="float" office:value="8094159">
                <text:p>8094159</text:p>
                <draw:g>
                  <svg:desc>'Perfcake 3.3'.B4:'Perfcake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3'.A5:'Perfcake 3.3'.A5</svg:desc>
                </draw:g>
              </table:table-cell>
              <table:table-cell office:value-type="float" office:value="8406732">
                <text:p>8406732</text:p>
                <draw:g>
                  <svg:desc>'Perfcake 3.3'.B5:'Perfcake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3'.A6:'Perfcake 3.3'.A6</svg:desc>
                </draw:g>
              </table:table-cell>
              <table:table-cell office:value-type="float" office:value="8230344.4">
                <text:p>8230344.4</text:p>
                <draw:g>
                  <svg:desc>'Perfcake 3.3'.B6:'Perfcake 3.3'.B6</svg:desc>
                </draw:g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4 distr'.A2:'Perfcake 3.4 distr'.A32 'Perfcake 3.4 distr'.Q2:'Perfcake 3.4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4 distr'.A2:'Perfcake 3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4 distr'.Q2:'Perfcake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4 distr'.A2:'Perfcake 3.4 distr'.A32</svg:desc>
                </draw:g>
              </table:table-cell>
              <table:table-cell office:value-type="float" office:value="0">
                <text:p>0</text:p>
                <draw:g>
                  <svg:desc>'Perfcake 3.4 distr'.Q2:'Perfcake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648">
                <text:p>47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594">
                <text:p>655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1825.2">
                <text:p>141825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1351">
                <text:p>2613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586.2">
                <text:p>3005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9870.6">
                <text:p>299870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9076.4">
                <text:p>299076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1159.4">
                <text:p>301159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985.8">
                <text:p>301985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9430.8">
                <text:p>2994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8835">
                <text:p>2988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1004.8">
                <text:p>30100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2139">
                <text:p>3021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1440.6">
                <text:p>301440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1018.8">
                <text:p>301018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0332.2">
                <text:p>300332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0593.8">
                <text:p>300593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9066.6">
                <text:p>299066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9558.2">
                <text:p>29955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0707.2">
                <text:p>300707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9257.4">
                <text:p>299257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9045.6">
                <text:p>29904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9607.2">
                <text:p>299607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8629.4">
                <text:p>298629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9321">
                <text:p>29932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0495.2">
                <text:p>300495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7614.6">
                <text:p>297614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7814">
                <text:p>2978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9516.6">
                <text:p>299516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8680.8">
                <text:p>268680.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4'.A1:'Perfcake 3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4'.B1:'Perfcake 3.4'.B1" chart:label-cell-address="'Perfcake 3.4'.A1:'Perfcake 3.4'.A1" chart:class="chart:bar">
            <chart:data-point/>
          </chart:series>
          <chart:series chart:style-name="ch10" chart:values-cell-range-address="'Perfcake 3.4'.B2:'Perfcake 3.4'.B2" chart:label-cell-address="'Perfcake 3.4'.A2:'Perfcake 3.4'.A2" chart:class="chart:bar">
            <chart:data-point/>
          </chart:series>
          <chart:series chart:style-name="ch11" chart:values-cell-range-address="'Perfcake 3.4'.B3:'Perfcake 3.4'.B3" chart:label-cell-address="'Perfcake 3.4'.A3:'Perfcake 3.4'.A3" chart:class="chart:bar">
            <chart:data-point/>
          </chart:series>
          <chart:series chart:style-name="ch12" chart:values-cell-range-address="'Perfcake 3.4'.B4:'Perfcake 3.4'.B4" chart:label-cell-address="'Perfcake 3.4'.A4:'Perfcake 3.4'.A4" chart:class="chart:bar">
            <chart:data-point/>
          </chart:series>
          <chart:series chart:style-name="ch13" chart:values-cell-range-address="'Perfcake 3.4'.B5:'Perfcake 3.4'.B5" chart:label-cell-address="'Perfcake 3.4'.A5:'Perfcake 3.4'.A5" chart:class="chart:bar">
            <chart:data-point/>
          </chart:series>
          <chart:series chart:style-name="ch14" chart:values-cell-range-address="'Perfcake 3.4'.B6:'Perfcake 3.4'.B6" chart:label-cell-address="'Perfcake 3.4'.A6:'Perfcake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4'.A1:'Perfcake 3.4'.A1</svg:desc>
                </draw:g>
              </table:table-cell>
              <table:table-cell office:value-type="float" office:value="8521986">
                <text:p>8521986</text:p>
                <draw:g>
                  <svg:desc>'Perfcake 3.4'.B1:'Perfcake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4'.A2:'Perfcake 3.4'.A2</svg:desc>
                </draw:g>
              </table:table-cell>
              <table:table-cell office:value-type="float" office:value="8226342">
                <text:p>8226342</text:p>
                <draw:g>
                  <svg:desc>'Perfcake 3.4'.B2:'Perfcake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4'.A3:'Perfcake 3.4'.A3</svg:desc>
                </draw:g>
              </table:table-cell>
              <table:table-cell office:value-type="float" office:value="8220155">
                <text:p>8220155</text:p>
                <draw:g>
                  <svg:desc>'Perfcake 3.4'.B3:'Perfcake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4'.A4:'Perfcake 3.4'.A4</svg:desc>
                </draw:g>
              </table:table-cell>
              <table:table-cell office:value-type="float" office:value="8199410">
                <text:p>8199410</text:p>
                <draw:g>
                  <svg:desc>'Perfcake 3.4'.B4:'Perfcake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4'.A5:'Perfcake 3.4'.A5</svg:desc>
                </draw:g>
              </table:table-cell>
              <table:table-cell office:value-type="float" office:value="8248134">
                <text:p>8248134</text:p>
                <draw:g>
                  <svg:desc>'Perfcake 3.4'.B5:'Perfcake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4'.A6:'Perfcake 3.4'.A6</svg:desc>
                </draw:g>
              </table:table-cell>
              <table:table-cell office:value-type="float" office:value="8283205.4">
                <text:p>8283205.4</text:p>
                <draw:g>
                  <svg:desc>'Perfcake 3.4'.B6:'Perfcake 3.4'.B6</svg:desc>
                </draw:g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5 distr'.A2:'Perfcake 3.5 distr'.A32 'Perfcake 3.5 distr'.Q2:'Perfcake 3.5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5 distr'.A2:'Perfcake 3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5 distr'.Q2:'Perfcake 3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5 distr'.A2:'Perfcake 3.5 distr'.A32</svg:desc>
                </draw:g>
              </table:table-cell>
              <table:table-cell office:value-type="float" office:value="0">
                <text:p>0</text:p>
                <draw:g>
                  <svg:desc>'Perfcake 3.5 distr'.Q2:'Perfcake 3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151">
                <text:p>47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241.6">
                <text:p>72241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607.6">
                <text:p>153607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989">
                <text:p>2389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493.4">
                <text:p>285493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518.4">
                <text:p>298518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8984">
                <text:p>2989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9626.6">
                <text:p>29962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8398.4">
                <text:p>29839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7103">
                <text:p>2971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0068.4">
                <text:p>30006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9023">
                <text:p>29902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7101.4">
                <text:p>297101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0116.4">
                <text:p>300116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9182.8">
                <text:p>299182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8004.2">
                <text:p>298004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120.4">
                <text:p>301120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8938.2">
                <text:p>298938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8562.6">
                <text:p>298562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9882.6">
                <text:p>29988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8744.8">
                <text:p>29874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7014.6">
                <text:p>297014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9364.2">
                <text:p>299364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6574">
                <text:p>2965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7697">
                <text:p>2976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7864">
                <text:p>2978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5620.2">
                <text:p>295620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8579.6">
                <text:p>29857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8570">
                <text:p>29857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5692.8">
                <text:p>27569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2'.A1:'Faban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2'.B1:'Faban 3.2'.B1" chart:label-cell-address="'Faban 3.2'.A1:'Faban 3.2'.A1" chart:class="chart:bar">
            <chart:data-point/>
          </chart:series>
          <chart:series chart:style-name="ch10" chart:values-cell-range-address="'Faban 3.2'.B2:'Faban 3.2'.B2" chart:label-cell-address="'Faban 3.2'.A2:'Faban 3.2'.A2" chart:class="chart:bar">
            <chart:data-point/>
          </chart:series>
          <chart:series chart:style-name="ch11" chart:values-cell-range-address="'Faban 3.2'.B3:'Faban 3.2'.B3" chart:label-cell-address="'Faban 3.2'.A3:'Faban 3.2'.A3" chart:class="chart:bar">
            <chart:data-point/>
          </chart:series>
          <chart:series chart:style-name="ch12" chart:values-cell-range-address="'Faban 3.2'.B4:'Faban 3.2'.B4" chart:label-cell-address="'Faban 3.2'.A4:'Faban 3.2'.A4" chart:class="chart:bar">
            <chart:data-point/>
          </chart:series>
          <chart:series chart:style-name="ch13" chart:values-cell-range-address="'Faban 3.2'.B5:'Faban 3.2'.B5" chart:label-cell-address="'Faban 3.2'.A5:'Faban 3.2'.A5" chart:class="chart:bar">
            <chart:data-point/>
          </chart:series>
          <chart:series chart:style-name="ch14" chart:values-cell-range-address="'Faban 3.2'.B6:'Faban 3.2'.B6" chart:label-cell-address="'Faban 3.2'.A6:'Faban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2'.A1:'Faban 3.2'.A1</svg:desc>
                </draw:g>
              </table:table-cell>
              <table:table-cell office:value-type="float" office:value="339326">
                <text:p>339326</text:p>
                <draw:g>
                  <svg:desc>'Faban 3.2'.B1:'Faban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2'.A2:'Faban 3.2'.A2</svg:desc>
                </draw:g>
              </table:table-cell>
              <table:table-cell office:value-type="float" office:value="NaN">
                <text:p>NaN</text:p>
                <draw:g>
                  <svg:desc>'Faban 3.2'.B2:'Faban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2'.A3:'Faban 3.2'.A3</svg:desc>
                </draw:g>
              </table:table-cell>
              <table:table-cell office:value-type="float" office:value="339615">
                <text:p>339615</text:p>
                <draw:g>
                  <svg:desc>'Faban 3.2'.B3:'Faban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2'.A4:'Faban 3.2'.A4</svg:desc>
                </draw:g>
              </table:table-cell>
              <table:table-cell office:value-type="float" office:value="NaN">
                <text:p>NaN</text:p>
                <draw:g>
                  <svg:desc>'Faban 3.2'.B4:'Faban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2'.A5:'Faban 3.2'.A5</svg:desc>
                </draw:g>
              </table:table-cell>
              <table:table-cell office:value-type="float" office:value="336776">
                <text:p>336776</text:p>
                <draw:g>
                  <svg:desc>'Faban 3.2'.B5:'Faban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2'.A6:'Faban 3.2'.A6</svg:desc>
                </draw:g>
              </table:table-cell>
              <table:table-cell office:value-type="float" office:value="338572.333333333">
                <text:p>338572.333333333</text:p>
                <draw:g>
                  <svg:desc>'Faban 3.2'.B6:'Faban 3.2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5'.A1:'Perfcake 3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5'.B1:'Perfcake 3.5'.B1" chart:label-cell-address="'Perfcake 3.5'.A1:'Perfcake 3.5'.A1" chart:class="chart:bar">
            <chart:data-point/>
          </chart:series>
          <chart:series chart:style-name="ch10" chart:values-cell-range-address="'Perfcake 3.5'.B2:'Perfcake 3.5'.B2" chart:label-cell-address="'Perfcake 3.5'.A2:'Perfcake 3.5'.A2" chart:class="chart:bar">
            <chart:data-point/>
          </chart:series>
          <chart:series chart:style-name="ch11" chart:values-cell-range-address="'Perfcake 3.5'.B3:'Perfcake 3.5'.B3" chart:label-cell-address="'Perfcake 3.5'.A3:'Perfcake 3.5'.A3" chart:class="chart:bar">
            <chart:data-point/>
          </chart:series>
          <chart:series chart:style-name="ch12" chart:values-cell-range-address="'Perfcake 3.5'.B4:'Perfcake 3.5'.B4" chart:label-cell-address="'Perfcake 3.5'.A4:'Perfcake 3.5'.A4" chart:class="chart:bar">
            <chart:data-point/>
          </chart:series>
          <chart:series chart:style-name="ch13" chart:values-cell-range-address="'Perfcake 3.5'.B5:'Perfcake 3.5'.B5" chart:label-cell-address="'Perfcake 3.5'.A5:'Perfcake 3.5'.A5" chart:class="chart:bar">
            <chart:data-point/>
          </chart:series>
          <chart:series chart:style-name="ch14" chart:values-cell-range-address="'Perfcake 3.5'.B6:'Perfcake 3.5'.B6" chart:label-cell-address="'Perfcake 3.5'.A6:'Perfcake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5'.A1:'Perfcake 3.5'.A1</svg:desc>
                </draw:g>
              </table:table-cell>
              <table:table-cell office:value-type="float" office:value="8206422">
                <text:p>8206422</text:p>
                <draw:g>
                  <svg:desc>'Perfcake 3.5'.B1:'Perfcake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5'.A2:'Perfcake 3.5'.A2</svg:desc>
                </draw:g>
              </table:table-cell>
              <table:table-cell office:value-type="float" office:value="8495780">
                <text:p>8495780</text:p>
                <draw:g>
                  <svg:desc>'Perfcake 3.5'.B2:'Perfcake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5'.A3:'Perfcake 3.5'.A3</svg:desc>
                </draw:g>
              </table:table-cell>
              <table:table-cell office:value-type="float" office:value="8382870">
                <text:p>8382870</text:p>
                <draw:g>
                  <svg:desc>'Perfcake 3.5'.B3:'Perfcake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5'.A4:'Perfcake 3.5'.A4</svg:desc>
                </draw:g>
              </table:table-cell>
              <table:table-cell office:value-type="float" office:value="7852399">
                <text:p>7852399</text:p>
                <draw:g>
                  <svg:desc>'Perfcake 3.5'.B4:'Perfcake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5'.A5:'Perfcake 3.5'.A5</svg:desc>
                </draw:g>
              </table:table-cell>
              <table:table-cell office:value-type="float" office:value="8251700">
                <text:p>8251700</text:p>
                <draw:g>
                  <svg:desc>'Perfcake 3.5'.B5:'Perfcake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5'.A6:'Perfcake 3.5'.A6</svg:desc>
                </draw:g>
              </table:table-cell>
              <table:table-cell office:value-type="float" office:value="8237834.2">
                <text:p>8237834.2</text:p>
                <draw:g>
                  <svg:desc>'Perfcake 3.5'.B6:'Perfcake 3.5'.B6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1'.A1:'JMeter 3.1'.B6" chart:data-source-has-labels="column" svg:x="1.665cm" svg:y="0.203cm" svg:width="17.841cm" svg:height="8.577cm">
          <chartooo:coordinate-region svg:x="3.398cm" svg:y="0.402cm" svg:width="16.108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1'.B1:'JMeter 3.1'.B1" chart:label-cell-address="'JMeter 3.1'.A1:'JMeter 3.1'.A1" chart:class="chart:bar">
            <chart:data-point/>
          </chart:series>
          <chart:series chart:style-name="ch10" chart:values-cell-range-address="'JMeter 3.1'.B2:'JMeter 3.1'.B2" chart:label-cell-address="'JMeter 3.1'.A2:'JMeter 3.1'.A2" chart:class="chart:bar">
            <chart:data-point/>
          </chart:series>
          <chart:series chart:style-name="ch11" chart:values-cell-range-address="'JMeter 3.1'.B3:'JMeter 3.1'.B3" chart:label-cell-address="'JMeter 3.1'.A3:'JMeter 3.1'.A3" chart:class="chart:bar">
            <chart:data-point/>
          </chart:series>
          <chart:series chart:style-name="ch12" chart:values-cell-range-address="'JMeter 3.1'.B4:'JMeter 3.1'.B4" chart:label-cell-address="'JMeter 3.1'.A4:'JMeter 3.1'.A4" chart:class="chart:bar">
            <chart:data-point/>
          </chart:series>
          <chart:series chart:style-name="ch13" chart:values-cell-range-address="'JMeter 3.1'.B5:'JMeter 3.1'.B5" chart:label-cell-address="'JMeter 3.1'.A5:'JMeter 3.1'.A5" chart:class="chart:bar">
            <chart:data-point/>
          </chart:series>
          <chart:series chart:style-name="ch14" chart:values-cell-range-address="'JMeter 3.1'.B6:'JMeter 3.1'.B6" chart:label-cell-address="'JMeter 3.1'.A6:'JMeter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1'.A1:'JMeter 3.1'.A1</svg:desc>
                </draw:g>
              </table:table-cell>
              <table:table-cell office:value-type="float" office:value="10930840">
                <text:p>10930840</text:p>
                <draw:g>
                  <svg:desc>'JMeter 3.1'.B1:'JMeter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1'.A2:'JMeter 3.1'.A2</svg:desc>
                </draw:g>
              </table:table-cell>
              <table:table-cell office:value-type="float" office:value="11432411">
                <text:p>11432411</text:p>
                <draw:g>
                  <svg:desc>'JMeter 3.1'.B2:'JMeter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1'.A3:'JMeter 3.1'.A3</svg:desc>
                </draw:g>
              </table:table-cell>
              <table:table-cell office:value-type="float" office:value="11602715">
                <text:p>11602715</text:p>
                <draw:g>
                  <svg:desc>'JMeter 3.1'.B3:'JMeter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1'.A4:'JMeter 3.1'.A4</svg:desc>
                </draw:g>
              </table:table-cell>
              <table:table-cell office:value-type="float" office:value="11039125">
                <text:p>11039125</text:p>
                <draw:g>
                  <svg:desc>'JMeter 3.1'.B4:'JMeter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1'.A5:'JMeter 3.1'.A5</svg:desc>
                </draw:g>
              </table:table-cell>
              <table:table-cell office:value-type="float" office:value="11279402">
                <text:p>11279402</text:p>
                <draw:g>
                  <svg:desc>'JMeter 3.1'.B5:'JMeter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1'.A6:'JMeter 3.1'.A6</svg:desc>
                </draw:g>
              </table:table-cell>
              <table:table-cell office:value-type="float" office:value="11256898.6">
                <text:p>11256898.6</text:p>
                <draw:g>
                  <svg:desc>'JMeter 3.1'.B6:'JMeter 3.1'.B6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2'.A1:'JMeter 3.2'.B6" chart:data-source-has-labels="column" svg:x="1.528cm" svg:y="0.18cm" svg:width="11.254cm" svg:height="7.462cm">
          <chartooo:coordinate-region svg:x="2.89cm" svg:y="0.379cm" svg:width="9.892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2'.B1:'JMeter 3.2'.B1" chart:label-cell-address="'JMeter 3.2'.A1:'JMeter 3.2'.A1" chart:class="chart:bar">
            <chart:data-point/>
          </chart:series>
          <chart:series chart:style-name="ch10" chart:values-cell-range-address="'JMeter 3.2'.B2:'JMeter 3.2'.B2" chart:label-cell-address="'JMeter 3.2'.A2:'JMeter 3.2'.A2" chart:class="chart:bar">
            <chart:data-point/>
          </chart:series>
          <chart:series chart:style-name="ch11" chart:values-cell-range-address="'JMeter 3.2'.B3:'JMeter 3.2'.B3" chart:label-cell-address="'JMeter 3.2'.A3:'JMeter 3.2'.A3" chart:class="chart:bar">
            <chart:data-point/>
          </chart:series>
          <chart:series chart:style-name="ch12" chart:values-cell-range-address="'JMeter 3.2'.B4:'JMeter 3.2'.B4" chart:label-cell-address="'JMeter 3.2'.A4:'JMeter 3.2'.A4" chart:class="chart:bar">
            <chart:data-point/>
          </chart:series>
          <chart:series chart:style-name="ch13" chart:values-cell-range-address="'JMeter 3.2'.B5:'JMeter 3.2'.B5" chart:label-cell-address="'JMeter 3.2'.A5:'JMeter 3.2'.A5" chart:class="chart:bar">
            <chart:data-point/>
          </chart:series>
          <chart:series chart:style-name="ch14" chart:values-cell-range-address="'JMeter 3.2'.B6:'JMeter 3.2'.B6" chart:label-cell-address="'JMeter 3.2'.A6:'JMeter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2'.A1:'JMeter 3.2'.A1</svg:desc>
                </draw:g>
              </table:table-cell>
              <table:table-cell office:value-type="float" office:value="335654">
                <text:p>335654</text:p>
                <draw:g>
                  <svg:desc>'JMeter 3.2'.B1:'JMeter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2'.A2:'JMeter 3.2'.A2</svg:desc>
                </draw:g>
              </table:table-cell>
              <table:table-cell office:value-type="float" office:value="336515">
                <text:p>336515</text:p>
                <draw:g>
                  <svg:desc>'JMeter 3.2'.B2:'JMeter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2'.A3:'JMeter 3.2'.A3</svg:desc>
                </draw:g>
              </table:table-cell>
              <table:table-cell office:value-type="float" office:value="485819">
                <text:p>485819</text:p>
                <draw:g>
                  <svg:desc>'JMeter 3.2'.B3:'JMeter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2'.A4:'JMeter 3.2'.A4</svg:desc>
                </draw:g>
              </table:table-cell>
              <table:table-cell office:value-type="float" office:value="335579">
                <text:p>335579</text:p>
                <draw:g>
                  <svg:desc>'JMeter 3.2'.B4:'JMeter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2'.A5:'JMeter 3.2'.A5</svg:desc>
                </draw:g>
              </table:table-cell>
              <table:table-cell office:value-type="float" office:value="336568">
                <text:p>336568</text:p>
                <draw:g>
                  <svg:desc>'JMeter 3.2'.B5:'JMeter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2'.A6:'JMeter 3.2'.A6</svg:desc>
                </draw:g>
              </table:table-cell>
              <table:table-cell office:value-type="float" office:value="366027">
                <text:p>366027</text:p>
                <draw:g>
                  <svg:desc>'JMeter 3.2'.B6:'JMeter 3.2'.B6</svg:desc>
                </draw:g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3'.A1:'JMeter 3.3'.B6" chart:data-source-has-labels="column" svg:x="1.528cm" svg:y="0.18cm" svg:width="11.254cm" svg:height="7.462cm">
          <chartooo:coordinate-region svg:x="2.705cm" svg:y="0.379cm" svg:width="10.07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3'.B1:'JMeter 3.3'.B1" chart:label-cell-address="'JMeter 3.3'.A1:'JMeter 3.3'.A1" chart:class="chart:bar">
            <chart:data-point/>
          </chart:series>
          <chart:series chart:style-name="ch10" chart:values-cell-range-address="'JMeter 3.3'.B2:'JMeter 3.3'.B2" chart:label-cell-address="'JMeter 3.3'.A2:'JMeter 3.3'.A2" chart:class="chart:bar">
            <chart:data-point/>
          </chart:series>
          <chart:series chart:style-name="ch11" chart:values-cell-range-address="'JMeter 3.3'.B3:'JMeter 3.3'.B3" chart:label-cell-address="'JMeter 3.3'.A3:'JMeter 3.3'.A3" chart:class="chart:bar">
            <chart:data-point/>
          </chart:series>
          <chart:series chart:style-name="ch12" chart:values-cell-range-address="'JMeter 3.3'.B4:'JMeter 3.3'.B4" chart:label-cell-address="'JMeter 3.3'.A4:'JMeter 3.3'.A4" chart:class="chart:bar">
            <chart:data-point/>
          </chart:series>
          <chart:series chart:style-name="ch13" chart:values-cell-range-address="'JMeter 3.3'.B5:'JMeter 3.3'.B5" chart:label-cell-address="'JMeter 3.3'.A5:'JMeter 3.3'.A5" chart:class="chart:bar">
            <chart:data-point/>
          </chart:series>
          <chart:series chart:style-name="ch14" chart:values-cell-range-address="'JMeter 3.3'.B6:'JMeter 3.3'.B6" chart:label-cell-address="'JMeter 3.3'.A6:'JMeter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3'.A1:'JMeter 3.3'.A1</svg:desc>
                </draw:g>
              </table:table-cell>
              <table:table-cell office:value-type="float" office:value="67304">
                <text:p>67304</text:p>
                <draw:g>
                  <svg:desc>'JMeter 3.3'.B1:'JMeter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3'.A2:'JMeter 3.3'.A2</svg:desc>
                </draw:g>
              </table:table-cell>
              <table:table-cell office:value-type="float" office:value="67570">
                <text:p>67570</text:p>
                <draw:g>
                  <svg:desc>'JMeter 3.3'.B2:'JMeter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3'.A3:'JMeter 3.3'.A3</svg:desc>
                </draw:g>
              </table:table-cell>
              <table:table-cell office:value-type="float" office:value="68036">
                <text:p>68036</text:p>
                <draw:g>
                  <svg:desc>'JMeter 3.3'.B3:'JMeter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3'.A4:'JMeter 3.3'.A4</svg:desc>
                </draw:g>
              </table:table-cell>
              <table:table-cell office:value-type="float" office:value="67756">
                <text:p>67756</text:p>
                <draw:g>
                  <svg:desc>'JMeter 3.3'.B4:'JMeter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3'.A5:'JMeter 3.3'.A5</svg:desc>
                </draw:g>
              </table:table-cell>
              <table:table-cell office:value-type="float" office:value="67915">
                <text:p>67915</text:p>
                <draw:g>
                  <svg:desc>'JMeter 3.3'.B5:'JMeter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3'.A6:'JMeter 3.3'.A6</svg:desc>
                </draw:g>
              </table:table-cell>
              <table:table-cell office:value-type="float" office:value="67716.2">
                <text:p>67716.2</text:p>
                <draw:g>
                  <svg:desc>'JMeter 3.3'.B6:'JMeter 3.3'.B6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4'.A1:'JMeter 3.4'.B6" chart:data-source-has-labels="column" svg:x="1.528cm" svg:y="0.18cm" svg:width="11.254cm" svg:height="7.462cm">
          <chartooo:coordinate-region svg:x="2.52cm" svg:y="0.38cm" svg:width="10.262cm" svg:height="7.063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4'.B1:'JMeter 3.4'.B1" chart:label-cell-address="'JMeter 3.4'.A1:'JMeter 3.4'.A1" chart:class="chart:bar">
            <chart:data-point/>
          </chart:series>
          <chart:series chart:style-name="ch10" chart:values-cell-range-address="'JMeter 3.4'.B2:'JMeter 3.4'.B2" chart:label-cell-address="'JMeter 3.4'.A2:'JMeter 3.4'.A2" chart:class="chart:bar">
            <chart:data-point/>
          </chart:series>
          <chart:series chart:style-name="ch11" chart:values-cell-range-address="'JMeter 3.4'.B3:'JMeter 3.4'.B3" chart:label-cell-address="'JMeter 3.4'.A3:'JMeter 3.4'.A3" chart:class="chart:bar">
            <chart:data-point/>
          </chart:series>
          <chart:series chart:style-name="ch12" chart:values-cell-range-address="'JMeter 3.4'.B4:'JMeter 3.4'.B4" chart:label-cell-address="'JMeter 3.4'.A4:'JMeter 3.4'.A4" chart:class="chart:bar">
            <chart:data-point/>
          </chart:series>
          <chart:series chart:style-name="ch13" chart:values-cell-range-address="'JMeter 3.4'.B5:'JMeter 3.4'.B5" chart:label-cell-address="'JMeter 3.4'.A5:'JMeter 3.4'.A5" chart:class="chart:bar">
            <chart:data-point/>
          </chart:series>
          <chart:series chart:style-name="ch14" chart:values-cell-range-address="'JMeter 3.4'.B6:'JMeter 3.4'.B6" chart:label-cell-address="'JMeter 3.4'.A6:'JMeter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4'.A1:'JMeter 3.4'.A1</svg:desc>
                </draw:g>
              </table:table-cell>
              <table:table-cell office:value-type="float" office:value="6805">
                <text:p>6805</text:p>
                <draw:g>
                  <svg:desc>'JMeter 3.4'.B1:'JMeter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4'.A2:'JMeter 3.4'.A2</svg:desc>
                </draw:g>
              </table:table-cell>
              <table:table-cell office:value-type="float" office:value="6855">
                <text:p>6855</text:p>
                <draw:g>
                  <svg:desc>'JMeter 3.4'.B2:'JMeter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4'.A3:'JMeter 3.4'.A3</svg:desc>
                </draw:g>
              </table:table-cell>
              <table:table-cell office:value-type="float" office:value="6813">
                <text:p>6813</text:p>
                <draw:g>
                  <svg:desc>'JMeter 3.4'.B3:'JMeter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4'.A4:'JMeter 3.4'.A4</svg:desc>
                </draw:g>
              </table:table-cell>
              <table:table-cell office:value-type="float" office:value="6768">
                <text:p>6768</text:p>
                <draw:g>
                  <svg:desc>'JMeter 3.4'.B4:'JMeter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4'.A5:'JMeter 3.4'.A5</svg:desc>
                </draw:g>
              </table:table-cell>
              <table:table-cell office:value-type="float" office:value="6828">
                <text:p>6828</text:p>
                <draw:g>
                  <svg:desc>'JMeter 3.4'.B5:'JMeter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4'.A6:'JMeter 3.4'.A6</svg:desc>
                </draw:g>
              </table:table-cell>
              <table:table-cell office:value-type="float" office:value="6813.8">
                <text:p>6813.8</text:p>
                <draw:g>
                  <svg:desc>'JMeter 3.4'.B6:'JMeter 3.4'.B6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5'.A1:'JMeter 3.5'.B6" chart:data-source-has-labels="column" svg:x="1.665cm" svg:y="0.203cm" svg:width="17.841cm" svg:height="8.577cm">
          <chartooo:coordinate-region svg:x="2.472cm" svg:y="0.402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5'.B1:'JMeter 3.5'.B1" chart:label-cell-address="'JMeter 3.5'.A1:'JMeter 3.5'.A1" chart:class="chart:bar">
            <chart:data-point/>
          </chart:series>
          <chart:series chart:style-name="ch10" chart:values-cell-range-address="'JMeter 3.5'.B2:'JMeter 3.5'.B2" chart:label-cell-address="'JMeter 3.5'.A2:'JMeter 3.5'.A2" chart:class="chart:bar">
            <chart:data-point/>
          </chart:series>
          <chart:series chart:style-name="ch11" chart:values-cell-range-address="'JMeter 3.5'.B3:'JMeter 3.5'.B3" chart:label-cell-address="'JMeter 3.5'.A3:'JMeter 3.5'.A3" chart:class="chart:bar">
            <chart:data-point/>
          </chart:series>
          <chart:series chart:style-name="ch12" chart:values-cell-range-address="'JMeter 3.5'.B4:'JMeter 3.5'.B4" chart:label-cell-address="'JMeter 3.5'.A4:'JMeter 3.5'.A4" chart:class="chart:bar">
            <chart:data-point/>
          </chart:series>
          <chart:series chart:style-name="ch13" chart:values-cell-range-address="'JMeter 3.5'.B5:'JMeter 3.5'.B5" chart:label-cell-address="'JMeter 3.5'.A5:'JMeter 3.5'.A5" chart:class="chart:bar">
            <chart:data-point/>
          </chart:series>
          <chart:series chart:style-name="ch14" chart:values-cell-range-address="'JMeter 3.5'.B6:'JMeter 3.5'.B6" chart:label-cell-address="'JMeter 3.5'.A6:'JMeter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5'.A1:'JMeter 3.5'.A1</svg:desc>
                </draw:g>
              </table:table-cell>
              <table:table-cell office:value-type="float" office:value="691">
                <text:p>691</text:p>
                <draw:g>
                  <svg:desc>'JMeter 3.5'.B1:'JMeter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5'.A2:'JMeter 3.5'.A2</svg:desc>
                </draw:g>
              </table:table-cell>
              <table:table-cell office:value-type="float" office:value="692">
                <text:p>692</text:p>
                <draw:g>
                  <svg:desc>'JMeter 3.5'.B2:'JMeter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5'.A3:'JMeter 3.5'.A3</svg:desc>
                </draw:g>
              </table:table-cell>
              <table:table-cell office:value-type="float" office:value="693">
                <text:p>693</text:p>
                <draw:g>
                  <svg:desc>'JMeter 3.5'.B3:'JMeter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5'.A4:'JMeter 3.5'.A4</svg:desc>
                </draw:g>
              </table:table-cell>
              <table:table-cell office:value-type="float" office:value="693">
                <text:p>693</text:p>
                <draw:g>
                  <svg:desc>'JMeter 3.5'.B4:'JMeter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5'.A5:'JMeter 3.5'.A5</svg:desc>
                </draw:g>
              </table:table-cell>
              <table:table-cell office:value-type="float" office:value="704">
                <text:p>704</text:p>
                <draw:g>
                  <svg:desc>'JMeter 3.5'.B5:'JMeter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5'.A6:'JMeter 3.5'.A6</svg:desc>
                </draw:g>
              </table:table-cell>
              <table:table-cell office:value-type="float" office:value="694.6">
                <text:p>694.6</text:p>
                <draw:g>
                  <svg:desc>'JMeter 3.5'.B6:'JMeter 3.5'.B6</svg:desc>
                </draw:g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2 distr'.A1:'Faban 3.2 distr'.A31 'Faban 3.2 distr'.F1:'Faban 3.2 distr'.F31" chart:data-source-has-labels="column" svg:x="1.813cm" svg:y="0.203cm" svg:width="20.591cm" svg:height="8.429cm">
          <chartooo:coordinate-region svg:x="3.096cm" svg:y="0.403cm" svg:width="19.028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2 distr'.A1:'Faban 3.2 distr'.A31"/>
          </chart:axis>
          <chart:axis chart:dimension="y" chart:name="primary-y" chart:style-name="ch5">
            <chart:title svg:x="0.451cm" svg:y="6.147cm" chart:style-name="ch6">
              <text:p>Počet dotazov</text:p>
            </chart:title>
            <chart:grid chart:style-name="ch7" chart:class="major"/>
          </chart:axis>
          <chart:series chart:style-name="ch8" chart:values-cell-range-address="'Faban 3.2 distr'.F1:'Faban 3.2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2 distr'.A1:'Faban 3.2 distr'.A31</svg:desc>
                </draw:g>
              </table:table-cell>
              <table:table-cell office:value-type="float" office:value="1115.36666666667">
                <text:p>1115.36666666667</text:p>
                <draw:g>
                  <svg:desc>'Faban 3.2 distr'.F1:'Faban 3.2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2.56666666667">
                <text:p>1152.5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9.4">
                <text:p>11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3.83333333333">
                <text:p>1123.8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1.56666666667">
                <text:p>1121.5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33.26666666667">
                <text:p>1133.2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8.06666666667">
                <text:p>1128.0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4.76666666667">
                <text:p>1124.7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3.06666666667">
                <text:p>1123.0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0.5">
                <text:p>113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4.6">
                <text:p>1124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5.33333333333">
                <text:p>1125.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8.5">
                <text:p>1128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32.66666666667">
                <text:p>1132.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9.93333333333">
                <text:p>1129.9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5.46666666667">
                <text:p>1125.4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31.53333333333">
                <text:p>1131.5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3.96666666667">
                <text:p>1123.966666666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.16666666667">
                <text:p>1127.16666666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5.16666666667">
                <text:p>1125.1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1.96666666667">
                <text:p>1131.9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33.86666666667">
                <text:p>1133.8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34.83333333333">
                <text:p>1134.8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3 distr'.A1:'Faban 3.3 distr'.A31 'Faban 3.3 distr'.F1:'Faban 3.3 distr'.F31" chart:data-source-has-labels="column" svg:x="1.813cm" svg:y="0.203cm" svg:width="20.591cm" svg:height="8.429cm">
          <chartooo:coordinate-region svg:x="2.911cm" svg:y="0.403cm" svg:width="19.21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3 distr'.A1:'Faban 3.3 distr'.A31"/>
          </chart:axis>
          <chart:axis chart:dimension="y" chart:name="primary-y" chart:style-name="ch5">
            <chart:title svg:x="0.451cm" svg:y="6.61cm" chart:style-name="ch6">
              <text:p>Počet požiadaviek</text:p>
            </chart:title>
            <chart:grid chart:style-name="ch7" chart:class="major"/>
          </chart:axis>
          <chart:series chart:style-name="ch8" chart:values-cell-range-address="'Faban 3.3 distr'.F1:'Faban 3.3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3 distr'.A1:'Faban 3.3 distr'.A31</svg:desc>
                </draw:g>
              </table:table-cell>
              <table:table-cell office:value-type="float" office:value="229.466666666667">
                <text:p>229.466666666667</text:p>
                <draw:g>
                  <svg:desc>'Faban 3.3 distr'.F1:'Faban 3.3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5.833333333333">
                <text:p>225.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833333333333">
                <text:p>228.8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.466666666667">
                <text:p>227.4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7.566666666667">
                <text:p>227.5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566666666667">
                <text:p>229.5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.366666666667">
                <text:p>228.3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.666666666667">
                <text:p>227.666666666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0.033333333333">
                <text:p>230.0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733333333333">
                <text:p>229.73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.933333333333">
                <text:p>229.93333333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.666666666667">
                <text:p>228.6666666666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.033333333333">
                <text:p>229.0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1.966666666667">
                <text:p>231.9666666666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233333333333">
                <text:p>228.233333333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1.433333333333">
                <text:p>231.4333333333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.666666666667">
                <text:p>230.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0.7">
                <text:p>230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66666666667">
                <text:p>228.76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66666666667">
                <text:p>227.766666666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3'.A1:'Faban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3'.B1:'Faban 3.3'.B1" chart:label-cell-address="'Faban 3.3'.A1:'Faban 3.3'.A1" chart:class="chart:bar">
            <chart:data-point/>
          </chart:series>
          <chart:series chart:style-name="ch10" chart:values-cell-range-address="'Faban 3.3'.B2:'Faban 3.3'.B2" chart:label-cell-address="'Faban 3.3'.A2:'Faban 3.3'.A2" chart:class="chart:bar">
            <chart:data-point/>
          </chart:series>
          <chart:series chart:style-name="ch11" chart:values-cell-range-address="'Faban 3.3'.B3:'Faban 3.3'.B3" chart:label-cell-address="'Faban 3.3'.A3:'Faban 3.3'.A3" chart:class="chart:bar">
            <chart:data-point/>
          </chart:series>
          <chart:series chart:style-name="ch12" chart:values-cell-range-address="'Faban 3.3'.B4:'Faban 3.3'.B4" chart:label-cell-address="'Faban 3.3'.A4:'Faban 3.3'.A4" chart:class="chart:bar">
            <chart:data-point/>
          </chart:series>
          <chart:series chart:style-name="ch13" chart:values-cell-range-address="'Faban 3.3'.B5:'Faban 3.3'.B5" chart:label-cell-address="'Faban 3.3'.A5:'Faban 3.3'.A5" chart:class="chart:bar">
            <chart:data-point/>
          </chart:series>
          <chart:series chart:style-name="ch14" chart:values-cell-range-address="'Faban 3.3'.B6:'Faban 3.3'.B6" chart:label-cell-address="'Faban 3.3'.A6:'Faban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3'.A1:'Faban 3.3'.A1</svg:desc>
                </draw:g>
              </table:table-cell>
              <table:table-cell office:value-type="float" office:value="68625">
                <text:p>68625</text:p>
                <draw:g>
                  <svg:desc>'Faban 3.3'.B1:'Faban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3'.A2:'Faban 3.3'.A2</svg:desc>
                </draw:g>
              </table:table-cell>
              <table:table-cell office:value-type="float" office:value="NaN">
                <text:p>NaN</text:p>
                <draw:g>
                  <svg:desc>'Faban 3.3'.B2:'Faban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3'.A3:'Faban 3.3'.A3</svg:desc>
                </draw:g>
              </table:table-cell>
              <table:table-cell office:value-type="float" office:value="68748">
                <text:p>68748</text:p>
                <draw:g>
                  <svg:desc>'Faban 3.3'.B3:'Faban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3'.A4:'Faban 3.3'.A4</svg:desc>
                </draw:g>
              </table:table-cell>
              <table:table-cell office:value-type="float" office:value="NaN">
                <text:p>NaN</text:p>
                <draw:g>
                  <svg:desc>'Faban 3.3'.B4:'Faban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3'.A5:'Faban 3.3'.A5</svg:desc>
                </draw:g>
              </table:table-cell>
              <table:table-cell office:value-type="float" office:value="68932">
                <text:p>68932</text:p>
                <draw:g>
                  <svg:desc>'Faban 3.3'.B5:'Faban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3'.A6:'Faban 3.3'.A6</svg:desc>
                </draw:g>
              </table:table-cell>
              <table:table-cell office:value-type="float" office:value="68768.3333333333">
                <text:p>68768.3333333333</text:p>
                <draw:g>
                  <svg:desc>'Faban 3.3'.B6:'Faban 3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4 distr'.A1:'Faban 3.4 distr'.A31 'Faban 3.4 distr'.G1:'Faban 3.4 distr'.G31" chart:data-source-has-labels="column" svg:x="1.813cm" svg:y="0.203cm" svg:width="20.591cm" svg:height="8.429cm">
          <chartooo:coordinate-region svg:x="2.434cm" svg:y="0.403cm" svg:width="19.6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4 distr'.A1:'Faban 3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4 distr'.G1:'Faban 3.4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4 distr'.A1:'Faban 3.4 distr'.A31</svg:desc>
                </draw:g>
              </table:table-cell>
              <table:table-cell office:value-type="float" office:value="22.3">
                <text:p>22.3</text:p>
                <draw:g>
                  <svg:desc>'Faban 3.4 distr'.G1:'Faban 3.4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4'.A1:'Faban 3.4'.B6" chart:data-source-has-labels="column" svg:x="1.665cm" svg:y="0.203cm" svg:width="17.841cm" svg:height="8.577cm">
          <chartooo:coordinate-region svg:x="2.657cm" svg:y="0.402cm" svg:width="16.84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4'.B1:'Faban 3.4'.B1" chart:label-cell-address="'Faban 3.4'.A1:'Faban 3.4'.A1" chart:class="chart:bar">
            <chart:data-point/>
          </chart:series>
          <chart:series chart:style-name="ch10" chart:values-cell-range-address="'Faban 3.4'.B2:'Faban 3.4'.B2" chart:label-cell-address="'Faban 3.4'.A2:'Faban 3.4'.A2" chart:class="chart:bar">
            <chart:data-point/>
          </chart:series>
          <chart:series chart:style-name="ch11" chart:values-cell-range-address="'Faban 3.4'.B3:'Faban 3.4'.B3" chart:label-cell-address="'Faban 3.4'.A3:'Faban 3.4'.A3" chart:class="chart:bar">
            <chart:data-point/>
          </chart:series>
          <chart:series chart:style-name="ch12" chart:values-cell-range-address="'Faban 3.4'.B4:'Faban 3.4'.B4" chart:label-cell-address="'Faban 3.4'.A4:'Faban 3.4'.A4" chart:class="chart:bar">
            <chart:data-point/>
          </chart:series>
          <chart:series chart:style-name="ch13" chart:values-cell-range-address="'Faban 3.4'.B5:'Faban 3.4'.B5" chart:label-cell-address="'Faban 3.4'.A5:'Faban 3.4'.A5" chart:class="chart:bar">
            <chart:data-point/>
          </chart:series>
          <chart:series chart:style-name="ch14" chart:values-cell-range-address="'Faban 3.4'.B6:'Faban 3.4'.B6" chart:label-cell-address="'Faban 3.4'.A6:'Faban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4'.A1:'Faban 3.4'.A1</svg:desc>
                </draw:g>
              </table:table-cell>
              <table:table-cell office:value-type="float" office:value="6794">
                <text:p>6794</text:p>
                <draw:g>
                  <svg:desc>'Faban 3.4'.B1:'Faban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4'.A2:'Faban 3.4'.A2</svg:desc>
                </draw:g>
              </table:table-cell>
              <table:table-cell office:value-type="float" office:value="6743">
                <text:p>6743</text:p>
                <draw:g>
                  <svg:desc>'Faban 3.4'.B2:'Faban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4'.A3:'Faban 3.4'.A3</svg:desc>
                </draw:g>
              </table:table-cell>
              <table:table-cell office:value-type="float" office:value="6752">
                <text:p>6752</text:p>
                <draw:g>
                  <svg:desc>'Faban 3.4'.B3:'Faban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4'.A4:'Faban 3.4'.A4</svg:desc>
                </draw:g>
              </table:table-cell>
              <table:table-cell office:value-type="float" office:value="NaN">
                <text:p>NaN</text:p>
                <draw:g>
                  <svg:desc>'Faban 3.4'.B4:'Faban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4'.A5:'Faban 3.4'.A5</svg:desc>
                </draw:g>
              </table:table-cell>
              <table:table-cell office:value-type="float" office:value="6772">
                <text:p>6772</text:p>
                <draw:g>
                  <svg:desc>'Faban 3.4'.B5:'Faban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4'.A6:'Faban 3.4'.A6</svg:desc>
                </draw:g>
              </table:table-cell>
              <table:table-cell office:value-type="float" office:value="6765.25">
                <text:p>6765.25</text:p>
                <draw:g>
                  <svg:desc>'Faban 3.4'.B6:'Faban 3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5 distr'.A1:'Faban 3.5 distr'.A31 'Faban 3.5 distr'.G1:'Faban 3.5 distr'.G31" chart:data-source-has-labels="column" svg:x="1.813cm" svg:y="0.203cm" svg:width="20.591cm" svg:height="8.429cm">
          <chartooo:coordinate-region svg:x="2.249cm" svg:y="0.402cm" svg:width="19.875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5 distr'.A1:'Faban 3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5 distr'.G1:'Faban 3.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5 distr'.A1:'Faban 3.5 distr'.A31</svg:desc>
                </draw:g>
              </table:table-cell>
              <table:table-cell office:value-type="float" office:value="1.175">
                <text:p>1.175</text:p>
                <draw:g>
                  <svg:desc>'Faban 3.5 distr'.G1:'Faban 3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